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0" style:family="table-cell" style:parent-style-name="Default" style:data-style-name="N15"/>
    <style:style style:name="ce11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13" style:family="table-cell" style:parent-style-name="Default" style:data-style-name="N37"/>
    <style:style style:name="ce14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E2EFDA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/>
    </style:style>
    <style:style style:name="ce20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C6E0B4" style:repeat-content="false"/>
      <style:paragraph-properties fo:text-align="center"/>
    </style:style>
    <style:style style:name="ce22" style:family="table-cell" style:parent-style-name="Default" style:data-style-name="N36">
      <style:table-cell-properties fo:border-top="none" fo:border-bottom="thin solid #000000" fo:border-left="thick solid #000000" fo:border-right="none" style:vertical-align="middle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24" style:family="table-cell" style:parent-style-name="Default" style:data-style-name="N0">
      <style:text-properties fo:color="#FF0000"/>
    </style:style>
    <style:style style:name="ce25" style:family="table-cell" style:parent-style-name="Default" style:data-style-name="N0">
      <style:table-cell-properties fo:border="thin solid #000000" style:vertical-align="middle" fo:background-color="#E7E6E6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7E6E6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4C6E7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</style:style>
    <style:style style:name="ce29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8D3FB" style:repeat-content="false"/>
      <style:paragraph-properties fo:text-align="center"/>
    </style:style>
    <style:style style:name="ce30" style:family="table-cell" style:parent-style-name="Default" style:data-style-name="N15">
      <style:table-cell-properties fo:border="thin solid #000000" style:vertical-align="middle" fo:background-color="#B4C6E7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</style:style>
    <style:style style:name="ce32" style:family="table-cell" style:parent-style-name="Default" style:data-style-name="N2">
      <style:table-cell-properties fo:border="thin solid #000000" style:vertical-align="middle" fo:background-color="#FFE699" style:repeat-content="false"/>
      <style:paragraph-properties fo:text-align="center"/>
    </style:style>
    <style:style style:name="ce33" style:family="table-cell" style:parent-style-name="Default" style:data-style-name="N36">
      <style:table-cell-properties fo:border="thin solid #000000" style:vertical-align="automatic" fo:background-color="#F8D3FB" style:repeat-content="false"/>
      <style:paragraph-properties fo:text-align="center"/>
    </style:style>
    <style:style style:name="ce34" style:family="table-cell" style:parent-style-name="Default" style:data-style-name="N36">
      <style:table-cell-properties fo:border="thin solid #000000" style:vertical-align="automatic" fo:background-color="#FBEFF9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="thin solid #000000"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transparent" style:repeat-content="false"/>
      <style:paragraph-properties fo:text-align="center"/>
      <style:text-properties fo:color="#FF0000"/>
    </style:style>
    <style:style style:name="ce38" style:family="table-cell" style:parent-style-name="Default" style:data-style-name="N0">
      <style:table-cell-properties fo:border-top="thick solid #000000" fo:border-bottom="thin solid #000000" fo:border-left="thick solid #000000" fo:border-right="none" style:vertical-align="top" fo:background-color="transparent" style:repeat-content="false"/>
      <style:paragraph-properties fo:text-align="center"/>
      <style:text-properties fo:color="#FF0000"/>
    </style:style>
    <style:style style:name="ce39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background-color="transparent"/>
      <style:text-properties fo:color="#FF0000"/>
    </style:style>
    <style:style style:name="ce40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D9E1F2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transparent"/>
      <style:text-properties fo:color="#FF0000"/>
    </style:style>
    <style:style style:name="ce42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3" style:family="table-cell" style:parent-style-name="Default" style:data-style-name="N1"/>
    <style:style style:name="ce44" style:family="table-cell" style:parent-style-name="Default" style:data-style-name="N36">
      <style:table-cell-properties style:vertical-align="automatic" fo:background-color="#FBEFF9" style:repeat-content="fals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6" style:family="table-cell" style:parent-style-name="Default" style:data-style-name="N1">
      <style:table-cell-properties fo:background-color="transparent"/>
    </style:style>
    <style:style style:name="ce47" style:family="table-cell" style:parent-style-name="Default" style:data-style-name="N36">
      <style:table-cell-properties style:vertical-align="middle" fo:wrap-option="wrap" fo:background-color="#FBEFF9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color="#FF0000"/>
    </style:style>
    <style:style style:name="ce49" style:family="table-cell" style:parent-style-name="Normal_32_2" style:data-style-name="N1">
      <style:table-cell-properties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36">
      <style:table-cell-properties style:vertical-align="middle" fo:background-color="#FBEFF9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 fo:background-color="#A9D08E" style:repeat-content="false"/>
      <style:paragraph-properties fo:text-align="center"/>
    </style:style>
    <style:style style:name="ce52" style:family="table-cell" style:parent-style-name="Default" style:data-style-name="N15">
      <style:table-cell-properties fo:border-top="thin solid #000000" fo:border-bottom="thin solid #000000" fo:border-left="thin solid #000000" fo:border-right="2pt solid #000000" style:vertical-align="middle" fo:background-color="#B4C6E7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7E6E6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55" style:family="table-cell" style:parent-style-name="Default" style:data-style-name="N15">
      <style:table-cell-properties fo:border-top="none" fo:border-bottom="thin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e56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F8D3FB" style:repeat-content="false"/>
      <style:paragraph-properties fo:text-align="center"/>
    </style:style>
    <style:style style:name="ce5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62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5" style:family="table-cell" style:parent-style-name="Default" style:data-style-name="N1">
      <style:table-cell-properties style:vertical-align="automatic" fo:background-color="#FFFF00" style:repeat-content="false"/>
      <style:paragraph-properties fo:text-align="center"/>
    </style:style>
    <style:style style:name="ce66" style:family="table-cell" style:parent-style-name="Default" style:data-style-name="N15">
      <style:table-cell-properties style:vertical-align="automatic" fo:background-color="#FFFF00" style:repeat-content="false"/>
      <style:paragraph-properties fo:text-align="center"/>
    </style:style>
    <style:style style:name="ce67" style:family="table-cell" style:parent-style-name="Default" style:data-style-name="N37">
      <style:table-cell-properties style:vertical-align="automatic" fo:background-color="#FFFF00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color="#FF0000"/>
    </style:style>
    <style:style style:name="ce69" style:family="table-cell" style:parent-style-name="Default" style:data-style-name="N0">
      <style:table-cell-properties fo:border-top="thin double #000000" fo:border-bottom="2pt solid #000000" fo:border-left="2pt solid #000000" fo:border-right="none" style:vertical-align="top" fo:background-color="transparent" style:repeat-content="false"/>
      <style:paragraph-properties fo:text-align="center"/>
      <style:text-properties fo:color="#FF0000"/>
    </style:style>
    <style:style style:name="ce7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fo:color="#FF0000"/>
    </style:style>
    <style:style style:name="ce71" style:family="table-cell" style:parent-style-name="Default" style:data-style-name="N2">
      <style:table-cell-properties style:vertical-align="middle" style:repeat-content="false"/>
      <style:paragraph-properties fo:text-align="start" fo:margin-left="0cm"/>
      <style:text-properties fo:color="#FF0000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3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74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75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7E6E6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7E6E6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#A9D08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4C6E7" style:repeat-content="false"/>
      <style:paragraph-properties fo:text-align="center"/>
    </style:style>
    <style:style style:name="ce8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2" style:family="table-cell" style:parent-style-name="Default" style:data-style-name="N36"/>
    <style:style style:name="ce83" style:family="table-cell" style:parent-style-name="Default" style:data-style-name="N39">
      <style:table-cell-properties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style:vertical-align="automatic"/>
      <style:text-properties fo:color="#FF0000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4C6E7" style:repeat-content="false"/>
      <style:paragraph-properties fo:text-align="center"/>
    </style:style>
    <style:style style:name="ce86" style:family="table-cell" style:parent-style-name="Default" style:data-style-name="N36">
      <style:table-cell-properties fo:border-top="none" fo:border-bottom="none" fo:border-left="thick solid #000000" fo:border-right="none" style:vertical-align="middle" style:repeat-content="false"/>
      <style:paragraph-properties fo:text-align="center"/>
      <style:text-properties fo:color="#FF0000"/>
    </style:style>
    <style:style style:name="ce87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88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BEFF9" style:repeat-content="false"/>
      <style:paragraph-properties fo:text-align="center"/>
    </style:style>
    <style:style style:name="ce89" style:family="table-cell" style:parent-style-name="Default" style:data-style-name="N36">
      <style:table-cell-properties style:vertical-align="automatic" fo:background-color="#FBEFF9" style:repeat-content="false"/>
      <style:paragraph-properties fo:text-align="center"/>
    </style:style>
    <style:style style:name="ce9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F8D3FB" style:repeat-content="false"/>
      <style:paragraph-properties fo:text-align="center"/>
    </style:style>
    <style:style style:name="ce91" style:family="table-cell" style:parent-style-name="Default" style:data-style-name="N36">
      <style:table-cell-properties style:vertical-align="automatic" fo:background-color="#F8D3FB" style:repeat-content="false"/>
      <style:paragraph-properties fo:text-align="center"/>
    </style:style>
    <style:style style:name="ce9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9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94" style:family="table-cell" style:parent-style-name="Default" style:data-style-name="N15">
      <style:table-cell-properties fo:border="thin solid #000000" style:vertical-align="middle" fo:wrap-option="wrap" fo:background-color="#ECA8DD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#C6E0B4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E1F2" style:repeat-content="false"/>
      <style:paragraph-properties fo:text-align="center"/>
    </style:style>
    <style:style style:name="ce97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FF0000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fo:color="#FF0000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0000"/>
    </style:style>
    <style:style style:name="ce100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01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0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0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104" style:family="table-cell" style:parent-style-name="Default" style:data-style-name="N0"/>
    <style:style style:name="ce10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06" style:family="table-cell" style:parent-style-name="Default" style:data-style-name="N0">
      <style:table-cell-properties style:vertical-align="automatic" fo:background-color="#E2EFDA" style:repeat-content="false"/>
      <style:paragraph-properties fo:text-align="center"/>
    </style:style>
    <style:style style:name="ce10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108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109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10" style:family="table-cell" style:parent-style-name="Default" style:data-style-name="N0">
      <style:table-cell-properties style:vertical-align="middle" fo:background-color="#E7E6E6" style:repeat-content="false"/>
      <style:paragraph-properties fo:text-align="center"/>
    </style:style>
    <style:style style:name="ce111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12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1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4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1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1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FF0000"/>
    </style:style>
    <style:style style:name="ce117" style:family="table-cell" style:parent-style-name="Default" style:data-style-name="N0">
      <style:table-cell-properties style:vertical-align="automatic" fo:background-color="transparent"/>
      <style:text-properties fo:color="#FF0000"/>
    </style:style>
    <style:style style:name="ce11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/>
    </style:style>
    <style:style style:name="ce119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FF0000"/>
    </style:style>
    <style:style style:name="ce1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121" style:family="table-cell" style:parent-style-name="Default" style:data-style-name="N0">
      <style:table-cell-properties style:vertical-align="automatic"/>
      <style:text-properties fo:color="#FF0000"/>
    </style:style>
    <style:style style:name="ce122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FF0000"/>
    </style:style>
    <style:style style:name="ce123" style:family="table-cell" style:parent-style-name="Default" style:data-style-name="N0">
      <style:table-cell-properties style:vertical-align="automatic" fo:background-color="transparent"/>
      <style:text-properties fo:color="#FF0000"/>
    </style:style>
    <style:style style:name="ce124" style:family="table-cell" style:parent-style-name="Default" style:data-style-name="N15">
      <style:table-cell-properties style:vertical-align="middle" fo:wrap-option="wrap" fo:background-color="#ECA8DD" style:repeat-content="false"/>
      <style:paragraph-properties fo:text-align="center"/>
    </style:style>
    <style:style style:name="ce125" style:family="table-cell" style:parent-style-name="Default" style:data-style-name="N15">
      <style:table-cell-properties style:vertical-align="middle" fo:background-color="#B4C6E7" style:repeat-content="false"/>
      <style:paragraph-properties fo:text-align="center"/>
    </style:style>
    <style:style style:name="ce126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127" style:family="table-cell" style:parent-style-name="Default" style:data-style-name="N2">
      <style:table-cell-properties style:vertical-align="middle" fo:background-color="#FFE699" style:repeat-content="false"/>
      <style:paragraph-properties fo:text-align="center"/>
    </style:style>
    <style:style style:name="ce128" style:family="table-cell" style:parent-style-name="Default" style:data-style-name="N15"/>
    <style:style style:name="ce12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</style:style>
    <style:style style:name="ce130" style:family="table-cell" style:parent-style-name="Default" style:data-style-name="N37"/>
    <style:style style:name="ce13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133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34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FBEFF9"/>
    </style:style>
    <style:style style:name="ce135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FBEFF9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E7E6E6" style:repeat-content="false"/>
      <style:paragraph-properties fo:text-align="center"/>
    </style:style>
    <style:style style:name="co1" style:family="table-column">
      <style:table-column-properties fo:break-before="auto" style:column-width="0.846666666666667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2.07697916666667cm" style:use-optimal-column-width="true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2.71197916666667cm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0.9128125cm"/>
    </style:style>
    <style:style style:name="co11" style:family="table-column">
      <style:table-column-properties fo:break-before="auto" style:column-width="3.22791666666667cm" style:use-optimal-column-width="true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5052083333333cm" style:use-optimal-column-width="true"/>
    </style:style>
    <style:style style:name="co14" style:family="table-column">
      <style:table-column-properties fo:break-before="auto" style:column-width="2.01083333333333cm" style:use-optimal-column-width="true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2.8575cm"/>
    </style:style>
    <style:style style:name="co19" style:family="table-column">
      <style:table-column-properties fo:break-before="auto" style:column-width="2.96333333333333cm" style:use-optimal-column-width="true"/>
    </style:style>
    <style:style style:name="ro1" style:family="table-row">
      <style:table-row-properties style:row-height="20.65pt" style:use-optimal-row-height="true" fo:break-before="auto"/>
    </style:style>
    <style:style style:name="ro2" style:family="table-row">
      <style:table-row-properties style:row-height="17.6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4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3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ergeTiming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3"/>
        <table:table-column table:style-name="co4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6"/>
        <table:table-column table:style-name="co4" table:default-cell-style-name="ce6"/>
        <table:table-column table:style-name="co5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/>
          <table:table-cell office:value-type="string" table:style-name="ce103">
            <text:p>Merge Sort v6</text:p>
          </table:table-cell>
          <table:table-cell table:number-columns-repeated="2" table:style-name="ce2"/>
          <table:table-cell office:value-type="string" table:style-name="ce7">
            <text:p>Step 3b</text:p>
          </table:table-cell>
          <table:table-cell office:value-type="string" table:style-name="ce7">
            <text:p>Graph Step1a and Step 2</text:p>
          </table:table-cell>
          <table:table-cell table:style-name="ce7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2">
          <table:table-cell/>
          <table:table-cell office:value-type="string" table:style-name="ce102">
            <text:p>Timing Analysis</text:p>
          </table:table-cell>
          <table:table-cell table:number-columns-repeated="2" table:style-name="ce2"/>
          <table:table-cell office:value-type="string" table:style-name="ce7">
            <text:p>Step 3c</text:p>
          </table:table-cell>
          <table:table-cell office:value-type="string" table:style-name="ce8">
            <text:p>Plug Step1b and Step 2 CurveFit prgm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3">
          <table:table-cell/>
          <table:table-cell table:style-name="ce1"/>
          <table:table-cell table:number-columns-repeated="2" table:style-name="ce2"/>
          <table:table-cell office:value-type="string" table:style-name="ce7">
            <text:p>Step 3d</text:p>
          </table:table-cell>
          <table:table-cell office:value-type="string" table:style-name="ce9">
            <text:p>Fill coeffs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-1.0784199999999999" table:style-name="ce2">
            <text:p>-1.07842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6.3206100000000004E-7" table:style-name="ce11">
            <text:p>6.32E-07</text:p>
          </table:table-cell>
          <table:table-cell table:style-name="ce2"/>
          <table:table-cell table:style-name="ce3"/>
          <table:table-cell table:style-name="ce4"/>
          <table:table-cell office:value-type="string" table:number-columns-spanned="5" table:number-rows-spanned="1" table:style-name="ce90">
            <text:p>Curve Fit</text:p>
          </table:table-cell>
          <table:covered-table-cell table:number-columns-repeated="4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table:style-name="ce10"/>
          <table:table-cell table:style-name="ce2"/>
          <table:table-cell table:style-name="ce11"/>
          <table:table-cell table:style-name="ce2"/>
          <table:table-cell table:style-name="ce3"/>
          <table:table-cell table:style-name="ce4"/>
          <table:table-cell office:value-type="string" table:number-columns-spanned="5" table:number-rows-spanned="1" table:style-name="ce88">
            <text:p><text:s text:c="2"/>(C1*N^1)*log(C1*N^1) + C0*N^0</text:p>
          </table:table-cell>
          <table:covered-table-cell table:number-columns-repeated="4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office:value-type="string" table:number-columns-spanned="2" table:number-rows-spanned="1" table:style-name="ce35">
            <text:p><text:s/>C' for O(NlogN) =<text:s/></text:p>
          </table:table-cell>
          <table:covered-table-cell/>
          <table:table-cell office:value-type="float" office:value="6.4056100000000004E-7" table:formula="of:=[.F5]+0.0000000085" table:style-name="ce13">
            <text:p>6.41E-007</text:p>
          </table:table-cell>
          <table:table-cell table:style-name="ce2"/>
          <table:table-cell table:style-name="ce14"/>
          <table:table-cell table:style-name="ce4"/>
          <table:table-cell table:number-columns-spanned="2" table:number-rows-spanned="1" table:style-name="ce100"/>
          <table:covered-table-cell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5">
          <table:table-cell/>
          <table:table-cell table:style-name="ce1"/>
          <table:table-cell table:style-name="ce2"/>
          <table:table-cell table:style-name="ce15"/>
          <table:table-cell table:number-columns-repeated="4" table:style-name="ce2"/>
          <table:table-cell table:number-columns-repeated="3" table:style-name="ce4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6">
          <table:table-cell/>
          <table:table-cell table:style-name="ce1"/>
          <table:table-cell table:style-name="ce2"/>
          <table:table-cell office:value-type="string" table:style-name="ce16">
            <text:p>Step 2</text:p>
          </table:table-cell>
          <table:table-cell table:style-name="ce17"/>
          <table:table-cell table:number-columns-repeated="2"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6">
          <table:table-cell/>
          <table:table-cell table:style-name="ce1"/>
          <table:table-cell table:style-name="ce2"/>
          <table:table-cell office:value-type="string" table:style-name="ce18">
            <text:p>y`</text:p>
          </table:table-cell>
          <table:table-cell office:value-type="string" table:number-columns-spanned="3" table:number-rows-spanned="1" table:style-name="ce37">
            <text:p>Step 3a</text:p>
          </table:table-cell>
          <table:covered-table-cell table:number-columns-repeated="2"/>
          <table:table-cell table:style-name="ce3"/>
          <table:table-cell table:style-name="ce4"/>
          <table:table-cell office:value-type="string" table:number-columns-spanned="1" table:number-rows-spanned="2" table:style-name="ce38">
            <text:p>Step 4</text:p>
          </table:table-cell>
          <table:table-cell office:value-type="string" table:number-columns-spanned="4" table:number-rows-spanned="1" table:style-name="ce39">
            <text:p>Simulate to find the C''' with N^1</text:p>
          </table:table-cell>
          <table:covered-table-cell table:number-columns-repeated="3"/>
          <table:table-cell office:value-type="string" table:style-name="ce19">
            <text:p>Step 5</text:p>
          </table:table-cell>
          <table:table-cell office:value-type="string" table:style-name="ce20">
            <text:p><text:s/>Step 6</text:p>
          </table:table-cell>
          <table:table-cell table:number-columns-repeated="16368"/>
        </table:table-row>
        <table:table-row table:style-name="ro5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1">
            <text:p>f.dat file</text:p>
          </table:table-cell>
          <table:table-cell office:value-type="string" table:number-columns-spanned="3" table:number-rows-spanned="1" table:style-name="ce40">
            <text:p>r.dat file</text:p>
          </table:table-cell>
          <table:covered-table-cell table:number-columns-repeated="2"/>
          <table:table-cell table:style-name="ce86"/>
          <table:table-cell table:style-name="ce4"/>
          <table:covered-table-cell/>
          <table:table-cell office:value-type="string" table:number-columns-spanned="4" table:number-rows-spanned="1" table:style-name="ce41">
            <text:p><text:s/>to show O(N^1)</text:p>
          </table:table-cell>
          <table:covered-table-cell table:number-columns-repeated="3"/>
          <table:table-cell office:value-type="string" table:style-name="ce23">
            <text:p><text:s/>Big O</text:p>
          </table:table-cell>
          <table:table-cell office:value-type="string" table:style-name="ce84">
            <text:p><text:s/>BigO-Simulated</text:p>
          </table:table-cell>
          <table:table-cell table:number-columns-repeated="16368"/>
        </table:table-row>
        <table:table-row table:style-name="ro7">
          <table:table-cell/>
          <table:table-cell table:style-name="ce1"/>
          <table:table-cell table:style-name="ce7"/>
          <table:table-cell table:style-name="ce95"/>
          <table:table-cell table:number-columns-repeated="3" table:style-name="ce96"/>
          <table:table-cell table:style-name="ce97"/>
          <table:table-cell table:style-name="ce4"/>
          <table:table-cell table:style-name="ce98"/>
          <table:table-cell table:number-columns-repeated="3" table:style-name="ce99"/>
          <table:table-cell office:value-type="string" table:style-name="ce94">
            <text:p>Simulated Time (sec)</text:p>
          </table:table-cell>
          <table:table-cell table:style-name="ce23"/>
          <table:table-cell table:style-name="ce84"/>
          <table:table-cell table:number-columns-repeated="16368"/>
        </table:table-row>
        <table:table-row table:style-name="ro8">
          <table:table-cell/>
          <table:table-cell office:value-type="string" table:style-name="ce76">
            <text:p>Count</text:p>
          </table:table-cell>
          <table:table-cell office:value-type="string" table:style-name="ce77">
            <text:p>N</text:p>
          </table:table-cell>
          <table:table-cell office:value-type="string" table:style-name="ce78">
            <text:p>Time(secs)</text:p>
          </table:table-cell>
          <table:table-cell office:value-type="string" table:style-name="ce79">
            <text:p>N^0</text:p>
          </table:table-cell>
          <table:table-cell office:value-type="string" table:style-name="ce80">
            <text:p>N^1</text:p>
          </table:table-cell>
          <table:table-cell table:style-name="ce85"/>
          <table:table-cell table:style-name="ce87"/>
          <table:table-cell table:style-name="ce4"/>
          <table:table-cell office:value-type="string" table:style-name="ce25">
            <text:p>Count</text:p>
          </table:table-cell>
          <table:table-cell office:value-type="string" table:style-name="ce28">
            <text:p>N^0</text:p>
          </table:table-cell>
          <table:table-cell office:value-type="string" table:style-name="ce28">
            <text:p>N^1</text:p>
          </table:table-cell>
          <table:table-cell table:style-name="ce30"/>
          <table:table-cell office:value-type="string" table:style-name="ce94">
            <text:p>Curve Fit</text:p>
          </table:table-cell>
          <table:table-cell office:value-type="string" table:style-name="ce31">
            <text:p>C' *g(NlogN)</text:p>
          </table:table-cell>
          <table:table-cell office:value-type="string" table:style-name="ce32">
            <text:p>Deviation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" table:style-name="ce72">
            <text:p>1</text:p>
          </table:table-cell>
          <table:table-cell office:value-type="float" office:value="1100000" table:style-name="ce73">
            <text:p>1.1E+06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100000" table:formula="of:=[.C14]" table:style-name="ce73">
            <text:p>1.1E+06</text:p>
          </table:table-cell>
          <table:table-cell table:number-columns-repeated="2" table:style-name="ce74"/>
          <table:table-cell table:style-name="ce4"/>
          <table:table-cell office:value-type="float" office:value="1" table:style-name="ce2">
            <text:p>1</text:p>
          </table:table-cell>
          <table:table-cell office:value-type="float" office:value="1" table:formula="of:=[.L14]^0" table:style-name="ce42">
            <text:p>1</text:p>
          </table:table-cell>
          <table:table-cell office:value-type="float" office:value="1100000" table:formula="of:=[.C14]" table:style-name="ce83">
            <text:p>1.1E+06</text:p>
          </table:table-cell>
          <table:table-cell table:style-name="ce6"/>
          <table:table-cell office:value-type="float" office:value="-1.1881667443249329" table:formula="of:=([.L14]*[.$F$5])*LOG([.L14]*[.$F$5])+[.$F$4]*[.K14]" table:style-name="ce6">
            <text:p>-1.19E+00</text:p>
          </table:table-cell>
          <table:table-cell office:value-type="float" office:value="-0.10713479032477491" table:formula="of:=([.$F$7]*[.L14])*LOG([.$F$7]*[.L14])" table:style-name="ce13">
            <text:p>-1.07E-001</text:p>
          </table:table-cell>
          <table:table-cell office:value-type="float" office:value="1.0810319540001578" table:formula="of:=[.O14]-[.N14]" table:style-name="ce11">
            <text:p>1.08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2" table:style-name="ce72">
            <text:p>2</text:p>
          </table:table-cell>
          <table:table-cell office:value-type="float" office:value="1500000" table:style-name="ce73">
            <text:p>1.5E+06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500000" table:formula="of:=[.C15]" table:style-name="ce73">
            <text:p>1.5E+06</text:p>
          </table:table-cell>
          <table:table-cell table:number-columns-repeated="2" table:style-name="ce74"/>
          <table:table-cell table:style-name="ce4"/>
          <table:table-cell office:value-type="float" office:value="2" table:style-name="ce2">
            <text:p>2</text:p>
          </table:table-cell>
          <table:table-cell office:value-type="float" office:value="1" table:formula="of:=[.L15]^0" table:style-name="ce42">
            <text:p>1</text:p>
          </table:table-cell>
          <table:table-cell office:value-type="float" office:value="2500000" table:formula="of:=[.L14]+1400000" table:style-name="ce83">
            <text:p>2.5E+06</text:p>
          </table:table-cell>
          <table:table-cell table:style-name="ce6"/>
          <table:table-cell office:value-type="float" office:value="-0.76444527430164233" table:formula="of:=([.L15]*[.$F$5])*LOG([.L15]*[.$F$5])+[.$F$4]*[.K15]" table:style-name="ce6">
            <text:p>-7.64E-01</text:p>
          </table:table-cell>
          <table:table-cell office:value-type="float" office:value="0.32748761541429439" table:formula="of:=([.$F$7]*[.L15])*LOG([.$F$7]*[.L15])" table:style-name="ce13">
            <text:p>3.27E-001</text:p>
          </table:table-cell>
          <table:table-cell office:value-type="float" office:value="1.0919328897159368" table:formula="of:=[.O15]-[.N15]" table:style-name="ce11">
            <text:p>1.09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3" table:style-name="ce72">
            <text:p>3</text:p>
          </table:table-cell>
          <table:table-cell office:value-type="float" office:value="1700000" table:style-name="ce73">
            <text:p>1.7E+06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700000" table:formula="of:=[.C16]" table:style-name="ce73">
            <text:p>1.7E+06</text:p>
          </table:table-cell>
          <table:table-cell table:number-columns-repeated="2" table:style-name="ce74"/>
          <table:table-cell table:style-name="ce4"/>
          <table:table-cell office:value-type="float" office:value="3" table:style-name="ce2">
            <text:p>3</text:p>
          </table:table-cell>
          <table:table-cell office:value-type="float" office:value="1" table:formula="of:=[.L16]^0" table:style-name="ce42">
            <text:p>1</text:p>
          </table:table-cell>
          <table:table-cell office:value-type="float" office:value="3900000" table:formula="of:=[.L15]+1400000" table:style-name="ce83">
            <text:p>3.9E+06</text:p>
          </table:table-cell>
          <table:table-cell table:style-name="ce6"/>
          <table:table-cell office:value-type="float" office:value="-0.11255997354453662" table:formula="of:=([.L16]*[.$F$5])*LOG([.L16]*[.$F$5])+[.$F$4]*[.K16]" table:style-name="ce6">
            <text:p>-1.13E-01</text:p>
          </table:table-cell>
          <table:table-cell office:value-type="float" office:value="0.99334221484777507" table:formula="of:=([.$F$7]*[.L16])*LOG([.$F$7]*[.L16])" table:style-name="ce13">
            <text:p>9.93E-001</text:p>
          </table:table-cell>
          <table:table-cell office:value-type="float" office:value="1.1059021883923117" table:formula="of:=[.O16]-[.N16]" table:style-name="ce11">
            <text:p>1.11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4" table:style-name="ce72">
            <text:p>4</text:p>
          </table:table-cell>
          <table:table-cell office:value-type="float" office:value="1900000" table:style-name="ce73">
            <text:p>1.9E+06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1900000" table:formula="of:=[.C17]" table:style-name="ce73">
            <text:p>1.9E+06</text:p>
          </table:table-cell>
          <table:table-cell table:number-columns-repeated="2" table:style-name="ce74"/>
          <table:table-cell table:style-name="ce4"/>
          <table:table-cell office:value-type="float" office:value="4" table:style-name="ce2">
            <text:p>4</text:p>
          </table:table-cell>
          <table:table-cell office:value-type="float" office:value="1" table:formula="of:=[.L17]^0" table:style-name="ce42">
            <text:p>1</text:p>
          </table:table-cell>
          <table:table-cell office:value-type="float" office:value="5300000" table:formula="of:=[.L16]+1400000" table:style-name="ce83">
            <text:p>5.3E+06</text:p>
          </table:table-cell>
          <table:table-cell table:style-name="ce6"/>
          <table:table-cell office:value-type="float" office:value="0.68040652263130252" table:formula="of:=([.L17]*[.$F$5])*LOG([.L17]*[.$F$5])+[.$F$4]*[.K17]" table:style-name="ce6">
            <text:p>6.80E-01</text:p>
          </table:table-cell>
          <table:table-cell office:value-type="float" office:value="1.8021752793639285" table:formula="of:=([.$F$7]*[.L17])*LOG([.$F$7]*[.L17])" table:style-name="ce13">
            <text:p>1.80E+000</text:p>
          </table:table-cell>
          <table:table-cell office:value-type="float" office:value="1.121768756732626" table:formula="of:=[.O17]-[.N17]" table:style-name="ce11">
            <text:p>1.12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5" table:style-name="ce72">
            <text:p>5</text:p>
          </table:table-cell>
          <table:table-cell office:value-type="float" office:value="10000000" table:style-name="ce73">
            <text:p>1.0E+07</text:p>
          </table:table-cell>
          <table:table-cell office:value-type="float" office:value="4" table:style-name="ce72">
            <text:p>4</text:p>
          </table:table-cell>
          <table:table-cell office:value-type="float" office:value="1" table:style-name="ce72">
            <text:p>1</text:p>
          </table:table-cell>
          <table:table-cell office:value-type="float" office:value="10000000" table:formula="of:=[.C18]" table:style-name="ce73">
            <text:p>1.0E+07</text:p>
          </table:table-cell>
          <table:table-cell table:number-columns-repeated="2" table:style-name="ce74"/>
          <table:table-cell table:style-name="ce4"/>
          <table:table-cell office:value-type="float" office:value="5" table:style-name="ce2">
            <text:p>5</text:p>
          </table:table-cell>
          <table:table-cell office:value-type="float" office:value="1" table:formula="of:=[.L18]^0" table:style-name="ce42">
            <text:p>1</text:p>
          </table:table-cell>
          <table:table-cell office:value-type="float" office:value="6700000" table:formula="of:=[.L17]+1400000" table:style-name="ce83">
            <text:p>6.7E+06</text:p>
          </table:table-cell>
          <table:table-cell table:style-name="ce6"/>
          <table:table-cell office:value-type="float" office:value="1.5761012153974217" table:formula="of:=([.L18]*[.$F$5])*LOG([.L18]*[.$F$5])+[.$F$4]*[.K18]" table:style-name="ce6">
            <text:p>1.58E+00</text:p>
          </table:table-cell>
          <table:table-cell office:value-type="float" office:value="2.7151180363560714" table:formula="of:=([.$F$7]*[.L18])*LOG([.$F$7]*[.L18])" table:style-name="ce13">
            <text:p>2.72E+000</text:p>
          </table:table-cell>
          <table:table-cell office:value-type="float" office:value="1.1390168209586498" table:formula="of:=[.O18]-[.N18]" table:style-name="ce11">
            <text:p>1.14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6" table:style-name="ce72">
            <text:p>6</text:p>
          </table:table-cell>
          <table:table-cell office:value-type="float" office:value="11000000" table:style-name="ce73">
            <text:p>1.1E+07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11000000" table:formula="of:=[.C19]" table:style-name="ce73">
            <text:p>1.1E+07</text:p>
          </table:table-cell>
          <table:table-cell table:number-columns-repeated="2" table:style-name="ce74"/>
          <table:table-cell table:style-name="ce4"/>
          <table:table-cell office:value-type="float" office:value="6" table:style-name="ce2">
            <text:p>6</text:p>
          </table:table-cell>
          <table:table-cell office:value-type="float" office:value="1" table:formula="of:=[.L19]^0" table:style-name="ce42">
            <text:p>1</text:p>
          </table:table-cell>
          <table:table-cell office:value-type="float" office:value="8100000" table:formula="of:=[.L18]+1400000" table:style-name="ce83">
            <text:p>8.1E+06</text:p>
          </table:table-cell>
          <table:table-cell table:style-name="ce6"/>
          <table:table-cell office:value-type="float" office:value="2.5526923878019105" table:formula="of:=([.L19]*[.$F$5])*LOG([.L19]*[.$F$5])+[.$F$4]*[.K19]" table:style-name="ce6">
            <text:p>2.55E+00</text:p>
          </table:table-cell>
          <table:table-cell office:value-type="float" office:value="3.7100451744342711" table:formula="of:=([.$F$7]*[.L19])*LOG([.$F$7]*[.L19])" table:style-name="ce13">
            <text:p>3.71E+000</text:p>
          </table:table-cell>
          <table:table-cell office:value-type="float" office:value="1.1573527866323605" table:formula="of:=[.O19]-[.N19]" table:style-name="ce11">
            <text:p>1.16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7" table:style-name="ce72">
            <text:p>7</text:p>
          </table:table-cell>
          <table:table-cell office:value-type="float" office:value="12000000" table:style-name="ce73">
            <text:p>1.2E+07</text:p>
          </table:table-cell>
          <table:table-cell office:value-type="float" office:value="6" table:style-name="ce72">
            <text:p>6</text:p>
          </table:table-cell>
          <table:table-cell office:value-type="float" office:value="1" table:style-name="ce72">
            <text:p>1</text:p>
          </table:table-cell>
          <table:table-cell office:value-type="float" office:value="12000000" table:formula="of:=[.C20]" table:style-name="ce73">
            <text:p>1.2E+07</text:p>
          </table:table-cell>
          <table:table-cell table:number-columns-repeated="2" table:style-name="ce74"/>
          <table:table-cell table:style-name="ce4"/>
          <table:table-cell office:value-type="float" office:value="7" table:style-name="ce2">
            <text:p>7</text:p>
          </table:table-cell>
          <table:table-cell office:value-type="float" office:value="1" table:formula="of:=[.L20]^0" table:style-name="ce42">
            <text:p>1</text:p>
          </table:table-cell>
          <table:table-cell office:value-type="float" office:value="9500000" table:formula="of:=[.L19]+1400000" table:style-name="ce83">
            <text:p>9.5E+06</text:p>
          </table:table-cell>
          <table:table-cell table:style-name="ce6"/>
          <table:table-cell office:value-type="float" office:value="3.5960406563353264" table:formula="of:=([.L20]*[.$F$5])*LOG([.L20]*[.$F$5])+[.$F$4]*[.K20]" table:style-name="ce6">
            <text:p>3.60E+00</text:p>
          </table:table-cell>
          <table:table-cell office:value-type="float" office:value="4.7726271626826939" table:formula="of:=([.$F$7]*[.L20])*LOG([.$F$7]*[.L20])" table:style-name="ce13">
            <text:p>4.77E+000</text:p>
          </table:table-cell>
          <table:table-cell office:value-type="float" office:value="1.1765865063473675" table:formula="of:=[.O20]-[.N20]" table:style-name="ce11">
            <text:p>1.18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8" table:style-name="ce72">
            <text:p>8</text:p>
          </table:table-cell>
          <table:table-cell office:value-type="float" office:value="13000000" table:style-name="ce73">
            <text:p>1.3E+07</text:p>
          </table:table-cell>
          <table:table-cell office:value-type="float" office:value="7" table:style-name="ce72">
            <text:p>7</text:p>
          </table:table-cell>
          <table:table-cell office:value-type="float" office:value="1" table:style-name="ce72">
            <text:p>1</text:p>
          </table:table-cell>
          <table:table-cell office:value-type="float" office:value="13000000" table:formula="of:=[.C21]" table:style-name="ce73">
            <text:p>1.3E+07</text:p>
          </table:table-cell>
          <table:table-cell table:number-columns-repeated="2" table:style-name="ce74"/>
          <table:table-cell table:style-name="ce4"/>
          <table:table-cell office:value-type="float" office:value="8" table:style-name="ce2">
            <text:p>8</text:p>
          </table:table-cell>
          <table:table-cell office:value-type="float" office:value="1" table:formula="of:=[.L21]^0" table:style-name="ce42">
            <text:p>1</text:p>
          </table:table-cell>
          <table:table-cell office:value-type="float" office:value="10900000" table:formula="of:=[.L20]+1400000" table:style-name="ce83">
            <text:p>1.1E+07</text:p>
          </table:table-cell>
          <table:table-cell table:style-name="ce6"/>
          <table:table-cell office:value-type="float" office:value="4.6962295258849895" table:formula="of:=([.L21]*[.$F$5])*LOG([.L21]*[.$F$5])+[.$F$4]*[.K21]" table:style-name="ce6">
            <text:p>4.70E+00</text:p>
          </table:table-cell>
          <table:table-cell office:value-type="float" office:value="5.8928141482772087" table:formula="of:=([.$F$7]*[.L21])*LOG([.$F$7]*[.L21])" table:style-name="ce13">
            <text:p>5.89E+000</text:p>
          </table:table-cell>
          <table:table-cell office:value-type="float" office:value="1.1965846223922192" table:formula="of:=[.O21]-[.N21]" table:style-name="ce11">
            <text:p>1.20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9" table:style-name="ce72">
            <text:p>9</text:p>
          </table:table-cell>
          <table:table-cell office:value-type="float" office:value="14000000" table:style-name="ce73">
            <text:p>1.4E+07</text:p>
          </table:table-cell>
          <table:table-cell office:value-type="float" office:value="7" table:style-name="ce72">
            <text:p>7</text:p>
          </table:table-cell>
          <table:table-cell office:value-type="float" office:value="1" table:style-name="ce72">
            <text:p>1</text:p>
          </table:table-cell>
          <table:table-cell office:value-type="float" office:value="14000000" table:formula="of:=[.C22]" table:style-name="ce73">
            <text:p>1.4E+07</text:p>
          </table:table-cell>
          <table:table-cell table:number-columns-repeated="2" table:style-name="ce74"/>
          <table:table-cell table:style-name="ce4"/>
          <table:table-cell office:value-type="float" office:value="9" table:style-name="ce2">
            <text:p>9</text:p>
          </table:table-cell>
          <table:table-cell office:value-type="float" office:value="1" table:formula="of:=[.L22]^0" table:style-name="ce42">
            <text:p>1</text:p>
          </table:table-cell>
          <table:table-cell office:value-type="float" office:value="12300000" table:formula="of:=[.L21]+1400000" table:style-name="ce83">
            <text:p>1.2E+07</text:p>
          </table:table-cell>
          <table:table-cell table:style-name="ce6"/>
          <table:table-cell office:value-type="float" office:value="5.8459147547248786" table:formula="of:=([.L22]*[.$F$5])*LOG([.L22]*[.$F$5])+[.$F$4]*[.K22]" table:style-name="ce6">
            <text:p>5.85E+00</text:p>
          </table:table-cell>
          <table:table-cell office:value-type="float" office:value="7.0631631236216146" table:formula="of:=([.$F$7]*[.L22])*LOG([.$F$7]*[.L22])" table:style-name="ce13">
            <text:p>7.06E+000</text:p>
          </table:table-cell>
          <table:table-cell office:value-type="float" office:value="1.2172483688967359" table:formula="of:=[.O22]-[.N22]" table:style-name="ce11">
            <text:p>1.22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0" table:style-name="ce72">
            <text:p>10</text:p>
          </table:table-cell>
          <table:table-cell office:value-type="float" office:value="15000000" table:style-name="ce73">
            <text:p>1.5E+07</text:p>
          </table:table-cell>
          <table:table-cell office:value-type="float" office:value="10" table:style-name="ce72">
            <text:p>10</text:p>
          </table:table-cell>
          <table:table-cell office:value-type="float" office:value="1" table:style-name="ce72">
            <text:p>1</text:p>
          </table:table-cell>
          <table:table-cell office:value-type="float" office:value="15000000" table:formula="of:=[.C23]" table:style-name="ce73">
            <text:p>1.5E+07</text:p>
          </table:table-cell>
          <table:table-cell table:number-columns-repeated="2" table:style-name="ce74"/>
          <table:table-cell table:style-name="ce4"/>
          <table:table-cell office:value-type="float" office:value="10" table:style-name="ce2">
            <text:p>10</text:p>
          </table:table-cell>
          <table:table-cell office:value-type="float" office:value="1" table:formula="of:=[.L23]^0" table:style-name="ce42">
            <text:p>1</text:p>
          </table:table-cell>
          <table:table-cell office:value-type="float" office:value="13700000" table:formula="of:=[.L22]+1400000" table:style-name="ce83">
            <text:p>1.4E+07</text:p>
          </table:table-cell>
          <table:table-cell table:style-name="ce6"/>
          <table:table-cell office:value-type="float" office:value="7.0394364833207881" table:formula="of:=([.L23]*[.$F$5])*LOG([.L23]*[.$F$5])+[.$F$4]*[.K23]" table:style-name="ce6">
            <text:p>7.04E+00</text:p>
          </table:table-cell>
          <table:table-cell office:value-type="float" office:value="8.2779381149996265" table:formula="of:=([.$F$7]*[.L23])*LOG([.$F$7]*[.L23])" table:style-name="ce13">
            <text:p>8.28E+000</text:p>
          </table:table-cell>
          <table:table-cell office:value-type="float" office:value="1.2385016316788384" table:formula="of:=[.O23]-[.N23]" table:style-name="ce11">
            <text:p>1.24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1" table:style-name="ce72">
            <text:p>11</text:p>
          </table:table-cell>
          <table:table-cell office:value-type="float" office:value="15000000" table:style-name="ce73">
            <text:p>1.5E+07</text:p>
          </table:table-cell>
          <table:table-cell office:value-type="float" office:value="8" table:style-name="ce72">
            <text:p>8</text:p>
          </table:table-cell>
          <table:table-cell office:value-type="float" office:value="1" table:style-name="ce72">
            <text:p>1</text:p>
          </table:table-cell>
          <table:table-cell office:value-type="float" office:value="15000000" table:formula="of:=[.C24]" table:style-name="ce73">
            <text:p>1.5E+07</text:p>
          </table:table-cell>
          <table:table-cell table:number-columns-repeated="2" table:style-name="ce74"/>
          <table:table-cell table:style-name="ce4"/>
          <table:table-cell office:value-type="float" office:value="11" table:style-name="ce2">
            <text:p>11</text:p>
          </table:table-cell>
          <table:table-cell office:value-type="float" office:value="1" table:formula="of:=[.L24]^0" table:style-name="ce42">
            <text:p>1</text:p>
          </table:table-cell>
          <table:table-cell office:value-type="float" office:value="15100000" table:formula="of:=[.L23]+1400000" table:style-name="ce83">
            <text:p>1.5E+07</text:p>
          </table:table-cell>
          <table:table-cell table:style-name="ce6"/>
          <table:table-cell office:value-type="float" office:value="8.2722984689914281" table:formula="of:=([.L24]*[.$F$5])*LOG([.L24]*[.$F$5])+[.$F$4]*[.K24]" table:style-name="ce6">
            <text:p>8.27E+00</text:p>
          </table:table-cell>
          <table:table-cell office:value-type="float" office:value="9.5325824139477113" table:formula="of:=([.$F$7]*[.L24])*LOG([.$F$7]*[.L24])" table:style-name="ce13">
            <text:p>9.53E+000</text:p>
          </table:table-cell>
          <table:table-cell office:value-type="float" office:value="1.2602839449562833" table:formula="of:=[.O24]-[.N24]" table:style-name="ce11">
            <text:p>1.26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2" table:style-name="ce72">
            <text:p>12</text:p>
          </table:table-cell>
          <table:table-cell office:value-type="float" office:value="16000000" table:style-name="ce73">
            <text:p>1.6E+07</text:p>
          </table:table-cell>
          <table:table-cell office:value-type="float" office:value="10" table:style-name="ce72">
            <text:p>10</text:p>
          </table:table-cell>
          <table:table-cell office:value-type="float" office:value="1" table:style-name="ce72">
            <text:p>1</text:p>
          </table:table-cell>
          <table:table-cell office:value-type="float" office:value="16000000" table:formula="of:=[.C25]" table:style-name="ce73">
            <text:p>1.6E+07</text:p>
          </table:table-cell>
          <table:table-cell table:style-name="ce74"/>
          <table:table-cell table:style-name="ce81"/>
          <table:table-cell table:style-name="ce4"/>
          <table:table-cell office:value-type="float" office:value="12" table:style-name="ce2">
            <text:p>12</text:p>
          </table:table-cell>
          <table:table-cell office:value-type="float" office:value="1" table:formula="of:=[.L25]^0" table:style-name="ce42">
            <text:p>1</text:p>
          </table:table-cell>
          <table:table-cell office:value-type="float" office:value="16500000" table:formula="of:=[.L24]+1400000" table:style-name="ce83">
            <text:p>1.7E+07</text:p>
          </table:table-cell>
          <table:table-cell table:style-name="ce6"/>
          <table:table-cell office:value-type="float" office:value="9.5408422204108891" table:formula="of:=([.L25]*[.$F$5])*LOG([.L25]*[.$F$5])+[.$F$4]*[.K25]" table:style-name="ce6">
            <text:p>9.54E+00</text:p>
          </table:table-cell>
          <table:table-cell office:value-type="float" office:value="10.823388329495819" table:formula="of:=([.$F$7]*[.L25])*LOG([.$F$7]*[.L25])" table:style-name="ce13">
            <text:p>1.08E+001</text:p>
          </table:table-cell>
          <table:table-cell office:value-type="float" office:value="1.2825461090849295" table:formula="of:=[.O25]-[.N25]" table:style-name="ce11">
            <text:p>1.28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3" table:style-name="ce72">
            <text:p>13</text:p>
          </table:table-cell>
          <table:table-cell office:value-type="float" office:value="17000000" table:style-name="ce73">
            <text:p>1.7E+07</text:p>
          </table:table-cell>
          <table:table-cell office:value-type="float" office:value="8" table:style-name="ce72">
            <text:p>8</text:p>
          </table:table-cell>
          <table:table-cell office:value-type="float" office:value="1" table:style-name="ce72">
            <text:p>1</text:p>
          </table:table-cell>
          <table:table-cell office:value-type="float" office:value="17000000" table:formula="of:=[.C26]" table:style-name="ce73">
            <text:p>1.7E+07</text:p>
          </table:table-cell>
          <table:table-cell table:style-name="ce74"/>
          <table:table-cell table:style-name="ce81"/>
          <table:table-cell table:style-name="ce4"/>
          <table:table-cell office:value-type="float" office:value="13" table:style-name="ce2">
            <text:p>13</text:p>
          </table:table-cell>
          <table:table-cell office:value-type="float" office:value="1" table:formula="of:=[.L26]^0" table:style-name="ce42">
            <text:p>1</text:p>
          </table:table-cell>
          <table:table-cell office:value-type="float" office:value="17900000" table:formula="of:=[.L25]+1400000" table:style-name="ce83">
            <text:p>1.8E+07</text:p>
          </table:table-cell>
          <table:table-cell table:style-name="ce6"/>
          <table:table-cell office:value-type="float" office:value="10.84203255429361" table:formula="of:=([.L26]*[.$F$5])*LOG([.L26]*[.$F$5])+[.$F$4]*[.K26]" table:style-name="ce6">
            <text:p>1.08E+01</text:p>
          </table:table-cell>
          <table:table-cell office:value-type="float" office:value="12.147279861003854" table:formula="of:=([.$F$7]*[.L26])*LOG([.$F$7]*[.L26])" table:style-name="ce13">
            <text:p>1.21E+001</text:p>
          </table:table-cell>
          <table:table-cell office:value-type="float" office:value="1.3052473067102444" table:formula="of:=[.O26]-[.N26]" table:style-name="ce11">
            <text:p>1.31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4" table:style-name="ce72">
            <text:p>14</text:p>
          </table:table-cell>
          <table:table-cell office:value-type="float" office:value="18000000" table:style-name="ce73">
            <text:p>1.8E+07</text:p>
          </table:table-cell>
          <table:table-cell office:value-type="float" office:value="9" table:style-name="ce72">
            <text:p>9</text:p>
          </table:table-cell>
          <table:table-cell office:value-type="float" office:value="1" table:style-name="ce72">
            <text:p>1</text:p>
          </table:table-cell>
          <table:table-cell office:value-type="float" office:value="18000000" table:formula="of:=[.C27]" table:style-name="ce73">
            <text:p>1.8E+07</text:p>
          </table:table-cell>
          <table:table-cell table:style-name="ce74"/>
          <table:table-cell table:style-name="ce81"/>
          <table:table-cell table:style-name="ce4"/>
          <table:table-cell office:value-type="float" office:value="14" table:style-name="ce2">
            <text:p>14</text:p>
          </table:table-cell>
          <table:table-cell office:value-type="float" office:value="1" table:formula="of:=[.L27]^0" table:style-name="ce42">
            <text:p>1</text:p>
          </table:table-cell>
          <table:table-cell office:value-type="float" office:value="19300000" table:formula="of:=[.L26]+1400000" table:style-name="ce83">
            <text:p>1.9E+07</text:p>
          </table:table-cell>
          <table:table-cell table:style-name="ce6"/>
          <table:table-cell office:value-type="float" office:value="12.173310656814184" table:formula="of:=([.L27]*[.$F$5])*LOG([.L27]*[.$F$5])+[.$F$4]*[.K27]" table:style-name="ce6">
            <text:p>1.22E+01</text:p>
          </table:table-cell>
          <table:table-cell office:value-type="float" office:value="13.501663783541293" table:formula="of:=([.$F$7]*[.L27])*LOG([.$F$7]*[.L27])" table:style-name="ce13">
            <text:p>1.35E+001</text:p>
          </table:table-cell>
          <table:table-cell office:value-type="float" office:value="1.3283531267271087" table:formula="of:=[.O27]-[.N27]" table:style-name="ce11">
            <text:p>1.33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5" table:style-name="ce72">
            <text:p>15</text:p>
          </table:table-cell>
          <table:table-cell office:value-type="float" office:value="19000000" table:style-name="ce73">
            <text:p>1.9E+07</text:p>
          </table:table-cell>
          <table:table-cell office:value-type="float" office:value="9" table:style-name="ce72">
            <text:p>9</text:p>
          </table:table-cell>
          <table:table-cell office:value-type="float" office:value="1" table:style-name="ce72">
            <text:p>1</text:p>
          </table:table-cell>
          <table:table-cell office:value-type="float" office:value="19000000" table:formula="of:=[.C28]" table:style-name="ce73">
            <text:p>1.9E+07</text:p>
          </table:table-cell>
          <table:table-cell table:style-name="ce74"/>
          <table:table-cell table:style-name="ce81"/>
          <table:table-cell table:style-name="ce4"/>
          <table:table-cell office:value-type="float" office:value="15" table:style-name="ce2">
            <text:p>15</text:p>
          </table:table-cell>
          <table:table-cell office:value-type="float" office:value="1" table:formula="of:=[.L28]^0" table:style-name="ce42">
            <text:p>1</text:p>
          </table:table-cell>
          <table:table-cell office:value-type="float" office:value="20700000" table:formula="of:=[.L27]+1400000" table:style-name="ce83">
            <text:p>2.1E+07</text:p>
          </table:table-cell>
          <table:table-cell table:style-name="ce6"/>
          <table:table-cell office:value-type="float" office:value="13.532490003643177" table:formula="of:=([.L28]*[.$F$5])*LOG([.L28]*[.$F$5])+[.$F$4]*[.K28]" table:style-name="ce6">
            <text:p>1.35E+01</text:p>
          </table:table-cell>
          <table:table-cell office:value-type="float" office:value="14.884324168248433" table:formula="of:=([.$F$7]*[.L28])*LOG([.$F$7]*[.L28])" table:style-name="ce13">
            <text:p>1.49E+001</text:p>
          </table:table-cell>
          <table:table-cell office:value-type="float" office:value="1.3518341646052559" table:formula="of:=[.O28]-[.N28]" table:style-name="ce11">
            <text:p>1.35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6" table:style-name="ce72">
            <text:p>16</text:p>
          </table:table-cell>
          <table:table-cell office:value-type="float" office:value="100000000" table:style-name="ce73">
            <text:p>1.0E+08</text:p>
          </table:table-cell>
          <table:table-cell office:value-type="float" office:value="63" table:style-name="ce72">
            <text:p>63</text:p>
          </table:table-cell>
          <table:table-cell office:value-type="float" office:value="1" table:style-name="ce72">
            <text:p>1</text:p>
          </table:table-cell>
          <table:table-cell office:value-type="float" office:value="100000000" table:formula="of:=[.C29]" table:style-name="ce73">
            <text:p>1.0E+08</text:p>
          </table:table-cell>
          <table:table-cell table:style-name="ce74"/>
          <table:table-cell table:style-name="ce82"/>
          <table:table-cell table:style-name="ce4"/>
          <table:table-cell office:value-type="float" office:value="16" table:style-name="ce2">
            <text:p>16</text:p>
          </table:table-cell>
          <table:table-cell office:value-type="float" office:value="1" table:formula="of:=[.L29]^0" table:style-name="ce42">
            <text:p>1</text:p>
          </table:table-cell>
          <table:table-cell office:value-type="float" office:value="22100000" table:formula="of:=[.L28]+1400000" table:style-name="ce83">
            <text:p>2.2E+07</text:p>
          </table:table-cell>
          <table:table-cell table:style-name="ce6"/>
          <table:table-cell office:value-type="float" office:value="14.917680563362543" table:formula="of:=([.L29]*[.$F$5])*LOG([.L29]*[.$F$5])+[.$F$4]*[.K29]" table:style-name="ce6">
            <text:p>1.49E+01</text:p>
          </table:table-cell>
          <table:table-cell office:value-type="float" office:value="16.293345566434127" table:formula="of:=([.$F$7]*[.L29])*LOG([.$F$7]*[.L29])" table:style-name="ce13">
            <text:p>1.63E+001</text:p>
          </table:table-cell>
          <table:table-cell office:value-type="float" office:value="1.3756650030715836" table:formula="of:=[.O29]-[.N29]" table:style-name="ce11">
            <text:p>1.38E+00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7" table:style-name="ce2">
            <text:p>17</text:p>
          </table:table-cell>
          <table:table-cell office:value-type="float" office:value="1" table:formula="of:=[.L30]^0" table:style-name="ce42">
            <text:p>1</text:p>
          </table:table-cell>
          <table:table-cell office:value-type="float" office:value="23500000" table:formula="of:=[.L29]+1400000" table:style-name="ce83">
            <text:p>2.4E+07</text:p>
          </table:table-cell>
          <table:table-cell table:style-name="ce6"/>
          <table:table-cell office:value-type="float" office:value="16.327232282005422" table:formula="of:=([.L30]*[.$F$5])*LOG([.L30]*[.$F$5])+[.$F$4]*[.K30]" table:style-name="ce6">
            <text:p>1.63E+01</text:p>
          </table:table-cell>
          <table:table-cell office:value-type="float" office:value="17.727055734091767" table:formula="of:=([.$F$7]*[.L30])*LOG([.$F$7]*[.L30])" table:style-name="ce13">
            <text:p>1.77E+001</text:p>
          </table:table-cell>
          <table:table-cell office:value-type="float" office:value="1.3998234520863448" table:formula="of:=[.O30]-[.N30]" table:style-name="ce11">
            <text:p>1.40E+00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24">
            <text:p>Step 3a &amp; 7 Graph</text:p>
          </table:table-cell>
          <table:table-cell table:number-columns-repeated="5" table:style-name="ce2"/>
          <table:table-cell table:style-name="ce3"/>
          <table:table-cell table:style-name="ce4"/>
          <table:table-cell office:value-type="float" office:value="18" table:style-name="ce2">
            <text:p>18</text:p>
          </table:table-cell>
          <table:table-cell office:value-type="float" office:value="1" table:formula="of:=[.L31]^0" table:style-name="ce42">
            <text:p>1</text:p>
          </table:table-cell>
          <table:table-cell office:value-type="float" office:value="24900000" table:formula="of:=[.L30]+1400000" table:style-name="ce83">
            <text:p>2.5E+07</text:p>
          </table:table-cell>
          <table:table-cell table:style-name="ce6"/>
          <table:table-cell office:value-type="float" office:value="17.759692080970837" table:formula="of:=([.L31]*[.$F$5])*LOG([.L31]*[.$F$5])+[.$F$4]*[.K31]" table:style-name="ce6">
            <text:p>1.78E+01</text:p>
          </table:table-cell>
          <table:table-cell office:value-type="float" office:value="19.183982051518942" table:formula="of:=([.$F$7]*[.L31])*LOG([.$F$7]*[.L31])" table:style-name="ce13">
            <text:p>1.92E+001</text:p>
          </table:table-cell>
          <table:table-cell office:value-type="float" office:value="1.4242899705481058" table:formula="of:=[.O31]-[.N31]" table:style-name="ce11">
            <text:p>1.42E+00</text:p>
          </table:table-cell>
          <table:table-cell table:number-columns-repeated="16368"/>
        </table:table-row>
        <table:table-row table:style-name="ro4">
          <table:table-cell table:style-name="ce1">
            <draw:frame draw:z-index="1" draw:id="id0" draw:style-name="a0" draw:name="Chart 1" svg:x="0in" svg:y="0.13299in" svg:width="7.5218in" svg:height="6.282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9" table:style-name="ce2">
            <text:p>19</text:p>
          </table:table-cell>
          <table:table-cell office:value-type="float" office:value="1" table:formula="of:=[.L32]^0" table:style-name="ce42">
            <text:p>1</text:p>
          </table:table-cell>
          <table:table-cell office:value-type="float" office:value="26300000" table:formula="of:=[.L31]+1400000" table:style-name="ce83">
            <text:p>2.6E+07</text:p>
          </table:table-cell>
          <table:table-cell table:style-name="ce6"/>
          <table:table-cell office:value-type="float" office:value="19.21377055515233" table:formula="of:=([.L32]*[.$F$5])*LOG([.L32]*[.$F$5])+[.$F$4]*[.K32]" table:style-name="ce6">
            <text:p>1.92E+01</text:p>
          </table:table-cell>
          <table:table-cell office:value-type="float" office:value="20.662817773600235" table:formula="of:=([.$F$7]*[.L32])*LOG([.$F$7]*[.L32])" table:style-name="ce13">
            <text:p>2.07E+001</text:p>
          </table:table-cell>
          <table:table-cell office:value-type="float" office:value="1.4490472184479053" table:formula="of:=[.O32]-[.N32]" table:style-name="ce11">
            <text:p>1.4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0" table:style-name="ce2">
            <text:p>20</text:p>
          </table:table-cell>
          <table:table-cell office:value-type="float" office:value="1" table:formula="of:=[.L33]^0" table:style-name="ce42">
            <text:p>1</text:p>
          </table:table-cell>
          <table:table-cell office:value-type="float" office:value="27700000" table:formula="of:=[.L32]+1400000" table:style-name="ce83">
            <text:p>2.8E+07</text:p>
          </table:table-cell>
          <table:table-cell table:style-name="ce6"/>
          <table:table-cell office:value-type="float" office:value="20.688315780904635" table:formula="of:=([.L33]*[.$F$5])*LOG([.L33]*[.$F$5])+[.$F$4]*[.K33]" table:style-name="ce6">
            <text:p>2.07E+01</text:p>
          </table:table-cell>
          <table:table-cell office:value-type="float" office:value="22.162395485541612" table:formula="of:=([.$F$7]*[.L33])*LOG([.$F$7]*[.L33])" table:style-name="ce13">
            <text:p>2.22E+001</text:p>
          </table:table-cell>
          <table:table-cell office:value-type="float" office:value="1.4740797046369778" table:formula="of:=[.O33]-[.N33]" table:style-name="ce11">
            <text:p>1.4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1" table:style-name="ce2">
            <text:p>21</text:p>
          </table:table-cell>
          <table:table-cell office:value-type="float" office:value="1" table:formula="of:=[.L34]^0" table:style-name="ce42">
            <text:p>1</text:p>
          </table:table-cell>
          <table:table-cell office:value-type="float" office:value="29100000" table:formula="of:=[.L33]+1400000" table:style-name="ce83">
            <text:p>2.9E+07</text:p>
          </table:table-cell>
          <table:table-cell table:style-name="ce6"/>
          <table:table-cell office:value-type="float" office:value="22.18229243181268" table:formula="of:=([.L34]*[.$F$5])*LOG([.L34]*[.$F$5])+[.$F$4]*[.K34]" table:style-name="ce6">
            <text:p>2.22E+01</text:p>
          </table:table-cell>
          <table:table-cell office:value-type="float" office:value="23.681665937786821" table:formula="of:=([.$F$7]*[.L34])*LOG([.$F$7]*[.L34])" table:style-name="ce13">
            <text:p>2.37E+001</text:p>
          </table:table-cell>
          <table:table-cell office:value-type="float" office:value="1.4993735059741411" table:formula="of:=[.O34]-[.N34]" table:style-name="ce11">
            <text:p>1.5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2" table:style-name="ce2">
            <text:p>22</text:p>
          </table:table-cell>
          <table:table-cell office:value-type="float" office:value="1" table:formula="of:=[.L35]^0" table:style-name="ce42">
            <text:p>1</text:p>
          </table:table-cell>
          <table:table-cell office:value-type="float" office:value="30500000" table:formula="of:=[.L34]+1400000" table:style-name="ce83">
            <text:p>3.1E+07</text:p>
          </table:table-cell>
          <table:table-cell table:style-name="ce6"/>
          <table:table-cell office:value-type="float" office:value="23.694764922071382" table:formula="of:=([.L35]*[.$F$5])*LOG([.L35]*[.$F$5])+[.$F$4]*[.K35]" table:style-name="ce6">
            <text:p>2.37E+01</text:p>
          </table:table-cell>
          <table:table-cell office:value-type="float" office:value="25.219680962708239" table:formula="of:=([.$F$7]*[.L35])*LOG([.$F$7]*[.L35])" table:style-name="ce13">
            <text:p>2.52E+001</text:p>
          </table:table-cell>
          <table:table-cell office:value-type="float" office:value="1.5249160406368567" table:formula="of:=[.O35]-[.N35]" table:style-name="ce11">
            <text:p>1.5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3" table:style-name="ce2">
            <text:p>23</text:p>
          </table:table-cell>
          <table:table-cell office:value-type="float" office:value="1" table:formula="of:=[.L36]^0" table:style-name="ce42">
            <text:p>1</text:p>
          </table:table-cell>
          <table:table-cell office:value-type="float" office:value="31900000" table:formula="of:=[.L35]+1400000" table:style-name="ce83">
            <text:p>3.2E+07</text:p>
          </table:table-cell>
          <table:table-cell table:style-name="ce6"/>
          <table:table-cell office:value-type="float" office:value="25.224883650882333" table:formula="of:=([.L36]*[.$F$5])*LOG([.L36]*[.$F$5])+[.$F$4]*[.K36]" table:style-name="ce6">
            <text:p>2.52E+01</text:p>
          </table:table-cell>
          <table:table-cell office:value-type="float" office:value="26.775579534017215" table:formula="of:=([.$F$7]*[.L36])*LOG([.$F$7]*[.L36])" table:style-name="ce13">
            <text:p>2.68E+001</text:p>
          </table:table-cell>
          <table:table-cell office:value-type="float" office:value="1.5506958831348818" table:formula="of:=[.O36]-[.N36]" table:style-name="ce11">
            <text:p>1.5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4" table:style-name="ce2">
            <text:p>24</text:p>
          </table:table-cell>
          <table:table-cell office:value-type="float" office:value="1" table:formula="of:=[.L37]^0" table:style-name="ce42">
            <text:p>1</text:p>
          </table:table-cell>
          <table:table-cell office:value-type="float" office:value="33300000" table:formula="of:=[.L36]+1400000" table:style-name="ce83">
            <text:p>3.3E+07</text:p>
          </table:table-cell>
          <table:table-cell table:style-name="ce6"/>
          <table:table-cell office:value-type="float" office:value="26.771873665906405" table:formula="of:=([.L37]*[.$F$5])*LOG([.L37]*[.$F$5])+[.$F$4]*[.K37]" table:style-name="ce6">
            <text:p>2.68E+01</text:p>
          </table:table-cell>
          <table:table-cell office:value-type="float" office:value="28.348576277762024" table:formula="of:=([.$F$7]*[.L37])*LOG([.$F$7]*[.L37])" table:style-name="ce13">
            <text:p>2.83E+001</text:p>
          </table:table-cell>
          <table:table-cell office:value-type="float" office:value="1.5767026118556196" table:formula="of:=[.O37]-[.N37]" table:style-name="ce11">
            <text:p>1.5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5" table:style-name="ce2">
            <text:p>25</text:p>
          </table:table-cell>
          <table:table-cell office:value-type="float" office:value="1" table:formula="of:=[.L38]^0" table:style-name="ce42">
            <text:p>1</text:p>
          </table:table-cell>
          <table:table-cell office:value-type="float" office:value="34700000" table:formula="of:=[.L37]+1400000" table:style-name="ce83">
            <text:p>3.5E+07</text:p>
          </table:table-cell>
          <table:table-cell table:style-name="ce6"/>
          <table:table-cell office:value-type="float" office:value="28.335025236248661" table:formula="of:=([.L38]*[.$F$5])*LOG([.L38]*[.$F$5])+[.$F$4]*[.K38]" table:style-name="ce6">
            <text:p>2.83E+01</text:p>
          </table:table-cell>
          <table:table-cell office:value-type="float" office:value="29.937951918537618" table:formula="of:=([.$F$7]*[.L38])*LOG([.$F$7]*[.L38])" table:style-name="ce13">
            <text:p>2.99E+001</text:p>
          </table:table-cell>
          <table:table-cell office:value-type="float" office:value="1.6029266822889561" table:formula="of:=[.O38]-[.N38]" table:style-name="ce11">
            <text:p>1.6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6" table:style-name="ce2">
            <text:p>26</text:p>
          </table:table-cell>
          <table:table-cell office:value-type="float" office:value="1" table:formula="of:=[.L39]^0" table:style-name="ce42">
            <text:p>1</text:p>
          </table:table-cell>
          <table:table-cell office:value-type="float" office:value="36100000" table:formula="of:=[.L38]+1400000" table:style-name="ce83">
            <text:p>3.6E+07</text:p>
          </table:table-cell>
          <table:table-cell table:style-name="ce6"/>
          <table:table-cell office:value-type="float" office:value="29.913685949064199" table:formula="of:=([.L39]*[.$F$5])*LOG([.L39]*[.$F$5])+[.$F$4]*[.K39]" table:style-name="ce6">
            <text:p>2.99E+01</text:p>
          </table:table-cell>
          <table:table-cell office:value-type="float" office:value="31.543045269806065" table:formula="of:=([.$F$7]*[.L39])*LOG([.$F$7]*[.L39])" table:style-name="ce13">
            <text:p>3.15E+001</text:p>
          </table:table-cell>
          <table:table-cell office:value-type="float" office:value="1.629359320741866" table:formula="of:=[.O39]-[.N39]" table:style-name="ce11">
            <text:p>1.6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7" table:style-name="ce2">
            <text:p>27</text:p>
          </table:table-cell>
          <table:table-cell office:value-type="float" office:value="1" table:formula="of:=[.L40]^0" table:style-name="ce42">
            <text:p>1</text:p>
          </table:table-cell>
          <table:table-cell office:value-type="float" office:value="37500000" table:formula="of:=[.L39]+1400000" table:style-name="ce83">
            <text:p>3.8E+07</text:p>
          </table:table-cell>
          <table:table-cell table:style-name="ce6"/>
          <table:table-cell office:value-type="float" office:value="31.507254033850096" table:formula="of:=([.L40]*[.$F$5])*LOG([.L40]*[.$F$5])+[.$F$4]*[.K40]" table:style-name="ce6">
            <text:p>3.15E+01</text:p>
          </table:table-cell>
          <table:table-cell office:value-type="float" office:value="33.163246468413149" table:formula="of:=([.$F$7]*[.L40])*LOG([.$F$7]*[.L40])" table:style-name="ce13">
            <text:p>3.32E+001</text:p>
          </table:table-cell>
          <table:table-cell office:value-type="float" office:value="1.6559924345630535" table:formula="of:=[.O40]-[.N40]" table:style-name="ce11">
            <text:p>1.6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8" table:style-name="ce2">
            <text:p>28</text:p>
          </table:table-cell>
          <table:table-cell office:value-type="float" office:value="1" table:formula="of:=[.L41]^0" table:style-name="ce42">
            <text:p>1</text:p>
          </table:table-cell>
          <table:table-cell office:value-type="float" office:value="38900000" table:formula="of:=[.L40]+1400000" table:style-name="ce83">
            <text:p>3.9E+07</text:p>
          </table:table-cell>
          <table:table-cell table:style-name="ce6"/>
          <table:table-cell office:value-type="float" office:value="33.115172684900806" table:formula="of:=([.L41]*[.$F$5])*LOG([.L41]*[.$F$5])+[.$F$4]*[.K41]" table:style-name="ce6">
            <text:p>3.31E+01</text:p>
          </table:table-cell>
          <table:table-cell office:value-type="float" office:value="34.797991220691713" table:formula="of:=([.$F$7]*[.L41])*LOG([.$F$7]*[.L41])" table:style-name="ce13">
            <text:p>3.48E+001</text:p>
          </table:table-cell>
          <table:table-cell office:value-type="float" office:value="1.6828185357909078" table:formula="of:=[.O41]-[.N41]" table:style-name="ce11">
            <text:p>1.6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9" table:style-name="ce2">
            <text:p>29</text:p>
          </table:table-cell>
          <table:table-cell office:value-type="float" office:value="1" table:formula="of:=[.L42]^0" table:style-name="ce42">
            <text:p>1</text:p>
          </table:table-cell>
          <table:table-cell office:value-type="float" office:value="40300000" table:formula="of:=[.L41]+1400000" table:style-name="ce83">
            <text:p>4.0E+07</text:p>
          </table:table-cell>
          <table:table-cell table:style-name="ce6"/>
          <table:table-cell office:value-type="float" office:value="34.736925202051403" table:formula="of:=([.L42]*[.$F$5])*LOG([.L42]*[.$F$5])+[.$F$4]*[.K42]" table:style-name="ce6">
            <text:p>3.47E+01</text:p>
          </table:table-cell>
          <table:table-cell office:value-type="float" office:value="36.446755877857349" table:formula="of:=([.$F$7]*[.L42])*LOG([.$F$7]*[.L42])" table:style-name="ce13">
            <text:p>3.64E+001</text:p>
          </table:table-cell>
          <table:table-cell office:value-type="float" office:value="1.7098306758059465" table:formula="of:=[.O42]-[.N42]" table:style-name="ce11">
            <text:p>1.7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0" table:style-name="ce2">
            <text:p>30</text:p>
          </table:table-cell>
          <table:table-cell office:value-type="float" office:value="1" table:formula="of:=[.L43]^0" table:style-name="ce42">
            <text:p>1</text:p>
          </table:table-cell>
          <table:table-cell office:value-type="float" office:value="41700000" table:formula="of:=[.L42]+1400000" table:style-name="ce83">
            <text:p>4.2E+07</text:p>
          </table:table-cell>
          <table:table-cell table:style-name="ce6"/>
          <table:table-cell office:value-type="float" office:value="36.372030807385634" table:formula="of:=([.L43]*[.$F$5])*LOG([.L43]*[.$F$5])+[.$F$4]*[.K43]" table:style-name="ce6">
            <text:p>3.64E+01</text:p>
          </table:table-cell>
          <table:table-cell office:value-type="float" office:value="38.109053196459101" table:formula="of:=([.$F$7]*[.L43])*LOG([.$F$7]*[.L43])" table:style-name="ce13">
            <text:p>3.81E+001</text:p>
          </table:table-cell>
          <table:table-cell office:value-type="float" office:value="1.7370223890734664" table:formula="of:=[.O43]-[.N43]" table:style-name="ce11">
            <text:p>1.7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1" table:style-name="ce2">
            <text:p>31</text:p>
          </table:table-cell>
          <table:table-cell office:value-type="float" office:value="1" table:formula="of:=[.L44]^0" table:style-name="ce42">
            <text:p>1</text:p>
          </table:table-cell>
          <table:table-cell office:value-type="float" office:value="43100000" table:formula="of:=[.L43]+1400000" table:style-name="ce83">
            <text:p>4.3E+07</text:p>
          </table:table-cell>
          <table:table-cell table:style-name="ce6"/>
          <table:table-cell office:value-type="float" office:value="38.020041024296695" table:formula="of:=([.L44]*[.$F$5])*LOG([.L44]*[.$F$5])+[.$F$4]*[.K44]" table:style-name="ce6">
            <text:p>3.80E+01</text:p>
          </table:table-cell>
          <table:table-cell office:value-type="float" office:value="39.784428668745832" table:formula="of:=([.$F$7]*[.L44])*LOG([.$F$7]*[.L44])" table:style-name="ce13">
            <text:p>3.98E+001</text:p>
          </table:table-cell>
          <table:table-cell office:value-type="float" office:value="1.7643876444491369" table:formula="of:=[.O44]-[.N44]" table:style-name="ce11">
            <text:p>1.7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2" table:style-name="ce2">
            <text:p>32</text:p>
          </table:table-cell>
          <table:table-cell office:value-type="float" office:value="1" table:formula="of:=[.L45]^0" table:style-name="ce42">
            <text:p>1</text:p>
          </table:table-cell>
          <table:table-cell office:value-type="float" office:value="44500000" table:formula="of:=[.L44]+1400000" table:style-name="ce83">
            <text:p>4.5E+07</text:p>
          </table:table-cell>
          <table:table-cell table:style-name="ce6"/>
          <table:table-cell office:value-type="float" office:value="39.680536527462365" table:formula="of:=([.L45]*[.$F$5])*LOG([.L45]*[.$F$5])+[.$F$4]*[.K45]" table:style-name="ce6">
            <text:p>3.97E+01</text:p>
          </table:table-cell>
          <table:table-cell office:value-type="float" office:value="41.472457330279383" table:formula="of:=([.$F$7]*[.L45])*LOG([.$F$7]*[.L45])" table:style-name="ce13">
            <text:p>4.15E+001</text:p>
          </table:table-cell>
          <table:table-cell office:value-type="float" office:value="1.7919208028170175" table:formula="of:=[.O45]-[.N45]" table:style-name="ce11">
            <text:p>1.7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3" table:style-name="ce2">
            <text:p>33</text:p>
          </table:table-cell>
          <table:table-cell office:value-type="float" office:value="1" table:formula="of:=[.L46]^0" table:style-name="ce42">
            <text:p>1</text:p>
          </table:table-cell>
          <table:table-cell office:value-type="float" office:value="45900000" table:formula="of:=[.L45]+1400000" table:style-name="ce83">
            <text:p>4.6E+07</text:p>
          </table:table-cell>
          <table:table-cell table:style-name="ce6"/>
          <table:table-cell office:value-type="float" office:value="41.353124389577701" table:formula="of:=([.L46]*[.$F$5])*LOG([.L46]*[.$F$5])+[.$F$4]*[.K46]" table:style-name="ce6">
            <text:p>4.14E+01</text:p>
          </table:table-cell>
          <table:table-cell office:value-type="float" office:value="43.172740969641268" table:formula="of:=([.$F$7]*[.L46])*LOG([.$F$7]*[.L46])" table:style-name="ce13">
            <text:p>4.32E+001</text:p>
          </table:table-cell>
          <table:table-cell office:value-type="float" office:value="1.8196165800635669" table:formula="of:=[.O46]-[.N46]" table:style-name="ce11">
            <text:p>1.8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4" table:style-name="ce2">
            <text:p>34</text:p>
          </table:table-cell>
          <table:table-cell office:value-type="float" office:value="1" table:formula="of:=[.L47]^0" table:style-name="ce42">
            <text:p>1</text:p>
          </table:table-cell>
          <table:table-cell office:value-type="float" office:value="47300000" table:formula="of:=[.L46]+1400000" table:style-name="ce83">
            <text:p>4.7E+07</text:p>
          </table:table-cell>
          <table:table-cell table:style-name="ce6"/>
          <table:table-cell office:value-type="float" office:value="43.0374356642767" table:formula="of:=([.L47]*[.$F$5])*LOG([.L47]*[.$F$5])+[.$F$4]*[.K47]" table:style-name="ce6">
            <text:p>4.30E+01</text:p>
          </table:table-cell>
          <table:table-cell office:value-type="float" office:value="44.884905678849265" table:formula="of:=([.$F$7]*[.L47])*LOG([.$F$7]*[.L47])" table:style-name="ce13">
            <text:p>4.49E+001</text:p>
          </table:table-cell>
          <table:table-cell office:value-type="float" office:value="1.8474700145725649" table:formula="of:=[.O47]-[.N47]" table:style-name="ce11">
            <text:p>1.8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5" table:style-name="ce2">
            <text:p>35</text:p>
          </table:table-cell>
          <table:table-cell office:value-type="float" office:value="1" table:formula="of:=[.L48]^0" table:style-name="ce42">
            <text:p>1</text:p>
          </table:table-cell>
          <table:table-cell office:value-type="float" office:value="48700000" table:formula="of:=[.L47]+1400000" table:style-name="ce83">
            <text:p>4.9E+07</text:p>
          </table:table-cell>
          <table:table-cell table:style-name="ce6"/>
          <table:table-cell office:value-type="float" office:value="44.733123255442379" table:formula="of:=([.L48]*[.$F$5])*LOG([.L48]*[.$F$5])+[.$F$4]*[.K48]" table:style-name="ce6">
            <text:p>4.47E+01</text:p>
          </table:table-cell>
          <table:table-cell office:value-type="float" office:value="46.608599694013847" table:formula="of:=([.$F$7]*[.L48])*LOG([.$F$7]*[.L48])" table:style-name="ce13">
            <text:p>4.66E+001</text:p>
          </table:table-cell>
          <table:table-cell office:value-type="float" office:value="1.875476438571468" table:formula="of:=[.O48]-[.N48]" table:style-name="ce11">
            <text:p>1.8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6" table:style-name="ce2">
            <text:p>36</text:p>
          </table:table-cell>
          <table:table-cell office:value-type="float" office:value="1" table:formula="of:=[.L49]^0" table:style-name="ce42">
            <text:p>1</text:p>
          </table:table-cell>
          <table:table-cell office:value-type="float" office:value="50100000" table:formula="of:=[.L48]+1400000" table:style-name="ce83">
            <text:p>5.0E+07</text:p>
          </table:table-cell>
          <table:table-cell table:style-name="ce6"/>
          <table:table-cell office:value-type="float" office:value="46.439860031703923" table:formula="of:=([.L49]*[.$F$5])*LOG([.L49]*[.$F$5])+[.$F$4]*[.K49]" table:style-name="ce6">
            <text:p>4.64E+01</text:p>
          </table:table-cell>
          <table:table-cell office:value-type="float" office:value="48.343491484478875" table:formula="of:=([.$F$7]*[.L49])*LOG([.$F$7]*[.L49])" table:style-name="ce13">
            <text:p>4.83E+001</text:p>
          </table:table-cell>
          <table:table-cell office:value-type="float" office:value="1.9036314527749525" table:formula="of:=[.O49]-[.N49]" table:style-name="ce11">
            <text:p>1.9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7" table:style-name="ce2">
            <text:p>37</text:p>
          </table:table-cell>
          <table:table-cell office:value-type="float" office:value="1" table:formula="of:=[.L50]^0" table:style-name="ce42">
            <text:p>1</text:p>
          </table:table-cell>
          <table:table-cell office:value-type="float" office:value="51500000" table:formula="of:=[.L49]+1400000" table:style-name="ce83">
            <text:p>5.2E+07</text:p>
          </table:table-cell>
          <table:table-cell table:style-name="ce6"/>
          <table:table-cell office:value-type="float" office:value="48.157337151834156" table:formula="of:=([.L50]*[.$F$5])*LOG([.L50]*[.$F$5])+[.$F$4]*[.K50]" table:style-name="ce6">
            <text:p>4.82E+01</text:p>
          </table:table-cell>
          <table:table-cell office:value-type="float" office:value="50.089268055699058" table:formula="of:=([.$F$7]*[.L50])*LOG([.$F$7]*[.L50])" table:style-name="ce13">
            <text:p>5.01E+001</text:p>
          </table:table-cell>
          <table:table-cell office:value-type="float" office:value="1.9319309038649024" table:formula="of:=[.O50]-[.N50]" table:style-name="ce11">
            <text:p>1.9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8" table:style-name="ce2">
            <text:p>38</text:p>
          </table:table-cell>
          <table:table-cell office:value-type="float" office:value="1" table:formula="of:=[.L51]^0" table:style-name="ce42">
            <text:p>1</text:p>
          </table:table-cell>
          <table:table-cell office:value-type="float" office:value="52900000" table:formula="of:=[.L50]+1400000" table:style-name="ce83">
            <text:p>5.3E+07</text:p>
          </table:table-cell>
          <table:table-cell table:style-name="ce6"/>
          <table:table-cell office:value-type="float" office:value="49.885262572358812" table:formula="of:=([.L51]*[.$F$5])*LOG([.L51]*[.$F$5])+[.$F$4]*[.K51]" table:style-name="ce6">
            <text:p>4.99E+01</text:p>
          </table:table-cell>
          <table:table-cell office:value-type="float" office:value="51.845633436779273" table:formula="of:=([.$F$7]*[.L51])*LOG([.$F$7]*[.L51])" table:style-name="ce13">
            <text:p>5.18E+001</text:p>
          </table:table-cell>
          <table:table-cell office:value-type="float" office:value="1.9603708644204616" table:formula="of:=[.O51]-[.N51]" table:style-name="ce11">
            <text:p>1.9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9" table:style-name="ce2">
            <text:p>39</text:p>
          </table:table-cell>
          <table:table-cell office:value-type="float" office:value="1" table:formula="of:=[.L52]^0" table:style-name="ce42">
            <text:p>1</text:p>
          </table:table-cell>
          <table:table-cell office:value-type="float" office:value="54300000" table:formula="of:=[.L51]+1400000" table:style-name="ce83">
            <text:p>5.4E+07</text:p>
          </table:table-cell>
          <table:table-cell table:style-name="ce6"/>
          <table:table-cell office:value-type="float" office:value="51.623359713247851" table:formula="of:=([.L52]*[.$F$5])*LOG([.L52]*[.$F$5])+[.$F$4]*[.K52]" table:style-name="ce6">
            <text:p>5.16E+01</text:p>
          </table:table-cell>
          <table:table-cell office:value-type="float" office:value="53.612307328222144" table:formula="of:=([.$F$7]*[.L52])*LOG([.$F$7]*[.L52])" table:style-name="ce13">
            <text:p>5.36E+001</text:p>
          </table:table-cell>
          <table:table-cell office:value-type="float" office:value="1.9889476149742933" table:formula="of:=[.O52]-[.N52]" table:style-name="ce11">
            <text:p>1.9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0" table:style-name="ce2">
            <text:p>40</text:p>
          </table:table-cell>
          <table:table-cell office:value-type="float" office:value="1" table:formula="of:=[.L53]^0" table:style-name="ce42">
            <text:p>1</text:p>
          </table:table-cell>
          <table:table-cell office:value-type="float" office:value="55700000" table:formula="of:=[.L52]+1400000" table:style-name="ce83">
            <text:p>5.6E+07</text:p>
          </table:table-cell>
          <table:table-cell table:style-name="ce6"/>
          <table:table-cell office:value-type="float" office:value="53.371366261295726" table:formula="of:=([.L53]*[.$F$5])*LOG([.L53]*[.$F$5])+[.$F$4]*[.K53]" table:style-name="ce6">
            <text:p>5.34E+01</text:p>
          </table:table-cell>
          <table:table-cell office:value-type="float" office:value="55.389023889216027" table:formula="of:=([.$F$7]*[.L53])*LOG([.$F$7]*[.L53])" table:style-name="ce13">
            <text:p>5.54E+001</text:p>
          </table:table-cell>
          <table:table-cell office:value-type="float" office:value="2.0176576279203005" table:formula="of:=[.O53]-[.N53]" table:style-name="ce11">
            <text:p>2.0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1" table:style-name="ce2">
            <text:p>41</text:p>
          </table:table-cell>
          <table:table-cell office:value-type="float" office:value="1" table:formula="of:=[.L54]^0" table:style-name="ce42">
            <text:p>1</text:p>
          </table:table-cell>
          <table:table-cell office:value-type="float" office:value="57100000" table:formula="of:=[.L53]+1400000" table:style-name="ce83">
            <text:p>5.7E+07</text:p>
          </table:table-cell>
          <table:table-cell table:style-name="ce6"/>
          <table:table-cell office:value-type="float" office:value="55.129033093874916" table:formula="of:=([.L54]*[.$F$5])*LOG([.L54]*[.$F$5])+[.$F$4]*[.K54]" table:style-name="ce6">
            <text:p>5.51E+01</text:p>
          </table:table-cell>
          <table:table-cell office:value-type="float" office:value="57.175530646915078" table:formula="of:=([.$F$7]*[.L54])*LOG([.$F$7]*[.L54])" table:style-name="ce13">
            <text:p>5.72E+001</text:p>
          </table:table-cell>
          <table:table-cell office:value-type="float" office:value="2.0464975530401617" table:formula="of:=[.O54]-[.N54]" table:style-name="ce11">
            <text:p>2.0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2" table:style-name="ce2">
            <text:p>42</text:p>
          </table:table-cell>
          <table:table-cell office:value-type="float" office:value="1" table:formula="of:=[.L55]^0" table:style-name="ce42">
            <text:p>1</text:p>
          </table:table-cell>
          <table:table-cell office:value-type="float" office:value="58500000" table:formula="of:=[.L54]+1400000" table:style-name="ce83">
            <text:p>5.9E+07</text:p>
          </table:table-cell>
          <table:table-cell table:style-name="ce6"/>
          <table:table-cell office:value-type="float" office:value="56.896123308296538" table:formula="of:=([.L55]*[.$F$5])*LOG([.L55]*[.$F$5])+[.$F$4]*[.K55]" table:style-name="ce6">
            <text:p>5.69E+01</text:p>
          </table:table-cell>
          <table:table-cell office:value-type="float" office:value="58.971587512746652" table:formula="of:=([.$F$7]*[.L55])*LOG([.$F$7]*[.L55])" table:style-name="ce13">
            <text:p>5.90E+001</text:p>
          </table:table-cell>
          <table:table-cell office:value-type="float" office:value="2.0754642044501139" table:formula="of:=[.O55]-[.N55]" table:style-name="ce11">
            <text:p>2.0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3" table:style-name="ce2">
            <text:p>43</text:p>
          </table:table-cell>
          <table:table-cell office:value-type="float" office:value="1" table:formula="of:=[.L56]^0" table:style-name="ce42">
            <text:p>1</text:p>
          </table:table-cell>
          <table:table-cell office:value-type="float" office:value="59900000" table:formula="of:=[.L55]+1400000" table:style-name="ce83">
            <text:p>6.0E+07</text:p>
          </table:table-cell>
          <table:table-cell table:style-name="ce6"/>
          <table:table-cell office:value-type="float" office:value="58.672411344133387" table:formula="of:=([.L56]*[.$F$5])*LOG([.L56]*[.$F$5])+[.$F$4]*[.K56]" table:style-name="ce6">
            <text:p>5.87E+01</text:p>
          </table:table-cell>
          <table:table-cell office:value-type="float" office:value="60.776965892931379" table:formula="of:=([.$F$7]*[.L56])*LOG([.$F$7]*[.L56])" table:style-name="ce13">
            <text:p>6.08E+001</text:p>
          </table:table-cell>
          <table:table-cell office:value-type="float" office:value="2.1045545487979922" table:formula="of:=[.O56]-[.N56]" table:style-name="ce11">
            <text:p>2.1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4" table:style-name="ce2">
            <text:p>44</text:p>
          </table:table-cell>
          <table:table-cell office:value-type="float" office:value="1" table:formula="of:=[.L57]^0" table:style-name="ce42">
            <text:p>1</text:p>
          </table:table-cell>
          <table:table-cell office:value-type="float" office:value="61300000" table:formula="of:=[.L56]+1400000" table:style-name="ce83">
            <text:p>6.1E+07</text:p>
          </table:table-cell>
          <table:table-cell table:style-name="ce6"/>
          <table:table-cell office:value-type="float" office:value="60.45768218763569" table:formula="of:=([.L57]*[.$F$5])*LOG([.L57]*[.$F$5])+[.$F$4]*[.K57]" table:style-name="ce6">
            <text:p>6.05E+01</text:p>
          </table:table-cell>
          <table:table-cell office:value-type="float" office:value="62.591447882199709" table:formula="of:=([.$F$7]*[.L57])*LOG([.$F$7]*[.L57])" table:style-name="ce13">
            <text:p>6.26E+001</text:p>
          </table:table-cell>
          <table:table-cell office:value-type="float" office:value="2.1337656945640191" table:formula="of:=[.O57]-[.N57]" table:style-name="ce11">
            <text:p>2.1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5" table:style-name="ce2">
            <text:p>45</text:p>
          </table:table-cell>
          <table:table-cell office:value-type="float" office:value="1" table:formula="of:=[.L58]^0" table:style-name="ce42">
            <text:p>1</text:p>
          </table:table-cell>
          <table:table-cell office:value-type="float" office:value="62700000" table:formula="of:=[.L57]+1400000" table:style-name="ce83">
            <text:p>6.3E+07</text:p>
          </table:table-cell>
          <table:table-cell table:style-name="ce6"/>
          <table:table-cell office:value-type="float" office:value="62.25173064885972" table:formula="of:=([.L58]*[.$F$5])*LOG([.L58]*[.$F$5])+[.$F$4]*[.K58]" table:style-name="ce6">
            <text:p>6.23E+01</text:p>
          </table:table-cell>
          <table:table-cell office:value-type="float" office:value="64.414825531199384" table:formula="of:=([.$F$7]*[.L58])*LOG([.$F$7]*[.L58])" table:style-name="ce13">
            <text:p>6.44E+001</text:p>
          </table:table-cell>
          <table:table-cell office:value-type="float" office:value="2.1630948823396636" table:formula="of:=[.O58]-[.N58]" table:style-name="ce11">
            <text:p>2.1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6" table:style-name="ce2">
            <text:p>46</text:p>
          </table:table-cell>
          <table:table-cell office:value-type="float" office:value="1" table:formula="of:=[.L59]^0" table:style-name="ce42">
            <text:p>1</text:p>
          </table:table-cell>
          <table:table-cell office:value-type="float" office:value="64100000" table:formula="of:=[.L58]+1400000" table:style-name="ce83">
            <text:p>6.4E+07</text:p>
          </table:table-cell>
          <table:table-cell table:style-name="ce6"/>
          <table:table-cell office:value-type="float" office:value="64.054360703387275" table:formula="of:=([.L59]*[.$F$5])*LOG([.L59]*[.$F$5])+[.$F$4]*[.K59]" table:style-name="ce6">
            <text:p>6.41E+01</text:p>
          </table:table-cell>
          <table:table-cell office:value-type="float" office:value="66.246900179362271" table:formula="of:=([.$F$7]*[.L59])*LOG([.$F$7]*[.L59])" table:style-name="ce13">
            <text:p>6.62E+001</text:p>
          </table:table-cell>
          <table:table-cell office:value-type="float" office:value="2.1925394759749963" table:formula="of:=[.O59]-[.N59]" table:style-name="ce11">
            <text:p>2.1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7" table:style-name="ce2">
            <text:p>47</text:p>
          </table:table-cell>
          <table:table-cell office:value-type="float" office:value="1" table:formula="of:=[.L60]^0" table:style-name="ce42">
            <text:p>1</text:p>
          </table:table-cell>
          <table:table-cell office:value-type="float" office:value="65500000" table:formula="of:=[.L59]+1400000" table:style-name="ce83">
            <text:p>6.6E+07</text:p>
          </table:table-cell>
          <table:table-cell table:style-name="ce6"/>
          <table:table-cell office:value-type="float" office:value="65.865384891578628" table:formula="of:=([.L60]*[.$F$5])*LOG([.L60]*[.$F$5])+[.$F$4]*[.K60]" table:style-name="ce6">
            <text:p>6.59E+01</text:p>
          </table:table-cell>
          <table:table-cell office:value-type="float" office:value="68.087481846078447" table:formula="of:=([.$F$7]*[.L60])*LOG([.$F$7]*[.L60])" table:style-name="ce13">
            <text:p>6.81E+001</text:p>
          </table:table-cell>
          <table:table-cell office:value-type="float" office:value="2.2220969544998184" table:formula="of:=[.O60]-[.N60]" table:style-name="ce11">
            <text:p>2.2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8" table:style-name="ce2">
            <text:p>48</text:p>
          </table:table-cell>
          <table:table-cell office:value-type="float" office:value="1" table:formula="of:=[.L61]^0" table:style-name="ce42">
            <text:p>1</text:p>
          </table:table-cell>
          <table:table-cell office:value-type="float" office:value="66900000" table:formula="of:=[.L60]+1400000" table:style-name="ce83">
            <text:p>6.7E+07</text:p>
          </table:table-cell>
          <table:table-cell table:style-name="ce6"/>
          <table:table-cell office:value-type="float" office:value="67.684623769207761" table:formula="of:=([.L61]*[.$F$5])*LOG([.L61]*[.$F$5])+[.$F$4]*[.K61]" table:style-name="ce6">
            <text:p>6.77E+01</text:p>
          </table:table-cell>
          <table:table-cell office:value-type="float" office:value="69.93638867394354" table:formula="of:=([.$F$7]*[.L61])*LOG([.$F$7]*[.L61])" table:style-name="ce13">
            <text:p>6.99E+001</text:p>
          </table:table-cell>
          <table:table-cell office:value-type="float" office:value="2.2517649047357793" table:formula="of:=[.O61]-[.N61]" table:style-name="ce11">
            <text:p>2.2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9" table:style-name="ce2">
            <text:p>49</text:p>
          </table:table-cell>
          <table:table-cell office:value-type="float" office:value="1" table:formula="of:=[.L62]^0" table:style-name="ce42">
            <text:p>1</text:p>
          </table:table-cell>
          <table:table-cell office:value-type="float" office:value="68300000" table:formula="of:=[.L61]+1400000" table:style-name="ce83">
            <text:p>6.8E+07</text:p>
          </table:table-cell>
          <table:table-cell table:style-name="ce6"/>
          <table:table-cell office:value-type="float" office:value="69.511905404100602" table:formula="of:=([.L62]*[.$F$5])*LOG([.L62]*[.$F$5])+[.$F$4]*[.K62]" table:style-name="ce6">
            <text:p>6.95E+01</text:p>
          </table:table-cell>
          <table:table-cell office:value-type="float" office:value="71.793446418627752" table:formula="of:=([.$F$7]*[.L62])*LOG([.$F$7]*[.L62])" table:style-name="ce13">
            <text:p>7.18E+001</text:p>
          </table:table-cell>
          <table:table-cell office:value-type="float" office:value="2.28154101452715" table:formula="of:=[.O62]-[.N62]" table:style-name="ce11">
            <text:p>2.2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0" table:style-name="ce2">
            <text:p>50</text:p>
          </table:table-cell>
          <table:table-cell office:value-type="float" office:value="1" table:formula="of:=[.L63]^0" table:style-name="ce42">
            <text:p>1</text:p>
          </table:table-cell>
          <table:table-cell office:value-type="float" office:value="69700000" table:formula="of:=[.L62]+1400000" table:style-name="ce83">
            <text:p>7.0E+07</text:p>
          </table:table-cell>
          <table:table-cell table:style-name="ce6"/>
          <table:table-cell office:value-type="float" office:value="71.347064914059814" table:formula="of:=([.L63]*[.$F$5])*LOG([.L63]*[.$F$5])+[.$F$4]*[.K63]" table:style-name="ce6">
            <text:p>7.13E+01</text:p>
          </table:table-cell>
          <table:table-cell office:value-type="float" office:value="73.658487980586543" table:formula="of:=([.$F$7]*[.L63])*LOG([.$F$7]*[.L63])" table:style-name="ce13">
            <text:p>7.37E+001</text:p>
          </table:table-cell>
          <table:table-cell office:value-type="float" office:value="2.3114230665267286" table:formula="of:=[.O63]-[.N63]" table:style-name="ce11">
            <text:p>2.3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1" table:style-name="ce2">
            <text:p>51</text:p>
          </table:table-cell>
          <table:table-cell office:value-type="float" office:value="1" table:formula="of:=[.L64]^0" table:style-name="ce42">
            <text:p>1</text:p>
          </table:table-cell>
          <table:table-cell office:value-type="float" office:value="71100000" table:formula="of:=[.L63]+1400000" table:style-name="ce83">
            <text:p>7.1E+07</text:p>
          </table:table-cell>
          <table:table-cell table:style-name="ce6"/>
          <table:table-cell office:value-type="float" office:value="73.189944041927461" table:formula="of:=([.L64]*[.$F$5])*LOG([.L64]*[.$F$5])+[.$F$4]*[.K64]" table:style-name="ce6">
            <text:p>7.32E+01</text:p>
          </table:table-cell>
          <table:table-cell office:value-type="float" office:value="75.53135297440879" table:formula="of:=([.$F$7]*[.L64])*LOG([.$F$7]*[.L64])" table:style-name="ce13">
            <text:p>7.55E+001</text:p>
          </table:table-cell>
          <table:table-cell office:value-type="float" office:value="2.341408932481329" table:formula="of:=[.O64]-[.N64]" table:style-name="ce11">
            <text:p>2.3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2" table:style-name="ce2">
            <text:p>52</text:p>
          </table:table-cell>
          <table:table-cell office:value-type="float" office:value="1" table:formula="of:=[.L65]^0" table:style-name="ce42">
            <text:p>1</text:p>
          </table:table-cell>
          <table:table-cell office:value-type="float" office:value="72500000" table:formula="of:=[.L64]+1400000" table:style-name="ce83">
            <text:p>7.3E+07</text:p>
          </table:table-cell>
          <table:table-cell table:style-name="ce6"/>
          <table:table-cell office:value-type="float" office:value="75.040390764128261" table:formula="of:=([.L65]*[.$F$5])*LOG([.L65]*[.$F$5])+[.$F$4]*[.K65]" table:style-name="ce6">
            <text:p>7.50E+01</text:p>
          </table:table-cell>
          <table:table-cell office:value-type="float" office:value="77.41188733209566" table:formula="of:=([.$F$7]*[.L65])*LOG([.$F$7]*[.L65])" table:style-name="ce13">
            <text:p>7.74E+001</text:p>
          </table:table-cell>
          <table:table-cell office:value-type="float" office:value="2.3714965679673981" table:formula="of:=[.O65]-[.N65]" table:style-name="ce11">
            <text:p>2.3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3" table:style-name="ce2">
            <text:p>53</text:p>
          </table:table-cell>
          <table:table-cell office:value-type="float" office:value="1" table:formula="of:=[.L66]^0" table:style-name="ce42">
            <text:p>1</text:p>
          </table:table-cell>
          <table:table-cell office:value-type="float" office:value="73900000" table:formula="of:=[.L65]+1400000" table:style-name="ce83">
            <text:p>7.4E+07</text:p>
          </table:table-cell>
          <table:table-cell table:style-name="ce6"/>
          <table:table-cell office:value-type="float" office:value="76.898258929459089" table:formula="of:=([.L66]*[.$F$5])*LOG([.L66]*[.$F$5])+[.$F$4]*[.K66]" table:style-name="ce6">
            <text:p>7.69E+01</text:p>
          </table:table-cell>
          <table:table-cell office:value-type="float" office:value="79.299942936992537" table:formula="of:=([.$F$7]*[.L66])*LOG([.$F$7]*[.L66])" table:style-name="ce13">
            <text:p>7.93E+001</text:p>
          </table:table-cell>
          <table:table-cell office:value-type="float" office:value="2.4016840075334471" table:formula="of:=[.O66]-[.N66]" table:style-name="ce11">
            <text:p>2.4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4" table:style-name="ce2">
            <text:p>54</text:p>
          </table:table-cell>
          <table:table-cell office:value-type="float" office:value="1" table:formula="of:=[.L67]^0" table:style-name="ce42">
            <text:p>1</text:p>
          </table:table-cell>
          <table:table-cell office:value-type="float" office:value="75300000" table:formula="of:=[.L66]+1400000" table:style-name="ce83">
            <text:p>7.5E+07</text:p>
          </table:table-cell>
          <table:table-cell table:style-name="ce6"/>
          <table:table-cell office:value-type="float" office:value="78.763407925258946" table:formula="of:=([.L67]*[.$F$5])*LOG([.L67]*[.$F$5])+[.$F$4]*[.K67]" table:style-name="ce6">
            <text:p>7.88E+01</text:p>
          </table:table-cell>
          <table:table-cell office:value-type="float" office:value="81.195377285469675" table:formula="of:=([.$F$7]*[.L67])*LOG([.$F$7]*[.L67])" table:style-name="ce13">
            <text:p>8.12E+001</text:p>
          </table:table-cell>
          <table:table-cell office:value-type="float" office:value="2.4319693602107293" table:formula="of:=[.O67]-[.N67]" table:style-name="ce11">
            <text:p>2.4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5" table:style-name="ce2">
            <text:p>55</text:p>
          </table:table-cell>
          <table:table-cell office:value-type="float" office:value="1" table:formula="of:=[.L68]^0" table:style-name="ce42">
            <text:p>1</text:p>
          </table:table-cell>
          <table:table-cell office:value-type="float" office:value="76700000" table:formula="of:=[.L67]+1400000" table:style-name="ce83">
            <text:p>7.7E+07</text:p>
          </table:table-cell>
          <table:table-cell table:style-name="ce6"/>
          <table:table-cell office:value-type="float" office:value="80.635702368413021" table:formula="of:=([.L68]*[.$F$5])*LOG([.L68]*[.$F$5])+[.$F$4]*[.K68]" table:style-name="ce6">
            <text:p>8.06E+01</text:p>
          </table:table-cell>
          <table:table-cell office:value-type="float" office:value="83.098053173770751" table:formula="of:=([.$F$7]*[.L68])*LOG([.$F$7]*[.L68])" table:style-name="ce13">
            <text:p>8.31E+001</text:p>
          </table:table-cell>
          <table:table-cell office:value-type="float" office:value="2.4623508053577297" table:formula="of:=[.O68]-[.N68]" table:style-name="ce11">
            <text:p>2.4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6" table:style-name="ce2">
            <text:p>56</text:p>
          </table:table-cell>
          <table:table-cell office:value-type="float" office:value="1" table:formula="of:=[.L69]^0" table:style-name="ce42">
            <text:p>1</text:p>
          </table:table-cell>
          <table:table-cell office:value-type="float" office:value="78100000" table:formula="of:=[.L68]+1400000" table:style-name="ce83">
            <text:p>7.8E+07</text:p>
          </table:table-cell>
          <table:table-cell table:style-name="ce6"/>
          <table:table-cell office:value-type="float" office:value="82.515011818923497" table:formula="of:=([.L69]*[.$F$5])*LOG([.L69]*[.$F$5])+[.$F$4]*[.K69]" table:style-name="ce6">
            <text:p>8.25E+01</text:p>
          </table:table-cell>
          <table:table-cell office:value-type="float" office:value="85.007838407731853" table:formula="of:=([.$F$7]*[.L69])*LOG([.$F$7]*[.L69])" table:style-name="ce13">
            <text:p>8.50E+001</text:p>
          </table:table-cell>
          <table:table-cell office:value-type="float" office:value="2.4928265888083558" table:formula="of:=[.O69]-[.N69]" table:style-name="ce11">
            <text:p>2.4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7" table:style-name="ce2">
            <text:p>57</text:p>
          </table:table-cell>
          <table:table-cell office:value-type="float" office:value="1" table:formula="of:=[.L70]^0" table:style-name="ce42">
            <text:p>1</text:p>
          </table:table-cell>
          <table:table-cell office:value-type="float" office:value="79500000" table:formula="of:=[.L69]+1400000" table:style-name="ce83">
            <text:p>8.0E+07</text:p>
          </table:table-cell>
          <table:table-cell table:style-name="ce6"/>
          <table:table-cell office:value-type="float" office:value="84.401210514023987" table:formula="of:=([.L70]*[.$F$5])*LOG([.L70]*[.$F$5])+[.$F$4]*[.K70]" table:style-name="ce6">
            <text:p>8.44E+01</text:p>
          </table:table-cell>
          <table:table-cell office:value-type="float" office:value="86.924605533320246" table:formula="of:=([.$F$7]*[.L70])*LOG([.$F$7]*[.L70])" table:style-name="ce13">
            <text:p>8.69E+001</text:p>
          </table:table-cell>
          <table:table-cell office:value-type="float" office:value="2.5233950192962595" table:formula="of:=[.O70]-[.N70]" table:style-name="ce11">
            <text:p>2.5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8" table:style-name="ce2">
            <text:p>58</text:p>
          </table:table-cell>
          <table:table-cell office:value-type="float" office:value="1" table:formula="of:=[.L71]^0" table:style-name="ce42">
            <text:p>1</text:p>
          </table:table-cell>
          <table:table-cell office:value-type="float" office:value="80900000" table:formula="of:=[.L70]+1400000" table:style-name="ce83">
            <text:p>8.1E+07</text:p>
          </table:table-cell>
          <table:table-cell table:style-name="ce6"/>
          <table:table-cell office:value-type="float" office:value="86.294177121028042" table:formula="of:=([.L71]*[.$F$5])*LOG([.L71]*[.$F$5])+[.$F$4]*[.K71]" table:style-name="ce6">
            <text:p>8.63E+01</text:p>
          </table:table-cell>
          <table:table-cell office:value-type="float" office:value="88.848231586159102" table:formula="of:=([.$F$7]*[.L71])*LOG([.$F$7]*[.L71])" table:style-name="ce13">
            <text:p>8.88E+001</text:p>
          </table:table-cell>
          <table:table-cell office:value-type="float" office:value="2.5540544651310597" table:formula="of:=[.O71]-[.N71]" table:style-name="ce11">
            <text:p>2.5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9" table:style-name="ce2">
            <text:p>59</text:p>
          </table:table-cell>
          <table:table-cell office:value-type="float" office:value="1" table:formula="of:=[.L72]^0" table:style-name="ce42">
            <text:p>1</text:p>
          </table:table-cell>
          <table:table-cell office:value-type="float" office:value="82300000" table:formula="of:=[.L71]+1400000" table:style-name="ce83">
            <text:p>8.2E+07</text:p>
          </table:table-cell>
          <table:table-cell table:style-name="ce6"/>
          <table:table-cell office:value-type="float" office:value="88.19379450729015" table:formula="of:=([.L72]*[.$F$5])*LOG([.L72]*[.$F$5])+[.$F$4]*[.K72]" table:style-name="ce6">
            <text:p>8.82E+01</text:p>
          </table:table-cell>
          <table:table-cell office:value-type="float" office:value="90.778597858395003" table:formula="of:=([.$F$7]*[.L72])*LOG([.$F$7]*[.L72])" table:style-name="ce13">
            <text:p>9.08E+001</text:p>
          </table:table-cell>
          <table:table-cell office:value-type="float" office:value="2.5848033511048527" table:formula="of:=[.O72]-[.N72]" table:style-name="ce11">
            <text:p>2.5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0" table:style-name="ce2">
            <text:p>60</text:p>
          </table:table-cell>
          <table:table-cell office:value-type="float" office:value="1" table:formula="of:=[.L73]^0" table:style-name="ce42">
            <text:p>1</text:p>
          </table:table-cell>
          <table:table-cell office:value-type="float" office:value="83700000" table:formula="of:=[.L72]+1400000" table:style-name="ce83">
            <text:p>8.4E+07</text:p>
          </table:table-cell>
          <table:table-cell table:style-name="ce6"/>
          <table:table-cell office:value-type="float" office:value="90.099949525823376" table:formula="of:=([.L73]*[.$F$5])*LOG([.L73]*[.$F$5])+[.$F$4]*[.K73]" table:style-name="ce6">
            <text:p>9.01E+01</text:p>
          </table:table-cell>
          <table:table-cell office:value-type="float" office:value="92.715589681432519" table:formula="of:=([.$F$7]*[.L73])*LOG([.$F$7]*[.L73])" table:style-name="ce13">
            <text:p>9.27E+001</text:p>
          </table:table-cell>
          <table:table-cell office:value-type="float" office:value="2.6156401556091424" table:formula="of:=[.O73]-[.N73]" table:style-name="ce11">
            <text:p>2.6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1" table:style-name="ce2">
            <text:p>61</text:p>
          </table:table-cell>
          <table:table-cell office:value-type="float" office:value="1" table:formula="of:=[.L74]^0" table:style-name="ce42">
            <text:p>1</text:p>
          </table:table-cell>
          <table:table-cell office:value-type="float" office:value="85100000" table:formula="of:=[.L73]+1400000" table:style-name="ce83">
            <text:p>8.5E+07</text:p>
          </table:table-cell>
          <table:table-cell table:style-name="ce6"/>
          <table:table-cell office:value-type="float" office:value="92.01253281526391" table:formula="of:=([.L74]*[.$F$5])*LOG([.L74]*[.$F$5])+[.$F$4]*[.K74]" table:style-name="ce6">
            <text:p>9.20E+01</text:p>
          </table:table-cell>
          <table:table-cell office:value-type="float" office:value="94.659096223208664" table:formula="of:=([.$F$7]*[.L74])*LOG([.$F$7]*[.L74])" table:style-name="ce13">
            <text:p>9.47E+001</text:p>
          </table:table-cell>
          <table:table-cell office:value-type="float" office:value="2.646563407944754" table:formula="of:=[.O74]-[.N74]" table:style-name="ce11">
            <text:p>2.6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2" table:style-name="ce2">
            <text:p>62</text:p>
          </table:table-cell>
          <table:table-cell office:value-type="float" office:value="1" table:formula="of:=[.L75]^0" table:style-name="ce42">
            <text:p>1</text:p>
          </table:table-cell>
          <table:table-cell office:value-type="float" office:value="86500000" table:formula="of:=[.L74]+1400000" table:style-name="ce83">
            <text:p>8.7E+07</text:p>
          </table:table-cell>
          <table:table-cell table:style-name="ce6"/>
          <table:table-cell office:value-type="float" office:value="93.931438613001973" table:formula="of:=([.L75]*[.$F$5])*LOG([.L75]*[.$F$5])+[.$F$4]*[.K75]" table:style-name="ce6">
            <text:p>9.39E+01</text:p>
          </table:table-cell>
          <table:table-cell office:value-type="float" office:value="96.609010298810773" table:formula="of:=([.$F$7]*[.L75])*LOG([.$F$7]*[.L75])" table:style-name="ce13">
            <text:p>9.66E+001</text:p>
          </table:table-cell>
          <table:table-cell office:value-type="float" office:value="2.6775716858088003" table:formula="of:=[.O75]-[.N75]" table:style-name="ce11">
            <text:p>2.6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3" table:style-name="ce2">
            <text:p>63</text:p>
          </table:table-cell>
          <table:table-cell office:value-type="float" office:value="1" table:formula="of:=[.L76]^0" table:style-name="ce42">
            <text:p>1</text:p>
          </table:table-cell>
          <table:table-cell office:value-type="float" office:value="87900000" table:formula="of:=[.L75]+1400000" table:style-name="ce83">
            <text:p>8.8E+07</text:p>
          </table:table-cell>
          <table:table-cell table:style-name="ce6"/>
          <table:table-cell office:value-type="float" office:value="95.856564580413291" table:formula="of:=([.L76]*[.$F$5])*LOG([.L76]*[.$F$5])+[.$F$4]*[.K76]" table:style-name="ce6">
            <text:p>9.59E+01</text:p>
          </table:table-cell>
          <table:table-cell office:value-type="float" office:value="98.565228193357683" table:formula="of:=([.$F$7]*[.L76])*LOG([.$F$7]*[.L76])" table:style-name="ce13">
            <text:p>9.86E+001</text:p>
          </table:table-cell>
          <table:table-cell office:value-type="float" office:value="2.7086636129443917" table:formula="of:=[.O76]-[.N76]" table:style-name="ce11">
            <text:p>2.7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4" table:style-name="ce2">
            <text:p>64</text:p>
          </table:table-cell>
          <table:table-cell office:value-type="float" office:value="1" table:formula="of:=[.L77]^0" table:style-name="ce42">
            <text:p>1</text:p>
          </table:table-cell>
          <table:table-cell office:value-type="float" office:value="89300000" table:formula="of:=[.L76]+1400000" table:style-name="ce83">
            <text:p>8.9E+07</text:p>
          </table:table-cell>
          <table:table-cell table:style-name="ce6"/>
          <table:table-cell office:value-type="float" office:value="97.787811639227343" table:formula="of:=([.L77]*[.$F$5])*LOG([.L77]*[.$F$5])+[.$F$4]*[.K77]" table:style-name="ce6">
            <text:p>9.78E+01</text:p>
          </table:table-cell>
          <table:table-cell office:value-type="float" office:value="100.52764949616744" table:formula="of:=([.$F$7]*[.L77])*LOG([.$F$7]*[.L77])" table:style-name="ce13">
            <text:p>1.01E+002</text:p>
          </table:table-cell>
          <table:table-cell office:value-type="float" office:value="2.739837856940099" table:formula="of:=[.O77]-[.N77]" table:style-name="ce11">
            <text:p>2.7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5" table:style-name="ce2">
            <text:p>65</text:p>
          </table:table-cell>
          <table:table-cell office:value-type="float" office:value="1" table:formula="of:=[.L78]^0" table:style-name="ce42">
            <text:p>1</text:p>
          </table:table-cell>
          <table:table-cell office:value-type="float" office:value="90700000" table:formula="of:=[.L77]+1400000" table:style-name="ce83">
            <text:p>9.1E+07</text:p>
          </table:table-cell>
          <table:table-cell table:style-name="ce6"/>
          <table:table-cell office:value-type="float" office:value="99.725083818159163" table:formula="of:=([.L78]*[.$F$5])*LOG([.L78]*[.$F$5])+[.$F$4]*[.K78]" table:style-name="ce6">
            <text:p>9.97E+01</text:p>
          </table:table-cell>
          <table:table-cell office:value-type="float" office:value="102.49617694532662" table:formula="of:=([.$F$7]*[.L78])*LOG([.$F$7]*[.L78])" table:style-name="ce13">
            <text:p>1.02E+002</text:p>
          </table:table-cell>
          <table:table-cell office:value-type="float" office:value="2.771093127167461" table:formula="of:=[.O78]-[.N78]" table:style-name="ce11">
            <text:p>2.7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6" table:style-name="ce2">
            <text:p>66</text:p>
          </table:table-cell>
          <table:table-cell office:value-type="float" office:value="1" table:formula="of:=[.L79]^0" table:style-name="ce42">
            <text:p>1</text:p>
          </table:table-cell>
          <table:table-cell office:value-type="float" office:value="92100000" table:formula="of:=[.L78]+1400000" table:style-name="ce83">
            <text:p>9.2E+07</text:p>
          </table:table-cell>
          <table:table-cell table:style-name="ce6"/>
          <table:table-cell office:value-type="float" office:value="101.6682881090122" table:formula="of:=([.L79]*[.$F$5])*LOG([.L79]*[.$F$5])+[.$F$4]*[.K79]" table:style-name="ce6">
            <text:p>1.02E+02</text:p>
          </table:table-cell>
          <table:table-cell office:value-type="float" office:value="104.47071628185799" table:formula="of:=([.$F$7]*[.L79])*LOG([.$F$7]*[.L79])" table:style-name="ce13">
            <text:p>1.04E+002</text:p>
          </table:table-cell>
          <table:table-cell office:value-type="float" office:value="2.8024281728457936" table:formula="of:=[.O79]-[.N79]" table:style-name="ce11">
            <text:p>2.8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7" table:style-name="ce2">
            <text:p>67</text:p>
          </table:table-cell>
          <table:table-cell office:value-type="float" office:value="1" table:formula="of:=[.L80]^0" table:style-name="ce42">
            <text:p>1</text:p>
          </table:table-cell>
          <table:table-cell office:value-type="float" office:value="93500000" table:formula="of:=[.L79]+1400000" table:style-name="ce83">
            <text:p>9.4E+07</text:p>
          </table:table-cell>
          <table:table-cell table:style-name="ce6"/>
          <table:table-cell office:value-type="float" office:value="103.6173343315325" table:formula="of:=([.L80]*[.$F$5])*LOG([.L80]*[.$F$5])+[.$F$4]*[.K80]" table:style-name="ce6">
            <text:p>1.04E+02</text:p>
          </table:table-cell>
          <table:table-cell office:value-type="float" office:value="106.45117611275737" table:formula="of:=([.$F$7]*[.L80])*LOG([.$F$7]*[.L80])" table:style-name="ce13">
            <text:p>1.06E+002</text:p>
          </table:table-cell>
          <table:table-cell office:value-type="float" office:value="2.8338417812248622" table:formula="of:=[.O80]-[.N80]" table:style-name="ce11">
            <text:p>2.8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8" table:style-name="ce2">
            <text:p>68</text:p>
          </table:table-cell>
          <table:table-cell office:value-type="float" office:value="1" table:formula="of:=[.L81]^0" table:style-name="ce42">
            <text:p>1</text:p>
          </table:table-cell>
          <table:table-cell office:value-type="float" office:value="94900000" table:formula="of:=[.L80]+1400000" table:style-name="ce83">
            <text:p>9.5E+07</text:p>
          </table:table-cell>
          <table:table-cell table:style-name="ce6"/>
          <table:table-cell office:value-type="float" office:value="105.57213500635876" table:formula="of:=([.L81]*[.$F$5])*LOG([.L81]*[.$F$5])+[.$F$4]*[.K81]" table:style-name="ce6">
            <text:p>1.06E+02</text:p>
          </table:table-cell>
          <table:table-cell office:value-type="float" office:value="108.43746778223489" table:formula="of:=([.$F$7]*[.L81])*LOG([.$F$7]*[.L81])" table:style-name="ce13">
            <text:p>1.08E+002</text:p>
          </table:table-cell>
          <table:table-cell office:value-type="float" office:value="2.8653327758761264" table:formula="of:=[.O81]-[.N81]" table:style-name="ce11">
            <text:p>2.8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9" table:style-name="ce2">
            <text:p>69</text:p>
          </table:table-cell>
          <table:table-cell office:value-type="float" office:value="1" table:formula="of:=[.L82]^0" table:style-name="ce42">
            <text:p>1</text:p>
          </table:table-cell>
          <table:table-cell office:value-type="float" office:value="96300000" table:formula="of:=[.L81]+1400000" table:style-name="ce83">
            <text:p>9.6E+07</text:p>
          </table:table-cell>
          <table:table-cell table:style-name="ce6"/>
          <table:table-cell office:value-type="float" office:value="107.53260523547074" table:formula="of:=([.L82]*[.$F$5])*LOG([.L82]*[.$F$5])+[.$F$4]*[.K82]" table:style-name="ce6">
            <text:p>1.08E+02</text:p>
          </table:table-cell>
          <table:table-cell office:value-type="float" office:value="110.42950525055592" table:formula="of:=([.$F$7]*[.L82])*LOG([.$F$7]*[.L82])" table:style-name="ce13">
            <text:p>1.10E+002</text:p>
          </table:table-cell>
          <table:table-cell office:value-type="float" office:value="2.8969000150851798" table:formula="of:=[.O82]-[.N82]" table:style-name="ce11">
            <text:p>2.9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0" table:style-name="ce2">
            <text:p>70</text:p>
          </table:table-cell>
          <table:table-cell office:value-type="float" office:value="1" table:formula="of:=[.L83]^0" table:style-name="ce42">
            <text:p>1</text:p>
          </table:table-cell>
          <table:table-cell office:value-type="float" office:value="97700000" table:formula="of:=[.L82]+1400000" table:style-name="ce83">
            <text:p>9.8E+07</text:p>
          </table:table-cell>
          <table:table-cell table:style-name="ce6"/>
          <table:table-cell office:value-type="float" office:value="109.49866258959129" table:formula="of:=([.L83]*[.$F$5])*LOG([.L83]*[.$F$5])+[.$F$4]*[.K83]" table:style-name="ce6">
            <text:p>1.09E+02</text:p>
          </table:table-cell>
          <table:table-cell office:value-type="float" office:value="112.42720497992865" table:formula="of:=([.$F$7]*[.L83])*LOG([.$F$7]*[.L83])" table:style-name="ce13">
            <text:p>1.12E+002</text:p>
          </table:table-cell>
          <table:table-cell office:value-type="float" office:value="2.9285423903373555" table:formula="of:=[.O83]-[.N83]" table:style-name="ce11">
            <text:p>2.9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1" table:style-name="ce2">
            <text:p>71</text:p>
          </table:table-cell>
          <table:table-cell office:value-type="float" office:value="1" table:formula="of:=[.L84]^0" table:style-name="ce42">
            <text:p>1</text:p>
          </table:table-cell>
          <table:table-cell office:value-type="float" office:value="99100000" table:formula="of:=[.L83]+1400000" table:style-name="ce83">
            <text:p>9.9E+07</text:p>
          </table:table-cell>
          <table:table-cell table:style-name="ce6"/>
          <table:table-cell office:value-type="float" office:value="111.47022700204326" table:formula="of:=([.L84]*[.$F$5])*LOG([.L84]*[.$F$5])+[.$F$4]*[.K84]" table:style-name="ce6">
            <text:p>1.11E+02</text:p>
          </table:table-cell>
          <table:table-cell office:value-type="float" office:value="114.43048582693378" table:formula="of:=([.$F$7]*[.L84])*LOG([.$F$7]*[.L84])" table:style-name="ce13">
            <text:p>1.14E+002</text:p>
          </table:table-cell>
          <table:table-cell office:value-type="float" office:value="2.9602588248905164" table:formula="of:=[.O84]-[.N84]" table:style-name="ce11">
            <text:p>2.9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2" table:style-name="ce2">
            <text:p>72</text:p>
          </table:table-cell>
          <table:table-cell office:value-type="float" office:value="1" table:formula="of:=[.L85]^0" table:style-name="ce42">
            <text:p>1</text:p>
          </table:table-cell>
          <table:table-cell office:value-type="float" office:value="100500000" table:formula="of:=[.L84]+1400000" table:style-name="ce83">
            <text:p>1.0E+08</text:p>
          </table:table-cell>
          <table:table-cell table:style-name="ce6"/>
          <table:table-cell office:value-type="float" office:value="113.44722066860561" table:formula="of:=([.L85]*[.$F$5])*LOG([.L85]*[.$F$5])+[.$F$4]*[.K85]" table:style-name="ce6">
            <text:p>1.13E+02</text:p>
          </table:table-cell>
          <table:table-cell office:value-type="float" office:value="116.4392689410337" table:formula="of:=([.$F$7]*[.L85])*LOG([.$F$7]*[.L85])" table:style-name="ce13">
            <text:p>1.16E+002</text:p>
          </table:table-cell>
          <table:table-cell office:value-type="float" office:value="2.992048272428093" table:formula="of:=[.O85]-[.N85]" table:style-name="ce11">
            <text:p>2.99E+00</text:p>
          </table:table-cell>
          <table:table-cell table:number-columns-repeated="16368"/>
        </table:table-row>
        <table:table-row table:number-rows-repeated="1048491" table:style-name="ro4">
          <table:table-cell table:number-columns-repeated="16384"/>
        </table:table-row>
      </table:table>
      <table:table table:name="qSort_Tim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3"/>
        <table:table-column table:style-name="co4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3" table:default-cell-style-name="ce6"/>
        <table:table-column table:style-name="co4" table:default-cell-style-name="ce6"/>
        <table:table-column table:style-name="co5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/>
          <table:table-cell office:value-type="string" table:style-name="ce103">
            <text:p>Quick Sort v1</text:p>
          </table:table-cell>
          <table:table-cell table:number-columns-repeated="2" table:style-name="ce2"/>
          <table:table-cell office:value-type="string" table:style-name="ce7">
            <text:p>Step 3b</text:p>
          </table:table-cell>
          <table:table-cell office:value-type="string" table:style-name="ce7">
            <text:p>Graph Step1a and Step 2</text:p>
          </table:table-cell>
          <table:table-cell table:style-name="ce7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2">
          <table:table-cell/>
          <table:table-cell office:value-type="string" table:style-name="ce102">
            <text:p>Timing Analysis</text:p>
          </table:table-cell>
          <table:table-cell table:number-columns-repeated="2" table:style-name="ce2"/>
          <table:table-cell office:value-type="string" table:style-name="ce7">
            <text:p>Step 3c</text:p>
          </table:table-cell>
          <table:table-cell office:value-type="string" table:style-name="ce8">
            <text:p>Plug Step1b and Step 2 CurveFit prgm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2">
          <table:table-cell/>
          <table:table-cell office:value-type="string" table:style-name="ce102">
            <text:p>O(n^2)</text:p>
          </table:table-cell>
          <table:table-cell table:number-columns-repeated="2" table:style-name="ce2"/>
          <table:table-cell office:value-type="string" table:style-name="ce7">
            <text:p>Step 3d</text:p>
          </table:table-cell>
          <table:table-cell office:value-type="string" table:style-name="ce9">
            <text:p>Fill coeffs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/>
          <table:table-cell table:style-name="ce104"/>
          <table:table-cell table:style-name="ce72"/>
          <table:table-cell table:style-name="ce104"/>
          <table:table-cell office:value-type="string" table:style-name="ce72">
            <text:p>C0 =</text:p>
          </table:table-cell>
          <table:table-cell office:value-type="float" office:value="2.2994599999999998" table:style-name="ce72">
            <text:p>2.29946</text:p>
          </table:table-cell>
          <table:table-cell table:style-name="ce72"/>
          <table:table-cell table:style-name="ce82"/>
          <table:table-cell table:style-name="ce115"/>
          <table:table-cell table:number-columns-repeated="2" table:style-name="ce104"/>
          <table:table-cell table:style-name="ce113"/>
          <table:table-cell table:number-columns-repeated="2" table:style-name="ce11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04"/>
          <table:table-cell table:style-name="ce72"/>
          <table:table-cell table:style-name="ce128"/>
          <table:table-cell office:value-type="string" table:style-name="ce72">
            <text:p>C1 =</text:p>
          </table:table-cell>
          <table:table-cell office:value-type="float" office:value="-2.5238000000000002E-4" table:style-name="ce74">
            <text:p>-2.52E-04</text:p>
          </table:table-cell>
          <table:table-cell table:style-name="ce72"/>
          <table:table-cell table:style-name="ce82"/>
          <table:table-cell table:style-name="ce115"/>
          <table:table-cell office:value-type="string" table:number-columns-spanned="5" table:number-rows-spanned="1" table:style-name="ce91">
            <text:p>Curve Fit</text:p>
          </table:table-cell>
          <table:covered-table-cell table:number-columns-repeated="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04"/>
          <table:table-cell table:style-name="ce72"/>
          <table:table-cell table:style-name="ce128"/>
          <table:table-cell office:value-type="string" table:style-name="ce72">
            <text:p>C2 =</text:p>
          </table:table-cell>
          <table:table-cell office:value-type="float" office:value="1.1161900000000001E-8" table:style-name="ce74">
            <text:p>1.12E-08</text:p>
          </table:table-cell>
          <table:table-cell table:style-name="ce72"/>
          <table:table-cell table:style-name="ce82"/>
          <table:table-cell table:style-name="ce115"/>
          <table:table-cell office:value-type="string" table:number-columns-spanned="5" table:number-rows-spanned="1" table:style-name="ce89">
            <text:p><text:s text:c="2"/>(C2*N^2)*(C1*N^1) + C0*N^0</text:p>
          </table:table-cell>
          <table:covered-table-cell table:number-columns-repeated="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04"/>
          <table:table-cell table:style-name="ce72"/>
          <table:table-cell office:value-type="string" table:number-columns-spanned="2" table:number-rows-spanned="1" table:style-name="ce129">
            <text:p><text:s/>C'' for O(N^2) =<text:s/></text:p>
          </table:table-cell>
          <table:covered-table-cell/>
          <table:table-cell office:value-type="float" office:value="1.6116190000000001E-7" table:formula="of:=[.F6]+0.00000015" table:style-name="ce130">
            <text:p>1.61E-007</text:p>
          </table:table-cell>
          <table:table-cell table:style-name="ce72"/>
          <table:table-cell table:style-name="ce131"/>
          <table:table-cell table:style-name="ce115"/>
          <table:table-cell table:number-columns-spanned="2" table:number-rows-spanned="1" table:style-name="ce100"/>
          <table:covered-table-cell/>
          <table:table-cell table:style-name="ce113"/>
          <table:table-cell table:number-columns-repeated="2" table:style-name="ce11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04"/>
          <table:table-cell table:number-columns-repeated="6" table:style-name="ce72"/>
          <table:table-cell table:number-columns-repeated="3" table:style-name="ce115"/>
          <table:table-cell table:style-name="ce113"/>
          <table:table-cell table:number-columns-repeated="2" table:style-name="ce11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04"/>
          <table:table-cell table:style-name="ce72"/>
          <table:table-cell office:value-type="string" table:style-name="ce105">
            <text:p>Step 2</text:p>
          </table:table-cell>
          <table:table-cell table:number-columns-repeated="3" table:style-name="ce72"/>
          <table:table-cell table:style-name="ce82"/>
          <table:table-cell table:style-name="ce115"/>
          <table:table-cell table:number-columns-repeated="2" table:style-name="ce104"/>
          <table:table-cell table:style-name="ce113"/>
          <table:table-cell table:number-columns-repeated="2" table:style-name="ce11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04"/>
          <table:table-cell table:style-name="ce72"/>
          <table:table-cell office:value-type="string" table:style-name="ce106">
            <text:p>y`</text:p>
          </table:table-cell>
          <table:table-cell office:value-type="string" table:number-columns-spanned="3" table:number-rows-spanned="1" table:style-name="ce132">
            <text:p>Step 3a</text:p>
          </table:table-cell>
          <table:covered-table-cell table:number-columns-repeated="2"/>
          <table:table-cell table:style-name="ce82"/>
          <table:table-cell table:style-name="ce115"/>
          <table:table-cell office:value-type="string" table:number-columns-spanned="1" table:number-rows-spanned="2" table:style-name="ce116">
            <text:p>Step 4</text:p>
          </table:table-cell>
          <table:table-cell office:value-type="string" table:number-columns-spanned="4" table:number-rows-spanned="1" table:style-name="ce117">
            <text:p>Simulate to find the C''' with N^2</text:p>
          </table:table-cell>
          <table:covered-table-cell table:number-columns-repeated="3"/>
          <table:table-cell office:value-type="string" table:style-name="ce118">
            <text:p>Step 5</text:p>
          </table:table-cell>
          <table:table-cell office:value-type="string" table:style-name="ce119">
            <text:p><text:s/>Step 6</text:p>
          </table:table-cell>
          <table:table-cell table:number-columns-repeated="16368"/>
        </table:table-row>
        <table:table-row table:style-name="ro4">
          <table:table-cell/>
          <table:table-cell table:style-name="ce104"/>
          <table:table-cell office:value-type="string" table:style-name="ce105">
            <text:p>Step 1a</text:p>
          </table:table-cell>
          <table:table-cell office:value-type="string" table:style-name="ce108">
            <text:p>f.dat file</text:p>
          </table:table-cell>
          <table:table-cell office:value-type="string" table:number-columns-spanned="3" table:number-rows-spanned="1" table:style-name="ce133">
            <text:p>r.dat file</text:p>
          </table:table-cell>
          <table:covered-table-cell table:number-columns-repeated="2"/>
          <table:table-cell table:style-name="ce97"/>
          <table:table-cell table:style-name="ce115"/>
          <table:covered-table-cell/>
          <table:table-cell office:value-type="string" table:number-columns-spanned="4" table:number-rows-spanned="1" table:style-name="ce117">
            <text:p><text:s/>to show O(N^2)</text:p>
          </table:table-cell>
          <table:covered-table-cell table:number-columns-repeated="3"/>
          <table:table-cell office:value-type="string" table:style-name="ce120">
            <text:p><text:s/>Big O</text:p>
          </table:table-cell>
          <table:table-cell office:value-type="string" table:style-name="ce121">
            <text:p><text:s/>BigO-Simulated</text:p>
          </table:table-cell>
          <table:table-cell table:number-columns-repeated="16368"/>
        </table:table-row>
        <table:table-row table:style-name="ro7">
          <table:table-cell/>
          <table:table-cell table:style-name="ce104"/>
          <table:table-cell table:style-name="ce105"/>
          <table:table-cell table:style-name="ce108"/>
          <table:table-cell table:number-columns-repeated="3" table:style-name="ce109"/>
          <table:table-cell table:style-name="ce97"/>
          <table:table-cell table:style-name="ce115"/>
          <table:table-cell table:style-name="ce122"/>
          <table:table-cell table:number-columns-repeated="3" table:style-name="ce123"/>
          <table:table-cell office:value-type="string" table:style-name="ce124">
            <text:p>Simulated Time (sec)</text:p>
          </table:table-cell>
          <table:table-cell table:style-name="ce120"/>
          <table:table-cell table:style-name="ce121"/>
          <table:table-cell table:number-columns-repeated="16368"/>
        </table:table-row>
        <table:table-row table:style-name="ro8">
          <table:table-cell/>
          <table:table-cell office:value-type="string" table:style-name="ce110">
            <text:p>Count</text:p>
          </table:table-cell>
          <table:table-cell office:value-type="string" table:style-name="ce110">
            <text:p>N</text:p>
          </table:table-cell>
          <table:table-cell office:value-type="string" table:style-name="ce111">
            <text:p>Time(secs)</text:p>
          </table:table-cell>
          <table:table-cell office:value-type="string" table:style-name="ce112">
            <text:p>N^0</text:p>
          </table:table-cell>
          <table:table-cell office:value-type="string" table:style-name="ce112">
            <text:p>N^1</text:p>
          </table:table-cell>
          <table:table-cell office:value-type="string" table:style-name="ce112">
            <text:p>N^2</text:p>
          </table:table-cell>
          <table:table-cell table:style-name="ce87"/>
          <table:table-cell table:style-name="ce115"/>
          <table:table-cell office:value-type="string" table:style-name="ce110">
            <text:p>Count</text:p>
          </table:table-cell>
          <table:table-cell office:value-type="string" table:style-name="ce112">
            <text:p>N^0</text:p>
          </table:table-cell>
          <table:table-cell office:value-type="string" table:style-name="ce112">
            <text:p>N^1</text:p>
          </table:table-cell>
          <table:table-cell office:value-type="string" table:style-name="ce125">
            <text:p>N^2</text:p>
          </table:table-cell>
          <table:table-cell office:value-type="string" table:style-name="ce124">
            <text:p>Curve Fit</text:p>
          </table:table-cell>
          <table:table-cell office:value-type="string" table:style-name="ce126">
            <text:p>C'*g(N^2)</text:p>
          </table:table-cell>
          <table:table-cell office:value-type="string" table:style-name="ce127">
            <text:p>Deviation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" table:style-name="ce72">
            <text:p>1</text:p>
          </table:table-cell>
          <table:table-cell office:value-type="float" office:value="12000" table:style-name="ce73">
            <text:p>1.2E+04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2000" table:formula="of:=[.C14]" table:style-name="ce73">
            <text:p>1.2E+04</text:p>
          </table:table-cell>
          <table:table-cell office:value-type="float" office:value="144000000" table:formula="of:=[.F14]*[.F14]" table:style-name="ce74">
            <text:p>1.44E+08</text:p>
          </table:table-cell>
          <table:table-cell table:style-name="ce74"/>
          <table:table-cell table:style-name="ce4"/>
          <table:table-cell office:value-type="float" office:value="1" table:style-name="ce2">
            <text:p>1</text:p>
          </table:table-cell>
          <table:table-cell office:value-type="float" office:value="1" table:formula="of:=[.L14]^0" table:style-name="ce42">
            <text:p>1</text:p>
          </table:table-cell>
          <table:table-cell office:value-type="float" office:value="12000" table:formula="of:=[.C14]" table:style-name="ce83">
            <text:p>1.2E+04</text:p>
          </table:table-cell>
          <table:table-cell office:value-type="float" office:value="144000000" table:formula="of:=[.L14]*[.L14]" table:style-name="ce6">
            <text:p>1.44E+08</text:p>
          </table:table-cell>
          <table:table-cell office:value-type="float" office:value="0.87821359999999982" table:formula="of:=[.$F$6]*[.M14]+[.L14]*[.$F$5]+[.$F$4]*[.K14]" table:style-name="ce6">
            <text:p>8.78E-01</text:p>
          </table:table-cell>
          <table:table-cell office:value-type="float" office:value="23.207313599999999" table:formula="of:=([.M14]*[.$F$7])" table:style-name="ce6">
            <text:p>2.32E+01</text:p>
          </table:table-cell>
          <table:table-cell office:value-type="float" office:value="22.3291" table:formula="of:=[.O14]-[.N14]" table:style-name="ce11">
            <text:p>2.23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2" table:style-name="ce72">
            <text:p>2</text:p>
          </table:table-cell>
          <table:table-cell office:value-type="float" office:value="15000" table:style-name="ce73">
            <text:p>1.5E+04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5000" table:formula="of:=[.C15]" table:style-name="ce73">
            <text:p>1.5E+04</text:p>
          </table:table-cell>
          <table:table-cell office:value-type="float" office:value="225000000" table:formula="of:=[.F15]*[.F15]" table:style-name="ce74">
            <text:p>2.25E+08</text:p>
          </table:table-cell>
          <table:table-cell table:style-name="ce74"/>
          <table:table-cell table:style-name="ce4"/>
          <table:table-cell office:value-type="float" office:value="2" table:style-name="ce2">
            <text:p>2</text:p>
          </table:table-cell>
          <table:table-cell office:value-type="float" office:value="1" table:formula="of:=[.L15]^0" table:style-name="ce42">
            <text:p>1</text:p>
          </table:table-cell>
          <table:table-cell office:value-type="float" office:value="13000" table:formula="of:=[.L14]+1000" table:style-name="ce83">
            <text:p>1.3E+04</text:p>
          </table:table-cell>
          <table:table-cell office:value-type="float" office:value="169000000" table:formula="of:=[.L15]*[.L15]" table:style-name="ce6">
            <text:p>1.69E+08</text:p>
          </table:table-cell>
          <table:table-cell office:value-type="float" office:value="0.90488109999999966" table:formula="of:=[.$F$6]*[.M15]+[.L15]*[.$F$5]+[.$F$4]*[.K15]" table:style-name="ce6">
            <text:p>9.05E-01</text:p>
          </table:table-cell>
          <table:table-cell office:value-type="float" office:value="27.2363611" table:formula="of:=([.M15]*[.$F$7])" table:style-name="ce6">
            <text:p>2.72E+01</text:p>
          </table:table-cell>
          <table:table-cell office:value-type="float" office:value="26.331479999999999" table:formula="of:=[.O15]-[.N15]" table:style-name="ce11">
            <text:p>2.63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3" table:style-name="ce72">
            <text:p>3</text:p>
          </table:table-cell>
          <table:table-cell office:value-type="float" office:value="16000" table:formula="of:=[.C15]+1000" table:style-name="ce73">
            <text:p>1.6E+04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6000" table:formula="of:=[.C16]" table:style-name="ce73">
            <text:p>1.6E+04</text:p>
          </table:table-cell>
          <table:table-cell office:value-type="float" office:value="256000000" table:formula="of:=[.F16]*[.F16]" table:style-name="ce74">
            <text:p>2.56E+08</text:p>
          </table:table-cell>
          <table:table-cell table:style-name="ce74"/>
          <table:table-cell table:style-name="ce4"/>
          <table:table-cell office:value-type="float" office:value="3" table:style-name="ce2">
            <text:p>3</text:p>
          </table:table-cell>
          <table:table-cell office:value-type="float" office:value="1" table:formula="of:=[.L16]^0" table:style-name="ce42">
            <text:p>1</text:p>
          </table:table-cell>
          <table:table-cell office:value-type="float" office:value="14000" table:formula="of:=[.L15]+1000" table:style-name="ce83">
            <text:p>1.4E+04</text:p>
          </table:table-cell>
          <table:table-cell office:value-type="float" office:value="196000000" table:formula="of:=[.L16]*[.L16]" table:style-name="ce6">
            <text:p>1.96E+08</text:p>
          </table:table-cell>
          <table:table-cell office:value-type="float" office:value="0.95387239999999984" table:formula="of:=[.$F$6]*[.M16]+[.L16]*[.$F$5]+[.$F$4]*[.K16]" table:style-name="ce6">
            <text:p>9.54E-01</text:p>
          </table:table-cell>
          <table:table-cell office:value-type="float" office:value="31.5877324" table:formula="of:=([.M16]*[.$F$7])" table:style-name="ce6">
            <text:p>3.16E+01</text:p>
          </table:table-cell>
          <table:table-cell office:value-type="float" office:value="30.633859999999999" table:formula="of:=[.O16]-[.N16]" table:style-name="ce11">
            <text:p>3.06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4" table:style-name="ce72">
            <text:p>4</text:p>
          </table:table-cell>
          <table:table-cell office:value-type="float" office:value="17000" table:formula="of:=[.C16]+1000" table:style-name="ce73">
            <text:p>1.7E+04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7000" table:formula="of:=[.C17]" table:style-name="ce73">
            <text:p>1.7E+04</text:p>
          </table:table-cell>
          <table:table-cell office:value-type="float" office:value="289000000" table:formula="of:=[.F17]*[.F17]" table:style-name="ce74">
            <text:p>2.89E+08</text:p>
          </table:table-cell>
          <table:table-cell table:style-name="ce74"/>
          <table:table-cell table:style-name="ce4"/>
          <table:table-cell office:value-type="float" office:value="4" table:style-name="ce2">
            <text:p>4</text:p>
          </table:table-cell>
          <table:table-cell office:value-type="float" office:value="1" table:formula="of:=[.L17]^0" table:style-name="ce42">
            <text:p>1</text:p>
          </table:table-cell>
          <table:table-cell office:value-type="float" office:value="15000" table:formula="of:=[.L16]+1000" table:style-name="ce83">
            <text:p>1.5E+04</text:p>
          </table:table-cell>
          <table:table-cell office:value-type="float" office:value="225000000" table:formula="of:=[.L17]*[.L17]" table:style-name="ce6">
            <text:p>2.25E+08</text:p>
          </table:table-cell>
          <table:table-cell office:value-type="float" office:value="1.0251874999999995" table:formula="of:=[.$F$6]*[.M17]+[.L17]*[.$F$5]+[.$F$4]*[.K17]" table:style-name="ce6">
            <text:p>1.03E+00</text:p>
          </table:table-cell>
          <table:table-cell office:value-type="float" office:value="36.261427500000003" table:formula="of:=([.M17]*[.$F$7])" table:style-name="ce6">
            <text:p>3.63E+01</text:p>
          </table:table-cell>
          <table:table-cell office:value-type="float" office:value="35.236240000000002" table:formula="of:=[.O17]-[.N17]" table:style-name="ce11">
            <text:p>3.52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5" table:style-name="ce72">
            <text:p>5</text:p>
          </table:table-cell>
          <table:table-cell office:value-type="float" office:value="20000" table:style-name="ce73">
            <text:p>2.0E+04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20000" table:formula="of:=[.C18]" table:style-name="ce73">
            <text:p>2.0E+04</text:p>
          </table:table-cell>
          <table:table-cell office:value-type="float" office:value="400000000" table:formula="of:=[.F18]*[.F18]" table:style-name="ce74">
            <text:p>4.00E+08</text:p>
          </table:table-cell>
          <table:table-cell table:style-name="ce74"/>
          <table:table-cell table:style-name="ce4"/>
          <table:table-cell office:value-type="float" office:value="5" table:style-name="ce2">
            <text:p>5</text:p>
          </table:table-cell>
          <table:table-cell office:value-type="float" office:value="1" table:formula="of:=[.L18]^0" table:style-name="ce42">
            <text:p>1</text:p>
          </table:table-cell>
          <table:table-cell office:value-type="float" office:value="16000" table:formula="of:=[.L17]+1000" table:style-name="ce83">
            <text:p>1.6E+04</text:p>
          </table:table-cell>
          <table:table-cell office:value-type="float" office:value="256000000" table:formula="of:=[.L18]*[.L18]" table:style-name="ce6">
            <text:p>2.56E+08</text:p>
          </table:table-cell>
          <table:table-cell office:value-type="float" office:value="1.1188264000000001" table:formula="of:=[.$F$6]*[.M18]+[.L18]*[.$F$5]+[.$F$4]*[.K18]" table:style-name="ce6">
            <text:p>1.12E+00</text:p>
          </table:table-cell>
          <table:table-cell office:value-type="float" office:value="41.257446399999999" table:formula="of:=([.M18]*[.$F$7])" table:style-name="ce6">
            <text:p>4.13E+01</text:p>
          </table:table-cell>
          <table:table-cell office:value-type="float" office:value="40.138619999999996" table:formula="of:=[.O18]-[.N18]" table:style-name="ce11">
            <text:p>4.01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6" table:style-name="ce72">
            <text:p>6</text:p>
          </table:table-cell>
          <table:table-cell office:value-type="float" office:value="25000" table:style-name="ce73">
            <text:p>2.5E+04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25000" table:formula="of:=[.C19]" table:style-name="ce73">
            <text:p>2.5E+04</text:p>
          </table:table-cell>
          <table:table-cell office:value-type="float" office:value="625000000" table:formula="of:=[.F19]*[.F19]" table:style-name="ce74">
            <text:p>6.25E+08</text:p>
          </table:table-cell>
          <table:table-cell table:style-name="ce74"/>
          <table:table-cell table:style-name="ce4"/>
          <table:table-cell office:value-type="float" office:value="6" table:style-name="ce2">
            <text:p>6</text:p>
          </table:table-cell>
          <table:table-cell office:value-type="float" office:value="1" table:formula="of:=[.L19]^0" table:style-name="ce42">
            <text:p>1</text:p>
          </table:table-cell>
          <table:table-cell office:value-type="float" office:value="17000" table:formula="of:=[.L18]+1000" table:style-name="ce83">
            <text:p>1.7E+04</text:p>
          </table:table-cell>
          <table:table-cell office:value-type="float" office:value="289000000" table:formula="of:=[.L19]*[.L19]" table:style-name="ce6">
            <text:p>2.89E+08</text:p>
          </table:table-cell>
          <table:table-cell office:value-type="float" office:value="1.2347890999999995" table:formula="of:=[.$F$6]*[.M19]+[.L19]*[.$F$5]+[.$F$4]*[.K19]" table:style-name="ce6">
            <text:p>1.23E+00</text:p>
          </table:table-cell>
          <table:table-cell office:value-type="float" office:value="46.575789100000001" table:formula="of:=([.M19]*[.$F$7])" table:style-name="ce6">
            <text:p>4.66E+01</text:p>
          </table:table-cell>
          <table:table-cell office:value-type="float" office:value="45.341000000000001" table:formula="of:=[.O19]-[.N19]" table:style-name="ce11">
            <text:p>4.53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7" table:style-name="ce72">
            <text:p>7</text:p>
          </table:table-cell>
          <table:table-cell office:value-type="float" office:value="30000" table:style-name="ce73">
            <text:p>3.0E+04</text:p>
          </table:table-cell>
          <table:table-cell office:value-type="float" office:value="4" table:style-name="ce72">
            <text:p>4</text:p>
          </table:table-cell>
          <table:table-cell office:value-type="float" office:value="1" table:style-name="ce72">
            <text:p>1</text:p>
          </table:table-cell>
          <table:table-cell office:value-type="float" office:value="30000" table:formula="of:=[.C20]" table:style-name="ce73">
            <text:p>3.0E+04</text:p>
          </table:table-cell>
          <table:table-cell office:value-type="float" office:value="900000000" table:formula="of:=[.F20]*[.F20]" table:style-name="ce74">
            <text:p>9.00E+08</text:p>
          </table:table-cell>
          <table:table-cell table:style-name="ce74"/>
          <table:table-cell table:style-name="ce4"/>
          <table:table-cell office:value-type="float" office:value="7" table:style-name="ce2">
            <text:p>7</text:p>
          </table:table-cell>
          <table:table-cell office:value-type="float" office:value="1" table:formula="of:=[.L20]^0" table:style-name="ce42">
            <text:p>1</text:p>
          </table:table-cell>
          <table:table-cell office:value-type="float" office:value="18000" table:formula="of:=[.L19]+1000" table:style-name="ce83">
            <text:p>1.8E+04</text:p>
          </table:table-cell>
          <table:table-cell office:value-type="float" office:value="324000000" table:formula="of:=[.L20]*[.L20]" table:style-name="ce6">
            <text:p>3.24E+08</text:p>
          </table:table-cell>
          <table:table-cell office:value-type="float" office:value="1.3730756" table:formula="of:=[.$F$6]*[.M20]+[.L20]*[.$F$5]+[.$F$4]*[.K20]" table:style-name="ce6">
            <text:p>1.37E+00</text:p>
          </table:table-cell>
          <table:table-cell office:value-type="float" office:value="52.216455600000003" table:formula="of:=([.M20]*[.$F$7])" table:style-name="ce6">
            <text:p>5.22E+01</text:p>
          </table:table-cell>
          <table:table-cell office:value-type="float" office:value="50.843380000000003" table:formula="of:=[.O20]-[.N20]" table:style-name="ce11">
            <text:p>5.08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8" table:style-name="ce72">
            <text:p>8</text:p>
          </table:table-cell>
          <table:table-cell office:value-type="float" office:value="30000" table:style-name="ce73">
            <text:p>3.0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000" table:formula="of:=[.C21]" table:style-name="ce73">
            <text:p>3.0E+04</text:p>
          </table:table-cell>
          <table:table-cell office:value-type="float" office:value="900000000" table:formula="of:=[.F21]*[.F21]" table:style-name="ce74">
            <text:p>9.00E+08</text:p>
          </table:table-cell>
          <table:table-cell table:style-name="ce74"/>
          <table:table-cell table:style-name="ce4"/>
          <table:table-cell office:value-type="float" office:value="8" table:style-name="ce2">
            <text:p>8</text:p>
          </table:table-cell>
          <table:table-cell office:value-type="float" office:value="1" table:formula="of:=[.L21]^0" table:style-name="ce42">
            <text:p>1</text:p>
          </table:table-cell>
          <table:table-cell office:value-type="float" office:value="19000" table:formula="of:=[.L20]+1000" table:style-name="ce83">
            <text:p>1.9E+04</text:p>
          </table:table-cell>
          <table:table-cell office:value-type="float" office:value="361000000" table:formula="of:=[.L21]*[.L21]" table:style-name="ce6">
            <text:p>3.61E+08</text:p>
          </table:table-cell>
          <table:table-cell office:value-type="float" office:value="1.5336858999999992" table:formula="of:=[.$F$6]*[.M21]+[.L21]*[.$F$5]+[.$F$4]*[.K21]" table:style-name="ce6">
            <text:p>1.53E+00</text:p>
          </table:table-cell>
          <table:table-cell office:value-type="float" office:value="58.179445900000005" table:formula="of:=([.M21]*[.$F$7])" table:style-name="ce6">
            <text:p>5.82E+01</text:p>
          </table:table-cell>
          <table:table-cell office:value-type="float" office:value="56.645760000000003" table:formula="of:=[.O21]-[.N21]" table:style-name="ce11">
            <text:p>5.66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9" table:style-name="ce72">
            <text:p>9</text:p>
          </table:table-cell>
          <table:table-cell office:value-type="float" office:value="30100" table:style-name="ce74">
            <text:p>3.01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100" table:formula="of:=[.C22]" table:style-name="ce74">
            <text:p>3.01E+04</text:p>
          </table:table-cell>
          <table:table-cell office:value-type="float" office:value="906010000" table:formula="of:=[.F22]*[.F22]" table:style-name="ce74">
            <text:p>9.06E+08</text:p>
          </table:table-cell>
          <table:table-cell table:style-name="ce74"/>
          <table:table-cell table:style-name="ce4"/>
          <table:table-cell office:value-type="float" office:value="9" table:style-name="ce2">
            <text:p>9</text:p>
          </table:table-cell>
          <table:table-cell office:value-type="float" office:value="1" table:formula="of:=[.L22]^0" table:style-name="ce42">
            <text:p>1</text:p>
          </table:table-cell>
          <table:table-cell office:value-type="float" office:value="20000" table:formula="of:=[.L21]+1000" table:style-name="ce83">
            <text:p>2.0E+04</text:p>
          </table:table-cell>
          <table:table-cell office:value-type="float" office:value="400000000" table:formula="of:=[.L22]*[.L22]" table:style-name="ce6">
            <text:p>4.00E+08</text:p>
          </table:table-cell>
          <table:table-cell office:value-type="float" office:value="1.7166199999999998" table:formula="of:=[.$F$6]*[.M22]+[.L22]*[.$F$5]+[.$F$4]*[.K22]" table:style-name="ce6">
            <text:p>1.72E+00</text:p>
          </table:table-cell>
          <table:table-cell office:value-type="float" office:value="64.464759999999998" table:formula="of:=([.M22]*[.$F$7])" table:style-name="ce6">
            <text:p>6.45E+01</text:p>
          </table:table-cell>
          <table:table-cell office:value-type="float" office:value="62.748139999999999" table:formula="of:=[.O22]-[.N22]" table:style-name="ce11">
            <text:p>6.27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0" table:style-name="ce72">
            <text:p>10</text:p>
          </table:table-cell>
          <table:table-cell office:value-type="float" office:value="30200" table:style-name="ce74">
            <text:p>3.02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200" table:formula="of:=[.C23]" table:style-name="ce74">
            <text:p>3.02E+04</text:p>
          </table:table-cell>
          <table:table-cell office:value-type="float" office:value="912040000" table:formula="of:=[.F23]*[.F23]" table:style-name="ce74">
            <text:p>9.12E+08</text:p>
          </table:table-cell>
          <table:table-cell table:style-name="ce74"/>
          <table:table-cell table:style-name="ce4"/>
          <table:table-cell office:value-type="float" office:value="10" table:style-name="ce2">
            <text:p>10</text:p>
          </table:table-cell>
          <table:table-cell office:value-type="float" office:value="1" table:formula="of:=[.L23]^0" table:style-name="ce42">
            <text:p>1</text:p>
          </table:table-cell>
          <table:table-cell office:value-type="float" office:value="21000" table:formula="of:=[.L22]+1000" table:style-name="ce83">
            <text:p>2.1E+04</text:p>
          </table:table-cell>
          <table:table-cell office:value-type="float" office:value="441000000" table:formula="of:=[.L23]*[.L23]" table:style-name="ce6">
            <text:p>4.41E+08</text:p>
          </table:table-cell>
          <table:table-cell office:value-type="float" office:value="1.9218778999999993" table:formula="of:=[.$F$6]*[.M23]+[.L23]*[.$F$5]+[.$F$4]*[.K23]" table:style-name="ce6">
            <text:p>1.92E+00</text:p>
          </table:table-cell>
          <table:table-cell office:value-type="float" office:value="71.072397899999999" table:formula="of:=([.M23]*[.$F$7])" table:style-name="ce6">
            <text:p>7.11E+01</text:p>
          </table:table-cell>
          <table:table-cell office:value-type="float" office:value="69.15052" table:formula="of:=[.O23]-[.N23]" table:style-name="ce11">
            <text:p>6.92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1" table:style-name="ce72">
            <text:p>11</text:p>
          </table:table-cell>
          <table:table-cell office:value-type="float" office:value="30300" table:style-name="ce74">
            <text:p>3.03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300" table:formula="of:=[.C24]" table:style-name="ce74">
            <text:p>3.03E+04</text:p>
          </table:table-cell>
          <table:table-cell office:value-type="float" office:value="918090000" table:formula="of:=[.F24]*[.F24]" table:style-name="ce74">
            <text:p>9.18E+08</text:p>
          </table:table-cell>
          <table:table-cell table:style-name="ce74"/>
          <table:table-cell table:style-name="ce4"/>
          <table:table-cell office:value-type="float" office:value="11" table:style-name="ce2">
            <text:p>11</text:p>
          </table:table-cell>
          <table:table-cell office:value-type="float" office:value="1" table:formula="of:=[.L24]^0" table:style-name="ce42">
            <text:p>1</text:p>
          </table:table-cell>
          <table:table-cell office:value-type="float" office:value="22000" table:formula="of:=[.L23]+1000" table:style-name="ce83">
            <text:p>2.2E+04</text:p>
          </table:table-cell>
          <table:table-cell office:value-type="float" office:value="484000000" table:formula="of:=[.L24]*[.L24]" table:style-name="ce6">
            <text:p>4.84E+08</text:p>
          </table:table-cell>
          <table:table-cell office:value-type="float" office:value="2.1494596000000001" table:formula="of:=[.$F$6]*[.M24]+[.L24]*[.$F$5]+[.$F$4]*[.K24]" table:style-name="ce6">
            <text:p>2.15E+00</text:p>
          </table:table-cell>
          <table:table-cell office:value-type="float" office:value="78.002359600000005" table:formula="of:=([.M24]*[.$F$7])" table:style-name="ce6">
            <text:p>7.80E+01</text:p>
          </table:table-cell>
          <table:table-cell office:value-type="float" office:value="75.852900000000005" table:formula="of:=[.O24]-[.N24]" table:style-name="ce11">
            <text:p>7.59E+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2" table:style-name="ce72">
            <text:p>12</text:p>
          </table:table-cell>
          <table:table-cell office:value-type="float" office:value="30400" table:style-name="ce74">
            <text:p>3.04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400" table:formula="of:=[.C25]" table:style-name="ce74">
            <text:p>3.04E+04</text:p>
          </table:table-cell>
          <table:table-cell office:value-type="float" office:value="924160000" table:formula="of:=[.F25]*[.F25]" table:style-name="ce74">
            <text:p>9.24E+08</text:p>
          </table:table-cell>
          <table:table-cell table:style-name="ce81"/>
          <table:table-cell table:style-name="ce4"/>
          <table:table-cell office:value-type="float" office:value="12" table:style-name="ce2">
            <text:p>12</text:p>
          </table:table-cell>
          <table:table-cell office:value-type="float" office:value="1" table:formula="of:=[.L25]^0" table:style-name="ce42">
            <text:p>1</text:p>
          </table:table-cell>
          <table:table-cell office:value-type="float" office:value="23000" table:formula="of:=[.L24]+1000" table:style-name="ce83">
            <text:p>2.3E+04</text:p>
          </table:table-cell>
          <table:table-cell office:value-type="float" office:value="529000000" table:formula="of:=[.L25]*[.L25]" table:style-name="ce6">
            <text:p>5.29E+08</text:p>
          </table:table-cell>
          <table:table-cell office:value-type="float" office:value="2.3993650999999998" table:formula="of:=[.$F$6]*[.M25]+[.L25]*[.$F$5]+[.$F$4]*[.K25]" table:style-name="ce6">
            <text:p>2.40E+00</text:p>
          </table:table-cell>
          <table:table-cell office:value-type="float" office:value="85.254645100000005" table:formula="of:=([.M25]*[.$F$7])" table:style-name="ce6">
            <text:p>8.53E+01</text:p>
          </table:table-cell>
          <table:table-cell office:value-type="float" office:value="82.855280000000008" table:formula="of:=[.O25]-[.N25]" table:style-name="ce11">
            <text:p>8.29E+01</text:p>
          </table:table-cell>
          <table:table-cell table:number-columns-repeated="16368"/>
        </table:table-row>
        <table:table-row table:style-name="ro4">
          <table:table-cell/>
          <table:table-cell table:style-name="ce72"/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81"/>
          <table:table-cell table:style-name="ce4"/>
          <table:table-cell office:value-type="float" office:value="13" table:style-name="ce2">
            <text:p>13</text:p>
          </table:table-cell>
          <table:table-cell office:value-type="float" office:value="1" table:formula="of:=[.L26]^0" table:style-name="ce42">
            <text:p>1</text:p>
          </table:table-cell>
          <table:table-cell office:value-type="float" office:value="24000" table:formula="of:=[.L25]+1000" table:style-name="ce83">
            <text:p>2.4E+04</text:p>
          </table:table-cell>
          <table:table-cell office:value-type="float" office:value="576000000" table:formula="of:=[.L26]*[.L26]" table:style-name="ce6">
            <text:p>5.76E+08</text:p>
          </table:table-cell>
          <table:table-cell office:value-type="float" office:value="2.6715944" table:formula="of:=[.$F$6]*[.M26]+[.L26]*[.$F$5]+[.$F$4]*[.K26]" table:style-name="ce6">
            <text:p>2.67E+00</text:p>
          </table:table-cell>
          <table:table-cell office:value-type="float" office:value="92.829254399999996" table:formula="of:=([.M26]*[.$F$7])" table:style-name="ce6">
            <text:p>9.28E+01</text:p>
          </table:table-cell>
          <table:table-cell office:value-type="float" office:value="90.157659999999993" table:formula="of:=[.O26]-[.N26]" table:style-name="ce11">
            <text:p>9.02E+01</text:p>
          </table:table-cell>
          <table:table-cell table:number-columns-repeated="16368"/>
        </table:table-row>
        <table:table-row table:style-name="ro4">
          <table:table-cell table:style-name="ce1">
            <draw:frame draw:z-index="1" draw:id="id1" draw:style-name="a1" draw:name="Chart 2" svg:x="0.13542in" svg:y="0.20591in" svg:width="6.63542in" svg:height="5.7003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string" table:style-name="ce24">
            <text:p>Step 3b &amp; 7 Graph</text:p>
          </table:table-cell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81"/>
          <table:table-cell table:style-name="ce4"/>
          <table:table-cell office:value-type="float" office:value="14" table:style-name="ce2">
            <text:p>14</text:p>
          </table:table-cell>
          <table:table-cell office:value-type="float" office:value="1" table:formula="of:=[.L27]^0" table:style-name="ce42">
            <text:p>1</text:p>
          </table:table-cell>
          <table:table-cell office:value-type="float" office:value="25000" table:formula="of:=[.L26]+1000" table:style-name="ce83">
            <text:p>2.5E+04</text:p>
          </table:table-cell>
          <table:table-cell office:value-type="float" office:value="625000000" table:formula="of:=[.L27]*[.L27]" table:style-name="ce6">
            <text:p>6.25E+08</text:p>
          </table:table-cell>
          <table:table-cell office:value-type="float" office:value="2.966147499999999" table:formula="of:=[.$F$6]*[.M27]+[.L27]*[.$F$5]+[.$F$4]*[.K27]" table:style-name="ce6">
            <text:p>2.97E+00</text:p>
          </table:table-cell>
          <table:table-cell office:value-type="float" office:value="100.72618750000001" table:formula="of:=([.M27]*[.$F$7])" table:style-name="ce6">
            <text:p>1.01E+02</text:p>
          </table:table-cell>
          <table:table-cell office:value-type="float" office:value="97.760040000000004" table:formula="of:=[.O27]-[.N27]" table:style-name="ce11">
            <text:p>9.78E+01</text:p>
          </table:table-cell>
          <table:table-cell table:number-columns-repeated="16368"/>
        </table:table-row>
        <table:table-row table:style-name="ro4">
          <table:table-cell/>
          <table:table-cell table:style-name="ce72"/>
          <table:table-cell table:style-name="ce75"/>
          <table:table-cell table:number-columns-repeated="2" table:style-name="ce72"/>
          <table:table-cell table:style-name="ce73"/>
          <table:table-cell table:style-name="ce74"/>
          <table:table-cell table:style-name="ce81"/>
          <table:table-cell table:style-name="ce4"/>
          <table:table-cell office:value-type="float" office:value="15" table:style-name="ce2">
            <text:p>15</text:p>
          </table:table-cell>
          <table:table-cell office:value-type="float" office:value="1" table:formula="of:=[.L28]^0" table:style-name="ce42">
            <text:p>1</text:p>
          </table:table-cell>
          <table:table-cell office:value-type="float" office:value="26000" table:formula="of:=[.L27]+1000" table:style-name="ce83">
            <text:p>2.6E+04</text:p>
          </table:table-cell>
          <table:table-cell office:value-type="float" office:value="676000000" table:formula="of:=[.L28]*[.L28]" table:style-name="ce6">
            <text:p>6.76E+08</text:p>
          </table:table-cell>
          <table:table-cell office:value-type="float" office:value="3.2830243999999995" table:formula="of:=[.$F$6]*[.M28]+[.L28]*[.$F$5]+[.$F$4]*[.K28]" table:style-name="ce6">
            <text:p>3.28E+00</text:p>
          </table:table-cell>
          <table:table-cell office:value-type="float" office:value="108.9454444" table:formula="of:=([.M28]*[.$F$7])" table:style-name="ce6">
            <text:p>1.09E+02</text:p>
          </table:table-cell>
          <table:table-cell office:value-type="float" office:value="105.66242" table:formula="of:=[.O28]-[.N28]" table:style-name="ce11">
            <text:p>1.06E+02</text:p>
          </table:table-cell>
          <table:table-cell table:number-columns-repeated="16368"/>
        </table:table-row>
        <table:table-row table:style-name="ro4">
          <table:table-cell/>
          <table:table-cell table:style-name="ce72"/>
          <table:table-cell table:style-name="ce75"/>
          <table:table-cell table:number-columns-repeated="2" table:style-name="ce72"/>
          <table:table-cell table:style-name="ce73"/>
          <table:table-cell table:style-name="ce74"/>
          <table:table-cell table:style-name="ce82"/>
          <table:table-cell table:style-name="ce4"/>
          <table:table-cell office:value-type="float" office:value="16" table:style-name="ce2">
            <text:p>16</text:p>
          </table:table-cell>
          <table:table-cell office:value-type="float" office:value="1" table:formula="of:=[.L29]^0" table:style-name="ce42">
            <text:p>1</text:p>
          </table:table-cell>
          <table:table-cell office:value-type="float" office:value="27000" table:formula="of:=[.L28]+1000" table:style-name="ce83">
            <text:p>2.7E+04</text:p>
          </table:table-cell>
          <table:table-cell office:value-type="float" office:value="729000000" table:formula="of:=[.L29]*[.L29]" table:style-name="ce6">
            <text:p>7.29E+08</text:p>
          </table:table-cell>
          <table:table-cell office:value-type="float" office:value="3.6222250999999996" table:formula="of:=[.$F$6]*[.M29]+[.L29]*[.$F$5]+[.$F$4]*[.K29]" table:style-name="ce6">
            <text:p>3.62E+00</text:p>
          </table:table-cell>
          <table:table-cell office:value-type="float" office:value="117.4870251" table:formula="of:=([.M29]*[.$F$7])" table:style-name="ce6">
            <text:p>1.17E+02</text:p>
          </table:table-cell>
          <table:table-cell office:value-type="float" office:value="113.8648" table:formula="of:=[.O29]-[.N29]" table:style-name="ce11">
            <text:p>1.14E+02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73"/>
          <table:table-cell table:number-columns-repeated="4" table:style-name="ce2"/>
          <table:table-cell table:style-name="ce3"/>
          <table:table-cell table:style-name="ce4"/>
          <table:table-cell office:value-type="float" office:value="17" table:style-name="ce2">
            <text:p>17</text:p>
          </table:table-cell>
          <table:table-cell office:value-type="float" office:value="1" table:formula="of:=[.L30]^0" table:style-name="ce42">
            <text:p>1</text:p>
          </table:table-cell>
          <table:table-cell office:value-type="float" office:value="28000" table:formula="of:=[.L29]+1000" table:style-name="ce83">
            <text:p>2.8E+04</text:p>
          </table:table-cell>
          <table:table-cell office:value-type="float" office:value="784000000" table:formula="of:=[.L30]*[.L30]" table:style-name="ce6">
            <text:p>7.84E+08</text:p>
          </table:table-cell>
          <table:table-cell office:value-type="float" office:value="3.9837496000000003" table:formula="of:=[.$F$6]*[.M30]+[.L30]*[.$F$5]+[.$F$4]*[.K30]" table:style-name="ce6">
            <text:p>3.98E+00</text:p>
          </table:table-cell>
          <table:table-cell office:value-type="float" office:value="126.3509296" table:formula="of:=([.M30]*[.$F$7])" table:style-name="ce6">
            <text:p>1.26E+02</text:p>
          </table:table-cell>
          <table:table-cell office:value-type="float" office:value="122.36718" table:formula="of:=[.O30]-[.N30]" table:style-name="ce11">
            <text:p>1.22E+02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8" table:style-name="ce2">
            <text:p>18</text:p>
          </table:table-cell>
          <table:table-cell office:value-type="float" office:value="1" table:formula="of:=[.L31]^0" table:style-name="ce42">
            <text:p>1</text:p>
          </table:table-cell>
          <table:table-cell office:value-type="float" office:value="29000" table:formula="of:=[.L30]+1000" table:style-name="ce83">
            <text:p>2.9E+04</text:p>
          </table:table-cell>
          <table:table-cell office:value-type="float" office:value="841000000" table:formula="of:=[.L31]*[.L31]" table:style-name="ce6">
            <text:p>8.41E+08</text:p>
          </table:table-cell>
          <table:table-cell office:value-type="float" office:value="4.3675978999999989" table:formula="of:=[.$F$6]*[.M31]+[.L31]*[.$F$5]+[.$F$4]*[.K31]" table:style-name="ce6">
            <text:p>4.37E+00</text:p>
          </table:table-cell>
          <table:table-cell office:value-type="float" office:value="135.53715790000001" table:formula="of:=([.M31]*[.$F$7])" table:style-name="ce6">
            <text:p>1.36E+02</text:p>
          </table:table-cell>
          <table:table-cell office:value-type="float" office:value="131.16956000000002" table:formula="of:=[.O31]-[.N31]" table:style-name="ce11">
            <text:p>1.31E+02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9" table:style-name="ce2">
            <text:p>19</text:p>
          </table:table-cell>
          <table:table-cell office:value-type="float" office:value="1" table:formula="of:=[.L32]^0" table:style-name="ce42">
            <text:p>1</text:p>
          </table:table-cell>
          <table:table-cell office:value-type="float" office:value="30000" table:formula="of:=[.L31]+1000" table:style-name="ce83">
            <text:p>3.0E+04</text:p>
          </table:table-cell>
          <table:table-cell office:value-type="float" office:value="900000000" table:formula="of:=[.L32]*[.L32]" table:style-name="ce6">
            <text:p>9.00E+08</text:p>
          </table:table-cell>
          <table:table-cell office:value-type="float" office:value="4.773769999999999" table:formula="of:=[.$F$6]*[.M32]+[.L32]*[.$F$5]+[.$F$4]*[.K32]" table:style-name="ce6">
            <text:p>4.77E+00</text:p>
          </table:table-cell>
          <table:table-cell office:value-type="float" office:value="145.04571000000001" table:formula="of:=([.M32]*[.$F$7])" table:style-name="ce6">
            <text:p>1.45E+02</text:p>
          </table:table-cell>
          <table:table-cell office:value-type="float" office:value="140.27194000000003" table:formula="of:=[.O32]-[.N32]" table:style-name="ce11">
            <text:p>1.40E+02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0" table:style-name="ce2">
            <text:p>20</text:p>
          </table:table-cell>
          <table:table-cell office:value-type="float" office:value="1" table:formula="of:=[.L33]^0" table:style-name="ce42">
            <text:p>1</text:p>
          </table:table-cell>
          <table:table-cell office:value-type="float" office:value="31000" table:formula="of:=[.L32]+1000" table:style-name="ce83">
            <text:p>3.1E+04</text:p>
          </table:table-cell>
          <table:table-cell office:value-type="float" office:value="961000000" table:formula="of:=[.L33]*[.L33]" table:style-name="ce6">
            <text:p>9.61E+08</text:p>
          </table:table-cell>
          <table:table-cell office:value-type="float" office:value="5.2022658999999996" table:formula="of:=[.$F$6]*[.M33]+[.L33]*[.$F$5]+[.$F$4]*[.K33]" table:style-name="ce6">
            <text:p>5.20E+00</text:p>
          </table:table-cell>
          <table:table-cell office:value-type="float" office:value="154.87658590000001" table:formula="of:=([.M33]*[.$F$7])" table:style-name="ce6">
            <text:p>1.55E+02</text:p>
          </table:table-cell>
          <table:table-cell office:value-type="float" office:value="149.67432000000002" table:formula="of:=[.O33]-[.N33]" table:style-name="ce11">
            <text:p>1.50E+02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1" table:style-name="ce2">
            <text:p>21</text:p>
          </table:table-cell>
          <table:table-cell office:value-type="float" office:value="1" table:formula="of:=[.L34]^0" table:style-name="ce42">
            <text:p>1</text:p>
          </table:table-cell>
          <table:table-cell office:value-type="float" office:value="32000" table:formula="of:=[.L33]+1000" table:style-name="ce83">
            <text:p>3.2E+04</text:p>
          </table:table-cell>
          <table:table-cell office:value-type="float" office:value="1024000000" table:formula="of:=[.L34]*[.L34]" table:style-name="ce6">
            <text:p>1.02E+09</text:p>
          </table:table-cell>
          <table:table-cell office:value-type="float" office:value="5.6530856000000007" table:formula="of:=[.$F$6]*[.M34]+[.L34]*[.$F$5]+[.$F$4]*[.K34]" table:style-name="ce6">
            <text:p>5.65E+00</text:p>
          </table:table-cell>
          <table:table-cell office:value-type="float" office:value="165.0297856" table:formula="of:=([.M34]*[.$F$7])" table:style-name="ce6">
            <text:p>1.65E+02</text:p>
          </table:table-cell>
          <table:table-cell office:value-type="float" office:value="159.3767" table:formula="of:=[.O34]-[.N34]" table:style-name="ce11">
            <text:p>1.59E+02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2" table:style-name="ce2">
            <text:p>22</text:p>
          </table:table-cell>
          <table:table-cell office:value-type="float" office:value="1" table:formula="of:=[.L35]^0" table:style-name="ce42">
            <text:p>1</text:p>
          </table:table-cell>
          <table:table-cell office:value-type="float" office:value="33000" table:formula="of:=[.L34]+1000" table:style-name="ce83">
            <text:p>3.3E+04</text:p>
          </table:table-cell>
          <table:table-cell office:value-type="float" office:value="1089000000" table:formula="of:=[.L35]*[.L35]" table:style-name="ce6">
            <text:p>1.09E+09</text:p>
          </table:table-cell>
          <table:table-cell office:value-type="float" office:value="6.1262290999999998" table:formula="of:=[.$F$6]*[.M35]+[.L35]*[.$F$5]+[.$F$4]*[.K35]" table:style-name="ce6">
            <text:p>6.13E+00</text:p>
          </table:table-cell>
          <table:table-cell office:value-type="float" office:value="175.50530910000001" table:formula="of:=([.M35]*[.$F$7])" table:style-name="ce6">
            <text:p>1.76E+02</text:p>
          </table:table-cell>
          <table:table-cell office:value-type="float" office:value="169.37908000000002" table:formula="of:=[.O35]-[.N35]" table:style-name="ce11">
            <text:p>1.69E+02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3" table:style-name="ce2">
            <text:p>23</text:p>
          </table:table-cell>
          <table:table-cell office:value-type="float" office:value="1" table:formula="of:=[.L36]^0" table:style-name="ce42">
            <text:p>1</text:p>
          </table:table-cell>
          <table:table-cell office:value-type="float" office:value="34000" table:formula="of:=[.L35]+1000" table:style-name="ce83">
            <text:p>3.4E+04</text:p>
          </table:table-cell>
          <table:table-cell office:value-type="float" office:value="1156000000" table:formula="of:=[.L36]*[.L36]" table:style-name="ce6">
            <text:p>1.16E+09</text:p>
          </table:table-cell>
          <table:table-cell office:value-type="float" office:value="6.6216963999999994" table:formula="of:=[.$F$6]*[.M36]+[.L36]*[.$F$5]+[.$F$4]*[.K36]" table:style-name="ce6">
            <text:p>6.62E+00</text:p>
          </table:table-cell>
          <table:table-cell office:value-type="float" office:value="186.30315640000001" table:formula="of:=([.M36]*[.$F$7])" table:style-name="ce6">
            <text:p>1.86E+02</text:p>
          </table:table-cell>
          <table:table-cell office:value-type="float" office:value="179.68146000000002" table:formula="of:=[.O36]-[.N36]" table:style-name="ce11">
            <text:p>1.80E+02</text:p>
          </table:table-cell>
          <table:table-cell table:number-columns-repeated="16368"/>
        </table:table-row>
        <table:table-row table:number-rows-repeated="68" table:style-name="ro4">
          <table:table-cell table:number-columns-repeated="9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8"/>
        </table:table-row>
        <table:table-row table:number-rows-repeated="1048472" table:style-name="ro4">
          <table:table-cell table:number-columns-repeated="16384"/>
        </table:table-row>
      </table:table>
      <table:table table:name="qSort_Timing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3"/>
        <table:table-column table:style-name="co4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6"/>
        <table:table-column table:style-name="co4" table:default-cell-style-name="ce6"/>
        <table:table-column table:style-name="co5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/>
          <table:table-cell office:value-type="string" table:style-name="ce103">
            <text:p>Quick Sort v2</text:p>
          </table:table-cell>
          <table:table-cell table:number-columns-repeated="2" table:style-name="ce2"/>
          <table:table-cell office:value-type="string" table:style-name="ce7">
            <text:p>Step 3b</text:p>
          </table:table-cell>
          <table:table-cell office:value-type="string" table:style-name="ce7">
            <text:p>Graph Step1a and Step 2</text:p>
          </table:table-cell>
          <table:table-cell table:style-name="ce7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2">
          <table:table-cell/>
          <table:table-cell office:value-type="string" table:style-name="ce102">
            <text:p>Timing Analysis</text:p>
          </table:table-cell>
          <table:table-cell table:number-columns-repeated="2" table:style-name="ce2"/>
          <table:table-cell office:value-type="string" table:style-name="ce7">
            <text:p>Step 3c</text:p>
          </table:table-cell>
          <table:table-cell office:value-type="string" table:style-name="ce8">
            <text:p>Plug Step1b and Step 2 CurveFit prgm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2">
          <table:table-cell/>
          <table:table-cell office:value-type="string" table:style-name="ce102">
            <text:p>O(nlogn)</text:p>
          </table:table-cell>
          <table:table-cell table:number-columns-repeated="2" table:style-name="ce2"/>
          <table:table-cell office:value-type="string" table:style-name="ce7">
            <text:p>Step 3d</text:p>
          </table:table-cell>
          <table:table-cell office:value-type="string" table:style-name="ce9">
            <text:p>Fill coeffs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-2.7340900000000001" table:style-name="ce2">
            <text:p>-2.73409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04"/>
          <table:table-cell table:style-name="ce113"/>
          <table:table-cell table:number-columns-repeated="2" table:style-name="ce11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2.4758400000000002E-4" table:style-name="ce11">
            <text:p>2.48E-04</text:p>
          </table:table-cell>
          <table:table-cell table:style-name="ce2"/>
          <table:table-cell table:style-name="ce3"/>
          <table:table-cell table:style-name="ce4"/>
          <table:table-cell office:value-type="string" table:number-columns-spanned="5" table:number-rows-spanned="1" table:style-name="ce91">
            <text:p>Curve Fit</text:p>
          </table:table-cell>
          <table:covered-table-cell table:number-columns-repeated="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"/>
          <table:table-cell table:style-name="ce2"/>
          <table:table-cell table:style-name="ce10"/>
          <table:table-cell table:style-name="ce2"/>
          <table:table-cell table:style-name="ce11"/>
          <table:table-cell table:style-name="ce2"/>
          <table:table-cell table:style-name="ce3"/>
          <table:table-cell table:style-name="ce4"/>
          <table:table-cell office:value-type="string" table:number-columns-spanned="5" table:number-rows-spanned="1" table:style-name="ce89">
            <text:p><text:s text:c="2"/>(C1*N^1)*log(C1*N^1) + C0*N^0</text:p>
          </table:table-cell>
          <table:covered-table-cell table:number-columns-repeated="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"/>
          <table:table-cell table:style-name="ce2"/>
          <table:table-cell office:value-type="string" table:number-columns-spanned="2" table:number-rows-spanned="1" table:style-name="ce35">
            <text:p><text:s/>C'' for O(N^1) =<text:s/></text:p>
          </table:table-cell>
          <table:covered-table-cell/>
          <table:table-cell office:value-type="float" office:value="2.5008400000000003E-4" table:formula="of:=[.F5]+0.0000025" table:style-name="ce13">
            <text:p>2.50E-004</text:p>
          </table:table-cell>
          <table:table-cell table:style-name="ce2"/>
          <table:table-cell table:style-name="ce14"/>
          <table:table-cell table:style-name="ce4"/>
          <table:table-cell table:number-columns-spanned="2" table:number-rows-spanned="1" table:style-name="ce100"/>
          <table:covered-table-cell/>
          <table:table-cell table:style-name="ce113"/>
          <table:table-cell table:number-columns-repeated="2" table:style-name="ce11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"/>
          <table:table-cell table:style-name="ce2"/>
          <table:table-cell table:style-name="ce72"/>
          <table:table-cell table:number-columns-repeated="4" table:style-name="ce2"/>
          <table:table-cell table:style-name="ce4"/>
          <table:table-cell table:number-columns-repeated="2" table:style-name="ce115"/>
          <table:table-cell table:style-name="ce113"/>
          <table:table-cell table:number-columns-repeated="2" table:style-name="ce11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"/>
          <table:table-cell table:style-name="ce2"/>
          <table:table-cell table:style-name="ce72"/>
          <table:table-cell table:number-columns-repeated="3" table:style-name="ce2"/>
          <table:table-cell table:style-name="ce3"/>
          <table:table-cell table:style-name="ce4"/>
          <table:table-cell table:number-columns-repeated="2" table:style-name="ce104"/>
          <table:table-cell table:style-name="ce113"/>
          <table:table-cell table:number-columns-repeated="2" table:style-name="ce114"/>
          <table:table-cell table:number-columns-repeated="2" table:style-name="ce104"/>
          <table:table-cell table:number-columns-repeated="16368"/>
        </table:table-row>
        <table:table-row table:style-name="ro4">
          <table:table-cell/>
          <table:table-cell table:style-name="ce104"/>
          <table:table-cell table:style-name="ce72"/>
          <table:table-cell office:value-type="string" table:style-name="ce105">
            <text:p>Step 2</text:p>
          </table:table-cell>
          <table:table-cell table:number-columns-repeated="3" table:style-name="ce72"/>
          <table:table-cell table:style-name="ce3"/>
          <table:table-cell table:style-name="ce4"/>
          <table:table-cell office:value-type="string" table:number-columns-spanned="1" table:number-rows-spanned="2" table:style-name="ce116">
            <text:p>Step 4</text:p>
          </table:table-cell>
          <table:table-cell office:value-type="string" table:number-columns-spanned="4" table:number-rows-spanned="1" table:style-name="ce117">
            <text:p>Simulate to find the C''' with N^1</text:p>
          </table:table-cell>
          <table:covered-table-cell table:number-columns-repeated="3"/>
          <table:table-cell office:value-type="string" table:style-name="ce118">
            <text:p>Step 5</text:p>
          </table:table-cell>
          <table:table-cell office:value-type="string" table:style-name="ce119">
            <text:p><text:s/>Step 6</text:p>
          </table:table-cell>
          <table:table-cell table:number-columns-repeated="16368"/>
        </table:table-row>
        <table:table-row table:style-name="ro4">
          <table:table-cell/>
          <table:table-cell table:style-name="ce104"/>
          <table:table-cell office:value-type="string" table:style-name="ce105">
            <text:p>Step 1a</text:p>
          </table:table-cell>
          <table:table-cell office:value-type="string" table:style-name="ce106">
            <text:p>y`</text:p>
          </table:table-cell>
          <table:table-cell office:value-type="string" table:style-name="ce107">
            <text:p>Step 3a</text:p>
          </table:table-cell>
          <table:table-cell table:number-columns-repeated="2" table:style-name="ce107"/>
          <table:table-cell table:style-name="ce97"/>
          <table:table-cell table:style-name="ce4"/>
          <table:covered-table-cell/>
          <table:table-cell office:value-type="string" table:number-columns-spanned="4" table:number-rows-spanned="1" table:style-name="ce117">
            <text:p><text:s/>to show O(N^1)</text:p>
          </table:table-cell>
          <table:covered-table-cell table:number-columns-repeated="3"/>
          <table:table-cell office:value-type="string" table:style-name="ce120">
            <text:p><text:s/>Big O</text:p>
          </table:table-cell>
          <table:table-cell office:value-type="string" table:style-name="ce121">
            <text:p><text:s/>BigO-Simulated</text:p>
          </table:table-cell>
          <table:table-cell table:number-columns-repeated="16368"/>
        </table:table-row>
        <table:table-row table:style-name="ro7">
          <table:table-cell/>
          <table:table-cell table:style-name="ce104"/>
          <table:table-cell table:style-name="ce105"/>
          <table:table-cell office:value-type="string" table:style-name="ce108">
            <text:p>f.dat file</text:p>
          </table:table-cell>
          <table:table-cell office:value-type="string" table:style-name="ce109">
            <text:p>r.dat file</text:p>
          </table:table-cell>
          <table:table-cell table:number-columns-repeated="2" table:style-name="ce109"/>
          <table:table-cell table:style-name="ce97"/>
          <table:table-cell table:style-name="ce4"/>
          <table:table-cell table:style-name="ce122"/>
          <table:table-cell table:number-columns-repeated="3" table:style-name="ce123"/>
          <table:table-cell office:value-type="string" table:style-name="ce124">
            <text:p>Simulated Time (sec)</text:p>
          </table:table-cell>
          <table:table-cell table:style-name="ce120"/>
          <table:table-cell table:style-name="ce121"/>
          <table:table-cell table:number-columns-repeated="16368"/>
        </table:table-row>
        <table:table-row table:style-name="ro8">
          <table:table-cell/>
          <table:table-cell office:value-type="string" table:style-name="ce110">
            <text:p>Count</text:p>
          </table:table-cell>
          <table:table-cell office:value-type="string" table:style-name="ce110">
            <text:p>N</text:p>
          </table:table-cell>
          <table:table-cell office:value-type="string" table:style-name="ce111">
            <text:p>Time(secs)</text:p>
          </table:table-cell>
          <table:table-cell office:value-type="string" table:style-name="ce112">
            <text:p>N^0</text:p>
          </table:table-cell>
          <table:table-cell office:value-type="string" table:style-name="ce112">
            <text:p>N^1</text:p>
          </table:table-cell>
          <table:table-cell table:style-name="ce112"/>
          <table:table-cell table:style-name="ce87"/>
          <table:table-cell table:style-name="ce4"/>
          <table:table-cell office:value-type="string" table:style-name="ce110">
            <text:p>Count</text:p>
          </table:table-cell>
          <table:table-cell office:value-type="string" table:style-name="ce112">
            <text:p>N^0</text:p>
          </table:table-cell>
          <table:table-cell office:value-type="string" table:style-name="ce112">
            <text:p>N^1</text:p>
          </table:table-cell>
          <table:table-cell table:style-name="ce125"/>
          <table:table-cell office:value-type="string" table:style-name="ce124">
            <text:p>Curve Fit</text:p>
          </table:table-cell>
          <table:table-cell office:value-type="string" table:style-name="ce126">
            <text:p>C'*g(N^1)</text:p>
          </table:table-cell>
          <table:table-cell office:value-type="string" table:style-name="ce127">
            <text:p>Deviation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" table:style-name="ce72">
            <text:p>1</text:p>
          </table:table-cell>
          <table:table-cell office:value-type="float" office:value="12000" table:style-name="ce73">
            <text:p>1.2E+04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2000" table:formula="of:=[.C14]" table:style-name="ce73">
            <text:p>1.2E+04</text:p>
          </table:table-cell>
          <table:table-cell table:number-columns-repeated="2" table:style-name="ce74"/>
          <table:table-cell table:style-name="ce4"/>
          <table:table-cell office:value-type="float" office:value="1" table:style-name="ce2">
            <text:p>1</text:p>
          </table:table-cell>
          <table:table-cell office:value-type="float" office:value="1" table:formula="of:=[.L14]^0" table:style-name="ce42">
            <text:p>1</text:p>
          </table:table-cell>
          <table:table-cell office:value-type="float" office:value="12000" table:formula="of:=[.C14]" table:style-name="ce83">
            <text:p>1.2E+04</text:p>
          </table:table-cell>
          <table:table-cell table:style-name="ce6"/>
          <table:table-cell office:value-type="float" office:value="-1.3290889639095667" table:formula="of:=([.L14]*[.$F$5])*LOG([.L14]*[.$F$5])+[.$F$4]*[.K14]" table:style-name="ce6">
            <text:p>-1.33E+00</text:p>
          </table:table-cell>
          <table:table-cell office:value-type="float" office:value="1.4322825447584324" table:formula="of:=([.L14]*[.$F$7])*LOG([.L14]*[.$F$7])" table:style-name="ce6">
            <text:p>1.43E+00</text:p>
          </table:table-cell>
          <table:table-cell office:value-type="float" office:value="2.7613715086679989" table:formula="of:=[.O14]-[.N14]" table:style-name="ce11">
            <text:p>2.76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2" table:style-name="ce72">
            <text:p>2</text:p>
          </table:table-cell>
          <table:table-cell office:value-type="float" office:value="15000" table:style-name="ce73">
            <text:p>1.5E+04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5000" table:formula="of:=[.C15]" table:style-name="ce73">
            <text:p>1.5E+04</text:p>
          </table:table-cell>
          <table:table-cell table:number-columns-repeated="2" table:style-name="ce74"/>
          <table:table-cell table:style-name="ce4"/>
          <table:table-cell office:value-type="float" office:value="2" table:style-name="ce2">
            <text:p>2</text:p>
          </table:table-cell>
          <table:table-cell office:value-type="float" office:value="1" table:formula="of:=[.L15]^0" table:style-name="ce42">
            <text:p>1</text:p>
          </table:table-cell>
          <table:table-cell office:value-type="float" office:value="22000" table:formula="of:=[.L14]+10000" table:style-name="ce83">
            <text:p>2.2E+04</text:p>
          </table:table-cell>
          <table:table-cell table:style-name="ce6"/>
          <table:table-cell office:value-type="float" office:value="1.2755813153515199" table:formula="of:=([.L15]*[.$F$5])*LOG([.L15]*[.$F$5])+[.$F$4]*[.K15]" table:style-name="ce6">
            <text:p>1.28E+00</text:p>
          </table:table-cell>
          <table:table-cell office:value-type="float" office:value="4.074165693488788" table:formula="of:=([.L15]*[.$F$7])*LOG([.L15]*[.$F$7])" table:style-name="ce6">
            <text:p>4.07E+00</text:p>
          </table:table-cell>
          <table:table-cell office:value-type="float" office:value="2.7985843781372681" table:formula="of:=[.O15]-[.N15]" table:style-name="ce11">
            <text:p>2.80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3" table:style-name="ce72">
            <text:p>3</text:p>
          </table:table-cell>
          <table:table-cell office:value-type="float" office:value="16000" table:formula="of:=[.C15]+1000" table:style-name="ce73">
            <text:p>1.6E+04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6000" table:formula="of:=[.C16]" table:style-name="ce73">
            <text:p>1.6E+04</text:p>
          </table:table-cell>
          <table:table-cell table:number-columns-repeated="2" table:style-name="ce74"/>
          <table:table-cell table:style-name="ce4"/>
          <table:table-cell office:value-type="float" office:value="3" table:style-name="ce2">
            <text:p>3</text:p>
          </table:table-cell>
          <table:table-cell office:value-type="float" office:value="1" table:formula="of:=[.L16]^0" table:style-name="ce42">
            <text:p>1</text:p>
          </table:table-cell>
          <table:table-cell office:value-type="float" office:value="32000" table:formula="of:=[.L15]+10000" table:style-name="ce83">
            <text:p>3.2E+04</text:p>
          </table:table-cell>
          <table:table-cell table:style-name="ce6"/>
          <table:table-cell office:value-type="float" office:value="4.3873967931233038" table:formula="of:=([.L16]*[.$F$5])*LOG([.L16]*[.$F$5])+[.$F$4]*[.K16]" table:style-name="ce6">
            <text:p>4.39E+00</text:p>
          </table:table-cell>
          <table:table-cell office:value-type="float" office:value="7.2283149814864185" table:formula="of:=([.L16]*[.$F$7])*LOG([.L16]*[.$F$7])" table:style-name="ce6">
            <text:p>7.23E+00</text:p>
          </table:table-cell>
          <table:table-cell office:value-type="float" office:value="2.8409181883631147" table:formula="of:=[.O16]-[.N16]" table:style-name="ce11">
            <text:p>2.84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4" table:style-name="ce72">
            <text:p>4</text:p>
          </table:table-cell>
          <table:table-cell office:value-type="float" office:value="17000" table:formula="of:=[.C16]+1000" table:style-name="ce73">
            <text:p>1.7E+04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7000" table:formula="of:=[.C17]" table:style-name="ce73">
            <text:p>1.7E+04</text:p>
          </table:table-cell>
          <table:table-cell table:number-columns-repeated="2" table:style-name="ce74"/>
          <table:table-cell table:style-name="ce4"/>
          <table:table-cell office:value-type="float" office:value="4" table:style-name="ce2">
            <text:p>4</text:p>
          </table:table-cell>
          <table:table-cell office:value-type="float" office:value="1" table:formula="of:=[.L17]^0" table:style-name="ce42">
            <text:p>1</text:p>
          </table:table-cell>
          <table:table-cell office:value-type="float" office:value="42000" table:formula="of:=[.L16]+10000" table:style-name="ce83">
            <text:p>4.2E+04</text:p>
          </table:table-cell>
          <table:table-cell table:style-name="ce6"/>
          <table:table-cell office:value-type="float" office:value="7.840920419398099" table:formula="of:=([.L17]*[.$F$5])*LOG([.L17]*[.$F$5])+[.$F$4]*[.K17]" table:style-name="ce6">
            <text:p>7.84E+00</text:p>
          </table:table-cell>
          <table:table-cell office:value-type="float" office:value="10.727622844392878" table:formula="of:=([.L17]*[.$F$7])*LOG([.L17]*[.$F$7])" table:style-name="ce6">
            <text:p>1.07E+01</text:p>
          </table:table-cell>
          <table:table-cell office:value-type="float" office:value="2.8867024249947786" table:formula="of:=[.O17]-[.N17]" table:style-name="ce11">
            <text:p>2.89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5" table:style-name="ce72">
            <text:p>5</text:p>
          </table:table-cell>
          <table:table-cell office:value-type="float" office:value="20000" table:style-name="ce73">
            <text:p>2.0E+04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20000" table:formula="of:=[.C18]" table:style-name="ce73">
            <text:p>2.0E+04</text:p>
          </table:table-cell>
          <table:table-cell table:number-columns-repeated="2" table:style-name="ce74"/>
          <table:table-cell table:style-name="ce4"/>
          <table:table-cell office:value-type="float" office:value="5" table:style-name="ce2">
            <text:p>5</text:p>
          </table:table-cell>
          <table:table-cell office:value-type="float" office:value="1" table:formula="of:=[.L18]^0" table:style-name="ce42">
            <text:p>1</text:p>
          </table:table-cell>
          <table:table-cell office:value-type="float" office:value="52000" table:formula="of:=[.L17]+10000" table:style-name="ce83">
            <text:p>5.2E+04</text:p>
          </table:table-cell>
          <table:table-cell table:style-name="ce6"/>
          <table:table-cell office:value-type="float" office:value="11.552929857927738" table:formula="of:=([.L18]*[.$F$5])*LOG([.L18]*[.$F$5])+[.$F$4]*[.K18]" table:style-name="ce6">
            <text:p>1.16E+01</text:p>
          </table:table-cell>
          <table:table-cell office:value-type="float" office:value="14.488026601508736" table:formula="of:=([.L18]*[.$F$7])*LOG([.L18]*[.$F$7])" table:style-name="ce6">
            <text:p>1.45E+01</text:p>
          </table:table-cell>
          <table:table-cell office:value-type="float" office:value="2.9350967435809974" table:formula="of:=[.O18]-[.N18]" table:style-name="ce11">
            <text:p>2.94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6" table:style-name="ce72">
            <text:p>6</text:p>
          </table:table-cell>
          <table:table-cell office:value-type="float" office:value="25000" table:style-name="ce73">
            <text:p>2.5E+04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25000" table:formula="of:=[.C19]" table:style-name="ce73">
            <text:p>2.5E+04</text:p>
          </table:table-cell>
          <table:table-cell table:number-columns-repeated="2" table:style-name="ce74"/>
          <table:table-cell table:style-name="ce4"/>
          <table:table-cell office:value-type="float" office:value="6" table:style-name="ce2">
            <text:p>6</text:p>
          </table:table-cell>
          <table:table-cell office:value-type="float" office:value="1" table:formula="of:=[.L19]^0" table:style-name="ce42">
            <text:p>1</text:p>
          </table:table-cell>
          <table:table-cell office:value-type="float" office:value="62000" table:formula="of:=[.L18]+10000" table:style-name="ce83">
            <text:p>6.2E+04</text:p>
          </table:table-cell>
          <table:table-cell table:style-name="ce6"/>
          <table:table-cell office:value-type="float" office:value="15.473010674539969" table:formula="of:=([.L19]*[.$F$5])*LOG([.L19]*[.$F$5])+[.$F$4]*[.K19]" table:style-name="ce6">
            <text:p>1.55E+01</text:p>
          </table:table-cell>
          <table:table-cell office:value-type="float" office:value="18.458602754726144" table:formula="of:=([.L19]*[.$F$7])*LOG([.L19]*[.$F$7])" table:style-name="ce6">
            <text:p>1.85E+01</text:p>
          </table:table-cell>
          <table:table-cell office:value-type="float" office:value="2.9855920801861746" table:formula="of:=[.O19]-[.N19]" table:style-name="ce11">
            <text:p>2.99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7" table:style-name="ce72">
            <text:p>7</text:p>
          </table:table-cell>
          <table:table-cell office:value-type="float" office:value="30000" table:style-name="ce73">
            <text:p>3.0E+04</text:p>
          </table:table-cell>
          <table:table-cell office:value-type="float" office:value="4" table:style-name="ce72">
            <text:p>4</text:p>
          </table:table-cell>
          <table:table-cell office:value-type="float" office:value="1" table:style-name="ce72">
            <text:p>1</text:p>
          </table:table-cell>
          <table:table-cell office:value-type="float" office:value="30000" table:formula="of:=[.C20]" table:style-name="ce73">
            <text:p>3.0E+04</text:p>
          </table:table-cell>
          <table:table-cell table:number-columns-repeated="2" table:style-name="ce74"/>
          <table:table-cell table:style-name="ce4"/>
          <table:table-cell office:value-type="float" office:value="7" table:style-name="ce2">
            <text:p>7</text:p>
          </table:table-cell>
          <table:table-cell office:value-type="float" office:value="1" table:formula="of:=[.L20]^0" table:style-name="ce42">
            <text:p>1</text:p>
          </table:table-cell>
          <table:table-cell office:value-type="float" office:value="72000" table:formula="of:=[.L19]+10000" table:style-name="ce83">
            <text:p>7.2E+04</text:p>
          </table:table-cell>
          <table:table-cell table:style-name="ce6"/>
          <table:table-cell office:value-type="float" office:value="19.567277757141447" table:formula="of:=([.L20]*[.$F$5])*LOG([.L20]*[.$F$5])+[.$F$4]*[.K20]" table:style-name="ce6">
            <text:p>1.96E+01</text:p>
          </table:table-cell>
          <table:table-cell office:value-type="float" office:value="22.605124034218505" table:formula="of:=([.L20]*[.$F$7])*LOG([.L20]*[.$F$7])" table:style-name="ce6">
            <text:p>2.26E+01</text:p>
          </table:table-cell>
          <table:table-cell office:value-type="float" office:value="3.0378462770770582" table:formula="of:=[.O20]-[.N20]" table:style-name="ce11">
            <text:p>3.04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8" table:style-name="ce72">
            <text:p>8</text:p>
          </table:table-cell>
          <table:table-cell office:value-type="float" office:value="30000" table:style-name="ce73">
            <text:p>3.0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000" table:formula="of:=[.C21]" table:style-name="ce73">
            <text:p>3.0E+04</text:p>
          </table:table-cell>
          <table:table-cell table:number-columns-repeated="2" table:style-name="ce74"/>
          <table:table-cell table:style-name="ce4"/>
          <table:table-cell office:value-type="float" office:value="8" table:style-name="ce2">
            <text:p>8</text:p>
          </table:table-cell>
          <table:table-cell office:value-type="float" office:value="1" table:formula="of:=[.L21]^0" table:style-name="ce42">
            <text:p>1</text:p>
          </table:table-cell>
          <table:table-cell office:value-type="float" office:value="82000" table:formula="of:=[.L20]+10000" table:style-name="ce83">
            <text:p>8.2E+04</text:p>
          </table:table-cell>
          <table:table-cell table:style-name="ce6"/>
          <table:table-cell office:value-type="float" office:value="23.811368108268056" table:formula="of:=([.L21]*[.$F$5])*LOG([.L21]*[.$F$5])+[.$F$4]*[.K21]" table:style-name="ce6">
            <text:p>2.38E+01</text:p>
          </table:table-cell>
          <table:table-cell office:value-type="float" office:value="26.902981435131618" table:formula="of:=([.L21]*[.$F$7])*LOG([.L21]*[.$F$7])" table:style-name="ce6">
            <text:p>2.69E+01</text:p>
          </table:table-cell>
          <table:table-cell office:value-type="float" office:value="3.0916133268635626" table:formula="of:=[.O21]-[.N21]" table:style-name="ce11">
            <text:p>3.09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9" table:style-name="ce72">
            <text:p>9</text:p>
          </table:table-cell>
          <table:table-cell office:value-type="float" office:value="30100" table:style-name="ce74">
            <text:p>3.01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100" table:formula="of:=[.C22]" table:style-name="ce74">
            <text:p>3.01E+04</text:p>
          </table:table-cell>
          <table:table-cell table:number-columns-repeated="2" table:style-name="ce74"/>
          <table:table-cell table:style-name="ce4"/>
          <table:table-cell office:value-type="float" office:value="9" table:style-name="ce2">
            <text:p>9</text:p>
          </table:table-cell>
          <table:table-cell office:value-type="float" office:value="1" table:formula="of:=[.L22]^0" table:style-name="ce42">
            <text:p>1</text:p>
          </table:table-cell>
          <table:table-cell office:value-type="float" office:value="92000" table:formula="of:=[.L21]+10000" table:style-name="ce83">
            <text:p>9.2E+04</text:p>
          </table:table-cell>
          <table:table-cell table:style-name="ce6"/>
          <table:table-cell office:value-type="float" office:value="28.186912705840811" table:formula="of:=([.L22]*[.$F$5])*LOG([.L22]*[.$F$5])+[.$F$4]*[.K22]" table:style-name="ce6">
            <text:p>2.82E+01</text:p>
          </table:table-cell>
          <table:table-cell office:value-type="float" office:value="31.333620452660657" table:formula="of:=([.L22]*[.$F$7])*LOG([.L22]*[.$F$7])" table:style-name="ce6">
            <text:p>3.13E+01</text:p>
          </table:table-cell>
          <table:table-cell office:value-type="float" office:value="3.1467077468198461" table:formula="of:=[.O22]-[.N22]" table:style-name="ce11">
            <text:p>3.15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0" table:style-name="ce72">
            <text:p>10</text:p>
          </table:table-cell>
          <table:table-cell office:value-type="float" office:value="30200" table:style-name="ce74">
            <text:p>3.02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200" table:formula="of:=[.C23]" table:style-name="ce74">
            <text:p>3.02E+04</text:p>
          </table:table-cell>
          <table:table-cell table:number-columns-repeated="2" table:style-name="ce74"/>
          <table:table-cell table:style-name="ce4"/>
          <table:table-cell office:value-type="float" office:value="10" table:style-name="ce2">
            <text:p>10</text:p>
          </table:table-cell>
          <table:table-cell office:value-type="float" office:value="1" table:formula="of:=[.L23]^0" table:style-name="ce42">
            <text:p>1</text:p>
          </table:table-cell>
          <table:table-cell office:value-type="float" office:value="102000" table:formula="of:=[.L22]+10000" table:style-name="ce83">
            <text:p>1.0E+05</text:p>
          </table:table-cell>
          <table:table-cell table:style-name="ce6"/>
          <table:table-cell office:value-type="float" office:value="32.679562847781526" table:formula="of:=([.L23]*[.$F$5])*LOG([.L23]*[.$F$5])+[.$F$4]*[.K23]" table:style-name="ce6">
            <text:p>3.27E+01</text:p>
          </table:table-cell>
          <table:table-cell office:value-type="float" office:value="35.882547497516661" table:formula="of:=([.L23]*[.$F$7])*LOG([.L23]*[.$F$7])" table:style-name="ce6">
            <text:p>3.59E+01</text:p>
          </table:table-cell>
          <table:table-cell office:value-type="float" office:value="3.2029846497351357" table:formula="of:=[.O23]-[.N23]" table:style-name="ce11">
            <text:p>3.20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1" table:style-name="ce72">
            <text:p>11</text:p>
          </table:table-cell>
          <table:table-cell office:value-type="float" office:value="30300" table:style-name="ce74">
            <text:p>3.03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300" table:formula="of:=[.C24]" table:style-name="ce74">
            <text:p>3.03E+04</text:p>
          </table:table-cell>
          <table:table-cell table:number-columns-repeated="2" table:style-name="ce74"/>
          <table:table-cell table:style-name="ce4"/>
          <table:table-cell office:value-type="float" office:value="11" table:style-name="ce2">
            <text:p>11</text:p>
          </table:table-cell>
          <table:table-cell office:value-type="float" office:value="1" table:formula="of:=[.L24]^0" table:style-name="ce42">
            <text:p>1</text:p>
          </table:table-cell>
          <table:table-cell office:value-type="float" office:value="112000" table:formula="of:=[.L23]+10000" table:style-name="ce83">
            <text:p>1.1E+05</text:p>
          </table:table-cell>
          <table:table-cell table:style-name="ce6"/>
          <table:table-cell office:value-type="float" office:value="37.277798557482448" table:formula="of:=([.L24]*[.$F$5])*LOG([.L24]*[.$F$5])+[.$F$4]*[.K24]" table:style-name="ce6">
            <text:p>3.73E+01</text:p>
          </table:table-cell>
          <table:table-cell office:value-type="float" office:value="40.538126269171435" table:formula="of:=([.L24]*[.$F$7])*LOG([.L24]*[.$F$7])" table:style-name="ce6">
            <text:p>4.05E+01</text:p>
          </table:table-cell>
          <table:table-cell office:value-type="float" office:value="3.2603277116889871" table:formula="of:=[.O24]-[.N24]" table:style-name="ce11">
            <text:p>3.26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2" table:style-name="ce72">
            <text:p>12</text:p>
          </table:table-cell>
          <table:table-cell office:value-type="float" office:value="30400" table:style-name="ce74">
            <text:p>3.04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0400" table:formula="of:=[.C25]" table:style-name="ce74">
            <text:p>3.04E+04</text:p>
          </table:table-cell>
          <table:table-cell table:style-name="ce74"/>
          <table:table-cell table:style-name="ce81"/>
          <table:table-cell table:style-name="ce4"/>
          <table:table-cell office:value-type="float" office:value="12" table:style-name="ce2">
            <text:p>12</text:p>
          </table:table-cell>
          <table:table-cell office:value-type="float" office:value="1" table:formula="of:=[.L25]^0" table:style-name="ce42">
            <text:p>1</text:p>
          </table:table-cell>
          <table:table-cell office:value-type="float" office:value="122000" table:formula="of:=[.L24]+10000" table:style-name="ce83">
            <text:p>1.2E+05</text:p>
          </table:table-cell>
          <table:table-cell table:style-name="ce6"/>
          <table:table-cell office:value-type="float" office:value="41.972166129203984" table:formula="of:=([.L25]*[.$F$5])*LOG([.L25]*[.$F$5])+[.$F$4]*[.K25]" table:style-name="ce6">
            <text:p>4.20E+01</text:p>
          </table:table-cell>
          <table:table-cell office:value-type="float" office:value="45.290807602306586" table:formula="of:=([.L25]*[.$F$7])*LOG([.L25]*[.$F$7])" table:style-name="ce6">
            <text:p>4.53E+01</text:p>
          </table:table-cell>
          <table:table-cell office:value-type="float" office:value="3.3186414731026019" table:formula="of:=[.O25]-[.N25]" table:style-name="ce11">
            <text:p>3.32E+00</text:p>
          </table:table-cell>
          <table:table-cell table:number-columns-repeated="16368"/>
        </table:table-row>
        <table:table-row table:style-name="ro4">
          <table:table-cell/>
          <table:table-cell table:style-name="ce72"/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81"/>
          <table:table-cell table:style-name="ce4"/>
          <table:table-cell office:value-type="float" office:value="13" table:style-name="ce2">
            <text:p>13</text:p>
          </table:table-cell>
          <table:table-cell office:value-type="float" office:value="1" table:formula="of:=[.L26]^0" table:style-name="ce42">
            <text:p>1</text:p>
          </table:table-cell>
          <table:table-cell office:value-type="float" office:value="132000" table:formula="of:=[.L25]+10000" table:style-name="ce83">
            <text:p>1.3E+05</text:p>
          </table:table-cell>
          <table:table-cell table:style-name="ce6"/>
          <table:table-cell office:value-type="float" office:value="46.754767383207017" table:formula="of:=([.L26]*[.$F$5])*LOG([.L26]*[.$F$5])+[.$F$4]*[.K26]" table:style-name="ce6">
            <text:p>4.68E+01</text:p>
          </table:table-cell>
          <table:table-cell office:value-type="float" office:value="50.132613564657213" table:formula="of:=([.L26]*[.$F$7])*LOG([.L26]*[.$F$7])" table:style-name="ce6">
            <text:p>5.01E+01</text:p>
          </table:table-cell>
          <table:table-cell office:value-type="float" office:value="3.3778461814501952" table:formula="of:=[.O26]-[.N26]" table:style-name="ce11">
            <text:p>3.38E+00</text:p>
          </table:table-cell>
          <table:table-cell table:number-columns-repeated="16368"/>
        </table:table-row>
        <table:table-row table:style-name="ro4">
          <table:table-cell table:style-name="ce1">
            <draw:frame draw:z-index="1" draw:id="id2" draw:style-name="a2" draw:name="Chart 1" svg:x="0.13542in" svg:y="0.20591in" svg:width="7.5218in" svg:height="6.282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string" table:style-name="ce24">
            <text:p>Step 3b &amp; 7 Graph</text:p>
          </table:table-cell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81"/>
          <table:table-cell table:style-name="ce4"/>
          <table:table-cell office:value-type="float" office:value="14" table:style-name="ce2">
            <text:p>14</text:p>
          </table:table-cell>
          <table:table-cell office:value-type="float" office:value="1" table:formula="of:=[.L27]^0" table:style-name="ce42">
            <text:p>1</text:p>
          </table:table-cell>
          <table:table-cell office:value-type="float" office:value="142000" table:formula="of:=[.L26]+10000" table:style-name="ce83">
            <text:p>1.4E+05</text:p>
          </table:table-cell>
          <table:table-cell table:style-name="ce6"/>
          <table:table-cell office:value-type="float" office:value="51.618904586204486" table:formula="of:=([.L27]*[.$F$5])*LOG([.L27]*[.$F$5])+[.$F$4]*[.K27]" table:style-name="ce6">
            <text:p>5.16E+01</text:p>
          </table:table-cell>
          <table:table-cell office:value-type="float" office:value="55.056778792018228" table:formula="of:=([.L27]*[.$F$7])*LOG([.L27]*[.$F$7])" table:style-name="ce6">
            <text:p>5.51E+01</text:p>
          </table:table-cell>
          <table:table-cell office:value-type="float" office:value="3.4378742058137419" table:formula="of:=[.O27]-[.N27]" table:style-name="ce11">
            <text:p>3.44E+00</text:p>
          </table:table-cell>
          <table:table-cell table:number-columns-repeated="16368"/>
        </table:table-row>
        <table:table-row table:style-name="ro4">
          <table:table-cell/>
          <table:table-cell table:style-name="ce72"/>
          <table:table-cell table:style-name="ce75"/>
          <table:table-cell table:number-columns-repeated="2" table:style-name="ce72"/>
          <table:table-cell table:style-name="ce73"/>
          <table:table-cell table:style-name="ce74"/>
          <table:table-cell table:style-name="ce81"/>
          <table:table-cell table:style-name="ce4"/>
          <table:table-cell office:value-type="float" office:value="15" table:style-name="ce2">
            <text:p>15</text:p>
          </table:table-cell>
          <table:table-cell office:value-type="float" office:value="1" table:formula="of:=[.L28]^0" table:style-name="ce42">
            <text:p>1</text:p>
          </table:table-cell>
          <table:table-cell office:value-type="float" office:value="152000" table:formula="of:=[.L27]+10000" table:style-name="ce83">
            <text:p>1.5E+05</text:p>
          </table:table-cell>
          <table:table-cell table:style-name="ce6"/>
          <table:table-cell office:value-type="float" office:value="56.558825885430871" table:formula="of:=([.L28]*[.$F$5])*LOG([.L28]*[.$F$5])+[.$F$4]*[.K28]" table:style-name="ce6">
            <text:p>5.66E+01</text:p>
          </table:table-cell>
          <table:table-cell office:value-type="float" office:value="60.057493351813108" table:formula="of:=([.L28]*[.$F$7])*LOG([.L28]*[.$F$7])" table:style-name="ce6">
            <text:p>6.01E+01</text:p>
          </table:table-cell>
          <table:table-cell office:value-type="float" office:value="3.498667466382237" table:formula="of:=[.O28]-[.N28]" table:style-name="ce11">
            <text:p>3.50E+00</text:p>
          </table:table-cell>
          <table:table-cell table:number-columns-repeated="16368"/>
        </table:table-row>
        <table:table-row table:style-name="ro4">
          <table:table-cell/>
          <table:table-cell table:style-name="ce72"/>
          <table:table-cell table:style-name="ce75"/>
          <table:table-cell table:number-columns-repeated="2" table:style-name="ce72"/>
          <table:table-cell table:style-name="ce73"/>
          <table:table-cell table:style-name="ce74"/>
          <table:table-cell table:style-name="ce82"/>
          <table:table-cell table:style-name="ce4"/>
          <table:table-cell office:value-type="float" office:value="16" table:style-name="ce2">
            <text:p>16</text:p>
          </table:table-cell>
          <table:table-cell office:value-type="float" office:value="1" table:formula="of:=[.L29]^0" table:style-name="ce42">
            <text:p>1</text:p>
          </table:table-cell>
          <table:table-cell office:value-type="float" office:value="162000" table:formula="of:=[.L28]+10000" table:style-name="ce83">
            <text:p>1.6E+05</text:p>
          </table:table-cell>
          <table:table-cell table:style-name="ce6"/>
          <table:table-cell office:value-type="float" office:value="61.569538016949814" table:formula="of:=([.L29]*[.$F$5])*LOG([.L29]*[.$F$5])+[.$F$4]*[.K29]" table:style-name="ce6">
            <text:p>6.16E+01</text:p>
          </table:table-cell>
          <table:table-cell office:value-type="float" office:value="65.129713560208273" table:formula="of:=([.L29]*[.$F$7])*LOG([.L29]*[.$F$7])" table:style-name="ce6">
            <text:p>6.51E+01</text:p>
          </table:table-cell>
          <table:table-cell office:value-type="float" office:value="3.5601755432584596" table:formula="of:=[.O29]-[.N29]" table:style-name="ce11">
            <text:p>3.56E+00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73"/>
          <table:table-cell table:number-columns-repeated="4" table:style-name="ce2"/>
          <table:table-cell table:style-name="ce3"/>
          <table:table-cell table:style-name="ce4"/>
          <table:table-cell office:value-type="float" office:value="17" table:style-name="ce2">
            <text:p>17</text:p>
          </table:table-cell>
          <table:table-cell office:value-type="float" office:value="1" table:formula="of:=[.L30]^0" table:style-name="ce42">
            <text:p>1</text:p>
          </table:table-cell>
          <table:table-cell office:value-type="float" office:value="172000" table:formula="of:=[.L29]+10000" table:style-name="ce83">
            <text:p>1.7E+05</text:p>
          </table:table-cell>
          <table:table-cell table:style-name="ce6"/>
          <table:table-cell office:value-type="float" office:value="66.646665428927875" table:formula="of:=([.L30]*[.$F$5])*LOG([.L30]*[.$F$5])+[.$F$4]*[.K30]" table:style-name="ce6">
            <text:p>6.66E+01</text:p>
          </table:table-cell>
          <table:table-cell office:value-type="float" office:value="70.269019682872297" table:formula="of:=([.L30]*[.$F$7])*LOG([.L30]*[.$F$7])" table:style-name="ce6">
            <text:p>7.03E+01</text:p>
          </table:table-cell>
          <table:table-cell office:value-type="float" office:value="3.6223542539444225" table:formula="of:=[.O30]-[.N30]" table:style-name="ce11">
            <text:p>3.62E+00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8" table:style-name="ce2">
            <text:p>18</text:p>
          </table:table-cell>
          <table:table-cell office:value-type="float" office:value="1" table:formula="of:=[.L31]^0" table:style-name="ce42">
            <text:p>1</text:p>
          </table:table-cell>
          <table:table-cell office:value-type="float" office:value="182000" table:formula="of:=[.L30]+10000" table:style-name="ce83">
            <text:p>1.8E+05</text:p>
          </table:table-cell>
          <table:table-cell table:style-name="ce6"/>
          <table:table-cell office:value-type="float" office:value="71.7863422727673" table:formula="of:=([.L31]*[.$F$5])*LOG([.L31]*[.$F$5])+[.$F$4]*[.K31]" table:style-name="ce6">
            <text:p>7.18E+01</text:p>
          </table:table-cell>
          <table:table-cell office:value-type="float" office:value="75.471506835480156" table:formula="of:=([.L31]*[.$F$7])*LOG([.L31]*[.$F$7])" table:style-name="ce6">
            <text:p>7.55E+01</text:p>
          </table:table-cell>
          <table:table-cell office:value-type="float" office:value="3.6851645627128562" table:formula="of:=[.O31]-[.N31]" table:style-name="ce11">
            <text:p>3.69E+00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9" table:style-name="ce2">
            <text:p>19</text:p>
          </table:table-cell>
          <table:table-cell office:value-type="float" office:value="1" table:formula="of:=[.L32]^0" table:style-name="ce42">
            <text:p>1</text:p>
          </table:table-cell>
          <table:table-cell office:value-type="float" office:value="192000" table:formula="of:=[.L31]+10000" table:style-name="ce83">
            <text:p>1.9E+05</text:p>
          </table:table-cell>
          <table:table-cell table:style-name="ce6"/>
          <table:table-cell office:value-type="float" office:value="76.985128200336774" table:formula="of:=([.L32]*[.$F$5])*LOG([.L32]*[.$F$5])+[.$F$4]*[.K32]" table:style-name="ce6">
            <text:p>7.70E+01</text:p>
          </table:table-cell>
          <table:table-cell office:value-type="float" office:value="80.733699930699586" table:formula="of:=([.L32]*[.$F$7])*LOG([.L32]*[.$F$7])" table:style-name="ce6">
            <text:p>8.07E+01</text:p>
          </table:table-cell>
          <table:table-cell office:value-type="float" office:value="3.7485717303628121" table:formula="of:=[.O32]-[.N32]" table:style-name="ce11">
            <text:p>3.7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0" table:style-name="ce2">
            <text:p>20</text:p>
          </table:table-cell>
          <table:table-cell office:value-type="float" office:value="1" table:formula="of:=[.L33]^0" table:style-name="ce42">
            <text:p>1</text:p>
          </table:table-cell>
          <table:table-cell office:value-type="float" office:value="202000" table:formula="of:=[.L32]+10000" table:style-name="ce83">
            <text:p>2.0E+05</text:p>
          </table:table-cell>
          <table:table-cell table:style-name="ce6"/>
          <table:table-cell office:value-type="float" office:value="82.239941748175752" table:formula="of:=([.L33]*[.$F$5])*LOG([.L33]*[.$F$5])+[.$F$4]*[.K33]" table:style-name="ce6">
            <text:p>8.22E+01</text:p>
          </table:table-cell>
          <table:table-cell office:value-type="float" office:value="86.052486389736913" table:formula="of:=([.L33]*[.$F$7])*LOG([.L33]*[.$F$7])" table:style-name="ce6">
            <text:p>8.61E+01</text:p>
          </table:table-cell>
          <table:table-cell office:value-type="float" office:value="3.8125446415611606" table:formula="of:=[.O33]-[.N33]" table:style-name="ce11">
            <text:p>3.8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1" table:style-name="ce2">
            <text:p>21</text:p>
          </table:table-cell>
          <table:table-cell office:value-type="float" office:value="1" table:formula="of:=[.L34]^0" table:style-name="ce42">
            <text:p>1</text:p>
          </table:table-cell>
          <table:table-cell office:value-type="float" office:value="212000" table:formula="of:=[.L33]+10000" table:style-name="ce83">
            <text:p>2.1E+05</text:p>
          </table:table-cell>
          <table:table-cell table:style-name="ce6"/>
          <table:table-cell office:value-type="float" office:value="87.548006943125515" table:formula="of:=([.L34]*[.$F$5])*LOG([.L34]*[.$F$5])+[.$F$4]*[.K34]" table:style-name="ce6">
            <text:p>8.75E+01</text:p>
          </table:table-cell>
          <table:table-cell office:value-type="float" office:value="91.425062208813827" table:formula="of:=([.L34]*[.$F$7])*LOG([.L34]*[.$F$7])" table:style-name="ce6">
            <text:p>9.14E+01</text:p>
          </table:table-cell>
          <table:table-cell office:value-type="float" office:value="3.8770552656883126" table:formula="of:=[.O34]-[.N34]" table:style-name="ce11">
            <text:p>3.8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2" table:style-name="ce2">
            <text:p>22</text:p>
          </table:table-cell>
          <table:table-cell office:value-type="float" office:value="1" table:formula="of:=[.L35]^0" table:style-name="ce42">
            <text:p>1</text:p>
          </table:table-cell>
          <table:table-cell office:value-type="float" office:value="222000" table:formula="of:=[.L34]+10000" table:style-name="ce83">
            <text:p>2.2E+05</text:p>
          </table:table-cell>
          <table:table-cell table:style-name="ce6"/>
          <table:table-cell office:value-type="float" office:value="92.906810003167891" table:formula="of:=([.L35]*[.$F$5])*LOG([.L35]*[.$F$5])+[.$F$4]*[.K35]" table:style-name="ce6">
            <text:p>9.29E+01</text:p>
          </table:table-cell>
          <table:table-cell office:value-type="float" office:value="96.84888822278954" table:formula="of:=([.L35]*[.$F$7])*LOG([.L35]*[.$F$7])" table:style-name="ce6">
            <text:p>9.68E+01</text:p>
          </table:table-cell>
          <table:table-cell office:value-type="float" office:value="3.9420782196216493" table:formula="of:=[.O35]-[.N35]" table:style-name="ce11">
            <text:p>3.9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3" table:style-name="ce2">
            <text:p>23</text:p>
          </table:table-cell>
          <table:table-cell office:value-type="float" office:value="1" table:formula="of:=[.L36]^0" table:style-name="ce42">
            <text:p>1</text:p>
          </table:table-cell>
          <table:table-cell office:value-type="float" office:value="232000" table:formula="of:=[.L35]+10000" table:style-name="ce83">
            <text:p>2.3E+05</text:p>
          </table:table-cell>
          <table:table-cell table:style-name="ce6"/>
          <table:table-cell office:value-type="float" office:value="98.314063854522473" table:formula="of:=([.L36]*[.$F$5])*LOG([.L36]*[.$F$5])+[.$F$4]*[.K36]" table:style-name="ce6">
            <text:p>9.83E+01</text:p>
          </table:table-cell>
          <table:table-cell office:value-type="float" office:value="102.32165426396622" table:formula="of:=([.L36]*[.$F$7])*LOG([.L36]*[.$F$7])" table:style-name="ce6">
            <text:p>1.02E+02</text:p>
          </table:table-cell>
          <table:table-cell office:value-type="float" office:value="4.0075904094437504" table:formula="of:=[.O36]-[.N36]" table:style-name="ce11">
            <text:p>4.0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4" table:style-name="ce2">
            <text:p>24</text:p>
          </table:table-cell>
          <table:table-cell office:value-type="float" office:value="1" table:formula="of:=[.L37]^0" table:style-name="ce42">
            <text:p>1</text:p>
          </table:table-cell>
          <table:table-cell office:value-type="float" office:value="242000" table:formula="of:=[.L36]+10000" table:style-name="ce83">
            <text:p>2.4E+05</text:p>
          </table:table-cell>
          <table:table-cell table:style-name="ce6"/>
          <table:table-cell office:value-type="float" office:value="103.76767877692252" table:formula="of:=([.L37]*[.$F$5])*LOG([.L37]*[.$F$5])+[.$F$4]*[.K37]" table:style-name="ce6">
            <text:p>1.04E+02</text:p>
          </table:table-cell>
          <table:table-cell office:value-type="float" office:value="107.84124951095319" table:formula="of:=([.L37]*[.$F$7])*LOG([.L37]*[.$F$7])" table:style-name="ce6">
            <text:p>1.08E+02</text:p>
          </table:table-cell>
          <table:table-cell office:value-type="float" office:value="4.0735707340306675" table:formula="of:=[.O37]-[.N37]" table:style-name="ce11">
            <text:p>4.0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5" table:style-name="ce2">
            <text:p>25</text:p>
          </table:table-cell>
          <table:table-cell office:value-type="float" office:value="1" table:formula="of:=[.L38]^0" table:style-name="ce42">
            <text:p>1</text:p>
          </table:table-cell>
          <table:table-cell office:value-type="float" office:value="252000" table:formula="of:=[.L37]+10000" table:style-name="ce83">
            <text:p>2.5E+05</text:p>
          </table:table-cell>
          <table:table-cell table:style-name="ce6"/>
          <table:table-cell office:value-type="float" office:value="109.2657379084846" table:formula="of:=([.L38]*[.$F$5])*LOG([.L38]*[.$F$5])+[.$F$4]*[.K38]" table:style-name="ce6">
            <text:p>1.09E+02</text:p>
          </table:table-cell>
          <table:table-cell office:value-type="float" office:value="113.40573774619494" table:formula="of:=([.L38]*[.$F$7])*LOG([.L38]*[.$F$7])" table:style-name="ce6">
            <text:p>1.13E+02</text:p>
          </table:table-cell>
          <table:table-cell office:value-type="float" office:value="4.1399998377103486" table:formula="of:=[.O38]-[.N38]" table:style-name="ce11">
            <text:p>4.1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6" table:style-name="ce2">
            <text:p>26</text:p>
          </table:table-cell>
          <table:table-cell office:value-type="float" office:value="1" table:formula="of:=[.L39]^0" table:style-name="ce42">
            <text:p>1</text:p>
          </table:table-cell>
          <table:table-cell office:value-type="float" office:value="262000" table:formula="of:=[.L38]+10000" table:style-name="ce83">
            <text:p>2.6E+05</text:p>
          </table:table-cell>
          <table:table-cell table:style-name="ce6"/>
          <table:table-cell office:value-type="float" office:value="114.80647664426814" table:formula="of:=([.L39]*[.$F$5])*LOG([.L39]*[.$F$5])+[.$F$4]*[.K39]" table:style-name="ce6">
            <text:p>1.15E+02</text:p>
          </table:table-cell>
          <table:table-cell office:value-type="float" office:value="119.01333654650605" table:formula="of:=([.L39]*[.$F$7])*LOG([.L39]*[.$F$7])" table:style-name="ce6">
            <text:p>1.19E+02</text:p>
          </table:table-cell>
          <table:table-cell office:value-type="float" office:value="4.206859902237909" table:formula="of:=[.O39]-[.N39]" table:style-name="ce11">
            <text:p>4.2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7" table:style-name="ce2">
            <text:p>27</text:p>
          </table:table-cell>
          <table:table-cell office:value-type="float" office:value="1" table:formula="of:=[.L40]^0" table:style-name="ce42">
            <text:p>1</text:p>
          </table:table-cell>
          <table:table-cell office:value-type="float" office:value="272000" table:formula="of:=[.L39]+10000" table:style-name="ce83">
            <text:p>2.7E+05</text:p>
          </table:table-cell>
          <table:table-cell table:style-name="ce6"/>
          <table:table-cell office:value-type="float" office:value="120.38826518424899" table:formula="of:=([.L40]*[.$F$5])*LOG([.L40]*[.$F$5])+[.$F$4]*[.K40]" table:style-name="ce6">
            <text:p>1.20E+02</text:p>
          </table:table-cell>
          <table:table-cell office:value-type="float" office:value="124.66239965482119" table:formula="of:=([.L40]*[.$F$7])*LOG([.L40]*[.$F$7])" table:style-name="ce6">
            <text:p>1.25E+02</text:p>
          </table:table-cell>
          <table:table-cell office:value-type="float" office:value="4.2741344705721929" table:formula="of:=[.O40]-[.N40]" table:style-name="ce11">
            <text:p>4.2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8" table:style-name="ce2">
            <text:p>28</text:p>
          </table:table-cell>
          <table:table-cell office:value-type="float" office:value="1" table:formula="of:=[.L41]^0" table:style-name="ce42">
            <text:p>1</text:p>
          </table:table-cell>
          <table:table-cell office:value-type="float" office:value="282000" table:formula="of:=[.L40]+10000" table:style-name="ce83">
            <text:p>2.8E+05</text:p>
          </table:table-cell>
          <table:table-cell table:style-name="ce6"/>
          <table:table-cell office:value-type="float" office:value="126.00959365090254" table:formula="of:=([.L41]*[.$F$5])*LOG([.L41]*[.$F$5])+[.$F$4]*[.K41]" table:style-name="ce6">
            <text:p>1.26E+02</text:p>
          </table:table-cell>
          <table:table-cell office:value-type="float" office:value="130.35140194750207" table:formula="of:=([.L41]*[.$F$7])*LOG([.L41]*[.$F$7])" table:style-name="ce6">
            <text:p>1.30E+02</text:p>
          </table:table-cell>
          <table:table-cell office:value-type="float" office:value="4.3418082965995239" table:formula="of:=[.O41]-[.N41]" table:style-name="ce11">
            <text:p>4.3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9" table:style-name="ce2">
            <text:p>29</text:p>
          </table:table-cell>
          <table:table-cell office:value-type="float" office:value="1" table:formula="of:=[.L42]^0" table:style-name="ce42">
            <text:p>1</text:p>
          </table:table-cell>
          <table:table-cell office:value-type="float" office:value="292000" table:formula="of:=[.L41]+10000" table:style-name="ce83">
            <text:p>2.9E+05</text:p>
          </table:table-cell>
          <table:table-cell table:style-name="ce6"/>
          <table:table-cell office:value-type="float" office:value="131.66905932015982" table:formula="of:=([.L42]*[.$F$5])*LOG([.L42]*[.$F$5])+[.$F$4]*[.K42]" table:style-name="ce6">
            <text:p>1.32E+02</text:p>
          </table:table-cell>
          <table:table-cell office:value-type="float" office:value="136.07892653635707" table:formula="of:=([.L42]*[.$F$7])*LOG([.L42]*[.$F$7])" table:style-name="ce6">
            <text:p>1.36E+02</text:p>
          </table:table-cell>
          <table:table-cell office:value-type="float" office:value="4.4098672161972559" table:formula="of:=[.O42]-[.N42]" table:style-name="ce11">
            <text:p>4.4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0" table:style-name="ce2">
            <text:p>30</text:p>
          </table:table-cell>
          <table:table-cell office:value-type="float" office:value="1" table:formula="of:=[.L43]^0" table:style-name="ce42">
            <text:p>1</text:p>
          </table:table-cell>
          <table:table-cell office:value-type="float" office:value="302000" table:formula="of:=[.L42]+10000" table:style-name="ce83">
            <text:p>3.0E+05</text:p>
          </table:table-cell>
          <table:table-cell table:style-name="ce6"/>
          <table:table-cell office:value-type="float" office:value="137.36535560339095" table:formula="of:=([.L43]*[.$F$5])*LOG([.L43]*[.$F$5])+[.$F$4]*[.K43]" table:style-name="ce6">
            <text:p>1.37E+02</text:p>
          </table:table-cell>
          <table:table-cell office:value-type="float" office:value="141.84365363936899" table:formula="of:=([.L43]*[.$F$7])*LOG([.L43]*[.$F$7])" table:style-name="ce6">
            <text:p>1.42E+02</text:p>
          </table:table-cell>
          <table:table-cell office:value-type="float" office:value="4.4782980359780424" table:formula="of:=[.O43]-[.N43]" table:style-name="ce11">
            <text:p>4.4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1" table:style-name="ce2">
            <text:p>31</text:p>
          </table:table-cell>
          <table:table-cell office:value-type="float" office:value="1" table:formula="of:=[.L44]^0" table:style-name="ce42">
            <text:p>1</text:p>
          </table:table-cell>
          <table:table-cell office:value-type="float" office:value="312000" table:formula="of:=[.L43]+10000" table:style-name="ce83">
            <text:p>3.1E+05</text:p>
          </table:table-cell>
          <table:table-cell table:style-name="ce6"/>
          <table:table-cell office:value-type="float" office:value="143.09726249016146" table:formula="of:=([.L44]*[.$F$5])*LOG([.L44]*[.$F$5])+[.$F$4]*[.K44]" table:style-name="ce6">
            <text:p>1.43E+02</text:p>
          </table:table-cell>
          <table:table-cell office:value-type="float" office:value="147.64435092694669" table:formula="of:=([.L44]*[.$F$7])*LOG([.L44]*[.$F$7])" table:style-name="ce6">
            <text:p>1.48E+02</text:p>
          </table:table-cell>
          <table:table-cell office:value-type="float" office:value="4.5470884367852307" table:formula="of:=[.O44]-[.N44]" table:style-name="ce11">
            <text:p>4.5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2" table:style-name="ce2">
            <text:p>32</text:p>
          </table:table-cell>
          <table:table-cell office:value-type="float" office:value="1" table:formula="of:=[.L45]^0" table:style-name="ce42">
            <text:p>1</text:p>
          </table:table-cell>
          <table:table-cell office:value-type="float" office:value="322000" table:formula="of:=[.L44]+10000" table:style-name="ce83">
            <text:p>3.2E+05</text:p>
          </table:table-cell>
          <table:table-cell table:style-name="ce6"/>
          <table:table-cell office:value-type="float" office:value="148.86363821740159" table:formula="of:=([.L45]*[.$F$5])*LOG([.L45]*[.$F$5])+[.$F$4]*[.K45]" table:style-name="ce6">
            <text:p>1.49E+02</text:p>
          </table:table-cell>
          <table:table-cell office:value-type="float" office:value="153.47986510697308" table:formula="of:=([.L45]*[.$F$7])*LOG([.L45]*[.$F$7])" table:style-name="ce6">
            <text:p>1.53E+02</text:p>
          </table:table-cell>
          <table:table-cell office:value-type="float" office:value="4.6162268895714931" table:formula="of:=[.O45]-[.N45]" table:style-name="ce11">
            <text:p>4.6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3" table:style-name="ce2">
            <text:p>33</text:p>
          </table:table-cell>
          <table:table-cell office:value-type="float" office:value="1" table:formula="of:=[.L46]^0" table:style-name="ce42">
            <text:p>1</text:p>
          </table:table-cell>
          <table:table-cell office:value-type="float" office:value="332000" table:formula="of:=[.L45]+10000" table:style-name="ce83">
            <text:p>3.3E+05</text:p>
          </table:table-cell>
          <table:table-cell table:style-name="ce6"/>
          <table:table-cell office:value-type="float" office:value="154.66341197435122" table:formula="of:=([.L46]*[.$F$5])*LOG([.L46]*[.$F$5])+[.$F$4]*[.K46]" table:style-name="ce6">
            <text:p>1.55E+02</text:p>
          </table:table-cell>
          <table:table-cell office:value-type="float" office:value="159.34911455608736" table:formula="of:=([.L46]*[.$F$7])*LOG([.L46]*[.$F$7])" table:style-name="ce6">
            <text:p>1.59E+02</text:p>
          </table:table-cell>
          <table:table-cell office:value-type="float" office:value="4.6857025817361375" table:formula="of:=[.O46]-[.N46]" table:style-name="ce11">
            <text:p>4.6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4" table:style-name="ce2">
            <text:p>34</text:p>
          </table:table-cell>
          <table:table-cell office:value-type="float" office:value="1" table:formula="of:=[.L47]^0" table:style-name="ce42">
            <text:p>1</text:p>
          </table:table-cell>
          <table:table-cell office:value-type="float" office:value="342000" table:formula="of:=[.L46]+10000" table:style-name="ce83">
            <text:p>3.4E+05</text:p>
          </table:table-cell>
          <table:table-cell table:style-name="ce6"/>
          <table:table-cell office:value-type="float" office:value="160.49557748713605" table:formula="of:=([.L47]*[.$F$5])*LOG([.L47]*[.$F$5])+[.$F$4]*[.K47]" table:style-name="ce6">
            <text:p>1.60E+02</text:p>
          </table:table-cell>
          <table:table-cell office:value-type="float" office:value="165.25108283948131" table:formula="of:=([.L47]*[.$F$7])*LOG([.L47]*[.$F$7])" table:style-name="ce6">
            <text:p>1.65E+02</text:p>
          </table:table-cell>
          <table:table-cell office:value-type="float" office:value="4.7555053523452671" table:formula="of:=[.O47]-[.N47]" table:style-name="ce11">
            <text:p>4.7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5" table:style-name="ce2">
            <text:p>35</text:p>
          </table:table-cell>
          <table:table-cell office:value-type="float" office:value="1" table:formula="of:=[.L48]^0" table:style-name="ce42">
            <text:p>1</text:p>
          </table:table-cell>
          <table:table-cell office:value-type="float" office:value="352000" table:formula="of:=[.L47]+10000" table:style-name="ce83">
            <text:p>3.5E+05</text:p>
          </table:table-cell>
          <table:table-cell table:style-name="ce6"/>
          <table:table-cell office:value-type="float" office:value="166.35918735425565" table:formula="of:=([.L48]*[.$F$5])*LOG([.L48]*[.$F$5])+[.$F$4]*[.K48]" table:style-name="ce6">
            <text:p>1.66E+02</text:p>
          </table:table-cell>
          <table:table-cell office:value-type="float" office:value="171.18481298918917" table:formula="of:=([.L48]*[.$F$7])*LOG([.L48]*[.$F$7])" table:style-name="ce6">
            <text:p>1.71E+02</text:p>
          </table:table-cell>
          <table:table-cell office:value-type="float" office:value="4.825625634933516" table:formula="of:=[.O48]-[.N48]" table:style-name="ce11">
            <text:p>4.8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6" table:style-name="ce2">
            <text:p>36</text:p>
          </table:table-cell>
          <table:table-cell office:value-type="float" office:value="1" table:formula="of:=[.L49]^0" table:style-name="ce42">
            <text:p>1</text:p>
          </table:table-cell>
          <table:table-cell office:value-type="float" office:value="362000" table:formula="of:=[.L48]+10000" table:style-name="ce83">
            <text:p>3.6E+05</text:p>
          </table:table-cell>
          <table:table-cell table:style-name="ce6"/>
          <table:table-cell office:value-type="float" office:value="172.2533480262264" table:formula="of:=([.L49]*[.$F$5])*LOG([.L49]*[.$F$5])+[.$F$4]*[.K49]" table:style-name="ce6">
            <text:p>1.72E+02</text:p>
          </table:table-cell>
          <table:table-cell office:value-type="float" office:value="177.14940243303715" table:formula="of:=([.L49]*[.$F$7])*LOG([.L49]*[.$F$7])" table:style-name="ce6">
            <text:p>1.77E+02</text:p>
          </table:table-cell>
          <table:table-cell office:value-type="float" office:value="4.8960544068107481" table:formula="of:=[.O49]-[.N49]" table:style-name="ce11">
            <text:p>4.9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7" table:style-name="ce2">
            <text:p>37</text:p>
          </table:table-cell>
          <table:table-cell office:value-type="float" office:value="1" table:formula="of:=[.L50]^0" table:style-name="ce42">
            <text:p>1</text:p>
          </table:table-cell>
          <table:table-cell office:value-type="float" office:value="372000" table:formula="of:=[.L49]+10000" table:style-name="ce83">
            <text:p>3.7E+05</text:p>
          </table:table-cell>
          <table:table-cell table:style-name="ce6"/>
          <table:table-cell office:value-type="float" office:value="178.17721534033387" table:formula="of:=([.L50]*[.$F$5])*LOG([.L50]*[.$F$5])+[.$F$4]*[.K50]" table:style-name="ce6">
            <text:p>1.78E+02</text:p>
          </table:table-cell>
          <table:table-cell office:value-type="float" office:value="183.1439984843077" table:formula="of:=([.L50]*[.$F$7])*LOG([.L50]*[.$F$7])" table:style-name="ce6">
            <text:p>1.83E+02</text:p>
          </table:table-cell>
          <table:table-cell office:value-type="float" office:value="4.9667831439738279" table:formula="of:=[.O50]-[.N50]" table:style-name="ce11">
            <text:p>4.9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8" table:style-name="ce2">
            <text:p>38</text:p>
          </table:table-cell>
          <table:table-cell office:value-type="float" office:value="1" table:formula="of:=[.L51]^0" table:style-name="ce42">
            <text:p>1</text:p>
          </table:table-cell>
          <table:table-cell office:value-type="float" office:value="382000" table:formula="of:=[.L50]+10000" table:style-name="ce83">
            <text:p>3.8E+05</text:p>
          </table:table-cell>
          <table:table-cell table:style-name="ce6"/>
          <table:table-cell office:value-type="float" office:value="184.12999053582621" table:formula="of:=([.L51]*[.$F$5])*LOG([.L51]*[.$F$5])+[.$F$4]*[.K51]" table:style-name="ce6">
            <text:p>1.84E+02</text:p>
          </table:table-cell>
          <table:table-cell office:value-type="float" office:value="189.16779431669607" table:formula="of:=([.L51]*[.$F$7])*LOG([.L51]*[.$F$7])" table:style-name="ce6">
            <text:p>1.89E+02</text:p>
          </table:table-cell>
          <table:table-cell office:value-type="float" office:value="5.037803780869865" table:formula="of:=[.O51]-[.N51]" table:style-name="ce11">
            <text:p>5.0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9" table:style-name="ce2">
            <text:p>39</text:p>
          </table:table-cell>
          <table:table-cell office:value-type="float" office:value="1" table:formula="of:=[.L52]^0" table:style-name="ce42">
            <text:p>1</text:p>
          </table:table-cell>
          <table:table-cell office:value-type="float" office:value="392000" table:formula="of:=[.L51]+10000" table:style-name="ce83">
            <text:p>3.9E+05</text:p>
          </table:table-cell>
          <table:table-cell table:style-name="ce6"/>
          <table:table-cell office:value-type="float" office:value="190.11091668661669" table:formula="of:=([.L52]*[.$F$5])*LOG([.L52]*[.$F$5])+[.$F$4]*[.K52]" table:style-name="ce6">
            <text:p>1.90E+02</text:p>
          </table:table-cell>
          <table:table-cell office:value-type="float" office:value="195.2200253609914" table:formula="of:=([.L52]*[.$F$7])*LOG([.L52]*[.$F$7])" table:style-name="ce6">
            <text:p>1.95E+02</text:p>
          </table:table-cell>
          <table:table-cell office:value-type="float" office:value="5.1091086743747098" table:formula="of:=[.O52]-[.N52]" table:style-name="ce11">
            <text:p>5.1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0" table:style-name="ce2">
            <text:p>40</text:p>
          </table:table-cell>
          <table:table-cell office:value-type="float" office:value="1" table:formula="of:=[.L53]^0" table:style-name="ce42">
            <text:p>1</text:p>
          </table:table-cell>
          <table:table-cell office:value-type="float" office:value="402000" table:formula="of:=[.L52]+10000" table:style-name="ce83">
            <text:p>4.0E+05</text:p>
          </table:table-cell>
          <table:table-cell table:style-name="ce6"/>
          <table:table-cell office:value-type="float" office:value="196.11927549820447" table:formula="of:=([.L53]*[.$F$5])*LOG([.L53]*[.$F$5])+[.$F$4]*[.K53]" table:style-name="ce6">
            <text:p>1.96E+02</text:p>
          </table:table-cell>
          <table:table-cell office:value-type="float" office:value="201.29996606965446" table:formula="of:=([.L53]*[.$F$7])*LOG([.L53]*[.$F$7])" table:style-name="ce6">
            <text:p>2.01E+02</text:p>
          </table:table-cell>
          <table:table-cell office:value-type="float" office:value="5.1806905714499862" table:formula="of:=[.O53]-[.N53]" table:style-name="ce11">
            <text:p>5.1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1" table:style-name="ce2">
            <text:p>41</text:p>
          </table:table-cell>
          <table:table-cell office:value-type="float" office:value="1" table:formula="of:=[.L54]^0" table:style-name="ce42">
            <text:p>1</text:p>
          </table:table-cell>
          <table:table-cell office:value-type="float" office:value="412000" table:formula="of:=[.L53]+10000" table:style-name="ce83">
            <text:p>4.1E+05</text:p>
          </table:table-cell>
          <table:table-cell table:style-name="ce6"/>
          <table:table-cell office:value-type="float" office:value="202.15438442348324" table:formula="of:=([.L54]*[.$F$5])*LOG([.L54]*[.$F$5])+[.$F$4]*[.K54]" table:style-name="ce6">
            <text:p>2.02E+02</text:p>
          </table:table-cell>
          <table:table-cell office:value-type="float" office:value="207.40692700350297" table:formula="of:=([.L54]*[.$F$7])*LOG([.L54]*[.$F$7])" table:style-name="ce6">
            <text:p>2.07E+02</text:p>
          </table:table-cell>
          <table:table-cell office:value-type="float" office:value="5.2525425800197354" table:formula="of:=[.O54]-[.N54]" table:style-name="ce11">
            <text:p>5.2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2" table:style-name="ce2">
            <text:p>42</text:p>
          </table:table-cell>
          <table:table-cell office:value-type="float" office:value="1" table:formula="of:=[.L55]^0" table:style-name="ce42">
            <text:p>1</text:p>
          </table:table-cell>
          <table:table-cell office:value-type="float" office:value="422000" table:formula="of:=[.L54]+10000" table:style-name="ce83">
            <text:p>4.2E+05</text:p>
          </table:table-cell>
          <table:table-cell table:style-name="ce6"/>
          <table:table-cell office:value-type="float" office:value="208.21559405871324" table:formula="of:=([.L55]*[.$F$5])*LOG([.L55]*[.$F$5])+[.$F$4]*[.K55]" table:style-name="ce6">
            <text:p>2.08E+02</text:p>
          </table:table-cell>
          <table:table-cell office:value-type="float" office:value="213.54025220138888" table:formula="of:=([.L55]*[.$F$7])*LOG([.L55]*[.$F$7])" table:style-name="ce6">
            <text:p>2.14E+02</text:p>
          </table:table-cell>
          <table:table-cell office:value-type="float" office:value="5.324658142675645" table:formula="of:=[.O55]-[.N55]" table:style-name="ce11">
            <text:p>5.3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3" table:style-name="ce2">
            <text:p>43</text:p>
          </table:table-cell>
          <table:table-cell office:value-type="float" office:value="1" table:formula="of:=[.L56]^0" table:style-name="ce42">
            <text:p>1</text:p>
          </table:table-cell>
          <table:table-cell office:value-type="float" office:value="432000" table:formula="of:=[.L55]+10000" table:style-name="ce83">
            <text:p>4.3E+05</text:p>
          </table:table-cell>
          <table:table-cell table:style-name="ce6"/>
          <table:table-cell office:value-type="float" office:value="214.30228578644181" table:formula="of:=([.L56]*[.$F$5])*LOG([.L56]*[.$F$5])+[.$F$4]*[.K56]" table:style-name="ce6">
            <text:p>2.14E+02</text:p>
          </table:table-cell>
          <table:table-cell office:value-type="float" office:value="219.69931679931847" table:formula="of:=([.L56]*[.$F$7])*LOG([.L56]*[.$F$7])" table:style-name="ce6">
            <text:p>2.20E+02</text:p>
          </table:table-cell>
          <table:table-cell office:value-type="float" office:value="5.3970310128766528" table:formula="of:=[.O56]-[.N56]" table:style-name="ce11">
            <text:p>5.4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4" table:style-name="ce2">
            <text:p>44</text:p>
          </table:table-cell>
          <table:table-cell office:value-type="float" office:value="1" table:formula="of:=[.L57]^0" table:style-name="ce42">
            <text:p>1</text:p>
          </table:table-cell>
          <table:table-cell office:value-type="float" office:value="442000" table:formula="of:=[.L56]+10000" table:style-name="ce83">
            <text:p>4.4E+05</text:p>
          </table:table-cell>
          <table:table-cell table:style-name="ce6"/>
          <table:table-cell office:value-type="float" office:value="220.41386963677476" table:formula="of:=([.L57]*[.$F$5])*LOG([.L57]*[.$F$5])+[.$F$4]*[.K57]" table:style-name="ce6">
            <text:p>2.20E+02</text:p>
          </table:table-cell>
          <table:table-cell office:value-type="float" office:value="225.88352487012756" table:formula="of:=([.L57]*[.$F$7])*LOG([.L57]*[.$F$7])" table:style-name="ce6">
            <text:p>2.26E+02</text:p>
          </table:table-cell>
          <table:table-cell office:value-type="float" office:value="5.4696552333527961" table:formula="of:=[.O57]-[.N57]" table:style-name="ce11">
            <text:p>5.4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5" table:style-name="ce2">
            <text:p>45</text:p>
          </table:table-cell>
          <table:table-cell office:value-type="float" office:value="1" table:formula="of:=[.L58]^0" table:style-name="ce42">
            <text:p>1</text:p>
          </table:table-cell>
          <table:table-cell office:value-type="float" office:value="452000" table:formula="of:=[.L57]+10000" table:style-name="ce83">
            <text:p>4.5E+05</text:p>
          </table:table-cell>
          <table:table-cell table:style-name="ce6"/>
          <table:table-cell office:value-type="float" office:value="226.54978234228417" table:formula="of:=([.L58]*[.$F$5])*LOG([.L58]*[.$F$5])+[.$F$4]*[.K58]" table:style-name="ce6">
            <text:p>2.27E+02</text:p>
          </table:table-cell>
          <table:table-cell office:value-type="float" office:value="232.09230745874854" table:formula="of:=([.L58]*[.$F$7])*LOG([.L58]*[.$F$7])" table:style-name="ce6">
            <text:p>2.32E+02</text:p>
          </table:table-cell>
          <table:table-cell office:value-type="float" office:value="5.5425251164643612" table:formula="of:=[.O58]-[.N58]" table:style-name="ce11">
            <text:p>5.5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6" table:style-name="ce2">
            <text:p>46</text:p>
          </table:table-cell>
          <table:table-cell office:value-type="float" office:value="1" table:formula="of:=[.L59]^0" table:style-name="ce42">
            <text:p>1</text:p>
          </table:table-cell>
          <table:table-cell office:value-type="float" office:value="462000" table:formula="of:=[.L58]+10000" table:style-name="ce83">
            <text:p>4.6E+05</text:p>
          </table:table-cell>
          <table:table-cell table:style-name="ce6"/>
          <table:table-cell office:value-type="float" office:value="232.70948556512201" table:formula="of:=([.L59]*[.$F$5])*LOG([.L59]*[.$F$5])+[.$F$4]*[.K59]" table:style-name="ce6">
            <text:p>2.33E+02</text:p>
          </table:table-cell>
          <table:table-cell office:value-type="float" office:value="238.32512079142228" table:formula="of:=([.L59]*[.$F$7])*LOG([.L59]*[.$F$7])" table:style-name="ce6">
            <text:p>2.38E+02</text:p>
          </table:table-cell>
          <table:table-cell office:value-type="float" office:value="5.6156352263002702" table:formula="of:=[.O59]-[.N59]" table:style-name="ce11">
            <text:p>5.6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7" table:style-name="ce2">
            <text:p>47</text:p>
          </table:table-cell>
          <table:table-cell office:value-type="float" office:value="1" table:formula="of:=[.L60]^0" table:style-name="ce42">
            <text:p>1</text:p>
          </table:table-cell>
          <table:table-cell office:value-type="float" office:value="472000" table:formula="of:=[.L59]+10000" table:style-name="ce83">
            <text:p>4.7E+05</text:p>
          </table:table-cell>
          <table:table-cell table:style-name="ce6"/>
          <table:table-cell office:value-type="float" office:value="238.89246427769285" table:formula="of:=([.L60]*[.$F$5])*LOG([.L60]*[.$F$5])+[.$F$4]*[.K60]" table:style-name="ce6">
            <text:p>2.39E+02</text:p>
          </table:table-cell>
          <table:table-cell office:value-type="float" office:value="244.58144464001955" table:formula="of:=([.L60]*[.$F$7])*LOG([.L60]*[.$F$7])" table:style-name="ce6">
            <text:p>2.45E+02</text:p>
          </table:table-cell>
          <table:table-cell office:value-type="float" office:value="5.6889803623267028" table:formula="of:=[.O60]-[.N60]" table:style-name="ce11">
            <text:p>5.6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8" table:style-name="ce2">
            <text:p>48</text:p>
          </table:table-cell>
          <table:table-cell office:value-type="float" office:value="1" table:formula="of:=[.L61]^0" table:style-name="ce42">
            <text:p>1</text:p>
          </table:table-cell>
          <table:table-cell office:value-type="float" office:value="482000" table:formula="of:=[.L60]+10000" table:style-name="ce83">
            <text:p>4.8E+05</text:p>
          </table:table-cell>
          <table:table-cell table:style-name="ce6"/>
          <table:table-cell office:value-type="float" office:value="245.09822528061216" table:formula="of:=([.L61]*[.$F$5])*LOG([.L61]*[.$F$5])+[.$F$4]*[.K61]" table:style-name="ce6">
            <text:p>2.45E+02</text:p>
          </table:table-cell>
          <table:table-cell office:value-type="float" office:value="250.86078082503386" table:formula="of:=([.L61]*[.$F$7])*LOG([.L61]*[.$F$7])" table:style-name="ce6">
            <text:p>2.51E+02</text:p>
          </table:table-cell>
          <table:table-cell office:value-type="float" office:value="5.7625555444217014" table:formula="of:=[.O61]-[.N61]" table:style-name="ce11">
            <text:p>5.7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9" table:style-name="ce2">
            <text:p>49</text:p>
          </table:table-cell>
          <table:table-cell office:value-type="float" office:value="1" table:formula="of:=[.L62]^0" table:style-name="ce42">
            <text:p>1</text:p>
          </table:table-cell>
          <table:table-cell office:value-type="float" office:value="492000" table:formula="of:=[.L61]+10000" table:style-name="ce83">
            <text:p>4.9E+05</text:p>
          </table:table-cell>
          <table:table-cell table:style-name="ce6"/>
          <table:table-cell office:value-type="float" office:value="251.32629584370045" table:formula="of:=([.L62]*[.$F$5])*LOG([.L62]*[.$F$5])+[.$F$4]*[.K62]" table:style-name="ce6">
            <text:p>2.51E+02</text:p>
          </table:table-cell>
          <table:table-cell office:value-type="float" office:value="257.16265184285373" table:formula="of:=([.L62]*[.$F$7])*LOG([.L62]*[.$F$7])" table:style-name="ce6">
            <text:p>2.57E+02</text:p>
          </table:table-cell>
          <table:table-cell office:value-type="float" office:value="5.8363559991532838" table:formula="of:=[.O62]-[.N62]" table:style-name="ce11">
            <text:p>5.8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0" table:style-name="ce2">
            <text:p>50</text:p>
          </table:table-cell>
          <table:table-cell office:value-type="float" office:value="1" table:formula="of:=[.L63]^0" table:style-name="ce42">
            <text:p>1</text:p>
          </table:table-cell>
          <table:table-cell office:value-type="float" office:value="502000" table:formula="of:=[.L62]+10000" table:style-name="ce83">
            <text:p>5.0E+05</text:p>
          </table:table-cell>
          <table:table-cell table:style-name="ce6"/>
          <table:table-cell office:value-type="float" office:value="257.57622245750684" table:formula="of:=([.L63]*[.$F$5])*LOG([.L63]*[.$F$5])+[.$F$4]*[.K63]" table:style-name="ce6">
            <text:p>2.58E+02</text:p>
          </table:table-cell>
          <table:table-cell office:value-type="float" office:value="263.4865996046787" table:formula="of:=([.L63]*[.$F$7])*LOG([.L63]*[.$F$7])" table:style-name="ce6">
            <text:p>2.63E+02</text:p>
          </table:table-cell>
          <table:table-cell office:value-type="float" office:value="5.9103771471718574" table:formula="of:=[.O63]-[.N63]" table:style-name="ce11">
            <text:p>5.9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1" table:style-name="ce2">
            <text:p>51</text:p>
          </table:table-cell>
          <table:table-cell office:value-type="float" office:value="1" table:formula="of:=[.L64]^0" table:style-name="ce42">
            <text:p>1</text:p>
          </table:table-cell>
          <table:table-cell office:value-type="float" office:value="512000" table:formula="of:=[.L63]+10000" table:style-name="ce83">
            <text:p>5.1E+05</text:p>
          </table:table-cell>
          <table:table-cell table:style-name="ce6"/>
          <table:table-cell office:value-type="float" office:value="263.84756968434579" table:formula="of:=([.L64]*[.$F$5])*LOG([.L64]*[.$F$5])+[.$F$4]*[.K64]" table:style-name="ce6">
            <text:p>2.64E+02</text:p>
          </table:table-cell>
          <table:table-cell office:value-type="float" office:value="269.83218427595511" table:formula="of:=([.L64]*[.$F$7])*LOG([.L64]*[.$F$7])" table:style-name="ce6">
            <text:p>2.70E+02</text:p>
          </table:table-cell>
          <table:table-cell office:value-type="float" office:value="5.9846145916093292" table:formula="of:=[.O64]-[.N64]" table:style-name="ce11">
            <text:p>5.9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2" table:style-name="ce2">
            <text:p>52</text:p>
          </table:table-cell>
          <table:table-cell office:value-type="float" office:value="1" table:formula="of:=[.L65]^0" table:style-name="ce42">
            <text:p>1</text:p>
          </table:table-cell>
          <table:table-cell office:value-type="float" office:value="522000" table:formula="of:=[.L64]+10000" table:style-name="ce83">
            <text:p>5.2E+05</text:p>
          </table:table-cell>
          <table:table-cell table:style-name="ce6"/>
          <table:table-cell office:value-type="float" office:value="270.13991909912721" table:formula="of:=([.L65]*[.$F$5])*LOG([.L65]*[.$F$5])+[.$F$4]*[.K65]" table:style-name="ce6">
            <text:p>2.70E+02</text:p>
          </table:table-cell>
          <table:table-cell office:value-type="float" office:value="276.198983206511" table:formula="of:=([.L65]*[.$F$7])*LOG([.L65]*[.$F$7])" table:style-name="ce6">
            <text:p>2.76E+02</text:p>
          </table:table-cell>
          <table:table-cell office:value-type="float" office:value="6.0590641073837901" table:formula="of:=[.O65]-[.N65]" table:style-name="ce11">
            <text:p>6.0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3" table:style-name="ce2">
            <text:p>53</text:p>
          </table:table-cell>
          <table:table-cell office:value-type="float" office:value="1" table:formula="of:=[.L66]^0" table:style-name="ce42">
            <text:p>1</text:p>
          </table:table-cell>
          <table:table-cell office:value-type="float" office:value="532000" table:formula="of:=[.L65]+10000" table:style-name="ce83">
            <text:p>5.3E+05</text:p>
          </table:table-cell>
          <table:table-cell table:style-name="ce6"/>
          <table:table-cell office:value-type="float" office:value="276.4528683113748" table:formula="of:=([.L66]*[.$F$5])*LOG([.L66]*[.$F$5])+[.$F$4]*[.K66]" table:style-name="ce6">
            <text:p>2.76E+02</text:p>
          </table:table-cell>
          <table:table-cell office:value-type="float" office:value="282.58658994269842" table:formula="of:=([.L66]*[.$F$7])*LOG([.L66]*[.$F$7])" table:style-name="ce6">
            <text:p>2.83E+02</text:p>
          </table:table-cell>
          <table:table-cell office:value-type="float" office:value="6.133721631323624" table:formula="of:=[.O66]-[.N66]" table:style-name="ce11">
            <text:p>6.1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4" table:style-name="ce2">
            <text:p>54</text:p>
          </table:table-cell>
          <table:table-cell office:value-type="float" office:value="1" table:formula="of:=[.L67]^0" table:style-name="ce42">
            <text:p>1</text:p>
          </table:table-cell>
          <table:table-cell office:value-type="float" office:value="542000" table:formula="of:=[.L66]+10000" table:style-name="ce83">
            <text:p>5.4E+05</text:p>
          </table:table-cell>
          <table:table-cell table:style-name="ce6"/>
          <table:table-cell office:value-type="float" office:value="282.78603006079868" table:formula="of:=([.L67]*[.$F$5])*LOG([.L67]*[.$F$5])+[.$F$4]*[.K67]" table:style-name="ce6">
            <text:p>2.83E+02</text:p>
          </table:table-cell>
          <table:table-cell office:value-type="float" office:value="288.99461331383498" table:formula="of:=([.L67]*[.$F$7])*LOG([.L67]*[.$F$7])" table:style-name="ce6">
            <text:p>2.89E+02</text:p>
          </table:table-cell>
          <table:table-cell office:value-type="float" office:value="6.208583253036295" table:formula="of:=[.O67]-[.N67]" table:style-name="ce11">
            <text:p>6.2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5" table:style-name="ce2">
            <text:p>55</text:p>
          </table:table-cell>
          <table:table-cell office:value-type="float" office:value="1" table:formula="of:=[.L68]^0" table:style-name="ce42">
            <text:p>1</text:p>
          </table:table-cell>
          <table:table-cell office:value-type="float" office:value="552000" table:formula="of:=[.L67]+10000" table:style-name="ce83">
            <text:p>5.5E+05</text:p>
          </table:table-cell>
          <table:table-cell table:style-name="ce6"/>
          <table:table-cell office:value-type="float" office:value="289.13903137963604" table:formula="of:=([.L68]*[.$F$5])*LOG([.L68]*[.$F$5])+[.$F$4]*[.K68]" table:style-name="ce6">
            <text:p>2.89E+02</text:p>
          </table:table-cell>
          <table:table-cell office:value-type="float" office:value="295.42267658608449" table:formula="of:=([.L68]*[.$F$7])*LOG([.L68]*[.$F$7])" table:style-name="ce6">
            <text:p>2.95E+02</text:p>
          </table:table-cell>
          <table:table-cell office:value-type="float" office:value="6.2836452064484547" table:formula="of:=[.O68]-[.N68]" table:style-name="ce11">
            <text:p>6.2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6" table:style-name="ce2">
            <text:p>56</text:p>
          </table:table-cell>
          <table:table-cell office:value-type="float" office:value="1" table:formula="of:=[.L69]^0" table:style-name="ce42">
            <text:p>1</text:p>
          </table:table-cell>
          <table:table-cell office:value-type="float" office:value="562000" table:formula="of:=[.L68]+10000" table:style-name="ce83">
            <text:p>5.6E+05</text:p>
          </table:table-cell>
          <table:table-cell table:style-name="ce6"/>
          <table:table-cell office:value-type="float" office:value="295.51151281570816" table:formula="of:=([.L69]*[.$F$5])*LOG([.L69]*[.$F$5])+[.$F$4]*[.K69]" table:style-name="ce6">
            <text:p>2.96E+02</text:p>
          </table:table-cell>
          <table:table-cell office:value-type="float" office:value="301.87041667767039" table:formula="of:=([.L69]*[.$F$7])*LOG([.L69]*[.$F$7])" table:style-name="ce6">
            <text:p>3.02E+02</text:p>
          </table:table-cell>
          <table:table-cell office:value-type="float" office:value="6.3589038619622329" table:formula="of:=[.O69]-[.N69]" table:style-name="ce11">
            <text:p>6.3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7" table:style-name="ce2">
            <text:p>57</text:p>
          </table:table-cell>
          <table:table-cell office:value-type="float" office:value="1" table:formula="of:=[.L70]^0" table:style-name="ce42">
            <text:p>1</text:p>
          </table:table-cell>
          <table:table-cell office:value-type="float" office:value="572000" table:formula="of:=[.L69]+10000" table:style-name="ce83">
            <text:p>5.7E+05</text:p>
          </table:table-cell>
          <table:table-cell table:style-name="ce6"/>
          <table:table-cell office:value-type="float" office:value="301.90312771079164" table:formula="of:=([.L70]*[.$F$5])*LOG([.L70]*[.$F$5])+[.$F$4]*[.K70]" table:style-name="ce6">
            <text:p>3.02E+02</text:p>
          </table:table-cell>
          <table:table-cell office:value-type="float" office:value="308.33748342995875" table:formula="of:=([.L70]*[.$F$7])*LOG([.L70]*[.$F$7])" table:style-name="ce6">
            <text:p>3.08E+02</text:p>
          </table:table-cell>
          <table:table-cell office:value-type="float" office:value="6.4343557191671152" table:formula="of:=[.O70]-[.N70]" table:style-name="ce11">
            <text:p>6.4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8" table:style-name="ce2">
            <text:p>58</text:p>
          </table:table-cell>
          <table:table-cell office:value-type="float" office:value="1" table:formula="of:=[.L71]^0" table:style-name="ce42">
            <text:p>1</text:p>
          </table:table-cell>
          <table:table-cell office:value-type="float" office:value="582000" table:formula="of:=[.L70]+10000" table:style-name="ce83">
            <text:p>5.8E+05</text:p>
          </table:table-cell>
          <table:table-cell table:style-name="ce6"/>
          <table:table-cell office:value-type="float" office:value="308.31354152946597" table:formula="of:=([.L71]*[.$F$5])*LOG([.L71]*[.$F$5])+[.$F$4]*[.K71]" table:style-name="ce6">
            <text:p>3.08E+02</text:p>
          </table:table-cell>
          <table:table-cell office:value-type="float" office:value="314.82353892953012" table:formula="of:=([.L71]*[.$F$7])*LOG([.L71]*[.$F$7])" table:style-name="ce6">
            <text:p>3.15E+02</text:p>
          </table:table-cell>
          <table:table-cell office:value-type="float" office:value="6.509997400064151" table:formula="of:=[.O71]-[.N71]" table:style-name="ce11">
            <text:p>6.5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9" table:style-name="ce2">
            <text:p>59</text:p>
          </table:table-cell>
          <table:table-cell office:value-type="float" office:value="1" table:formula="of:=[.L72]^0" table:style-name="ce42">
            <text:p>1</text:p>
          </table:table-cell>
          <table:table-cell office:value-type="float" office:value="592000" table:formula="of:=[.L71]+10000" table:style-name="ce83">
            <text:p>5.9E+05</text:p>
          </table:table-cell>
          <table:table-cell table:style-name="ce6"/>
          <table:table-cell office:value-type="float" office:value="314.74243123410071" table:formula="of:=([.L72]*[.$F$5])*LOG([.L72]*[.$F$5])+[.$F$4]*[.K72]" table:style-name="ce6">
            <text:p>3.15E+02</text:p>
          </table:table-cell>
          <table:table-cell office:value-type="float" office:value="321.32825687685482" table:formula="of:=([.L72]*[.$F$7])*LOG([.L72]*[.$F$7])" table:style-name="ce6">
            <text:p>3.21E+02</text:p>
          </table:table-cell>
          <table:table-cell office:value-type="float" office:value="6.5858256427541164" table:formula="of:=[.O72]-[.N72]" table:style-name="ce11">
            <text:p>6.5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0" table:style-name="ce2">
            <text:p>60</text:p>
          </table:table-cell>
          <table:table-cell office:value-type="float" office:value="1" table:formula="of:=[.L73]^0" table:style-name="ce42">
            <text:p>1</text:p>
          </table:table-cell>
          <table:table-cell office:value-type="float" office:value="602000" table:formula="of:=[.L72]+10000" table:style-name="ce83">
            <text:p>6.0E+05</text:p>
          </table:table-cell>
          <table:table-cell table:style-name="ce6"/>
          <table:table-cell office:value-type="float" office:value="321.18948470208358" table:formula="of:=([.L73]*[.$F$5])*LOG([.L73]*[.$F$5])+[.$F$4]*[.K73]" table:style-name="ce6">
            <text:p>3.21E+02</text:p>
          </table:table-cell>
          <table:table-cell office:value-type="float" office:value="327.85132199763626" table:formula="of:=([.L73]*[.$F$7])*LOG([.L73]*[.$F$7])" table:style-name="ce6">
            <text:p>3.28E+02</text:p>
          </table:table-cell>
          <table:table-cell office:value-type="float" office:value="6.6618372955526866" table:formula="of:=[.O73]-[.N73]" table:style-name="ce11">
            <text:p>6.6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1" table:style-name="ce2">
            <text:p>61</text:p>
          </table:table-cell>
          <table:table-cell office:value-type="float" office:value="1" table:formula="of:=[.L74]^0" table:style-name="ce42">
            <text:p>1</text:p>
          </table:table-cell>
          <table:table-cell office:value-type="float" office:value="612000" table:formula="of:=[.L73]+10000" table:style-name="ce83">
            <text:p>6.1E+05</text:p>
          </table:table-cell>
          <table:table-cell table:style-name="ce6"/>
          <table:table-cell office:value-type="float" office:value="327.65440018177941" table:formula="of:=([.L74]*[.$F$5])*LOG([.L74]*[.$F$5])+[.$F$4]*[.K74]" table:style-name="ce6">
            <text:p>3.28E+02</text:p>
          </table:table-cell>
          <table:table-cell office:value-type="float" office:value="334.39242949327718" table:formula="of:=([.L74]*[.$F$7])*LOG([.L74]*[.$F$7])" table:style-name="ce6">
            <text:p>3.34E+02</text:p>
          </table:table-cell>
          <table:table-cell office:value-type="float" office:value="6.738029311497769" table:formula="of:=[.O74]-[.N74]" table:style-name="ce11">
            <text:p>6.7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2" table:style-name="ce2">
            <text:p>62</text:p>
          </table:table-cell>
          <table:table-cell office:value-type="float" office:value="1" table:formula="of:=[.L75]^0" table:style-name="ce42">
            <text:p>1</text:p>
          </table:table-cell>
          <table:table-cell office:value-type="float" office:value="622000" table:formula="of:=[.L74]+10000" table:style-name="ce83">
            <text:p>6.2E+05</text:p>
          </table:table-cell>
          <table:table-cell table:style-name="ce6"/>
          <table:table-cell office:value-type="float" office:value="334.13688578405652" table:formula="of:=([.L75]*[.$F$5])*LOG([.L75]*[.$F$5])+[.$F$4]*[.K75]" table:style-name="ce6">
            <text:p>3.34E+02</text:p>
          </table:table-cell>
          <table:table-cell office:value-type="float" office:value="340.95128452727124" table:formula="of:=([.L75]*[.$F$7])*LOG([.L75]*[.$F$7])" table:style-name="ce6">
            <text:p>3.41E+02</text:p>
          </table:table-cell>
          <table:table-cell office:value-type="float" office:value="6.8143987432147242" table:formula="of:=[.O75]-[.N75]" table:style-name="ce11">
            <text:p>6.8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3" table:style-name="ce2">
            <text:p>63</text:p>
          </table:table-cell>
          <table:table-cell office:value-type="float" office:value="1" table:formula="of:=[.L76]^0" table:style-name="ce42">
            <text:p>1</text:p>
          </table:table-cell>
          <table:table-cell office:value-type="float" office:value="632000" table:formula="of:=[.L75]+10000" table:style-name="ce83">
            <text:p>6.3E+05</text:p>
          </table:table-cell>
          <table:table-cell table:style-name="ce6"/>
          <table:table-cell office:value-type="float" office:value="340.6366590065191" table:formula="of:=([.L76]*[.$F$5])*LOG([.L76]*[.$F$5])+[.$F$4]*[.K76]" table:style-name="ce6">
            <text:p>3.41E+02</text:p>
          </table:table-cell>
          <table:table-cell office:value-type="float" office:value="347.52760174463128" table:formula="of:=([.L76]*[.$F$7])*LOG([.L76]*[.$F$7])" table:style-name="ce6">
            <text:p>3.48E+02</text:p>
          </table:table-cell>
          <table:table-cell office:value-type="float" office:value="6.8909427381121873" table:formula="of:=[.O76]-[.N76]" table:style-name="ce11">
            <text:p>6.8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4" table:style-name="ce2">
            <text:p>64</text:p>
          </table:table-cell>
          <table:table-cell office:value-type="float" office:value="1" table:formula="of:=[.L77]^0" table:style-name="ce42">
            <text:p>1</text:p>
          </table:table-cell>
          <table:table-cell office:value-type="float" office:value="642000" table:formula="of:=[.L76]+10000" table:style-name="ce83">
            <text:p>6.4E+05</text:p>
          </table:table-cell>
          <table:table-cell table:style-name="ce6"/>
          <table:table-cell office:value-type="float" office:value="347.15344628785817" table:formula="of:=([.L77]*[.$F$5])*LOG([.L77]*[.$F$5])+[.$F$4]*[.K77]" table:style-name="ce6">
            <text:p>3.47E+02</text:p>
          </table:table-cell>
          <table:table-cell office:value-type="float" office:value="354.12110482174018" table:formula="of:=([.L77]*[.$F$7])*LOG([.L77]*[.$F$7])" table:style-name="ce6">
            <text:p>3.54E+02</text:p>
          </table:table-cell>
          <table:table-cell office:value-type="float" office:value="6.9676585338820018" table:formula="of:=[.O77]-[.N77]" table:style-name="ce11">
            <text:p>6.9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5" table:style-name="ce2">
            <text:p>65</text:p>
          </table:table-cell>
          <table:table-cell office:value-type="float" office:value="1" table:formula="of:=[.L78]^0" table:style-name="ce42">
            <text:p>1</text:p>
          </table:table-cell>
          <table:table-cell office:value-type="float" office:value="652000" table:formula="of:=[.L77]+10000" table:style-name="ce83">
            <text:p>6.5E+05</text:p>
          </table:table-cell>
          <table:table-cell table:style-name="ce6"/>
          <table:table-cell office:value-type="float" office:value="353.68698258997449" table:formula="of:=([.L78]*[.$F$5])*LOG([.L78]*[.$F$5])+[.$F$4]*[.K78]" table:style-name="ce6">
            <text:p>3.54E+02</text:p>
          </table:table-cell>
          <table:table-cell office:value-type="float" office:value="360.73152604425457" table:formula="of:=([.L78]*[.$F$7])*LOG([.L78]*[.$F$7])" table:style-name="ce6">
            <text:p>3.61E+02</text:p>
          </table:table-cell>
          <table:table-cell office:value-type="float" office:value="7.044543454280074" table:formula="of:=[.O78]-[.N78]" table:style-name="ce11">
            <text:p>7.0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6" table:style-name="ce2">
            <text:p>66</text:p>
          </table:table-cell>
          <table:table-cell office:value-type="float" office:value="1" table:formula="of:=[.L79]^0" table:style-name="ce42">
            <text:p>1</text:p>
          </table:table-cell>
          <table:table-cell office:value-type="float" office:value="662000" table:formula="of:=[.L78]+10000" table:style-name="ce83">
            <text:p>6.6E+05</text:p>
          </table:table-cell>
          <table:table-cell table:style-name="ce6"/>
          <table:table-cell office:value-type="float" office:value="360.23701100574334" table:formula="of:=([.L79]*[.$F$5])*LOG([.L79]*[.$F$5])+[.$F$4]*[.K79]" table:style-name="ce6">
            <text:p>3.60E+02</text:p>
          </table:table-cell>
          <table:table-cell office:value-type="float" office:value="367.35860591090852" table:formula="of:=([.L79]*[.$F$7])*LOG([.L79]*[.$F$7])" table:style-name="ce6">
            <text:p>3.67E+02</text:p>
          </table:table-cell>
          <table:table-cell office:value-type="float" office:value="7.1215949051651819" table:formula="of:=[.O79]-[.N79]" table:style-name="ce11">
            <text:p>7.1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7" table:style-name="ce2">
            <text:p>67</text:p>
          </table:table-cell>
          <table:table-cell office:value-type="float" office:value="1" table:formula="of:=[.L80]^0" table:style-name="ce42">
            <text:p>1</text:p>
          </table:table-cell>
          <table:table-cell office:value-type="float" office:value="672000" table:formula="of:=[.L79]+10000" table:style-name="ce83">
            <text:p>6.7E+05</text:p>
          </table:table-cell>
          <table:table-cell table:style-name="ce6"/>
          <table:table-cell office:value-type="float" office:value="366.80328239048401" table:formula="of:=([.L80]*[.$F$5])*LOG([.L80]*[.$F$5])+[.$F$4]*[.K80]" table:style-name="ce6">
            <text:p>3.67E+02</text:p>
          </table:table-cell>
          <table:table-cell office:value-type="float" office:value="374.00209276126236" table:formula="of:=([.L80]*[.$F$7])*LOG([.L80]*[.$F$7])" table:style-name="ce6">
            <text:p>3.74E+02</text:p>
          </table:table-cell>
          <table:table-cell office:value-type="float" office:value="7.1988103707783466" table:formula="of:=[.O80]-[.N80]" table:style-name="ce11">
            <text:p>7.2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8" table:style-name="ce2">
            <text:p>68</text:p>
          </table:table-cell>
          <table:table-cell office:value-type="float" office:value="1" table:formula="of:=[.L81]^0" table:style-name="ce42">
            <text:p>1</text:p>
          </table:table-cell>
          <table:table-cell office:value-type="float" office:value="682000" table:formula="of:=[.L80]+10000" table:style-name="ce83">
            <text:p>6.8E+05</text:p>
          </table:table-cell>
          <table:table-cell table:style-name="ce6"/>
          <table:table-cell office:value-type="float" office:value="373.38555501536962" table:formula="of:=([.L81]*[.$F$5])*LOG([.L81]*[.$F$5])+[.$F$4]*[.K81]" table:style-name="ce6">
            <text:p>3.73E+02</text:p>
          </table:table-cell>
          <table:table-cell office:value-type="float" office:value="380.66174242561237" table:formula="of:=([.L81]*[.$F$7])*LOG([.L81]*[.$F$7])" table:style-name="ce6">
            <text:p>3.81E+02</text:p>
          </table:table-cell>
          <table:table-cell office:value-type="float" office:value="7.2761874102427555" table:formula="of:=[.O81]-[.N81]" table:style-name="ce11">
            <text:p>7.2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9" table:style-name="ce2">
            <text:p>69</text:p>
          </table:table-cell>
          <table:table-cell office:value-type="float" office:value="1" table:formula="of:=[.L82]^0" table:style-name="ce42">
            <text:p>1</text:p>
          </table:table-cell>
          <table:table-cell office:value-type="float" office:value="692000" table:formula="of:=[.L81]+10000" table:style-name="ce83">
            <text:p>6.9E+05</text:p>
          </table:table-cell>
          <table:table-cell table:style-name="ce6"/>
          <table:table-cell office:value-type="float" office:value="379.98359424116893" table:formula="of:=([.L82]*[.$F$5])*LOG([.L82]*[.$F$5])+[.$F$4]*[.K82]" table:style-name="ce6">
            <text:p>3.80E+02</text:p>
          </table:table-cell>
          <table:table-cell office:value-type="float" office:value="387.33731789543793" table:formula="of:=([.L82]*[.$F$7])*LOG([.L82]*[.$F$7])" table:style-name="ce6">
            <text:p>3.87E+02</text:p>
          </table:table-cell>
          <table:table-cell office:value-type="float" office:value="7.3537236542690039" table:formula="of:=[.O82]-[.N82]" table:style-name="ce11">
            <text:p>7.3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0" table:style-name="ce2">
            <text:p>70</text:p>
          </table:table-cell>
          <table:table-cell office:value-type="float" office:value="1" table:formula="of:=[.L83]^0" table:style-name="ce42">
            <text:p>1</text:p>
          </table:table-cell>
          <table:table-cell office:value-type="float" office:value="702000" table:formula="of:=[.L82]+10000" table:style-name="ce83">
            <text:p>7.0E+05</text:p>
          </table:table-cell>
          <table:table-cell table:style-name="ce6"/>
          <table:table-cell office:value-type="float" office:value="386.59717221084998" table:formula="of:=([.L83]*[.$F$5])*LOG([.L83]*[.$F$5])+[.$F$4]*[.K83]" table:style-name="ce6">
            <text:p>3.87E+02</text:p>
          </table:table-cell>
          <table:table-cell office:value-type="float" office:value="394.02858901290216" table:formula="of:=([.L83]*[.$F$7])*LOG([.L83]*[.$F$7])" table:style-name="ce6">
            <text:p>3.94E+02</text:p>
          </table:table-cell>
          <table:table-cell office:value-type="float" office:value="7.4314168020521834" table:formula="of:=[.O83]-[.N83]" table:style-name="ce11">
            <text:p>7.4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1" table:style-name="ce2">
            <text:p>71</text:p>
          </table:table-cell>
          <table:table-cell office:value-type="float" office:value="1" table:formula="of:=[.L84]^0" table:style-name="ce42">
            <text:p>1</text:p>
          </table:table-cell>
          <table:table-cell office:value-type="float" office:value="712000" table:formula="of:=[.L83]+10000" table:style-name="ce83">
            <text:p>7.1E+05</text:p>
          </table:table-cell>
          <table:table-cell table:style-name="ce6"/>
          <table:table-cell office:value-type="float" office:value="393.22606755970259" table:formula="of:=([.L84]*[.$F$5])*LOG([.L84]*[.$F$5])+[.$F$4]*[.K84]" table:style-name="ce6">
            <text:p>3.93E+02</text:p>
          </table:table-cell>
          <table:table-cell office:value-type="float" office:value="400.73533217804606" table:formula="of:=([.L84]*[.$F$7])*LOG([.L84]*[.$F$7])" table:style-name="ce6">
            <text:p>4.01E+02</text:p>
          </table:table-cell>
          <table:table-cell office:value-type="float" office:value="7.5092646183434795" table:formula="of:=[.O84]-[.N84]" table:style-name="ce11">
            <text:p>7.5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2" table:style-name="ce2">
            <text:p>72</text:p>
          </table:table-cell>
          <table:table-cell office:value-type="float" office:value="1" table:formula="of:=[.L85]^0" table:style-name="ce42">
            <text:p>1</text:p>
          </table:table-cell>
          <table:table-cell office:value-type="float" office:value="722000" table:formula="of:=[.L84]+10000" table:style-name="ce83">
            <text:p>7.2E+05</text:p>
          </table:table-cell>
          <table:table-cell table:style-name="ce6"/>
          <table:table-cell office:value-type="float" office:value="399.87006514174868" table:formula="of:=([.L85]*[.$F$5])*LOG([.L85]*[.$F$5])+[.$F$4]*[.K85]" table:style-name="ce6">
            <text:p>4.00E+02</text:p>
          </table:table-cell>
          <table:table-cell office:value-type="float" office:value="407.45733007243723" table:formula="of:=([.L85]*[.$F$7])*LOG([.L85]*[.$F$7])" table:style-name="ce6">
            <text:p>4.07E+02</text:p>
          </table:table-cell>
          <table:table-cell office:value-type="float" office:value="7.5872649306885478" table:formula="of:=[.O85]-[.N85]" table:style-name="ce11">
            <text:p>7.5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3" table:style-name="ce2">
            <text:p>73</text:p>
          </table:table-cell>
          <table:table-cell office:value-type="float" office:value="1" table:formula="of:=[.L86]^0" table:style-name="ce42">
            <text:p>1</text:p>
          </table:table-cell>
          <table:table-cell office:value-type="float" office:value="732000" table:formula="of:=[.L85]+10000" table:style-name="ce83">
            <text:p>7.3E+05</text:p>
          </table:table-cell>
          <table:table-cell table:style-name="ce6"/>
          <table:table-cell office:value-type="float" office:value="406.52895577131227" table:formula="of:=([.L86]*[.$F$5])*LOG([.L86]*[.$F$5])+[.$F$4]*[.K86]" table:style-name="ce6">
            <text:p>4.07E+02</text:p>
          </table:table-cell>
          <table:table-cell office:value-type="float" office:value="414.19437139812999" table:formula="of:=([.L86]*[.$F$7])*LOG([.L86]*[.$F$7])" table:style-name="ce6">
            <text:p>4.14E+02</text:p>
          </table:table-cell>
          <table:table-cell office:value-type="float" office:value="7.6654156268177189" table:formula="of:=[.O86]-[.N86]" table:style-name="ce11">
            <text:p>7.6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4" table:style-name="ce2">
            <text:p>74</text:p>
          </table:table-cell>
          <table:table-cell office:value-type="float" office:value="1" table:formula="of:=[.L87]^0" table:style-name="ce42">
            <text:p>1</text:p>
          </table:table-cell>
          <table:table-cell office:value-type="float" office:value="742000" table:formula="of:=[.L86]+10000" table:style-name="ce83">
            <text:p>7.4E+05</text:p>
          </table:table-cell>
          <table:table-cell table:style-name="ce6"/>
          <table:table-cell office:value-type="float" office:value="413.20253597871391" table:formula="of:=([.L87]*[.$F$5])*LOG([.L87]*[.$F$5])+[.$F$4]*[.K87]" table:style-name="ce6">
            <text:p>4.13E+02</text:p>
          </table:table-cell>
          <table:table-cell office:value-type="float" office:value="420.94625063089279" table:formula="of:=([.L87]*[.$F$7])*LOG([.L87]*[.$F$7])" table:style-name="ce6">
            <text:p>4.21E+02</text:p>
          </table:table-cell>
          <table:table-cell office:value-type="float" office:value="7.7437146521788804" table:formula="of:=[.O87]-[.N87]" table:style-name="ce11">
            <text:p>7.7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5" table:style-name="ce2">
            <text:p>75</text:p>
          </table:table-cell>
          <table:table-cell office:value-type="float" office:value="1" table:formula="of:=[.L88]^0" table:style-name="ce42">
            <text:p>1</text:p>
          </table:table-cell>
          <table:table-cell office:value-type="float" office:value="752000" table:formula="of:=[.L87]+10000" table:style-name="ce83">
            <text:p>7.5E+05</text:p>
          </table:table-cell>
          <table:table-cell table:style-name="ce6"/>
          <table:table-cell office:value-type="float" office:value="419.89060777913721" table:formula="of:=([.L88]*[.$F$5])*LOG([.L88]*[.$F$5])+[.$F$4]*[.K88]" table:style-name="ce6">
            <text:p>4.20E+02</text:p>
          </table:table-cell>
          <table:table-cell office:value-type="float" office:value="427.71276778674127" table:formula="of:=([.L88]*[.$F$7])*LOG([.L88]*[.$F$7])" table:style-name="ce6">
            <text:p>4.28E+02</text:p>
          </table:table-cell>
          <table:table-cell office:value-type="float" office:value="7.8221600076040545" table:formula="of:=[.O88]-[.N88]" table:style-name="ce11">
            <text:p>7.8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6" table:style-name="ce2">
            <text:p>76</text:p>
          </table:table-cell>
          <table:table-cell office:value-type="float" office:value="1" table:formula="of:=[.L89]^0" table:style-name="ce42">
            <text:p>1</text:p>
          </table:table-cell>
          <table:table-cell office:value-type="float" office:value="762000" table:formula="of:=[.L88]+10000" table:style-name="ce83">
            <text:p>7.6E+05</text:p>
          </table:table-cell>
          <table:table-cell table:style-name="ce6"/>
          <table:table-cell office:value-type="float" office:value="426.59297845379126" table:formula="of:=([.L89]*[.$F$5])*LOG([.L89]*[.$F$5])+[.$F$4]*[.K89]" table:style-name="ce6">
            <text:p>4.27E+02</text:p>
          </table:table-cell>
          <table:table-cell office:value-type="float" office:value="434.49372820089036" table:formula="of:=([.L89]*[.$F$7])*LOG([.L89]*[.$F$7])" table:style-name="ce6">
            <text:p>4.34E+02</text:p>
          </table:table-cell>
          <table:table-cell office:value-type="float" office:value="7.9007497470990984" table:formula="of:=[.O89]-[.N89]" table:style-name="ce11">
            <text:p>7.9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7" table:style-name="ce2">
            <text:p>77</text:p>
          </table:table-cell>
          <table:table-cell office:value-type="float" office:value="1" table:formula="of:=[.L90]^0" table:style-name="ce42">
            <text:p>1</text:p>
          </table:table-cell>
          <table:table-cell office:value-type="float" office:value="772000" table:formula="of:=[.L89]+10000" table:style-name="ce83">
            <text:p>7.7E+05</text:p>
          </table:table-cell>
          <table:table-cell table:style-name="ce6"/>
          <table:table-cell office:value-type="float" office:value="433.30946034256243" table:formula="of:=([.L90]*[.$F$5])*LOG([.L90]*[.$F$5])+[.$F$4]*[.K90]" table:style-name="ce6">
            <text:p>4.33E+02</text:p>
          </table:table-cell>
          <table:table-cell office:value-type="float" office:value="441.28894231831316" table:formula="of:=([.L90]*[.$F$7])*LOG([.L90]*[.$F$7])" table:style-name="ce6">
            <text:p>4.41E+02</text:p>
          </table:table-cell>
          <table:table-cell office:value-type="float" office:value="7.9794819757507298" table:formula="of:=[.O90]-[.N90]" table:style-name="ce11">
            <text:p>7.9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8" table:style-name="ce2">
            <text:p>78</text:p>
          </table:table-cell>
          <table:table-cell office:value-type="float" office:value="1" table:formula="of:=[.L91]^0" table:style-name="ce42">
            <text:p>1</text:p>
          </table:table-cell>
          <table:table-cell office:value-type="float" office:value="782000" table:formula="of:=[.L90]+10000" table:style-name="ce83">
            <text:p>7.8E+05</text:p>
          </table:table-cell>
          <table:table-cell table:style-name="ce6"/>
          <table:table-cell office:value-type="float" office:value="440.03987064741199" table:formula="of:=([.L91]*[.$F$5])*LOG([.L91]*[.$F$5])+[.$F$4]*[.K91]" table:style-name="ce6">
            <text:p>4.40E+02</text:p>
          </table:table-cell>
          <table:table-cell office:value-type="float" office:value="448.09822549515218" table:formula="of:=([.L91]*[.$F$7])*LOG([.L91]*[.$F$7])" table:style-name="ce6">
            <text:p>4.48E+02</text:p>
          </table:table-cell>
          <table:table-cell office:value-type="float" office:value="8.0583548477401905" table:formula="of:=[.O91]-[.N91]" table:style-name="ce11">
            <text:p>8.0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9" table:style-name="ce2">
            <text:p>79</text:p>
          </table:table-cell>
          <table:table-cell office:value-type="float" office:value="1" table:formula="of:=[.L92]^0" table:style-name="ce42">
            <text:p>1</text:p>
          </table:table-cell>
          <table:table-cell office:value-type="float" office:value="792000" table:formula="of:=[.L91]+10000" table:style-name="ce83">
            <text:p>7.9E+05</text:p>
          </table:table-cell>
          <table:table-cell table:style-name="ce6"/>
          <table:table-cell office:value-type="float" office:value="446.78403124582945" table:formula="of:=([.L92]*[.$F$5])*LOG([.L92]*[.$F$5])+[.$F$4]*[.K92]" table:style-name="ce6">
            <text:p>4.47E+02</text:p>
          </table:table-cell>
          <table:table-cell office:value-type="float" office:value="454.92139781029039" table:formula="of:=([.L92]*[.$F$7])*LOG([.L92]*[.$F$7])" table:style-name="ce6">
            <text:p>4.55E+02</text:p>
          </table:table-cell>
          <table:table-cell office:value-type="float" office:value="8.1373665644609332" table:formula="of:=[.O92]-[.N92]" table:style-name="ce11">
            <text:p>8.1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0" table:style-name="ce2">
            <text:p>80</text:p>
          </table:table-cell>
          <table:table-cell office:value-type="float" office:value="1" table:formula="of:=[.L93]^0" table:style-name="ce42">
            <text:p>1</text:p>
          </table:table-cell>
          <table:table-cell office:value-type="float" office:value="802000" table:formula="of:=[.L92]+10000" table:style-name="ce83">
            <text:p>8.0E+05</text:p>
          </table:table-cell>
          <table:table-cell table:style-name="ce6"/>
          <table:table-cell office:value-type="float" office:value="453.54176851371125" table:formula="of:=([.L93]*[.$F$5])*LOG([.L93]*[.$F$5])+[.$F$4]*[.K93]" table:style-name="ce6">
            <text:p>4.54E+02</text:p>
          </table:table-cell>
          <table:table-cell office:value-type="float" office:value="461.75828388644015" table:formula="of:=([.L93]*[.$F$7])*LOG([.L93]*[.$F$7])" table:style-name="ce6">
            <text:p>4.62E+02</text:p>
          </table:table-cell>
          <table:table-cell office:value-type="float" office:value="8.2165153727289066" table:formula="of:=[.O93]-[.N93]" table:style-name="ce11">
            <text:p>8.2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1" table:style-name="ce2">
            <text:p>81</text:p>
          </table:table-cell>
          <table:table-cell office:value-type="float" office:value="1" table:formula="of:=[.L94]^0" table:style-name="ce42">
            <text:p>1</text:p>
          </table:table-cell>
          <table:table-cell office:value-type="float" office:value="812000" table:formula="of:=[.L93]+10000" table:style-name="ce83">
            <text:p>8.1E+05</text:p>
          </table:table-cell>
          <table:table-cell table:style-name="ce6"/>
          <table:table-cell office:value-type="float" office:value="460.31291315707267" table:formula="of:=([.L94]*[.$F$5])*LOG([.L94]*[.$F$5])+[.$F$4]*[.K94]" table:style-name="ce6">
            <text:p>4.60E+02</text:p>
          </table:table-cell>
          <table:table-cell office:value-type="float" office:value="468.6087127201568" table:formula="of:=([.L94]*[.$F$7])*LOG([.L94]*[.$F$7])" table:style-name="ce6">
            <text:p>4.69E+02</text:p>
          </table:table-cell>
          <table:table-cell office:value-type="float" office:value="8.295799563084131" table:formula="of:=[.O94]-[.N94]" table:style-name="ce11">
            <text:p>8.3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2" table:style-name="ce2">
            <text:p>82</text:p>
          </table:table-cell>
          <table:table-cell office:value-type="float" office:value="1" table:formula="of:=[.L95]^0" table:style-name="ce42">
            <text:p>1</text:p>
          </table:table-cell>
          <table:table-cell office:value-type="float" office:value="822000" table:formula="of:=[.L94]+10000" table:style-name="ce83">
            <text:p>8.2E+05</text:p>
          </table:table-cell>
          <table:table-cell table:style-name="ce6"/>
          <table:table-cell office:value-type="float" office:value="467.09730005205165" table:formula="of:=([.L95]*[.$F$5])*LOG([.L95]*[.$F$5])+[.$F$4]*[.K95]" table:style-name="ce6">
            <text:p>4.67E+02</text:p>
          </table:table-cell>
          <table:table-cell office:value-type="float" office:value="475.47251752022646" table:formula="of:=([.L95]*[.$F$7])*LOG([.L95]*[.$F$7])" table:style-name="ce6">
            <text:p>4.75E+02</text:p>
          </table:table-cell>
          <table:table-cell office:value-type="float" office:value="8.3752174681748102" table:formula="of:=[.O95]-[.N95]" table:style-name="ce11">
            <text:p>8.3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3" table:style-name="ce2">
            <text:p>83</text:p>
          </table:table-cell>
          <table:table-cell office:value-type="float" office:value="1" table:formula="of:=[.L96]^0" table:style-name="ce42">
            <text:p>1</text:p>
          </table:table-cell>
          <table:table-cell office:value-type="float" office:value="832000" table:formula="of:=[.L95]+10000" table:style-name="ce83">
            <text:p>8.3E+05</text:p>
          </table:table-cell>
          <table:table-cell table:style-name="ce6"/>
          <table:table-cell office:value-type="float" office:value="473.89476809269979" table:formula="of:=([.L96]*[.$F$5])*LOG([.L96]*[.$F$5])+[.$F$4]*[.K96]" table:style-name="ce6">
            <text:p>4.74E+02</text:p>
          </table:table-cell>
          <table:table-cell office:value-type="float" office:value="482.34953555391996" table:formula="of:=([.L96]*[.$F$7])*LOG([.L96]*[.$F$7])" table:style-name="ce6">
            <text:p>4.82E+02</text:p>
          </table:table-cell>
          <table:table-cell office:value-type="float" office:value="8.4547674612201718" table:formula="of:=[.O96]-[.N96]" table:style-name="ce11">
            <text:p>8.4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4" table:style-name="ce2">
            <text:p>84</text:p>
          </table:table-cell>
          <table:table-cell office:value-type="float" office:value="1" table:formula="of:=[.L97]^0" table:style-name="ce42">
            <text:p>1</text:p>
          </table:table-cell>
          <table:table-cell office:value-type="float" office:value="842000" table:formula="of:=[.L96]+10000" table:style-name="ce83">
            <text:p>8.4E+05</text:p>
          </table:table-cell>
          <table:table-cell table:style-name="ce6"/>
          <table:table-cell office:value-type="float" office:value="480.70516004609061" table:formula="of:=([.L97]*[.$F$5])*LOG([.L97]*[.$F$5])+[.$F$4]*[.K97]" table:style-name="ce6">
            <text:p>4.81E+02</text:p>
          </table:table-cell>
          <table:table-cell office:value-type="float" office:value="489.23960800063838" table:formula="of:=([.L97]*[.$F$7])*LOG([.L97]*[.$F$7])" table:style-name="ce6">
            <text:p>4.89E+02</text:p>
          </table:table-cell>
          <table:table-cell office:value-type="float" office:value="8.5344479545477725" table:formula="of:=[.O97]-[.N97]" table:style-name="ce11">
            <text:p>8.5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5" table:style-name="ce2">
            <text:p>85</text:p>
          </table:table-cell>
          <table:table-cell office:value-type="float" office:value="1" table:formula="of:=[.L98]^0" table:style-name="ce42">
            <text:p>1</text:p>
          </table:table-cell>
          <table:table-cell office:value-type="float" office:value="852000" table:formula="of:=[.L97]+10000" table:style-name="ce83">
            <text:p>8.5E+05</text:p>
          </table:table-cell>
          <table:table-cell table:style-name="ce6"/>
          <table:table-cell office:value-type="float" office:value="487.52832241431338" table:formula="of:=([.L98]*[.$F$5])*LOG([.L98]*[.$F$5])+[.$F$4]*[.K98]" table:style-name="ce6">
            <text:p>4.88E+02</text:p>
          </table:table-cell>
          <table:table-cell office:value-type="float" office:value="496.14257981251285" table:formula="of:=([.L98]*[.$F$7])*LOG([.L98]*[.$F$7])" table:style-name="ce6">
            <text:p>4.96E+02</text:p>
          </table:table-cell>
          <table:table-cell office:value-type="float" office:value="8.6142573981994701" table:formula="of:=[.O98]-[.N98]" table:style-name="ce11">
            <text:p>8.6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6" table:style-name="ce2">
            <text:p>86</text:p>
          </table:table-cell>
          <table:table-cell office:value-type="float" office:value="1" table:formula="of:=[.L99]^0" table:style-name="ce42">
            <text:p>1</text:p>
          </table:table-cell>
          <table:table-cell office:value-type="float" office:value="862000" table:formula="of:=[.L98]+10000" table:style-name="ce83">
            <text:p>8.6E+05</text:p>
          </table:table-cell>
          <table:table-cell table:style-name="ce6"/>
          <table:table-cell office:value-type="float" office:value="494.36410530294575" table:formula="of:=([.L99]*[.$F$5])*LOG([.L99]*[.$F$5])+[.$F$4]*[.K99]" table:style-name="ce6">
            <text:p>4.94E+02</text:p>
          </table:table-cell>
          <table:table-cell office:value-type="float" office:value="503.05829958154999" table:formula="of:=([.L99]*[.$F$7])*LOG([.L99]*[.$F$7])" table:style-name="ce6">
            <text:p>5.03E+02</text:p>
          </table:table-cell>
          <table:table-cell office:value-type="float" office:value="8.6941942786042432" table:formula="of:=[.O99]-[.N99]" table:style-name="ce11">
            <text:p>8.6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7" table:style-name="ce2">
            <text:p>87</text:p>
          </table:table-cell>
          <table:table-cell office:value-type="float" office:value="1" table:formula="of:=[.L100]^0" table:style-name="ce42">
            <text:p>1</text:p>
          </table:table-cell>
          <table:table-cell office:value-type="float" office:value="872000" table:formula="of:=[.L99]+10000" table:style-name="ce83">
            <text:p>8.7E+05</text:p>
          </table:table-cell>
          <table:table-cell table:style-name="ce6"/>
          <table:table-cell office:value-type="float" office:value="501.21236229563101" table:formula="of:=([.L100]*[.$F$5])*LOG([.L100]*[.$F$5])+[.$F$4]*[.K100]" table:style-name="ce6">
            <text:p>5.01E+02</text:p>
          </table:table-cell>
          <table:table-cell office:value-type="float" office:value="509.98661941294148" table:formula="of:=([.L100]*[.$F$7])*LOG([.L100]*[.$F$7])" table:style-name="ce6">
            <text:p>5.10E+02</text:p>
          </table:table-cell>
          <table:table-cell office:value-type="float" office:value="8.7742571173104693" table:formula="of:=[.O100]-[.N100]" table:style-name="ce11">
            <text:p>8.7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8" table:style-name="ce2">
            <text:p>88</text:p>
          </table:table-cell>
          <table:table-cell office:value-type="float" office:value="1" table:formula="of:=[.L101]^0" table:style-name="ce42">
            <text:p>1</text:p>
          </table:table-cell>
          <table:table-cell office:value-type="float" office:value="882000" table:formula="of:=[.L100]+10000" table:style-name="ce83">
            <text:p>8.8E+05</text:p>
          </table:table-cell>
          <table:table-cell table:style-name="ce6"/>
          <table:table-cell office:value-type="float" office:value="508.07295033440931" table:formula="of:=([.L101]*[.$F$5])*LOG([.L101]*[.$F$5])+[.$F$4]*[.K101]" table:style-name="ce6">
            <text:p>5.08E+02</text:p>
          </table:table-cell>
          <table:table-cell office:value-type="float" office:value="516.92739480418788" table:formula="of:=([.L101]*[.$F$7])*LOG([.L101]*[.$F$7])" table:style-name="ce6">
            <text:p>5.17E+02</text:p>
          </table:table-cell>
          <table:table-cell office:value-type="float" office:value="8.8544444697785707" table:formula="of:=[.O101]-[.N101]" table:style-name="ce11">
            <text:p>8.8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9" table:style-name="ce2">
            <text:p>89</text:p>
          </table:table-cell>
          <table:table-cell office:value-type="float" office:value="1" table:formula="of:=[.L102]^0" table:style-name="ce42">
            <text:p>1</text:p>
          </table:table-cell>
          <table:table-cell office:value-type="float" office:value="892000" table:formula="of:=[.L101]+10000" table:style-name="ce83">
            <text:p>8.9E+05</text:p>
          </table:table-cell>
          <table:table-cell table:style-name="ce6"/>
          <table:table-cell office:value-type="float" office:value="514.94572960547623" table:formula="of:=([.L102]*[.$F$5])*LOG([.L102]*[.$F$5])+[.$F$4]*[.K102]" table:style-name="ce6">
            <text:p>5.15E+02</text:p>
          </table:table-cell>
          <table:table-cell office:value-type="float" office:value="523.88048452970349" table:formula="of:=([.L102]*[.$F$7])*LOG([.L102]*[.$F$7])" table:style-name="ce6">
            <text:p>5.24E+02</text:p>
          </table:table-cell>
          <table:table-cell office:value-type="float" office:value="8.9347549242272635" table:formula="of:=[.O102]-[.N102]" table:style-name="ce11">
            <text:p>8.9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90" table:style-name="ce2">
            <text:p>90</text:p>
          </table:table-cell>
          <table:table-cell office:value-type="float" office:value="1" table:formula="of:=[.L103]^0" table:style-name="ce42">
            <text:p>1</text:p>
          </table:table-cell>
          <table:table-cell office:value-type="float" office:value="902000" table:formula="of:=[.L102]+10000" table:style-name="ce83">
            <text:p>9.0E+05</text:p>
          </table:table-cell>
          <table:table-cell table:style-name="ce6"/>
          <table:table-cell office:value-type="float" office:value="521.83056343006558" table:formula="of:=([.L103]*[.$F$5])*LOG([.L103]*[.$F$5])+[.$F$4]*[.K103]" table:style-name="ce6">
            <text:p>5.22E+02</text:p>
          </table:table-cell>
          <table:table-cell office:value-type="float" office:value="530.84575053059666" table:formula="of:=([.L103]*[.$F$7])*LOG([.L103]*[.$F$7])" table:style-name="ce6">
            <text:p>5.31E+02</text:p>
          </table:table-cell>
          <table:table-cell office:value-type="float" office:value="9.0151871005310795" table:formula="of:=[.O103]-[.N103]" table:style-name="ce11">
            <text:p>9.0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91" table:style-name="ce2">
            <text:p>91</text:p>
          </table:table-cell>
          <table:table-cell office:value-type="float" office:value="1" table:formula="of:=[.L104]^0" table:style-name="ce42">
            <text:p>1</text:p>
          </table:table-cell>
          <table:table-cell office:value-type="float" office:value="912000" table:formula="of:=[.L103]+10000" table:style-name="ce83">
            <text:p>9.1E+05</text:p>
          </table:table-cell>
          <table:table-cell table:style-name="ce6"/>
          <table:table-cell office:value-type="float" office:value="528.72731816017063" table:formula="of:=([.L104]*[.$F$5])*LOG([.L104]*[.$F$5])+[.$F$4]*[.K104]" table:style-name="ce6">
            <text:p>5.29E+02</text:p>
          </table:table-cell>
          <table:table-cell office:value-type="float" office:value="537.82305780933882" table:formula="of:=([.L104]*[.$F$7])*LOG([.L104]*[.$F$7])" table:style-name="ce6">
            <text:p>5.38E+02</text:p>
          </table:table-cell>
          <table:table-cell office:value-type="float" office:value="9.0957396491681948" table:formula="of:=[.O104]-[.N104]" table:style-name="ce11">
            <text:p>9.10E+00</text:p>
          </table:table-cell>
          <table:table-cell table:number-columns-repeated="16368"/>
        </table:table-row>
        <table:table-row table:number-rows-repeated="1048472" table:style-name="ro4">
          <table:table-cell table:number-columns-repeated="16384"/>
        </table:table-row>
      </table:table>
      <table:table table:name="heap_Tim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6"/>
        <table:table-column table:style-name="co4" table:default-cell-style-name="ce6"/>
        <table:table-column table:style-name="co5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/>
          <table:table-cell office:value-type="string" table:style-name="ce103">
            <text:p>Heap Sort</text:p>
          </table:table-cell>
          <table:table-cell table:number-columns-repeated="2" table:style-name="ce2"/>
          <table:table-cell office:value-type="string" table:style-name="ce7">
            <text:p>Step 3b</text:p>
          </table:table-cell>
          <table:table-cell office:value-type="string" table:style-name="ce7">
            <text:p>Graph Step1a and Step 2</text:p>
          </table:table-cell>
          <table:table-cell table:style-name="ce7"/>
          <table:table-cell table:style-name="ce3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1" table:style-name="ce1"/>
        </table:table-row>
        <table:table-row table:style-name="ro2">
          <table:table-cell/>
          <table:table-cell office:value-type="string" table:style-name="ce102">
            <text:p>Timing Analysis</text:p>
          </table:table-cell>
          <table:table-cell table:number-columns-repeated="2" table:style-name="ce2"/>
          <table:table-cell office:value-type="string" table:style-name="ce7">
            <text:p>Step 3c</text:p>
          </table:table-cell>
          <table:table-cell office:value-type="string" table:style-name="ce8">
            <text:p>Plug Step1b and Step 2 CurveFit prgm</text:p>
          </table:table-cell>
          <table:table-cell table:style-name="ce2"/>
          <table:table-cell table:style-name="ce3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1" table:style-name="ce1"/>
        </table:table-row>
        <table:table-row table:style-name="ro1">
          <table:table-cell/>
          <table:table-cell office:value-type="string" table:style-name="ce103">
            <text:p>O(nlogn)</text:p>
          </table:table-cell>
          <table:table-cell table:number-columns-repeated="2" table:style-name="ce2"/>
          <table:table-cell office:value-type="string" table:style-name="ce7">
            <text:p>Step 3d</text:p>
          </table:table-cell>
          <table:table-cell office:value-type="string" table:style-name="ce9">
            <text:p>Fill coeffs</text:p>
          </table:table-cell>
          <table:table-cell table:style-name="ce2"/>
          <table:table-cell table:style-name="ce3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1" table:style-name="ce1"/>
        </table:table-row>
        <table:table-row table:style-name="ro4">
          <table:table-cell/>
          <table:table-cell office:value-type="string" table:style-name="ce1">
            <text:p>slower than Quick Sort</text:p>
          </table:table-cell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-1.0783799999999999" table:style-name="ce2">
            <text:p>-1.07838</text:p>
          </table:table-cell>
          <table:table-cell table:style-name="ce2"/>
          <table:table-cell table:style-name="ce3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1" table:style-name="ce1"/>
        </table:table-row>
        <table:table-row table:style-name="ro4">
          <table:table-cell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6.9661899999999999E-4" table:style-name="ce11">
            <text:p>6.97E-04</text:p>
          </table:table-cell>
          <table:table-cell table:style-name="ce11"/>
          <table:table-cell table:style-name="ce10"/>
          <table:table-cell office:value-type="string" table:number-columns-spanned="5" table:number-rows-spanned="1" table:style-name="ce90">
            <text:p>Curve Fit</text:p>
          </table:table-cell>
          <table:covered-table-cell table:number-columns-repeated="4"/>
          <table:table-cell table:number-columns-repeated="16371" table:style-name="ce1"/>
        </table:table-row>
        <table:table-row table:style-name="ro4">
          <table:table-cell/>
          <table:table-cell table:style-name="ce1"/>
          <table:table-cell table:style-name="ce2"/>
          <table:table-cell table:style-name="ce10"/>
          <table:table-cell table:style-name="ce2"/>
          <table:table-cell table:style-name="ce11"/>
          <table:table-cell table:style-name="ce2"/>
          <table:table-cell table:style-name="ce3"/>
          <table:table-cell office:value-type="string" table:number-columns-spanned="5" table:number-rows-spanned="1" table:style-name="ce88">
            <text:p><text:s text:c="2"/>(C1*N^1)*log(C1*N^1) + C0*N^0</text:p>
          </table:table-cell>
          <table:covered-table-cell table:number-columns-repeated="4"/>
          <table:table-cell table:number-columns-repeated="16371" table:style-name="ce1"/>
        </table:table-row>
        <table:table-row table:style-name="ro4">
          <table:table-cell/>
          <table:table-cell table:style-name="ce1"/>
          <table:table-cell table:style-name="ce2"/>
          <table:table-cell office:value-type="string" table:number-columns-spanned="2" table:number-rows-spanned="1" table:style-name="ce35">
            <text:p><text:s/>C'' for O(NlogN) =<text:s/></text:p>
          </table:table-cell>
          <table:covered-table-cell/>
          <table:table-cell office:value-type="float" office:value="6.99119E-4" table:formula="of:=[.F5]+0.0000025" table:style-name="ce13">
            <text:p>6.99E-004</text:p>
          </table:table-cell>
          <table:table-cell table:style-name="ce2"/>
          <table:table-cell table:style-name="ce14"/>
          <table:table-cell table:number-columns-spanned="2" table:number-rows-spanned="1" table:style-name="ce101"/>
          <table:covered-table-cell/>
          <table:table-cell table:style-name="ce5"/>
          <table:table-cell table:number-columns-repeated="2" table:style-name="ce6"/>
          <table:table-cell table:number-columns-repeated="16371" table:style-name="ce1"/>
        </table:table-row>
        <table:table-row table:style-name="ro5">
          <table:table-cell/>
          <table:table-cell table:style-name="ce1"/>
          <table:table-cell table:style-name="ce2"/>
          <table:table-cell table:style-name="ce15"/>
          <table:table-cell table:number-columns-repeated="4" table:style-name="ce2"/>
          <table:table-cell table:number-columns-repeated="2" table:style-name="ce4"/>
          <table:table-cell table:style-name="ce5"/>
          <table:table-cell table:number-columns-repeated="2" table:style-name="ce6"/>
          <table:table-cell table:number-columns-repeated="16371" table:style-name="ce1"/>
        </table:table-row>
        <table:table-row table:style-name="ro6">
          <table:table-cell/>
          <table:table-cell table:style-name="ce1"/>
          <table:table-cell table:style-name="ce2"/>
          <table:table-cell office:value-type="string" table:style-name="ce16">
            <text:p>Step 2</text:p>
          </table:table-cell>
          <table:table-cell table:style-name="ce17"/>
          <table:table-cell table:number-columns-repeated="2" table:style-name="ce2"/>
          <table:table-cell table:style-name="ce3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1" table:style-name="ce1"/>
        </table:table-row>
        <table:table-row table:style-name="ro6">
          <table:table-cell/>
          <table:table-cell table:style-name="ce1"/>
          <table:table-cell table:style-name="ce2"/>
          <table:table-cell office:value-type="string" table:style-name="ce18">
            <text:p>y`</text:p>
          </table:table-cell>
          <table:table-cell office:value-type="string" table:number-columns-spanned="3" table:number-rows-spanned="1" table:style-name="ce37">
            <text:p>Step 3a</text:p>
          </table:table-cell>
          <table:covered-table-cell table:number-columns-repeated="2"/>
          <table:table-cell table:style-name="ce3"/>
          <table:table-cell office:value-type="string" table:number-columns-spanned="1" table:number-rows-spanned="2" table:style-name="ce38">
            <text:p>Step 4</text:p>
          </table:table-cell>
          <table:table-cell office:value-type="string" table:number-columns-spanned="4" table:number-rows-spanned="1" table:style-name="ce39">
            <text:p>Simulate to find the C''' with N^1</text:p>
          </table:table-cell>
          <table:covered-table-cell table:number-columns-repeated="3"/>
          <table:table-cell office:value-type="string" table:style-name="ce19">
            <text:p>Step 5</text:p>
          </table:table-cell>
          <table:table-cell office:value-type="string" table:style-name="ce20">
            <text:p><text:s/>Step 6</text:p>
          </table:table-cell>
          <table:table-cell table:number-columns-repeated="16369"/>
        </table:table-row>
        <table:table-row table:style-name="ro5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1">
            <text:p>f.dat file</text:p>
          </table:table-cell>
          <table:table-cell office:value-type="string" table:number-columns-spanned="3" table:number-rows-spanned="1" table:style-name="ce40">
            <text:p>r.dat file</text:p>
          </table:table-cell>
          <table:covered-table-cell table:number-columns-repeated="2"/>
          <table:table-cell table:style-name="ce86"/>
          <table:covered-table-cell/>
          <table:table-cell office:value-type="string" table:number-columns-spanned="4" table:number-rows-spanned="1" table:style-name="ce41">
            <text:p><text:s/>to show O(N^1)</text:p>
          </table:table-cell>
          <table:covered-table-cell table:number-columns-repeated="3"/>
          <table:table-cell office:value-type="string" table:style-name="ce23">
            <text:p><text:s/>Big O</text:p>
          </table:table-cell>
          <table:table-cell office:value-type="string" table:style-name="ce84">
            <text:p><text:s/>BigO-Simulated</text:p>
          </table:table-cell>
          <table:table-cell table:number-columns-repeated="16369"/>
        </table:table-row>
        <table:table-row table:style-name="ro7">
          <table:table-cell/>
          <table:table-cell table:style-name="ce1"/>
          <table:table-cell table:style-name="ce7"/>
          <table:table-cell table:style-name="ce95"/>
          <table:table-cell table:number-columns-repeated="3" table:style-name="ce96"/>
          <table:table-cell table:style-name="ce97"/>
          <table:table-cell table:style-name="ce98"/>
          <table:table-cell table:number-columns-repeated="3" table:style-name="ce99"/>
          <table:table-cell office:value-type="string" table:style-name="ce94">
            <text:p>Simulated Time (sec)</text:p>
          </table:table-cell>
          <table:table-cell table:style-name="ce23"/>
          <table:table-cell table:style-name="ce84"/>
          <table:table-cell table:number-columns-repeated="16369"/>
        </table:table-row>
        <table:table-row table:style-name="ro8">
          <table:table-cell/>
          <table:table-cell office:value-type="string" table:style-name="ce76">
            <text:p>Count</text:p>
          </table:table-cell>
          <table:table-cell office:value-type="string" table:style-name="ce136">
            <text:p>N=2000 nLoops=</text:p>
          </table:table-cell>
          <table:table-cell office:value-type="string" table:style-name="ce78">
            <text:p>Time(secs)</text:p>
          </table:table-cell>
          <table:table-cell office:value-type="string" table:style-name="ce79">
            <text:p>N^0</text:p>
          </table:table-cell>
          <table:table-cell office:value-type="string" table:style-name="ce80">
            <text:p>N^1</text:p>
          </table:table-cell>
          <table:table-cell table:style-name="ce85"/>
          <table:table-cell table:style-name="ce3"/>
          <table:table-cell office:value-type="string" table:style-name="ce25">
            <text:p>Count</text:p>
          </table:table-cell>
          <table:table-cell office:value-type="string" table:style-name="ce28">
            <text:p>N^0</text:p>
          </table:table-cell>
          <table:table-cell office:value-type="string" table:style-name="ce28">
            <text:p>N^1</text:p>
          </table:table-cell>
          <table:table-cell table:style-name="ce30"/>
          <table:table-cell office:value-type="string" table:style-name="ce94">
            <text:p>Curve Fit</text:p>
          </table:table-cell>
          <table:table-cell office:value-type="string" table:style-name="ce31">
            <text:p>C'*g(NlogN)</text:p>
          </table:table-cell>
          <table:table-cell office:value-type="string" table:style-name="ce32">
            <text:p>Deviation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1" table:style-name="ce72">
            <text:p>1</text:p>
          </table:table-cell>
          <table:table-cell office:value-type="float" office:value="1000" table:style-name="ce73">
            <text:p>1.0E+03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000" table:formula="of:=[.C14]" table:style-name="ce73">
            <text:p>1.0E+03</text:p>
          </table:table-cell>
          <table:table-cell table:style-name="ce74"/>
          <table:table-cell table:style-name="ce3"/>
          <table:table-cell office:value-type="float" office:value="1" table:style-name="ce2">
            <text:p>1</text:p>
          </table:table-cell>
          <table:table-cell office:value-type="float" office:value="1" table:formula="of:=[.F14]^0" table:style-name="ce42">
            <text:p>1</text:p>
          </table:table-cell>
          <table:table-cell office:value-type="float" office:value="1000" table:formula="of:=[.F14]^1" table:style-name="ce83">
            <text:p>1.0E+03</text:p>
          </table:table-cell>
          <table:table-cell table:style-name="ce6"/>
          <table:table-cell office:value-type="float" office:value="-1.1877524463192433" table:formula="of:=([.K14]*[.$F$5])*LOG([.K14]*[.$F$5])+[.$F$4]*[.J14]" table:style-name="ce6">
            <text:p>-1.19E+00</text:p>
          </table:table-cell>
          <table:table-cell office:value-type="float" office:value="-0.10867727592758486" table:formula="of:=([.K14]*[.$F$7])*LOG([.K14]*[.$F$7])" table:style-name="ce6">
            <text:p>-1.09E-01</text:p>
          </table:table-cell>
          <table:table-cell office:value-type="float" office:value="1.0790751703916583" table:formula="of:=[.N14]-[.M14]" table:style-name="ce11">
            <text:p>1.08E+00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2" table:style-name="ce72">
            <text:p>2</text:p>
          </table:table-cell>
          <table:table-cell office:value-type="float" office:value="10000" table:style-name="ce73">
            <text:p>1.0E+04</text:p>
          </table:table-cell>
          <table:table-cell office:value-type="float" office:value="5" table:style-name="ce4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10000" table:formula="of:=[.C15]" table:style-name="ce73">
            <text:p>1.0E+04</text:p>
          </table:table-cell>
          <table:table-cell table:style-name="ce74"/>
          <table:table-cell table:style-name="ce3"/>
          <table:table-cell office:value-type="float" office:value="2" table:style-name="ce2">
            <text:p>2</text:p>
          </table:table-cell>
          <table:table-cell office:value-type="float" office:value="1" table:formula="of:=[.F15]^0" table:style-name="ce42">
            <text:p>1</text:p>
          </table:table-cell>
          <table:table-cell office:value-type="float" office:value="10000" table:formula="of:=[.F15]^1" table:style-name="ce83">
            <text:p>1.0E+04</text:p>
          </table:table-cell>
          <table:table-cell table:style-name="ce6"/>
          <table:table-cell office:value-type="float" office:value="4.7940855368075663" table:formula="of:=([.K15]*[.$F$5])*LOG([.K15]*[.$F$5])+[.$F$4]*[.J15]" table:style-name="ce6">
            <text:p>4.79E+00</text:p>
          </table:table-cell>
          <table:table-cell office:value-type="float" office:value="5.9044172407241513" table:formula="of:=([.K15]*[.$F$7])*LOG([.K15]*[.$F$7])" table:style-name="ce6">
            <text:p>5.90E+00</text:p>
          </table:table-cell>
          <table:table-cell office:value-type="float" office:value="1.110331703916585" table:formula="of:=[.N15]-[.M15]" table:style-name="ce11">
            <text:p>1.11E+00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3" table:style-name="ce72">
            <text:p>3</text:p>
          </table:table-cell>
          <table:table-cell office:value-type="float" office:value="15000" table:style-name="ce73">
            <text:p>1.5E+04</text:p>
          </table:table-cell>
          <table:table-cell office:value-type="float" office:value="10" table:style-name="ce42">
            <text:p>10</text:p>
          </table:table-cell>
          <table:table-cell office:value-type="float" office:value="1" table:style-name="ce72">
            <text:p>1</text:p>
          </table:table-cell>
          <table:table-cell office:value-type="float" office:value="15000" table:formula="of:=[.C16]" table:style-name="ce73">
            <text:p>1.5E+04</text:p>
          </table:table-cell>
          <table:table-cell table:style-name="ce74"/>
          <table:table-cell table:style-name="ce3"/>
          <table:table-cell office:value-type="float" office:value="3" table:style-name="ce2">
            <text:p>3</text:p>
          </table:table-cell>
          <table:table-cell office:value-type="float" office:value="1" table:formula="of:=[.F16]^0" table:style-name="ce42">
            <text:p>1</text:p>
          </table:table-cell>
          <table:table-cell office:value-type="float" office:value="15000" table:formula="of:=[.F16]^1" table:style-name="ce83">
            <text:p>1.5E+04</text:p>
          </table:table-cell>
          <table:table-cell table:style-name="ce6"/>
          <table:table-cell office:value-type="float" office:value="9.5703460570929959" table:formula="of:=([.K16]*[.$F$5])*LOG([.K16]*[.$F$5])+[.$F$4]*[.J16]" table:style-name="ce6">
            <text:p>9.57E+00</text:p>
          </table:table-cell>
          <table:table-cell office:value-type="float" office:value="10.703257035182457" table:formula="of:=([.K16]*[.$F$7])*LOG([.K16]*[.$F$7])" table:style-name="ce6">
            <text:p>1.07E+01</text:p>
          </table:table-cell>
          <table:table-cell office:value-type="float" office:value="1.1329109780894608" table:formula="of:=[.N16]-[.M16]" table:style-name="ce11">
            <text:p>1.13E+00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4" table:style-name="ce72">
            <text:p>4</text:p>
          </table:table-cell>
          <table:table-cell office:value-type="float" office:value="20000" table:style-name="ce73">
            <text:p>2.0E+04</text:p>
          </table:table-cell>
          <table:table-cell office:value-type="float" office:value="12" table:style-name="ce42">
            <text:p>12</text:p>
          </table:table-cell>
          <table:table-cell office:value-type="float" office:value="1" table:style-name="ce72">
            <text:p>1</text:p>
          </table:table-cell>
          <table:table-cell office:value-type="float" office:value="20000" table:formula="of:=[.C17]" table:style-name="ce73">
            <text:p>2.0E+04</text:p>
          </table:table-cell>
          <table:table-cell table:style-name="ce74"/>
          <table:table-cell table:style-name="ce3"/>
          <table:table-cell office:value-type="float" office:value="4" table:style-name="ce2">
            <text:p>4</text:p>
          </table:table-cell>
          <table:table-cell office:value-type="float" office:value="1" table:formula="of:=[.F17]^0" table:style-name="ce42">
            <text:p>1</text:p>
          </table:table-cell>
          <table:table-cell office:value-type="float" office:value="20000" table:formula="of:=[.F17]^1" table:style-name="ce83">
            <text:p>2.0E+04</text:p>
          </table:table-cell>
          <table:table-cell table:style-name="ce6"/>
          <table:table-cell office:value-type="float" office:value="14.860615364604072" table:formula="of:=([.K17]*[.$F$5])*LOG([.K17]*[.$F$5])+[.$F$4]*[.J17]" table:style-name="ce6">
            <text:p>1.49E+01</text:p>
          </table:table-cell>
          <table:table-cell office:value-type="float" office:value="16.017950272220439" table:formula="of:=([.K17]*[.$F$7])*LOG([.K17]*[.$F$7])" table:style-name="ce6">
            <text:p>1.60E+01</text:p>
          </table:table-cell>
          <table:table-cell office:value-type="float" office:value="1.1573349076163666" table:formula="of:=[.N17]-[.M17]" table:style-name="ce11">
            <text:p>1.16E+00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5" table:style-name="ce72">
            <text:p>5</text:p>
          </table:table-cell>
          <table:table-cell office:value-type="float" office:value="25000" table:style-name="ce73">
            <text:p>2.5E+04</text:p>
          </table:table-cell>
          <table:table-cell office:value-type="float" office:value="16" table:style-name="ce42">
            <text:p>16</text:p>
          </table:table-cell>
          <table:table-cell office:value-type="float" office:value="1" table:style-name="ce72">
            <text:p>1</text:p>
          </table:table-cell>
          <table:table-cell office:value-type="float" office:value="25000" table:formula="of:=[.C18]" table:style-name="ce73">
            <text:p>2.5E+04</text:p>
          </table:table-cell>
          <table:table-cell table:style-name="ce74"/>
          <table:table-cell table:style-name="ce3"/>
          <table:table-cell office:value-type="float" office:value="5" table:style-name="ce2">
            <text:p>5</text:p>
          </table:table-cell>
          <table:table-cell office:value-type="float" office:value="1" table:formula="of:=[.F18]^0" table:style-name="ce42">
            <text:p>1</text:p>
          </table:table-cell>
          <table:table-cell office:value-type="float" office:value="25000" table:formula="of:=[.F18]^1" table:style-name="ce83">
            <text:p>2.5E+04</text:p>
          </table:table-cell>
          <table:table-cell table:style-name="ce6"/>
          <table:table-cell office:value-type="float" office:value="20.533098114546576" table:formula="of:=([.K18]*[.$F$5])*LOG([.K18]*[.$F$5])+[.$F$4]*[.J18]" table:style-name="ce6">
            <text:p>2.05E+01</text:p>
          </table:table-cell>
          <table:table-cell office:value-type="float" office:value="21.716228624880038" table:formula="of:=([.K18]*[.$F$7])*LOG([.K18]*[.$F$7])" table:style-name="ce6">
            <text:p>2.17E+01</text:p>
          </table:table-cell>
          <table:table-cell office:value-type="float" office:value="1.1831305103334628" table:formula="of:=[.N18]-[.M18]" table:style-name="ce11">
            <text:p>1.18E+00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6" table:style-name="ce72">
            <text:p>6</text:p>
          </table:table-cell>
          <table:table-cell office:value-type="float" office:value="30000" table:style-name="ce73">
            <text:p>3.0E+04</text:p>
          </table:table-cell>
          <table:table-cell office:value-type="float" office:value="21" table:style-name="ce42">
            <text:p>21</text:p>
          </table:table-cell>
          <table:table-cell office:value-type="float" office:value="1" table:style-name="ce72">
            <text:p>1</text:p>
          </table:table-cell>
          <table:table-cell office:value-type="float" office:value="30000" table:formula="of:=[.C19]" table:style-name="ce73">
            <text:p>3.0E+04</text:p>
          </table:table-cell>
          <table:table-cell table:style-name="ce74"/>
          <table:table-cell table:style-name="ce3"/>
          <table:table-cell office:value-type="float" office:value="6" table:style-name="ce2">
            <text:p>6</text:p>
          </table:table-cell>
          <table:table-cell office:value-type="float" office:value="1" table:formula="of:=[.F19]^0" table:style-name="ce42">
            <text:p>1</text:p>
          </table:table-cell>
          <table:table-cell office:value-type="float" office:value="30000" table:formula="of:=[.F19]^1" table:style-name="ce83">
            <text:p>3.0E+04</text:p>
          </table:table-cell>
          <table:table-cell table:style-name="ce6"/>
          <table:table-cell office:value-type="float" office:value="26.510168550669395" table:formula="of:=([.K19]*[.$F$5])*LOG([.K19]*[.$F$5])+[.$F$4]*[.J19]" table:style-name="ce6">
            <text:p>2.65E+01</text:p>
          </table:table-cell>
          <table:table-cell office:value-type="float" office:value="27.720187756523121" table:formula="of:=([.K19]*[.$F$7])*LOG([.K19]*[.$F$7])" table:style-name="ce6">
            <text:p>2.77E+01</text:p>
          </table:table-cell>
          <table:table-cell office:value-type="float" office:value="1.210019205853726" table:formula="of:=[.N19]-[.M19]" table:style-name="ce11">
            <text:p>1.21E+00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7" table:style-name="ce72">
            <text:p>7</text:p>
          </table:table-cell>
          <table:table-cell office:value-type="float" office:value="35000" table:style-name="ce73">
            <text:p>3.5E+04</text:p>
          </table:table-cell>
          <table:table-cell office:value-type="float" office:value="21" table:style-name="ce42">
            <text:p>21</text:p>
          </table:table-cell>
          <table:table-cell office:value-type="float" office:value="1" table:style-name="ce72">
            <text:p>1</text:p>
          </table:table-cell>
          <table:table-cell office:value-type="float" office:value="35000" table:formula="of:=[.C20]" table:style-name="ce73">
            <text:p>3.5E+04</text:p>
          </table:table-cell>
          <table:table-cell table:style-name="ce74"/>
          <table:table-cell table:style-name="ce3"/>
          <table:table-cell office:value-type="float" office:value="7" table:style-name="ce2">
            <text:p>7</text:p>
          </table:table-cell>
          <table:table-cell office:value-type="float" office:value="1" table:formula="of:=[.F20]^0" table:style-name="ce42">
            <text:p>1</text:p>
          </table:table-cell>
          <table:table-cell office:value-type="float" office:value="35000" table:formula="of:=[.F20]^1" table:style-name="ce83">
            <text:p>3.5E+04</text:p>
          </table:table-cell>
          <table:table-cell table:style-name="ce6"/>
          <table:table-cell office:value-type="float" office:value="32.740534173380041" table:formula="of:=([.K20]*[.$F$5])*LOG([.K20]*[.$F$5])+[.$F$4]*[.J20]" table:style-name="ce6">
            <text:p>3.27E+01</text:p>
          </table:table-cell>
          <table:table-cell office:value-type="float" office:value="33.978351090968744" table:formula="of:=([.K20]*[.$F$7])*LOG([.K20]*[.$F$7])" table:style-name="ce6">
            <text:p>3.40E+01</text:p>
          </table:table-cell>
          <table:table-cell office:value-type="float" office:value="1.2378169175887024" table:formula="of:=[.N20]-[.M20]" table:style-name="ce11">
            <text:p>1.24E+00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8" table:style-name="ce72">
            <text:p>8</text:p>
          </table:table-cell>
          <table:table-cell office:value-type="float" office:value="40000" table:style-name="ce73">
            <text:p>4.0E+04</text:p>
          </table:table-cell>
          <table:table-cell office:value-type="float" office:value="27" table:style-name="ce42">
            <text:p>27</text:p>
          </table:table-cell>
          <table:table-cell office:value-type="float" office:value="1" table:style-name="ce72">
            <text:p>1</text:p>
          </table:table-cell>
          <table:table-cell office:value-type="float" office:value="40000" table:formula="of:=[.C21]" table:style-name="ce73">
            <text:p>4.0E+04</text:p>
          </table:table-cell>
          <table:table-cell table:style-name="ce74"/>
          <table:table-cell table:style-name="ce3"/>
          <table:table-cell office:value-type="float" office:value="8" table:style-name="ce2">
            <text:p>8</text:p>
          </table:table-cell>
          <table:table-cell office:value-type="float" office:value="1" table:formula="of:=[.F21]^0" table:style-name="ce42">
            <text:p>1</text:p>
          </table:table-cell>
          <table:table-cell office:value-type="float" office:value="40000" table:formula="of:=[.F21]^1" table:style-name="ce83">
            <text:p>4.0E+04</text:p>
          </table:table-cell>
          <table:table-cell table:style-name="ce6"/>
          <table:table-cell office:value-type="float" office:value="39.187739311186021" table:formula="of:=([.K21]*[.$F$5])*LOG([.K21]*[.$F$5])+[.$F$4]*[.J21]" table:style-name="ce6">
            <text:p>3.92E+01</text:p>
          </table:table-cell>
          <table:table-cell office:value-type="float" office:value="40.454132125985147" table:formula="of:=([.K21]*[.$F$7])*LOG([.K21]*[.$F$7])" table:style-name="ce6">
            <text:p>4.05E+01</text:p>
          </table:table-cell>
          <table:table-cell office:value-type="float" office:value="1.2663928147991257" table:formula="of:=[.N21]-[.M21]" table:style-name="ce11">
            <text:p>1.27E+00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9" table:style-name="ce72">
            <text:p>9</text:p>
          </table:table-cell>
          <table:table-cell office:value-type="float" office:value="45000" table:style-name="ce73">
            <text:p>4.5E+04</text:p>
          </table:table-cell>
          <table:table-cell office:value-type="float" office:value="28" table:style-name="ce42">
            <text:p>28</text:p>
          </table:table-cell>
          <table:table-cell office:value-type="float" office:value="1" table:style-name="ce72">
            <text:p>1</text:p>
          </table:table-cell>
          <table:table-cell office:value-type="float" office:value="45000" table:formula="of:=[.C22]" table:style-name="ce73">
            <text:p>4.5E+04</text:p>
          </table:table-cell>
          <table:table-cell table:style-name="ce74"/>
          <table:table-cell table:style-name="ce3"/>
          <table:table-cell office:value-type="float" office:value="9" table:style-name="ce2">
            <text:p>9</text:p>
          </table:table-cell>
          <table:table-cell office:value-type="float" office:value="1" table:formula="of:=[.F22]^0" table:style-name="ce42">
            <text:p>1</text:p>
          </table:table-cell>
          <table:table-cell office:value-type="float" office:value="45000" table:formula="of:=[.F22]^1" table:style-name="ce83">
            <text:p>4.5E+04</text:p>
          </table:table-cell>
          <table:table-cell table:style-name="ce6"/>
          <table:table-cell office:value-type="float" office:value="45.824526081649026" table:formula="of:=([.K22]*[.$F$5])*LOG([.K22]*[.$F$5])+[.$F$4]*[.J22]" table:style-name="ce6">
            <text:p>4.58E+01</text:p>
          </table:table-cell>
          <table:table-cell office:value-type="float" office:value="47.120175157073383" table:formula="of:=([.K22]*[.$F$7])*LOG([.K22]*[.$F$7])" table:style-name="ce6">
            <text:p>4.71E+01</text:p>
          </table:table-cell>
          <table:table-cell office:value-type="float" office:value="1.2956490754243575" table:formula="of:=[.N22]-[.M22]" table:style-name="ce11">
            <text:p>1.30E+00</text:p>
          </table:table-cell>
          <table:table-cell table:number-columns-repeated="16369"/>
        </table:table-row>
        <table:table-row table:style-name="ro4">
          <table:table-cell/>
          <table:table-cell office:value-type="float" office:value="10" table:style-name="ce72">
            <text:p>10</text:p>
          </table:table-cell>
          <table:table-cell office:value-type="float" office:value="50000" table:style-name="ce73">
            <text:p>5.0E+04</text:p>
          </table:table-cell>
          <table:table-cell office:value-type="float" office:value="37" table:style-name="ce42">
            <text:p>37</text:p>
          </table:table-cell>
          <table:table-cell office:value-type="float" office:value="1" table:style-name="ce72">
            <text:p>1</text:p>
          </table:table-cell>
          <table:table-cell office:value-type="float" office:value="50000" table:formula="of:=[.C23]" table:style-name="ce73">
            <text:p>5.0E+04</text:p>
          </table:table-cell>
          <table:table-cell table:style-name="ce74"/>
          <table:table-cell table:style-name="ce3"/>
          <table:table-cell office:value-type="float" office:value="10" table:style-name="ce2">
            <text:p>10</text:p>
          </table:table-cell>
          <table:table-cell office:value-type="float" office:value="1" table:formula="of:=[.F23]^0" table:style-name="ce42">
            <text:p>1</text:p>
          </table:table-cell>
          <table:table-cell office:value-type="float" office:value="50000" table:formula="of:=[.F23]^1" table:style-name="ce83">
            <text:p>5.0E+04</text:p>
          </table:table-cell>
          <table:table-cell table:style-name="ce6"/>
          <table:table-cell office:value-type="float" office:value="52.629736956565488" table:formula="of:=([.K23]*[.$F$5])*LOG([.K23]*[.$F$5])+[.$F$4]*[.J23]" table:style-name="ce6">
            <text:p>5.26E+01</text:p>
          </table:table-cell>
          <table:table-cell office:value-type="float" office:value="53.955246726690412" table:formula="of:=([.K23]*[.$F$7])*LOG([.K23]*[.$F$7])" table:style-name="ce6">
            <text:p>5.40E+01</text:p>
          </table:table-cell>
          <table:table-cell office:value-type="float" office:value="1.3255097701249241" table:formula="of:=[.N23]-[.M23]" table:style-name="ce11">
            <text:p>1.33E+00</text:p>
          </table:table-cell>
          <table:table-cell table:number-columns-repeated="16369"/>
        </table:table-row>
        <table:table-row table:style-name="ro4">
          <table:table-cell/>
          <table:table-cell table:style-name="ce72"/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73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9"/>
        </table:table-row>
        <table:table-row table:style-name="ro4">
          <table:table-cell/>
          <table:table-cell office:value-type="string" table:style-name="ce24">
            <text:p>Step 3b &amp; 7 Graph</text:p>
          </table:table-cell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73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9"/>
        </table:table-row>
        <table:table-row table:style-name="ro4">
          <table:table-cell/>
          <table:table-cell table:style-name="ce72">
            <draw:frame draw:z-index="1" draw:id="id3" draw:style-name="a3" draw:name="Chart 3" svg:x="0in" svg:y="0in" svg:width="7.5218in" svg:height="6.282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73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9"/>
        </table:table-row>
        <table:table-row table:style-name="ro4">
          <table:table-cell/>
          <table:table-cell table:style-name="ce72"/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81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9"/>
        </table:table-row>
        <table:table-row table:style-name="ro4">
          <table:table-cell/>
          <table:table-cell table:style-name="ce72"/>
          <table:table-cell table:style-name="ce75"/>
          <table:table-cell table:style-name="ce2"/>
          <table:table-cell table:style-name="ce72"/>
          <table:table-cell table:style-name="ce73"/>
          <table:table-cell table:style-name="ce74"/>
          <table:table-cell table:style-name="ce81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9"/>
        </table:table-row>
        <table:table-row table:style-name="ro4">
          <table:table-cell/>
          <table:table-cell table:style-name="ce72"/>
          <table:table-cell table:style-name="ce75"/>
          <table:table-cell table:style-name="ce2"/>
          <table:table-cell table:style-name="ce72"/>
          <table:table-cell table:style-name="ce73"/>
          <table:table-cell table:style-name="ce74"/>
          <table:table-cell table:style-name="ce82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9"/>
        </table:table-row>
        <table:table-row table:style-name="ro4">
          <table:table-cell/>
          <table:table-cell table:style-name="ce1"/>
          <table:table-cell table:style-name="ce73"/>
          <table:table-cell table:number-columns-repeated="4" table:style-name="ce2"/>
          <table:table-cell table:style-name="ce3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9"/>
        </table:table-row>
        <table:table-row table:number-rows-repeated="2" table:style-name="ro4">
          <table:table-cell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9"/>
        </table:table-row>
        <table:table-row table:number-rows-repeated="72" table:style-name="ro4">
          <table:table-cell table:number-columns-repeated="8"/>
          <table:table-cell table:style-name="ce2"/>
          <table:table-cell table:style-name="ce42"/>
          <table:table-cell table:style-name="ce83"/>
          <table:table-cell table:number-columns-repeated="3" table:style-name="ce6"/>
          <table:table-cell table:style-name="ce11"/>
          <table:table-cell table:number-columns-repeated="16369"/>
        </table:table-row>
        <table:table-row table:number-rows-repeated="1048472" table:style-name="ro4">
          <table:table-cell table:number-columns-repeated="16384"/>
        </table:table-row>
      </table:table>
      <table:table table:name="heap_Timing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3"/>
        <table:table-column table:style-name="co4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6"/>
        <table:table-column table:style-name="co4" table:default-cell-style-name="ce6"/>
        <table:table-column table:style-name="co5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/>
          <table:table-cell office:value-type="string" table:style-name="ce103">
            <text:p>Heap Sort</text:p>
          </table:table-cell>
          <table:table-cell table:number-columns-repeated="2" table:style-name="ce2"/>
          <table:table-cell office:value-type="string" table:style-name="ce7">
            <text:p>Step 3b</text:p>
          </table:table-cell>
          <table:table-cell office:value-type="string" table:style-name="ce7">
            <text:p>Graph Step1a and Step 2</text:p>
          </table:table-cell>
          <table:table-cell table:style-name="ce7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2">
          <table:table-cell/>
          <table:table-cell office:value-type="string" table:style-name="ce102">
            <text:p>Timing Analysis</text:p>
          </table:table-cell>
          <table:table-cell table:number-columns-repeated="2" table:style-name="ce2"/>
          <table:table-cell office:value-type="string" table:style-name="ce7">
            <text:p>Step 3c</text:p>
          </table:table-cell>
          <table:table-cell office:value-type="string" table:style-name="ce8">
            <text:p>Plug Step1b and Step 2 CurveFit prgm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1">
          <table:table-cell/>
          <table:table-cell office:value-type="string" table:style-name="ce103">
            <text:p>O(nlogn)</text:p>
          </table:table-cell>
          <table:table-cell table:number-columns-repeated="2" table:style-name="ce2"/>
          <table:table-cell office:value-type="string" table:style-name="ce7">
            <text:p>Step 3d</text:p>
          </table:table-cell>
          <table:table-cell office:value-type="string" table:style-name="ce9">
            <text:p>Fill coeffs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/>
          <table:table-cell office:value-type="string" table:style-name="ce1">
            <text:p>slower than Quick Sort</text:p>
          </table:table-cell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0.108956" table:style-name="ce2">
            <text:p>0.108956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1.3423E-5" table:style-name="ce11">
            <text:p>1.34E-05</text:p>
          </table:table-cell>
          <table:table-cell table:style-name="ce2"/>
          <table:table-cell table:style-name="ce3"/>
          <table:table-cell table:style-name="ce4"/>
          <table:table-cell office:value-type="string" table:number-columns-spanned="5" table:number-rows-spanned="1" table:style-name="ce90">
            <text:p>Curve Fit</text:p>
          </table:table-cell>
          <table:covered-table-cell table:number-columns-repeated="4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table:style-name="ce10"/>
          <table:table-cell table:style-name="ce2"/>
          <table:table-cell table:style-name="ce11"/>
          <table:table-cell table:style-name="ce2"/>
          <table:table-cell table:style-name="ce3"/>
          <table:table-cell table:style-name="ce4"/>
          <table:table-cell office:value-type="string" table:number-columns-spanned="5" table:number-rows-spanned="1" table:style-name="ce88">
            <text:p><text:s text:c="2"/>(C1*N^1)*log(C1*N^1) + C0*N^0</text:p>
          </table:table-cell>
          <table:covered-table-cell table:number-columns-repeated="4"/>
          <table:table-cell table:number-columns-repeated="16370" table:style-name="ce1"/>
        </table:table-row>
        <table:table-row table:style-name="ro4">
          <table:table-cell/>
          <table:table-cell table:style-name="ce1"/>
          <table:table-cell table:style-name="ce2"/>
          <table:table-cell office:value-type="string" table:number-columns-spanned="2" table:number-rows-spanned="1" table:style-name="ce35">
            <text:p><text:s/>C'' for O(NlogN) =<text:s/></text:p>
          </table:table-cell>
          <table:covered-table-cell/>
          <table:table-cell office:value-type="float" office:value="1.5923E-5" table:formula="of:=[.F5]+0.0000025" table:style-name="ce13">
            <text:p>1.59E-005</text:p>
          </table:table-cell>
          <table:table-cell table:style-name="ce2"/>
          <table:table-cell table:style-name="ce14"/>
          <table:table-cell table:style-name="ce4"/>
          <table:table-cell table:number-columns-spanned="2" table:number-rows-spanned="1" table:style-name="ce101"/>
          <table:covered-table-cell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5">
          <table:table-cell/>
          <table:table-cell table:style-name="ce1"/>
          <table:table-cell table:style-name="ce2"/>
          <table:table-cell table:style-name="ce15"/>
          <table:table-cell table:number-columns-repeated="4" table:style-name="ce2"/>
          <table:table-cell table:number-columns-repeated="3" table:style-name="ce4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6">
          <table:table-cell/>
          <table:table-cell table:style-name="ce1"/>
          <table:table-cell table:style-name="ce2"/>
          <table:table-cell office:value-type="string" table:style-name="ce16">
            <text:p>Step 2</text:p>
          </table:table-cell>
          <table:table-cell table:style-name="ce17"/>
          <table:table-cell table:number-columns-repeated="2"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6">
          <table:table-cell/>
          <table:table-cell table:style-name="ce1"/>
          <table:table-cell table:style-name="ce2"/>
          <table:table-cell office:value-type="string" table:style-name="ce18">
            <text:p>y`</text:p>
          </table:table-cell>
          <table:table-cell office:value-type="string" table:number-columns-spanned="3" table:number-rows-spanned="1" table:style-name="ce37">
            <text:p>Step 3a</text:p>
          </table:table-cell>
          <table:covered-table-cell table:number-columns-repeated="2"/>
          <table:table-cell table:style-name="ce3"/>
          <table:table-cell table:style-name="ce4"/>
          <table:table-cell office:value-type="string" table:number-columns-spanned="1" table:number-rows-spanned="2" table:style-name="ce38">
            <text:p>Step 4</text:p>
          </table:table-cell>
          <table:table-cell office:value-type="string" table:number-columns-spanned="4" table:number-rows-spanned="1" table:style-name="ce39">
            <text:p>Simulate to find the C''' with N^1</text:p>
          </table:table-cell>
          <table:covered-table-cell table:number-columns-repeated="3"/>
          <table:table-cell office:value-type="string" table:style-name="ce19">
            <text:p>Step 5</text:p>
          </table:table-cell>
          <table:table-cell office:value-type="string" table:style-name="ce20">
            <text:p><text:s/>Step 6</text:p>
          </table:table-cell>
          <table:table-cell table:number-columns-repeated="16368"/>
        </table:table-row>
        <table:table-row table:style-name="ro5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1">
            <text:p>f.dat file</text:p>
          </table:table-cell>
          <table:table-cell office:value-type="string" table:number-columns-spanned="3" table:number-rows-spanned="1" table:style-name="ce40">
            <text:p>r.dat file</text:p>
          </table:table-cell>
          <table:covered-table-cell table:number-columns-repeated="2"/>
          <table:table-cell table:style-name="ce86"/>
          <table:table-cell table:style-name="ce4"/>
          <table:covered-table-cell/>
          <table:table-cell office:value-type="string" table:number-columns-spanned="4" table:number-rows-spanned="1" table:style-name="ce41">
            <text:p><text:s/>to show O(N^1)</text:p>
          </table:table-cell>
          <table:covered-table-cell table:number-columns-repeated="3"/>
          <table:table-cell office:value-type="string" table:style-name="ce23">
            <text:p><text:s/>Big O</text:p>
          </table:table-cell>
          <table:table-cell office:value-type="string" table:style-name="ce84">
            <text:p><text:s/>BigO-Simulated</text:p>
          </table:table-cell>
          <table:table-cell table:number-columns-repeated="16368"/>
        </table:table-row>
        <table:table-row table:style-name="ro7">
          <table:table-cell/>
          <table:table-cell table:style-name="ce1"/>
          <table:table-cell table:style-name="ce7"/>
          <table:table-cell table:style-name="ce95"/>
          <table:table-cell table:number-columns-repeated="3" table:style-name="ce96"/>
          <table:table-cell table:style-name="ce97"/>
          <table:table-cell table:style-name="ce4"/>
          <table:table-cell table:style-name="ce98"/>
          <table:table-cell table:number-columns-repeated="3" table:style-name="ce99"/>
          <table:table-cell office:value-type="string" table:style-name="ce94">
            <text:p>Simulated Time (sec)</text:p>
          </table:table-cell>
          <table:table-cell table:style-name="ce23"/>
          <table:table-cell table:style-name="ce84"/>
          <table:table-cell table:number-columns-repeated="16368"/>
        </table:table-row>
        <table:table-row table:style-name="ro8">
          <table:table-cell/>
          <table:table-cell office:value-type="string" table:style-name="ce76">
            <text:p>Count</text:p>
          </table:table-cell>
          <table:table-cell office:value-type="string" table:style-name="ce136">
            <text:p>N=100 nLoops=</text:p>
          </table:table-cell>
          <table:table-cell office:value-type="string" table:style-name="ce78">
            <text:p>Time(secs)</text:p>
          </table:table-cell>
          <table:table-cell office:value-type="string" table:style-name="ce79">
            <text:p>N^0</text:p>
          </table:table-cell>
          <table:table-cell office:value-type="string" table:style-name="ce80">
            <text:p>N^1</text:p>
          </table:table-cell>
          <table:table-cell table:style-name="ce85"/>
          <table:table-cell office:value-type="string" table:style-name="ce136">
            <text:p>N=2000 nLoops=</text:p>
          </table:table-cell>
          <table:table-cell office:value-type="string" table:style-name="ce78">
            <text:p>Time(secs)</text:p>
          </table:table-cell>
          <table:table-cell office:value-type="string" table:style-name="ce25">
            <text:p>Count</text:p>
          </table:table-cell>
          <table:table-cell office:value-type="string" table:style-name="ce28">
            <text:p>N^0</text:p>
          </table:table-cell>
          <table:table-cell office:value-type="string" table:style-name="ce28">
            <text:p>N^1</text:p>
          </table:table-cell>
          <table:table-cell table:style-name="ce30"/>
          <table:table-cell office:value-type="string" table:style-name="ce94">
            <text:p>Curve Fit</text:p>
          </table:table-cell>
          <table:table-cell office:value-type="string" table:style-name="ce31">
            <text:p>C'*g(N^1)</text:p>
          </table:table-cell>
          <table:table-cell office:value-type="string" table:style-name="ce32">
            <text:p>Deviation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" table:style-name="ce72">
            <text:p>1</text:p>
          </table:table-cell>
          <table:table-cell office:value-type="float" office:value="100000" table:style-name="ce73">
            <text:p>1.0E+05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00000" table:formula="of:=[.C14]" table:style-name="ce73">
            <text:p>1.0E+05</text:p>
          </table:table-cell>
          <table:table-cell table:style-name="ce74"/>
          <table:table-cell office:value-type="float" office:value="1000" table:style-name="ce73">
            <text:p>1.0E+03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[.L14]^0" table:style-name="ce42">
            <text:p>1</text:p>
          </table:table-cell>
          <table:table-cell office:value-type="float" office:value="100000" table:formula="of:=[.C14]" table:style-name="ce83">
            <text:p>1.0E+05</text:p>
          </table:table-cell>
          <table:table-cell table:style-name="ce6"/>
          <table:table-cell office:value-type="float" office:value="0.28056850490886664" table:formula="of:=([.L14]*[.$F$5])*LOG([.L14]*[.$F$5])+[.$F$4]*[.K14]" table:style-name="ce6">
            <text:p>2.81E-01</text:p>
          </table:table-cell>
          <table:table-cell office:value-type="float" office:value="0.3216842404741595" table:formula="of:=([.L14]*[.$F$7])*LOG([.L14]*[.$F$7])" table:style-name="ce6">
            <text:p>3.22E-01</text:p>
          </table:table-cell>
          <table:table-cell office:value-type="float" office:value="4.1115735565292855E-2" table:formula="of:=[.O14]-[.N14]" table:style-name="ce11">
            <text:p>4.11E-02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2" table:style-name="ce72">
            <text:p>2</text:p>
          </table:table-cell>
          <table:table-cell office:value-type="float" office:value="150000" table:style-name="ce73">
            <text:p>1.5E+05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150000" table:formula="of:=[.C15]" table:style-name="ce73">
            <text:p>1.5E+05</text:p>
          </table:table-cell>
          <table:table-cell table:style-name="ce74"/>
          <table:table-cell office:value-type="float" office:value="10000" table:style-name="ce73">
            <text:p>1.0E+04</text:p>
          </table:table-cell>
          <table:table-cell office:value-type="float" office:value="5" table:style-name="ce4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formula="of:=[.L15]^0" table:style-name="ce42">
            <text:p>1</text:p>
          </table:table-cell>
          <table:table-cell office:value-type="float" office:value="110000" table:formula="of:=[.L14]+10000" table:style-name="ce83">
            <text:p>1.1E+05</text:p>
          </table:table-cell>
          <table:table-cell table:style-name="ce6"/>
          <table:table-cell office:value-type="float" office:value="0.3588472968164273" table:formula="of:=([.L15]*[.$F$5])*LOG([.L15]*[.$F$5])+[.$F$4]*[.K15]" table:style-name="ce6">
            <text:p>3.59E-01</text:p>
          </table:table-cell>
          <table:table-cell office:value-type="float" office:value="0.42635319435676133" table:formula="of:=([.L15]*[.$F$7])*LOG([.L15]*[.$F$7])" table:style-name="ce6">
            <text:p>4.26E-01</text:p>
          </table:table-cell>
          <table:table-cell office:value-type="float" office:value="6.7505897540334037E-2" table:formula="of:=[.O15]-[.N15]" table:style-name="ce11">
            <text:p>6.75E-02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3" table:style-name="ce72">
            <text:p>3</text:p>
          </table:table-cell>
          <table:table-cell office:value-type="float" office:value="170000" table:formula="of:=[.C15]+20000" table:style-name="ce73">
            <text:p>1.7E+05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170000" table:formula="of:=[.C16]" table:style-name="ce73">
            <text:p>1.7E+05</text:p>
          </table:table-cell>
          <table:table-cell table:style-name="ce74"/>
          <table:table-cell office:value-type="float" office:value="15000" table:style-name="ce73">
            <text:p>1.5E+04</text:p>
          </table:table-cell>
          <table:table-cell office:value-type="float" office:value="10" table:style-name="ce4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" table:formula="of:=[.L16]^0" table:style-name="ce42">
            <text:p>1</text:p>
          </table:table-cell>
          <table:table-cell office:value-type="float" office:value="120000" table:formula="of:=[.L15]+10000" table:style-name="ce83">
            <text:p>1.2E+05</text:p>
          </table:table-cell>
          <table:table-cell table:style-name="ce6"/>
          <table:table-cell office:value-type="float" office:value="0.44243298977431211" table:formula="of:=([.L16]*[.$F$5])*LOG([.L16]*[.$F$5])+[.$F$4]*[.K16]" table:style-name="ce6">
            <text:p>4.42E-01</text:p>
          </table:table-cell>
          <table:table-cell office:value-type="float" office:value="0.53731744626695099" table:formula="of:=([.L16]*[.$F$7])*LOG([.L16]*[.$F$7])" table:style-name="ce6">
            <text:p>5.37E-01</text:p>
          </table:table-cell>
          <table:table-cell office:value-type="float" office:value="9.488445649263888E-2" table:formula="of:=[.O16]-[.N16]" table:style-name="ce11">
            <text:p>9.49E-02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4" table:style-name="ce72">
            <text:p>4</text:p>
          </table:table-cell>
          <table:table-cell office:value-type="float" office:value="190000" table:formula="of:=[.C16]+20000" table:style-name="ce73">
            <text:p>1.9E+05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190000" table:formula="of:=[.C17]" table:style-name="ce73">
            <text:p>1.9E+05</text:p>
          </table:table-cell>
          <table:table-cell table:style-name="ce74"/>
          <table:table-cell office:value-type="float" office:value="20000" table:style-name="ce73">
            <text:p>2.0E+04</text:p>
          </table:table-cell>
          <table:table-cell office:value-type="float" office:value="12" table:style-name="ce4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1" table:formula="of:=[.L17]^0" table:style-name="ce42">
            <text:p>1</text:p>
          </table:table-cell>
          <table:table-cell office:value-type="float" office:value="130000" table:formula="of:=[.L16]+10000" table:style-name="ce83">
            <text:p>1.3E+05</text:p>
          </table:table-cell>
          <table:table-cell table:style-name="ce6"/>
          <table:table-cell office:value-type="float" office:value="0.53088226672343375" table:formula="of:=([.L17]*[.$F$5])*LOG([.L17]*[.$F$5])+[.$F$4]*[.K17]" table:style-name="ce6">
            <text:p>5.31E-01</text:p>
          </table:table-cell>
          <table:table-cell office:value-type="float" office:value="0.65405111245803627" table:formula="of:=([.L17]*[.$F$7])*LOG([.L17]*[.$F$7])" table:style-name="ce6">
            <text:p>6.54E-01</text:p>
          </table:table-cell>
          <table:table-cell office:value-type="float" office:value="0.12316884573460252" table:formula="of:=[.O17]-[.N17]" table:style-name="ce11">
            <text:p>1.23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5" table:style-name="ce72">
            <text:p>5</text:p>
          </table:table-cell>
          <table:table-cell office:value-type="float" office:value="250000" table:style-name="ce73">
            <text:p>2.5E+05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250000" table:formula="of:=[.C18]" table:style-name="ce73">
            <text:p>2.5E+05</text:p>
          </table:table-cell>
          <table:table-cell table:style-name="ce74"/>
          <table:table-cell office:value-type="float" office:value="25000" table:style-name="ce73">
            <text:p>2.5E+04</text:p>
          </table:table-cell>
          <table:table-cell office:value-type="float" office:value="16" table:style-name="ce42">
            <text:p>16</text:p>
          </table:table-cell>
          <table:table-cell office:value-type="float" office:value="5" table:style-name="ce2">
            <text:p>5</text:p>
          </table:table-cell>
          <table:table-cell office:value-type="float" office:value="1" table:formula="of:=[.L18]^0" table:style-name="ce42">
            <text:p>1</text:p>
          </table:table-cell>
          <table:table-cell office:value-type="float" office:value="140000" table:formula="of:=[.L17]+10000" table:style-name="ce83">
            <text:p>1.4E+05</text:p>
          </table:table-cell>
          <table:table-cell table:style-name="ce6"/>
          <table:table-cell office:value-type="float" office:value="0.62382023407967191" table:formula="of:=([.L18]*[.$F$5])*LOG([.L18]*[.$F$5])+[.$F$4]*[.K18]" table:style-name="ce6">
            <text:p>6.24E-01</text:p>
          </table:table-cell>
          <table:table-cell office:value-type="float" office:value="0.77610947635846483" table:formula="of:=([.L18]*[.$F$7])*LOG([.L18]*[.$F$7])" table:style-name="ce6">
            <text:p>7.76E-01</text:p>
          </table:table-cell>
          <table:table-cell office:value-type="float" office:value="0.15228924227879292" table:formula="of:=[.O18]-[.N18]" table:style-name="ce11">
            <text:p>1.52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6" table:style-name="ce72">
            <text:p>6</text:p>
          </table:table-cell>
          <table:table-cell office:value-type="float" office:value="290000" table:formula="of:=[.C18]+40000" table:style-name="ce73">
            <text:p>2.9E+05</text:p>
          </table:table-cell>
          <table:table-cell office:value-type="float" office:value="4" table:style-name="ce72">
            <text:p>4</text:p>
          </table:table-cell>
          <table:table-cell office:value-type="float" office:value="1" table:style-name="ce72">
            <text:p>1</text:p>
          </table:table-cell>
          <table:table-cell office:value-type="float" office:value="290000" table:formula="of:=[.C19]" table:style-name="ce73">
            <text:p>2.9E+05</text:p>
          </table:table-cell>
          <table:table-cell table:style-name="ce74"/>
          <table:table-cell office:value-type="float" office:value="30000" table:style-name="ce73">
            <text:p>3.0E+04</text:p>
          </table:table-cell>
          <table:table-cell office:value-type="float" office:value="21" table:style-name="ce42">
            <text:p>21</text:p>
          </table:table-cell>
          <table:table-cell office:value-type="float" office:value="6" table:style-name="ce2">
            <text:p>6</text:p>
          </table:table-cell>
          <table:table-cell office:value-type="float" office:value="1" table:formula="of:=[.L19]^0" table:style-name="ce42">
            <text:p>1</text:p>
          </table:table-cell>
          <table:table-cell office:value-type="float" office:value="150000" table:formula="of:=[.L18]+10000" table:style-name="ce83">
            <text:p>1.5E+05</text:p>
          </table:table-cell>
          <table:table-cell table:style-name="ce6"/>
          <table:table-cell office:value-type="float" office:value="0.72092570290896152" table:formula="of:=([.L19]*[.$F$5])*LOG([.L19]*[.$F$5])+[.$F$4]*[.K19]" table:style-name="ce6">
            <text:p>7.21E-01</text:p>
          </table:table-cell>
          <table:table-cell office:value-type="float" office:value="0.90311152840278119" table:formula="of:=([.L19]*[.$F$7])*LOG([.L19]*[.$F$7])" table:style-name="ce6">
            <text:p>9.03E-01</text:p>
          </table:table-cell>
          <table:table-cell office:value-type="float" office:value="0.18218582549381968" table:formula="of:=[.O19]-[.N19]" table:style-name="ce11">
            <text:p>1.82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7" table:style-name="ce72">
            <text:p>7</text:p>
          </table:table-cell>
          <table:table-cell office:value-type="float" office:value="330000" table:formula="of:=[.C19]+40000" table:style-name="ce73">
            <text:p>3.3E+05</text:p>
          </table:table-cell>
          <table:table-cell office:value-type="float" office:value="4" table:style-name="ce72">
            <text:p>4</text:p>
          </table:table-cell>
          <table:table-cell office:value-type="float" office:value="1" table:style-name="ce72">
            <text:p>1</text:p>
          </table:table-cell>
          <table:table-cell office:value-type="float" office:value="330000" table:formula="of:=[.C20]" table:style-name="ce73">
            <text:p>3.3E+05</text:p>
          </table:table-cell>
          <table:table-cell table:style-name="ce74"/>
          <table:table-cell office:value-type="float" office:value="35000" table:style-name="ce73">
            <text:p>3.5E+04</text:p>
          </table:table-cell>
          <table:table-cell office:value-type="float" office:value="21" table:style-name="ce42">
            <text:p>21</text:p>
          </table:table-cell>
          <table:table-cell office:value-type="float" office:value="7" table:style-name="ce2">
            <text:p>7</text:p>
          </table:table-cell>
          <table:table-cell office:value-type="float" office:value="1" table:formula="of:=[.L20]^0" table:style-name="ce42">
            <text:p>1</text:p>
          </table:table-cell>
          <table:table-cell office:value-type="float" office:value="160000" table:formula="of:=[.L19]+10000" table:style-name="ce83">
            <text:p>1.6E+05</text:p>
          </table:table-cell>
          <table:table-cell table:style-name="ce6"/>
          <table:table-cell office:value-type="float" office:value="0.82192041220466305" table:formula="of:=([.L20]*[.$F$5])*LOG([.L20]*[.$F$5])+[.$F$4]*[.K20]" table:style-name="ce6">
            <text:p>8.22E-01</text:p>
          </table:table-cell>
          <table:table-cell office:value-type="float" office:value="1.0347271821715018" table:formula="of:=([.L20]*[.$F$7])*LOG([.L20]*[.$F$7])" table:style-name="ce6">
            <text:p>1.03E+00</text:p>
          </table:table-cell>
          <table:table-cell office:value-type="float" office:value="0.21280676996683878" table:formula="of:=[.O20]-[.N20]" table:style-name="ce11">
            <text:p>2.13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8" table:style-name="ce72">
            <text:p>8</text:p>
          </table:table-cell>
          <table:table-cell office:value-type="float" office:value="370000" table:formula="of:=[.C20]+40000" table:style-name="ce73">
            <text:p>3.7E+05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370000" table:formula="of:=[.C21]" table:style-name="ce73">
            <text:p>3.7E+05</text:p>
          </table:table-cell>
          <table:table-cell table:style-name="ce74"/>
          <table:table-cell office:value-type="float" office:value="40000" table:style-name="ce73">
            <text:p>4.0E+04</text:p>
          </table:table-cell>
          <table:table-cell office:value-type="float" office:value="27" table:style-name="ce4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1" table:formula="of:=[.L21]^0" table:style-name="ce42">
            <text:p>1</text:p>
          </table:table-cell>
          <table:table-cell office:value-type="float" office:value="170000" table:formula="of:=[.L20]+10000" table:style-name="ce83">
            <text:p>1.7E+05</text:p>
          </table:table-cell>
          <table:table-cell table:style-name="ce6"/>
          <table:table-cell office:value-type="float" office:value="0.92656095652737025" table:formula="of:=([.L21]*[.$F$5])*LOG([.L21]*[.$F$5])+[.$F$4]*[.K21]" table:style-name="ce6">
            <text:p>9.27E-01</text:p>
          </table:table-cell>
          <table:table-cell office:value-type="float" office:value="1.1706676985741347" table:formula="of:=([.L21]*[.$F$7])*LOG([.L21]*[.$F$7])" table:style-name="ce6">
            <text:p>1.17E+00</text:p>
          </table:table-cell>
          <table:table-cell office:value-type="float" office:value="0.24410674204676441" table:formula="of:=[.O21]-[.N21]" table:style-name="ce11">
            <text:p>2.44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9" table:style-name="ce72">
            <text:p>9</text:p>
          </table:table-cell>
          <table:table-cell office:value-type="float" office:value="410000" table:formula="of:=[.C21]+40000" table:style-name="ce73">
            <text:p>4.1E+05</text:p>
          </table:table-cell>
          <table:table-cell office:value-type="float" office:value="6" table:style-name="ce72">
            <text:p>6</text:p>
          </table:table-cell>
          <table:table-cell office:value-type="float" office:value="1" table:style-name="ce72">
            <text:p>1</text:p>
          </table:table-cell>
          <table:table-cell office:value-type="float" office:value="410000" table:formula="of:=[.C22]" table:style-name="ce73">
            <text:p>4.1E+05</text:p>
          </table:table-cell>
          <table:table-cell table:style-name="ce74"/>
          <table:table-cell office:value-type="float" office:value="45000" table:style-name="ce73">
            <text:p>4.5E+04</text:p>
          </table:table-cell>
          <table:table-cell office:value-type="float" office:value="28" table:style-name="ce42">
            <text:p>28</text:p>
          </table:table-cell>
          <table:table-cell office:value-type="float" office:value="9" table:style-name="ce2">
            <text:p>9</text:p>
          </table:table-cell>
          <table:table-cell office:value-type="float" office:value="1" table:formula="of:=[.L22]^0" table:style-name="ce42">
            <text:p>1</text:p>
          </table:table-cell>
          <table:table-cell office:value-type="float" office:value="180000" table:formula="of:=[.L21]+10000" table:style-name="ce83">
            <text:p>1.8E+05</text:p>
          </table:table-cell>
          <table:table-cell table:style-name="ce6"/>
          <table:table-cell office:value-type="float" office:value="1.0346326193162618" table:formula="of:=([.L22]*[.$F$5])*LOG([.L22]*[.$F$5])+[.$F$4]*[.K22]" table:style-name="ce6">
            <text:p>1.03E+00</text:p>
          </table:table-cell>
          <table:table-cell office:value-type="float" office:value="1.3106783706302769" table:formula="of:=([.L22]*[.$F$7])*LOG([.L22]*[.$F$7])" table:style-name="ce6">
            <text:p>1.31E+00</text:p>
          </table:table-cell>
          <table:table-cell office:value-type="float" office:value="0.2760457513140151" table:formula="of:=[.O22]-[.N22]" table:style-name="ce11">
            <text:p>2.76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0" table:style-name="ce72">
            <text:p>10</text:p>
          </table:table-cell>
          <table:table-cell office:value-type="float" office:value="490000" table:style-name="ce73">
            <text:p>4.9E+05</text:p>
          </table:table-cell>
          <table:table-cell office:value-type="float" office:value="7" table:style-name="ce72">
            <text:p>7</text:p>
          </table:table-cell>
          <table:table-cell office:value-type="float" office:value="1" table:style-name="ce72">
            <text:p>1</text:p>
          </table:table-cell>
          <table:table-cell office:value-type="float" office:value="490000" table:formula="of:=[.C23]" table:style-name="ce73">
            <text:p>4.9E+05</text:p>
          </table:table-cell>
          <table:table-cell table:style-name="ce74"/>
          <table:table-cell office:value-type="float" office:value="50000" table:style-name="ce73">
            <text:p>5.0E+04</text:p>
          </table:table-cell>
          <table:table-cell office:value-type="float" office:value="37" table:style-name="ce42">
            <text:p>37</text:p>
          </table:table-cell>
          <table:table-cell office:value-type="float" office:value="10" table:style-name="ce2">
            <text:p>10</text:p>
          </table:table-cell>
          <table:table-cell office:value-type="float" office:value="1" table:formula="of:=[.L23]^0" table:style-name="ce42">
            <text:p>1</text:p>
          </table:table-cell>
          <table:table-cell office:value-type="float" office:value="190000" table:formula="of:=[.L22]+10000" table:style-name="ce83">
            <text:p>1.9E+05</text:p>
          </table:table-cell>
          <table:table-cell table:style-name="ce6"/>
          <table:table-cell office:value-type="float" office:value="1.1459445805889132" table:formula="of:=([.L23]*[.$F$5])*LOG([.L23]*[.$F$5])+[.$F$4]*[.K23]" table:style-name="ce6">
            <text:p>1.15E+00</text:p>
          </table:table-cell>
          <table:table-cell office:value-type="float" office:value="1.4545328386155634" table:formula="of:=([.L23]*[.$F$7])*LOG([.L23]*[.$F$7])" table:style-name="ce6">
            <text:p>1.45E+00</text:p>
          </table:table-cell>
          <table:table-cell office:value-type="float" office:value="0.30858825802665013" table:formula="of:=[.O23]-[.N23]" table:style-name="ce11">
            <text:p>3.09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1" table:style-name="ce72">
            <text:p>11</text:p>
          </table:table-cell>
          <table:table-cell office:value-type="float" office:value="570000" table:style-name="ce73">
            <text:p>5.7E+05</text:p>
          </table:table-cell>
          <table:table-cell office:value-type="float" office:value="8" table:style-name="ce72">
            <text:p>8</text:p>
          </table:table-cell>
          <table:table-cell office:value-type="float" office:value="1" table:style-name="ce72">
            <text:p>1</text:p>
          </table:table-cell>
          <table:table-cell office:value-type="float" office:value="570000" table:formula="of:=[.C24]" table:style-name="ce73">
            <text:p>5.7E+05</text:p>
          </table:table-cell>
          <table:table-cell table:style-name="ce74"/>
          <table:table-cell table:style-name="ce73"/>
          <table:table-cell table:style-name="ce42"/>
          <table:table-cell office:value-type="float" office:value="11" table:style-name="ce2">
            <text:p>11</text:p>
          </table:table-cell>
          <table:table-cell office:value-type="float" office:value="1" table:formula="of:=[.L24]^0" table:style-name="ce42">
            <text:p>1</text:p>
          </table:table-cell>
          <table:table-cell office:value-type="float" office:value="200000" table:formula="of:=[.L23]+10000" table:style-name="ce83">
            <text:p>2.0E+05</text:p>
          </table:table-cell>
          <table:table-cell table:style-name="ce6"/>
          <table:table-cell office:value-type="float" office:value="1.2603261361772573" table:formula="of:=([.L24]*[.$F$5])*LOG([.L24]*[.$F$5])+[.$F$4]*[.K24]" table:style-name="ce6">
            <text:p>1.26E+00</text:p>
          </table:table-cell>
          <table:table-cell office:value-type="float" office:value="1.6020286051398334" table:formula="of:=([.L24]*[.$F$7])*LOG([.L24]*[.$F$7])" table:style-name="ce6">
            <text:p>1.60E+00</text:p>
          </table:table-cell>
          <table:table-cell office:value-type="float" office:value="0.34170246896257606" table:formula="of:=[.O24]-[.N24]" table:style-name="ce11">
            <text:p>3.42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2" table:style-name="ce72">
            <text:p>12</text:p>
          </table:table-cell>
          <table:table-cell office:value-type="float" office:value="600000" table:style-name="ce73">
            <text:p>6.0E+05</text:p>
          </table:table-cell>
          <table:table-cell office:value-type="float" office:value="8" table:style-name="ce72">
            <text:p>8</text:p>
          </table:table-cell>
          <table:table-cell office:value-type="float" office:value="1" table:style-name="ce72">
            <text:p>1</text:p>
          </table:table-cell>
          <table:table-cell office:value-type="float" office:value="600000" table:formula="of:=[.C25]" table:style-name="ce73">
            <text:p>6.0E+05</text:p>
          </table:table-cell>
          <table:table-cell table:style-name="ce74"/>
          <table:table-cell table:style-name="ce73"/>
          <table:table-cell table:style-name="ce42"/>
          <table:table-cell office:value-type="float" office:value="12" table:style-name="ce2">
            <text:p>12</text:p>
          </table:table-cell>
          <table:table-cell office:value-type="float" office:value="1" table:formula="of:=[.L25]^0" table:style-name="ce42">
            <text:p>1</text:p>
          </table:table-cell>
          <table:table-cell office:value-type="float" office:value="210000" table:formula="of:=[.L24]+10000" table:style-name="ce83">
            <text:p>2.1E+05</text:p>
          </table:table-cell>
          <table:table-cell table:style-name="ce6"/>
          <table:table-cell office:value-type="float" office:value="1.3776236748834338" table:formula="of:=([.L25]*[.$F$5])*LOG([.L25]*[.$F$5])+[.$F$4]*[.K25]" table:style-name="ce6">
            <text:p>1.38E+00</text:p>
          </table:table-cell>
          <table:table-cell office:value-type="float" office:value="1.7529834493058565" table:formula="of:=([.L25]*[.$F$7])*LOG([.L25]*[.$F$7])" table:style-name="ce6">
            <text:p>1.75E+00</text:p>
          </table:table-cell>
          <table:table-cell office:value-type="float" office:value="0.37535977442242263" table:formula="of:=[.O25]-[.N25]" table:style-name="ce11">
            <text:p>3.75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3" table:style-name="ce72">
            <text:p>13</text:p>
          </table:table-cell>
          <table:table-cell office:value-type="float" office:value="700000" table:style-name="ce73">
            <text:p>7.0E+05</text:p>
          </table:table-cell>
          <table:table-cell office:value-type="float" office:value="9" table:style-name="ce72">
            <text:p>9</text:p>
          </table:table-cell>
          <table:table-cell office:value-type="float" office:value="1" table:style-name="ce72">
            <text:p>1</text:p>
          </table:table-cell>
          <table:table-cell office:value-type="float" office:value="700000" table:formula="of:=[.C26]" table:style-name="ce73">
            <text:p>7.0E+05</text:p>
          </table:table-cell>
          <table:table-cell table:style-name="ce74"/>
          <table:table-cell table:style-name="ce73"/>
          <table:table-cell table:style-name="ce42"/>
          <table:table-cell office:value-type="float" office:value="13" table:style-name="ce2">
            <text:p>13</text:p>
          </table:table-cell>
          <table:table-cell office:value-type="float" office:value="1" table:formula="of:=[.L26]^0" table:style-name="ce42">
            <text:p>1</text:p>
          </table:table-cell>
          <table:table-cell office:value-type="float" office:value="220000" table:formula="of:=[.L25]+10000" table:style-name="ce83">
            <text:p>2.2E+05</text:p>
          </table:table-cell>
          <table:table-cell table:style-name="ce6"/>
          <table:table-cell office:value-type="float" office:value="1.4976982326283308" table:formula="of:=([.L26]*[.$F$5])*LOG([.L26]*[.$F$5])+[.$F$4]*[.K26]" table:style-name="ce6">
            <text:p>1.50E+00</text:p>
          </table:table-cell>
          <table:table-cell office:value-type="float" office:value="1.9072325253241889" table:formula="of:=([.L26]*[.$F$7])*LOG([.L26]*[.$F$7])" table:style-name="ce6">
            <text:p>1.91E+00</text:p>
          </table:table-cell>
          <table:table-cell office:value-type="float" office:value="0.40953429269585806" table:formula="of:=[.O26]-[.N26]" table:style-name="ce11">
            <text:p>4.10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4" table:style-name="ce72">
            <text:p>14</text:p>
          </table:table-cell>
          <table:table-cell office:value-type="float" office:value="800000" table:style-name="ce73">
            <text:p>8.0E+05</text:p>
          </table:table-cell>
          <table:table-cell office:value-type="float" office:value="12" table:style-name="ce72">
            <text:p>12</text:p>
          </table:table-cell>
          <table:table-cell office:value-type="float" office:value="1" table:style-name="ce72">
            <text:p>1</text:p>
          </table:table-cell>
          <table:table-cell office:value-type="float" office:value="800000" table:formula="of:=[.C27]" table:style-name="ce73">
            <text:p>8.0E+05</text:p>
          </table:table-cell>
          <table:table-cell table:style-name="ce74"/>
          <table:table-cell table:style-name="ce81"/>
          <table:table-cell table:style-name="ce4"/>
          <table:table-cell office:value-type="float" office:value="14" table:style-name="ce2">
            <text:p>14</text:p>
          </table:table-cell>
          <table:table-cell office:value-type="float" office:value="1" table:formula="of:=[.L27]^0" table:style-name="ce42">
            <text:p>1</text:p>
          </table:table-cell>
          <table:table-cell office:value-type="float" office:value="230000" table:formula="of:=[.L26]+10000" table:style-name="ce83">
            <text:p>2.3E+05</text:p>
          </table:table-cell>
          <table:table-cell table:style-name="ce6"/>
          <table:table-cell office:value-type="float" office:value="1.6204234921491476" table:formula="of:=([.L27]*[.$F$5])*LOG([.L27]*[.$F$5])+[.$F$4]*[.K27]" table:style-name="ce6">
            <text:p>1.62E+00</text:p>
          </table:table-cell>
          <table:table-cell office:value-type="float" office:value="2.064625989659437" table:formula="of:=([.L27]*[.$F$7])*LOG([.L27]*[.$F$7])" table:style-name="ce6">
            <text:p>2.06E+00</text:p>
          </table:table-cell>
          <table:table-cell office:value-type="float" office:value="0.4442024975102894" table:formula="of:=[.O27]-[.N27]" table:style-name="ce11">
            <text:p>4.44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5" table:style-name="ce72">
            <text:p>15</text:p>
          </table:table-cell>
          <table:table-cell office:value-type="float" office:value="900000" table:style-name="ce75">
            <text:p>9.0E+0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72">
            <text:p>1</text:p>
          </table:table-cell>
          <table:table-cell office:value-type="float" office:value="900000" table:formula="of:=[.C28]" table:style-name="ce73">
            <text:p>9.0E+05</text:p>
          </table:table-cell>
          <table:table-cell table:style-name="ce74"/>
          <table:table-cell table:style-name="ce81"/>
          <table:table-cell table:style-name="ce4"/>
          <table:table-cell office:value-type="float" office:value="15" table:style-name="ce2">
            <text:p>15</text:p>
          </table:table-cell>
          <table:table-cell office:value-type="float" office:value="1" table:formula="of:=[.L28]^0" table:style-name="ce42">
            <text:p>1</text:p>
          </table:table-cell>
          <table:table-cell office:value-type="float" office:value="240000" table:formula="of:=[.L27]+10000" table:style-name="ce83">
            <text:p>2.4E+05</text:p>
          </table:table-cell>
          <table:table-cell table:style-name="ce6"/>
          <table:table-cell office:value-type="float" office:value="1.7456841311800528" table:formula="of:=([.L28]*[.$F$5])*LOG([.L28]*[.$F$5])+[.$F$4]*[.K28]" table:style-name="ce6">
            <text:p>1.75E+00</text:p>
          </table:table-cell>
          <table:table-cell office:value-type="float" office:value="2.2250270415637194" table:formula="of:=([.L28]*[.$F$7])*LOG([.L28]*[.$F$7])" table:style-name="ce6">
            <text:p>2.23E+00</text:p>
          </table:table-cell>
          <table:table-cell office:value-type="float" office:value="0.47934291038366661" table:formula="of:=[.O28]-[.N28]" table:style-name="ce11">
            <text:p>4.79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6" table:style-name="ce72">
            <text:p>16</text:p>
          </table:table-cell>
          <table:table-cell office:value-type="float" office:value="1000000" table:style-name="ce75">
            <text:p>1.0E+06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72">
            <text:p>1</text:p>
          </table:table-cell>
          <table:table-cell office:value-type="float" office:value="1000000" table:formula="of:=[.C29]" table:style-name="ce73">
            <text:p>1.0E+06</text:p>
          </table:table-cell>
          <table:table-cell table:style-name="ce74"/>
          <table:table-cell table:style-name="ce82"/>
          <table:table-cell table:style-name="ce4"/>
          <table:table-cell office:value-type="float" office:value="16" table:style-name="ce2">
            <text:p>16</text:p>
          </table:table-cell>
          <table:table-cell office:value-type="float" office:value="1" table:formula="of:=[.L29]^0" table:style-name="ce42">
            <text:p>1</text:p>
          </table:table-cell>
          <table:table-cell office:value-type="float" office:value="250000" table:formula="of:=[.L28]+10000" table:style-name="ce83">
            <text:p>2.5E+05</text:p>
          </table:table-cell>
          <table:table-cell table:style-name="ce6"/>
          <table:table-cell office:value-type="float" office:value="1.8733744463733568" table:formula="of:=([.L29]*[.$F$5])*LOG([.L29]*[.$F$5])+[.$F$4]*[.K29]" table:style-name="ce6">
            <text:p>1.87E+00</text:p>
          </table:table-cell>
          <table:table-cell office:value-type="float" office:value="2.3883102907066123" table:formula="of:=([.L29]*[.$F$7])*LOG([.L29]*[.$F$7])" table:style-name="ce6">
            <text:p>2.39E+00</text:p>
          </table:table-cell>
          <table:table-cell office:value-type="float" office:value="0.51493584433325545" table:formula="of:=[.O29]-[.N29]" table:style-name="ce11">
            <text:p>5.15E-01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style-name="ce73"/>
          <table:table-cell table:number-columns-repeated="4" table:style-name="ce2"/>
          <table:table-cell table:style-name="ce3"/>
          <table:table-cell table:style-name="ce4"/>
          <table:table-cell office:value-type="float" office:value="17" table:style-name="ce2">
            <text:p>17</text:p>
          </table:table-cell>
          <table:table-cell office:value-type="float" office:value="1" table:formula="of:=[.L30]^0" table:style-name="ce42">
            <text:p>1</text:p>
          </table:table-cell>
          <table:table-cell office:value-type="float" office:value="260000" table:formula="of:=[.L29]+10000" table:style-name="ce83">
            <text:p>2.6E+05</text:p>
          </table:table-cell>
          <table:table-cell table:style-name="ce6"/>
          <table:table-cell office:value-type="float" office:value="2.0033971977142486" table:formula="of:=([.L30]*[.$F$5])*LOG([.L30]*[.$F$5])+[.$F$4]*[.K30]" table:style-name="ce6">
            <text:p>2.00E+00</text:p>
          </table:table-cell>
          <table:table-cell office:value-type="float" office:value="2.5543603863650408" table:formula="of:=([.L30]*[.$F$7])*LOG([.L30]*[.$F$7])" table:style-name="ce6">
            <text:p>2.55E+00</text:p>
          </table:table-cell>
          <table:table-cell office:value-type="float" office:value="0.55096318865079219" table:formula="of:=[.O30]-[.N30]" table:style-name="ce11">
            <text:p>5.51E-01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24">
            <text:p>Step 3b &amp; 7 Graph</text:p>
          </table:table-cell>
          <table:table-cell table:number-columns-repeated="5" table:style-name="ce2"/>
          <table:table-cell table:style-name="ce3"/>
          <table:table-cell table:style-name="ce4"/>
          <table:table-cell office:value-type="float" office:value="18" table:style-name="ce2">
            <text:p>18</text:p>
          </table:table-cell>
          <table:table-cell office:value-type="float" office:value="1" table:formula="of:=[.L31]^0" table:style-name="ce42">
            <text:p>1</text:p>
          </table:table-cell>
          <table:table-cell office:value-type="float" office:value="270000" table:formula="of:=[.L30]+10000" table:style-name="ce83">
            <text:p>2.7E+05</text:p>
          </table:table-cell>
          <table:table-cell table:style-name="ce6"/>
          <table:table-cell office:value-type="float" office:value="2.1356626309565834" table:formula="of:=([.L31]*[.$F$5])*LOG([.L31]*[.$F$5])+[.$F$4]*[.K31]" table:style-name="ce6">
            <text:p>2.14E+00</text:p>
          </table:table-cell>
          <table:table-cell office:value-type="float" office:value="2.7230708577901899" table:formula="of:=([.L31]*[.$F$7])*LOG([.L31]*[.$F$7])" table:style-name="ce6">
            <text:p>2.72E+00</text:p>
          </table:table-cell>
          <table:table-cell office:value-type="float" office:value="0.58740822683360649" table:formula="of:=[.O31]-[.N31]" table:style-name="ce11">
            <text:p>5.87E-01</text:p>
          </table:table-cell>
          <table:table-cell table:number-columns-repeated="16368"/>
        </table:table-row>
        <table:table-row table:style-name="ro4">
          <table:table-cell table:style-name="ce1">
            <draw:frame draw:z-index="1" draw:id="id4" draw:style-name="a4" draw:name="Chart 1" svg:x="0in" svg:y="0.13299in" svg:width="7.5218in" svg:height="6.282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9" table:style-name="ce2">
            <text:p>19</text:p>
          </table:table-cell>
          <table:table-cell office:value-type="float" office:value="1" table:formula="of:=[.L32]^0" table:style-name="ce42">
            <text:p>1</text:p>
          </table:table-cell>
          <table:table-cell office:value-type="float" office:value="280000" table:formula="of:=[.L31]+10000" table:style-name="ce83">
            <text:p>2.8E+05</text:p>
          </table:table-cell>
          <table:table-cell table:style-name="ce6"/>
          <table:table-cell office:value-type="float" office:value="2.2700876450626772" table:formula="of:=([.L32]*[.$F$5])*LOG([.L32]*[.$F$5])+[.$F$4]*[.K32]" table:style-name="ce6">
            <text:p>2.27E+00</text:p>
          </table:table-cell>
          <table:table-cell office:value-type="float" office:value="2.8943431265850501" table:formula="of:=([.L32]*[.$F$7])*LOG([.L32]*[.$F$7])" table:style-name="ce6">
            <text:p>2.89E+00</text:p>
          </table:table-cell>
          <table:table-cell office:value-type="float" office:value="0.62425548152237287" table:formula="of:=[.O32]-[.N32]" table:style-name="ce11">
            <text:p>6.24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0" table:style-name="ce2">
            <text:p>20</text:p>
          </table:table-cell>
          <table:table-cell office:value-type="float" office:value="1" table:formula="of:=[.L33]^0" table:style-name="ce42">
            <text:p>1</text:p>
          </table:table-cell>
          <table:table-cell office:value-type="float" office:value="290000" table:formula="of:=[.L32]+10000" table:style-name="ce83">
            <text:p>2.9E+05</text:p>
          </table:table-cell>
          <table:table-cell table:style-name="ce6"/>
          <table:table-cell office:value-type="float" office:value="2.4065950787170425" table:formula="of:=([.L33]*[.$F$5])*LOG([.L33]*[.$F$5])+[.$F$4]*[.K33]" table:style-name="ce6">
            <text:p>2.41E+00</text:p>
          </table:table-cell>
          <table:table-cell office:value-type="float" office:value="3.0680856603331352" table:formula="of:=([.L33]*[.$F$7])*LOG([.L33]*[.$F$7])" table:style-name="ce6">
            <text:p>3.07E+00</text:p>
          </table:table-cell>
          <table:table-cell office:value-type="float" office:value="0.66149058161609275" table:formula="of:=[.O33]-[.N33]" table:style-name="ce11">
            <text:p>6.61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1" table:style-name="ce2">
            <text:p>21</text:p>
          </table:table-cell>
          <table:table-cell office:value-type="float" office:value="1" table:formula="of:=[.L34]^0" table:style-name="ce42">
            <text:p>1</text:p>
          </table:table-cell>
          <table:table-cell office:value-type="float" office:value="300000" table:formula="of:=[.L33]+10000" table:style-name="ce83">
            <text:p>3.0E+05</text:p>
          </table:table-cell>
          <table:table-cell table:style-name="ce6"/>
          <table:table-cell office:value-type="float" office:value="2.545113095357209" table:formula="of:=([.L34]*[.$F$5])*LOG([.L34]*[.$F$5])+[.$F$4]*[.K34]" table:style-name="ce6">
            <text:p>2.55E+00</text:p>
          </table:table-cell>
          <table:table-cell office:value-type="float" office:value="3.2442132430928345" table:formula="of:=([.L34]*[.$F$7])*LOG([.L34]*[.$F$7])" table:style-name="ce6">
            <text:p>3.24E+00</text:p>
          </table:table-cell>
          <table:table-cell office:value-type="float" office:value="0.69910014773562557" table:formula="of:=[.O34]-[.N34]" table:style-name="ce11">
            <text:p>6.99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2" table:style-name="ce2">
            <text:p>22</text:p>
          </table:table-cell>
          <table:table-cell office:value-type="float" office:value="1" table:formula="of:=[.L35]^0" table:style-name="ce42">
            <text:p>1</text:p>
          </table:table-cell>
          <table:table-cell office:value-type="float" office:value="310000" table:formula="of:=[.L34]+10000" table:style-name="ce83">
            <text:p>3.1E+05</text:p>
          </table:table-cell>
          <table:table-cell table:style-name="ce6"/>
          <table:table-cell office:value-type="float" office:value="2.6855746502820939" table:formula="of:=([.L35]*[.$F$5])*LOG([.L35]*[.$F$5])+[.$F$4]*[.K35]" table:style-name="ce6">
            <text:p>2.69E+00</text:p>
          </table:table-cell>
          <table:table-cell office:value-type="float" office:value="3.4226463432560634" table:formula="of:=([.L35]*[.$F$7])*LOG([.L35]*[.$F$7])" table:style-name="ce6">
            <text:p>3.42E+00</text:p>
          </table:table-cell>
          <table:table-cell office:value-type="float" office:value="0.73707169297396957" table:formula="of:=[.O35]-[.N35]" table:style-name="ce11">
            <text:p>7.37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3" table:style-name="ce2">
            <text:p>23</text:p>
          </table:table-cell>
          <table:table-cell office:value-type="float" office:value="1" table:formula="of:=[.L36]^0" table:style-name="ce42">
            <text:p>1</text:p>
          </table:table-cell>
          <table:table-cell office:value-type="float" office:value="320000" table:formula="of:=[.L35]+10000" table:style-name="ce83">
            <text:p>3.2E+05</text:p>
          </table:table-cell>
          <table:table-cell table:style-name="ce6"/>
          <table:table-cell office:value-type="float" office:value="2.8279170265845641" table:formula="of:=([.L36]*[.$F$5])*LOG([.L36]*[.$F$5])+[.$F$4]*[.K36]" table:style-name="ce6">
            <text:p>2.83E+00</text:p>
          </table:table-cell>
          <table:table-cell office:value-type="float" office:value="3.6033105630494271" table:formula="of:=([.L36]*[.$F$7])*LOG([.L36]*[.$F$7])" table:style-name="ce6">
            <text:p>3.60E+00</text:p>
          </table:table-cell>
          <table:table-cell office:value-type="float" office:value="0.77539353646486298" table:formula="of:=[.O36]-[.N36]" table:style-name="ce11">
            <text:p>7.75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4" table:style-name="ce2">
            <text:p>24</text:p>
          </table:table-cell>
          <table:table-cell office:value-type="float" office:value="1" table:formula="of:=[.L37]^0" table:style-name="ce42">
            <text:p>1</text:p>
          </table:table-cell>
          <table:table-cell office:value-type="float" office:value="330000" table:formula="of:=[.L36]+10000" table:style-name="ce83">
            <text:p>3.3E+05</text:p>
          </table:table-cell>
          <table:table-cell table:style-name="ce6"/>
          <table:table-cell office:value-type="float" office:value="2.9720814291429516" table:formula="of:=([.L37]*[.$F$5])*LOG([.L37]*[.$F$5])+[.$F$4]*[.K37]" table:style-name="ce6">
            <text:p>2.97E+00</text:p>
          </table:table-cell>
          <table:table-cell office:value-type="float" office:value="3.7861361569076757" table:formula="of:=([.L37]*[.$F$7])*LOG([.L37]*[.$F$7])" table:style-name="ce6">
            <text:p>3.79E+00</text:p>
          </table:table-cell>
          <table:table-cell office:value-type="float" office:value="0.8140547277647241" table:formula="of:=[.O37]-[.N37]" table:style-name="ce11">
            <text:p>8.14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5" table:style-name="ce2">
            <text:p>25</text:p>
          </table:table-cell>
          <table:table-cell office:value-type="float" office:value="1" table:formula="of:=[.L38]^0" table:style-name="ce42">
            <text:p>1</text:p>
          </table:table-cell>
          <table:table-cell office:value-type="float" office:value="340000" table:formula="of:=[.L37]+10000" table:style-name="ce83">
            <text:p>3.4E+05</text:p>
          </table:table-cell>
          <table:table-cell table:style-name="ce6"/>
          <table:table-cell office:value-type="float" office:value="3.118012627865931" table:formula="of:=([.L38]*[.$F$5])*LOG([.L38]*[.$F$5])+[.$F$4]*[.K38]" table:style-name="ce6">
            <text:p>3.12E+00</text:p>
          </table:table-cell>
          <table:table-cell office:value-type="float" office:value="3.9710576082738442" table:formula="of:=([.L38]*[.$F$7])*LOG([.L38]*[.$F$7])" table:style-name="ce6">
            <text:p>3.97E+00</text:p>
          </table:table-cell>
          <table:table-cell office:value-type="float" office:value="0.85304498040791321" table:formula="of:=[.O38]-[.N38]" table:style-name="ce11">
            <text:p>8.53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6" table:style-name="ce2">
            <text:p>26</text:p>
          </table:table-cell>
          <table:table-cell office:value-type="float" office:value="1" table:formula="of:=[.L39]^0" table:style-name="ce42">
            <text:p>1</text:p>
          </table:table-cell>
          <table:table-cell office:value-type="float" office:value="350000" table:formula="of:=[.L38]+10000" table:style-name="ce83">
            <text:p>3.5E+05</text:p>
          </table:table-cell>
          <table:table-cell table:style-name="ce6"/>
          <table:table-cell office:value-type="float" office:value="3.2656586429408461" table:formula="of:=([.L39]*[.$F$5])*LOG([.L39]*[.$F$5])+[.$F$4]*[.K39]" table:style-name="ce6">
            <text:p>3.27E+00</text:p>
          </table:table-cell>
          <table:table-cell office:value-type="float" office:value="4.1580132562258623" table:formula="of:=([.L39]*[.$F$7])*LOG([.L39]*[.$F$7])" table:style-name="ce6">
            <text:p>4.16E+00</text:p>
          </table:table-cell>
          <table:table-cell office:value-type="float" office:value="0.8923546132850162" table:formula="of:=[.O39]-[.N39]" table:style-name="ce11">
            <text:p>8.92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7" table:style-name="ce2">
            <text:p>27</text:p>
          </table:table-cell>
          <table:table-cell office:value-type="float" office:value="1" table:formula="of:=[.L40]^0" table:style-name="ce42">
            <text:p>1</text:p>
          </table:table-cell>
          <table:table-cell office:value-type="float" office:value="360000" table:formula="of:=[.L39]+10000" table:style-name="ce83">
            <text:p>3.6E+05</text:p>
          </table:table-cell>
          <table:table-cell table:style-name="ce6"/>
          <table:table-cell office:value-type="float" office:value="3.4149704660796667" table:formula="of:=([.L40]*[.$F$5])*LOG([.L40]*[.$F$5])+[.$F$4]*[.K40]" table:style-name="ce6">
            <text:p>3.41E+00</text:p>
          </table:table-cell>
          <table:table-cell office:value-type="float" office:value="4.3469449648052798" table:formula="of:=([.L40]*[.$F$7])*LOG([.L40]*[.$F$7])" table:style-name="ce6">
            <text:p>4.35E+00</text:p>
          </table:table-cell>
          <table:table-cell office:value-type="float" office:value="0.93197449872561311" table:formula="of:=[.O40]-[.N40]" table:style-name="ce11">
            <text:p>9.32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8" table:style-name="ce2">
            <text:p>28</text:p>
          </table:table-cell>
          <table:table-cell office:value-type="float" office:value="1" table:formula="of:=[.L41]^0" table:style-name="ce42">
            <text:p>1</text:p>
          </table:table-cell>
          <table:table-cell office:value-type="float" office:value="370000" table:formula="of:=[.L40]+10000" table:style-name="ce83">
            <text:p>3.7E+05</text:p>
          </table:table-cell>
          <table:table-cell table:style-name="ce6"/>
          <table:table-cell office:value-type="float" office:value="3.5659018127587787" table:formula="of:=([.L41]*[.$F$5])*LOG([.L41]*[.$F$5])+[.$F$4]*[.K41]" table:style-name="ce6">
            <text:p>3.57E+00</text:p>
          </table:table-cell>
          <table:table-cell office:value-type="float" office:value="4.537797829112332" table:formula="of:=([.L41]*[.$F$7])*LOG([.L41]*[.$F$7])" table:style-name="ce6">
            <text:p>4.54E+00</text:p>
          </table:table-cell>
          <table:table-cell office:value-type="float" office:value="0.97189601635355327" table:formula="of:=[.O41]-[.N41]" table:style-name="ce11">
            <text:p>9.72E-01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9" table:style-name="ce2">
            <text:p>29</text:p>
          </table:table-cell>
          <table:table-cell office:value-type="float" office:value="1" table:formula="of:=[.L42]^0" table:style-name="ce42">
            <text:p>1</text:p>
          </table:table-cell>
          <table:table-cell office:value-type="float" office:value="380000" table:formula="of:=[.L41]+10000" table:style-name="ce83">
            <text:p>3.8E+05</text:p>
          </table:table-cell>
          <table:table-cell table:style-name="ce6"/>
          <table:table-cell office:value-type="float" office:value="3.7184089012609216" table:formula="of:=([.L42]*[.$F$5])*LOG([.L42]*[.$F$5])+[.$F$4]*[.K42]" table:style-name="ce6">
            <text:p>3.72E+00</text:p>
          </table:table-cell>
          <table:table-cell office:value-type="float" office:value="4.7305199131950042" table:formula="of:=([.L42]*[.$F$7])*LOG([.L42]*[.$F$7])" table:style-name="ce6">
            <text:p>4.73E+00</text:p>
          </table:table-cell>
          <table:table-cell office:value-type="float" office:value="1.0121110119340826" table:formula="of:=[.O42]-[.N42]" table:style-name="ce11">
            <text:p>1.0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0" table:style-name="ce2">
            <text:p>30</text:p>
          </table:table-cell>
          <table:table-cell office:value-type="float" office:value="1" table:formula="of:=[.L43]^0" table:style-name="ce42">
            <text:p>1</text:p>
          </table:table-cell>
          <table:table-cell office:value-type="float" office:value="390000" table:formula="of:=[.L42]+10000" table:style-name="ce83">
            <text:p>3.9E+05</text:p>
          </table:table-cell>
          <table:table-cell table:style-name="ce6"/>
          <table:table-cell office:value-type="float" office:value="3.8724502549900923" table:formula="of:=([.L43]*[.$F$5])*LOG([.L43]*[.$F$5])+[.$F$4]*[.K43]" table:style-name="ce6">
            <text:p>3.87E+00</text:p>
          </table:table-cell>
          <table:table-cell office:value-type="float" office:value="4.9250620155455715" table:formula="of:=([.L43]*[.$F$7])*LOG([.L43]*[.$F$7])" table:style-name="ce6">
            <text:p>4.93E+00</text:p>
          </table:table-cell>
          <table:table-cell office:value-type="float" office:value="1.0526117605554792" table:formula="of:=[.O43]-[.N43]" table:style-name="ce11">
            <text:p>1.0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1" table:style-name="ce2">
            <text:p>31</text:p>
          </table:table-cell>
          <table:table-cell office:value-type="float" office:value="1" table:formula="of:=[.L44]^0" table:style-name="ce42">
            <text:p>1</text:p>
          </table:table-cell>
          <table:table-cell office:value-type="float" office:value="400000" table:formula="of:=[.L43]+10000" table:style-name="ce83">
            <text:p>4.0E+05</text:p>
          </table:table-cell>
          <table:table-cell table:style-name="ce6"/>
          <table:table-cell office:value-type="float" office:value="4.0279865250735618" table:formula="of:=([.L44]*[.$F$5])*LOG([.L44]*[.$F$5])+[.$F$4]*[.K44]" table:style-name="ce6">
            <text:p>4.03E+00</text:p>
          </table:table-cell>
          <table:table-cell office:value-type="float" office:value="5.1213774586626961" table:formula="of:=([.L44]*[.$F$7])*LOG([.L44]*[.$F$7])" table:style-name="ce6">
            <text:p>5.12E+00</text:p>
          </table:table-cell>
          <table:table-cell office:value-type="float" office:value="1.0933909335891343" table:formula="of:=[.O44]-[.N44]" table:style-name="ce11">
            <text:p>1.0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2" table:style-name="ce2">
            <text:p>32</text:p>
          </table:table-cell>
          <table:table-cell office:value-type="float" office:value="1" table:formula="of:=[.L45]^0" table:style-name="ce42">
            <text:p>1</text:p>
          </table:table-cell>
          <table:table-cell office:value-type="float" office:value="410000" table:formula="of:=[.L44]+10000" table:style-name="ce83">
            <text:p>4.1E+05</text:p>
          </table:table-cell>
          <table:table-cell table:style-name="ce6"/>
          <table:table-cell office:value-type="float" office:value="4.1849803307134472" table:formula="of:=([.L45]*[.$F$5])*LOG([.L45]*[.$F$5])+[.$F$4]*[.K45]" table:style-name="ce6">
            <text:p>4.18E+00</text:p>
          </table:table-cell>
          <table:table-cell office:value-type="float" office:value="5.3194218996688765" table:formula="of:=([.L45]*[.$F$7])*LOG([.L45]*[.$F$7])" table:style-name="ce6">
            <text:p>5.32E+00</text:p>
          </table:table-cell>
          <table:table-cell office:value-type="float" office:value="1.1344415689554292" table:formula="of:=[.O45]-[.N45]" table:style-name="ce11">
            <text:p>1.1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3" table:style-name="ce2">
            <text:p>33</text:p>
          </table:table-cell>
          <table:table-cell office:value-type="float" office:value="1" table:formula="of:=[.L46]^0" table:style-name="ce42">
            <text:p>1</text:p>
          </table:table-cell>
          <table:table-cell office:value-type="float" office:value="420000" table:formula="of:=[.L45]+10000" table:style-name="ce83">
            <text:p>4.2E+05</text:p>
          </table:table-cell>
          <table:table-cell table:style-name="ce6"/>
          <table:table-cell office:value-type="float" office:value="4.3433961151218679" table:formula="of:=([.L46]*[.$F$5])*LOG([.L46]*[.$F$5])+[.$F$4]*[.K46]" table:style-name="ce6">
            <text:p>4.34E+00</text:p>
          </table:table-cell>
          <table:table-cell office:value-type="float" office:value="5.519153159413893" table:formula="of:=([.L46]*[.$F$7])*LOG([.L46]*[.$F$7])" table:style-name="ce6">
            <text:p>5.52E+00</text:p>
          </table:table-cell>
          <table:table-cell office:value-type="float" office:value="1.1757570442920251" table:formula="of:=[.O46]-[.N46]" table:style-name="ce11">
            <text:p>1.1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4" table:style-name="ce2">
            <text:p>34</text:p>
          </table:table-cell>
          <table:table-cell office:value-type="float" office:value="1" table:formula="of:=[.L47]^0" table:style-name="ce42">
            <text:p>1</text:p>
          </table:table-cell>
          <table:table-cell office:value-type="float" office:value="430000" table:formula="of:=[.L46]+10000" table:style-name="ce83">
            <text:p>4.3E+05</text:p>
          </table:table-cell>
          <table:table-cell table:style-name="ce6"/>
          <table:table-cell office:value-type="float" office:value="4.5032000151833858" table:formula="of:=([.L47]*[.$F$5])*LOG([.L47]*[.$F$5])+[.$F$4]*[.K47]" table:style-name="ce6">
            <text:p>4.50E+00</text:p>
          </table:table-cell>
          <table:table-cell office:value-type="float" office:value="5.7205310678622014" table:formula="of:=([.L47]*[.$F$7])*LOG([.L47]*[.$F$7])" table:style-name="ce6">
            <text:p>5.72E+00</text:p>
          </table:table-cell>
          <table:table-cell office:value-type="float" office:value="1.2173310526788157" table:formula="of:=[.O47]-[.N47]" table:style-name="ce11">
            <text:p>1.2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5" table:style-name="ce2">
            <text:p>35</text:p>
          </table:table-cell>
          <table:table-cell office:value-type="float" office:value="1" table:formula="of:=[.L48]^0" table:style-name="ce42">
            <text:p>1</text:p>
          </table:table-cell>
          <table:table-cell office:value-type="float" office:value="440000" table:formula="of:=[.L47]+10000" table:style-name="ce83">
            <text:p>4.4E+05</text:p>
          </table:table-cell>
          <table:table-cell table:style-name="ce6"/>
          <table:table-cell office:value-type="float" office:value="4.6643597432476138" table:formula="of:=([.L48]*[.$F$5])*LOG([.L48]*[.$F$5])+[.$F$4]*[.K48]" table:style-name="ce6">
            <text:p>4.66E+00</text:p>
          </table:table-cell>
          <table:table-cell office:value-type="float" office:value="5.9235173238697092" table:formula="of:=([.L48]*[.$F$7])*LOG([.L48]*[.$F$7])" table:style-name="ce6">
            <text:p>5.92E+00</text:p>
          </table:table-cell>
          <table:table-cell office:value-type="float" office:value="1.2591575806220954" table:formula="of:=[.O48]-[.N48]" table:style-name="ce11">
            <text:p>1.2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6" table:style-name="ce2">
            <text:p>36</text:p>
          </table:table-cell>
          <table:table-cell office:value-type="float" office:value="1" table:formula="of:=[.L49]^0" table:style-name="ce42">
            <text:p>1</text:p>
          </table:table-cell>
          <table:table-cell office:value-type="float" office:value="450000" table:formula="of:=[.L48]+10000" table:style-name="ce83">
            <text:p>4.5E+05</text:p>
          </table:table-cell>
          <table:table-cell table:style-name="ce6"/>
          <table:table-cell office:value-type="float" office:value="4.826844479672797" table:formula="of:=([.L49]*[.$F$5])*LOG([.L49]*[.$F$5])+[.$F$4]*[.K49]" table:style-name="ce6">
            <text:p>4.83E+00</text:p>
          </table:table-cell>
          <table:table-cell office:value-type="float" office:value="6.1280753677138762" table:formula="of:=([.L49]*[.$F$7])*LOG([.L49]*[.$F$7])" table:style-name="ce6">
            <text:p>6.13E+00</text:p>
          </table:table-cell>
          <table:table-cell office:value-type="float" office:value="1.3012308880410792" table:formula="of:=[.O49]-[.N49]" table:style-name="ce11">
            <text:p>1.3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7" table:style-name="ce2">
            <text:p>37</text:p>
          </table:table-cell>
          <table:table-cell office:value-type="float" office:value="1" table:formula="of:=[.L50]^0" table:style-name="ce42">
            <text:p>1</text:p>
          </table:table-cell>
          <table:table-cell office:value-type="float" office:value="460000" table:formula="of:=[.L49]+10000" table:style-name="ce83">
            <text:p>4.6E+05</text:p>
          </table:table-cell>
          <table:table-cell table:style-name="ce6"/>
          <table:table-cell office:value-type="float" office:value="4.9906247749252" table:formula="of:=([.L50]*[.$F$5])*LOG([.L50]*[.$F$5])+[.$F$4]*[.K50]" table:style-name="ce6">
            <text:p>4.99E+00</text:p>
          </table:table-cell>
          <table:table-cell office:value-type="float" office:value="6.3341702649593579" table:formula="of:=([.L50]*[.$F$7])*LOG([.L50]*[.$F$7])" table:style-name="ce6">
            <text:p>6.33E+00</text:p>
          </table:table-cell>
          <table:table-cell office:value-type="float" office:value="1.3435454900341579" table:formula="of:=[.O50]-[.N50]" table:style-name="ce11">
            <text:p>1.3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8" table:style-name="ce2">
            <text:p>38</text:p>
          </table:table-cell>
          <table:table-cell office:value-type="float" office:value="1" table:formula="of:=[.L51]^0" table:style-name="ce42">
            <text:p>1</text:p>
          </table:table-cell>
          <table:table-cell office:value-type="float" office:value="470000" table:formula="of:=[.L50]+10000" table:style-name="ce83">
            <text:p>4.7E+05</text:p>
          </table:table-cell>
          <table:table-cell table:style-name="ce6"/>
          <table:table-cell office:value-type="float" office:value="5.1556724601951069" table:formula="of:=([.L51]*[.$F$5])*LOG([.L51]*[.$F$5])+[.$F$4]*[.K51]" table:style-name="ce6">
            <text:p>5.16E+00</text:p>
          </table:table-cell>
          <table:table-cell office:value-type="float" office:value="6.541768600426451" table:formula="of:=([.L51]*[.$F$7])*LOG([.L51]*[.$F$7])" table:style-name="ce6">
            <text:p>6.54E+00</text:p>
          </table:table-cell>
          <table:table-cell office:value-type="float" office:value="1.3860961402313441" table:formula="of:=[.O51]-[.N51]" table:style-name="ce11">
            <text:p>1.3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9" table:style-name="ce2">
            <text:p>39</text:p>
          </table:table-cell>
          <table:table-cell office:value-type="float" office:value="1" table:formula="of:=[.L52]^0" table:style-name="ce42">
            <text:p>1</text:p>
          </table:table-cell>
          <table:table-cell office:value-type="float" office:value="480000" table:formula="of:=[.L51]+10000" table:style-name="ce83">
            <text:p>4.8E+05</text:p>
          </table:table-cell>
          <table:table-cell table:style-name="ce6"/>
          <table:table-cell office:value-type="float" office:value="5.3219605656229634" table:formula="of:=([.L52]*[.$F$5])*LOG([.L52]*[.$F$5])+[.$F$4]*[.K52]" table:style-name="ce6">
            <text:p>5.32E+00</text:p>
          </table:table-cell>
          <table:table-cell office:value-type="float" office:value="6.7508383811870738" table:formula="of:=([.L52]*[.$F$7])*LOG([.L52]*[.$F$7])" table:style-name="ce6">
            <text:p>6.75E+00</text:p>
          </table:table-cell>
          <table:table-cell office:value-type="float" office:value="1.4288778155641104" table:formula="of:=[.O52]-[.N52]" table:style-name="ce11">
            <text:p>1.4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0" table:style-name="ce2">
            <text:p>40</text:p>
          </table:table-cell>
          <table:table-cell office:value-type="float" office:value="1" table:formula="of:=[.L53]^0" table:style-name="ce42">
            <text:p>1</text:p>
          </table:table-cell>
          <table:table-cell office:value-type="float" office:value="490000" table:formula="of:=[.L52]+10000" table:style-name="ce83">
            <text:p>4.9E+05</text:p>
          </table:table-cell>
          <table:table-cell table:style-name="ce6"/>
          <table:table-cell office:value-type="float" office:value="5.4894632453425896" table:formula="of:=([.L53]*[.$F$5])*LOG([.L53]*[.$F$5])+[.$F$4]*[.K53]" table:style-name="ce6">
            <text:p>5.49E+00</text:p>
          </table:table-cell>
          <table:table-cell office:value-type="float" office:value="6.961348947647453" table:formula="of:=([.L53]*[.$F$7])*LOG([.L53]*[.$F$7])" table:style-name="ce6">
            <text:p>6.96E+00</text:p>
          </table:table-cell>
          <table:table-cell office:value-type="float" office:value="1.4718857023048635" table:formula="of:=[.O53]-[.N53]" table:style-name="ce11">
            <text:p>1.4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1" table:style-name="ce2">
            <text:p>41</text:p>
          </table:table-cell>
          <table:table-cell office:value-type="float" office:value="1" table:formula="of:=[.L54]^0" table:style-name="ce42">
            <text:p>1</text:p>
          </table:table-cell>
          <table:table-cell office:value-type="float" office:value="500000" table:formula="of:=[.L53]+10000" table:style-name="ce83">
            <text:p>5.0E+05</text:p>
          </table:table-cell>
          <table:table-cell table:style-name="ce6"/>
          <table:table-cell office:value-type="float" office:value="5.6581557086455234" table:formula="of:=([.L54]*[.$F$5])*LOG([.L54]*[.$F$5])+[.$F$4]*[.K54]" table:style-name="ce6">
            <text:p>5.66E+00</text:p>
          </table:table-cell>
          <table:table-cell office:value-type="float" office:value="7.1732708918920105" table:formula="of:=([.L54]*[.$F$7])*LOG([.L54]*[.$F$7])" table:style-name="ce6">
            <text:p>7.17E+00</text:p>
          </table:table-cell>
          <table:table-cell office:value-type="float" office:value="1.5151151832464871" table:formula="of:=[.O54]-[.N54]" table:style-name="ce11">
            <text:p>1.5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2" table:style-name="ce2">
            <text:p>42</text:p>
          </table:table-cell>
          <table:table-cell office:value-type="float" office:value="1" table:formula="of:=[.L55]^0" table:style-name="ce42">
            <text:p>1</text:p>
          </table:table-cell>
          <table:table-cell office:value-type="float" office:value="510000" table:formula="of:=[.L54]+10000" table:style-name="ce83">
            <text:p>5.1E+05</text:p>
          </table:table-cell>
          <table:table-cell table:style-name="ce6"/>
          <table:table-cell office:value-type="float" office:value="5.8280141566541452" table:formula="of:=([.L55]*[.$F$5])*LOG([.L55]*[.$F$5])+[.$F$4]*[.K55]" table:style-name="ce6">
            <text:p>5.83E+00</text:p>
          </table:table-cell>
          <table:table-cell office:value-type="float" office:value="7.3865759825620083" table:formula="of:=([.L55]*[.$F$7])*LOG([.L55]*[.$F$7])" table:style-name="ce6">
            <text:p>7.39E+00</text:p>
          </table:table-cell>
          <table:table-cell office:value-type="float" office:value="1.5585618259078631" table:formula="of:=[.O55]-[.N55]" table:style-name="ce11">
            <text:p>1.5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3" table:style-name="ce2">
            <text:p>43</text:p>
          </table:table-cell>
          <table:table-cell office:value-type="float" office:value="1" table:formula="of:=[.L56]^0" table:style-name="ce42">
            <text:p>1</text:p>
          </table:table-cell>
          <table:table-cell office:value-type="float" office:value="520000" table:formula="of:=[.L55]+10000" table:style-name="ce83">
            <text:p>5.2E+05</text:p>
          </table:table-cell>
          <table:table-cell table:style-name="ce6"/>
          <table:table-cell office:value-type="float" office:value="5.99901572396326" table:formula="of:=([.L56]*[.$F$5])*LOG([.L56]*[.$F$5])+[.$F$4]*[.K56]" table:style-name="ce6">
            <text:p>6.00E+00</text:p>
          </table:table-cell>
          <table:table-cell office:value-type="float" office:value="7.6012370956280195" table:formula="of:=([.L56]*[.$F$7])*LOG([.L56]*[.$F$7])" table:style-name="ce6">
            <text:p>7.60E+00</text:p>
          </table:table-cell>
          <table:table-cell office:value-type="float" office:value="1.6022213716647595" table:formula="of:=[.O56]-[.N56]" table:style-name="ce11">
            <text:p>1.6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4" table:style-name="ce2">
            <text:p>44</text:p>
          </table:table-cell>
          <table:table-cell office:value-type="float" office:value="1" table:formula="of:=[.L57]^0" table:style-name="ce42">
            <text:p>1</text:p>
          </table:table-cell>
          <table:table-cell office:value-type="float" office:value="530000" table:formula="of:=[.L56]+10000" table:style-name="ce83">
            <text:p>5.3E+05</text:p>
          </table:table-cell>
          <table:table-cell table:style-name="ce6"/>
          <table:table-cell office:value-type="float" office:value="6.1711384247722298" table:formula="of:=([.L57]*[.$F$5])*LOG([.L57]*[.$F$5])+[.$F$4]*[.K57]" table:style-name="ce6">
            <text:p>6.17E+00</text:p>
          </table:table-cell>
          <table:table-cell office:value-type="float" office:value="7.8172281504893286" table:formula="of:=([.L57]*[.$F$7])*LOG([.L57]*[.$F$7])" table:style-name="ce6">
            <text:p>7.82E+00</text:p>
          </table:table-cell>
          <table:table-cell office:value-type="float" office:value="1.6460897257170988" table:formula="of:=[.O57]-[.N57]" table:style-name="ce11">
            <text:p>1.6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5" table:style-name="ce2">
            <text:p>45</text:p>
          </table:table-cell>
          <table:table-cell office:value-type="float" office:value="1" table:formula="of:=[.L58]^0" table:style-name="ce42">
            <text:p>1</text:p>
          </table:table-cell>
          <table:table-cell office:value-type="float" office:value="540000" table:formula="of:=[.L57]+10000" table:style-name="ce83">
            <text:p>5.4E+05</text:p>
          </table:table-cell>
          <table:table-cell table:style-name="ce6"/>
          <table:table-cell office:value-type="float" office:value="6.344361103083882" table:formula="of:=([.L58]*[.$F$5])*LOG([.L58]*[.$F$5])+[.$F$4]*[.K58]" table:style-name="ce6">
            <text:p>6.34E+00</text:p>
          </table:table-cell>
          <table:table-cell office:value-type="float" office:value="8.0345240508974687" table:formula="of:=([.L58]*[.$F$7])*LOG([.L58]*[.$F$7])" table:style-name="ce6">
            <text:p>8.03E+00</text:p>
          </table:table-cell>
          <table:table-cell office:value-type="float" office:value="1.6901629478135867" table:formula="of:=[.O58]-[.N58]" table:style-name="ce11">
            <text:p>1.6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6" table:style-name="ce2">
            <text:p>46</text:p>
          </table:table-cell>
          <table:table-cell office:value-type="float" office:value="1" table:formula="of:=[.L59]^0" table:style-name="ce42">
            <text:p>1</text:p>
          </table:table-cell>
          <table:table-cell office:value-type="float" office:value="550000" table:formula="of:=[.L58]+10000" table:style-name="ce83">
            <text:p>5.5E+05</text:p>
          </table:table-cell>
          <table:table-cell table:style-name="ce6"/>
          <table:table-cell office:value-type="float" office:value="6.5186633865934462" table:formula="of:=([.L59]*[.$F$5])*LOG([.L59]*[.$F$5])+[.$F$4]*[.K59]" table:style-name="ce6">
            <text:p>6.52E+00</text:p>
          </table:table-cell>
          <table:table-cell office:value-type="float" office:value="8.2531006302571406" table:formula="of:=([.L59]*[.$F$7])*LOG([.L59]*[.$F$7])" table:style-name="ce6">
            <text:p>8.25E+00</text:p>
          </table:table-cell>
          <table:table-cell office:value-type="float" office:value="1.7344372436636943" table:formula="of:=[.O59]-[.N59]" table:style-name="ce11">
            <text:p>1.7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7" table:style-name="ce2">
            <text:p>47</text:p>
          </table:table-cell>
          <table:table-cell office:value-type="float" office:value="1" table:formula="of:=[.L60]^0" table:style-name="ce42">
            <text:p>1</text:p>
          </table:table-cell>
          <table:table-cell office:value-type="float" office:value="560000" table:formula="of:=[.L59]+10000" table:style-name="ce83">
            <text:p>5.6E+05</text:p>
          </table:table-cell>
          <table:table-cell table:style-name="ce6"/>
          <table:table-cell office:value-type="float" office:value="6.6940256439320214" table:formula="of:=([.L60]*[.$F$5])*LOG([.L60]*[.$F$5])+[.$F$4]*[.K60]" table:style-name="ce6">
            <text:p>6.69E+00</text:p>
          </table:table-cell>
          <table:table-cell office:value-type="float" office:value="8.4729346009063402" table:formula="of:=([.L60]*[.$F$7])*LOG([.L60]*[.$F$7])" table:style-name="ce6">
            <text:p>8.47E+00</text:p>
          </table:table-cell>
          <table:table-cell office:value-type="float" office:value="1.7789089569743188" table:formula="of:=[.O60]-[.N60]" table:style-name="ce11">
            <text:p>1.7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8" table:style-name="ce2">
            <text:p>48</text:p>
          </table:table-cell>
          <table:table-cell office:value-type="float" office:value="1" table:formula="of:=[.L61]^0" table:style-name="ce42">
            <text:p>1</text:p>
          </table:table-cell>
          <table:table-cell office:value-type="float" office:value="570000" table:formula="of:=[.L60]+10000" table:style-name="ce83">
            <text:p>5.7E+05</text:p>
          </table:table-cell>
          <table:table-cell table:style-name="ce6"/>
          <table:table-cell office:value-type="float" office:value="6.8704289449648961" table:formula="of:=([.L61]*[.$F$5])*LOG([.L61]*[.$F$5])+[.$F$4]*[.K61]" table:style-name="ce6">
            <text:p>6.87E+00</text:p>
          </table:table-cell>
          <table:table-cell office:value-type="float" office:value="8.6940035070203638" table:formula="of:=([.L61]*[.$F$7])*LOG([.L61]*[.$F$7])" table:style-name="ce6">
            <text:p>8.69E+00</text:p>
          </table:table-cell>
          <table:table-cell office:value-type="float" office:value="1.8235745620554678" table:formula="of:=[.O61]-[.N61]" table:style-name="ce11">
            <text:p>1.8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49" table:style-name="ce2">
            <text:p>49</text:p>
          </table:table-cell>
          <table:table-cell office:value-type="float" office:value="1" table:formula="of:=[.L62]^0" table:style-name="ce42">
            <text:p>1</text:p>
          </table:table-cell>
          <table:table-cell office:value-type="float" office:value="580000" table:formula="of:=[.L61]+10000" table:style-name="ce83">
            <text:p>5.8E+05</text:p>
          </table:table-cell>
          <table:table-cell table:style-name="ce6"/>
          <table:table-cell office:value-type="float" office:value="7.0478550238767044" table:formula="of:=([.L62]*[.$F$5])*LOG([.L62]*[.$F$5])+[.$F$4]*[.K62]" table:style-name="ce6">
            <text:p>7.05E+00</text:p>
          </table:table-cell>
          <table:table-cell office:value-type="float" office:value="8.9162856808216642" table:formula="of:=([.L62]*[.$F$7])*LOG([.L62]*[.$F$7])" table:style-name="ce6">
            <text:p>8.92E+00</text:p>
          </table:table-cell>
          <table:table-cell office:value-type="float" office:value="1.8684306569449598" table:formula="of:=[.O62]-[.N62]" table:style-name="ce11">
            <text:p>1.8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0" table:style-name="ce2">
            <text:p>50</text:p>
          </table:table-cell>
          <table:table-cell office:value-type="float" office:value="1" table:formula="of:=[.L63]^0" table:style-name="ce42">
            <text:p>1</text:p>
          </table:table-cell>
          <table:table-cell office:value-type="float" office:value="590000" table:formula="of:=[.L62]+10000" table:style-name="ce83">
            <text:p>5.9E+05</text:p>
          </table:table-cell>
          <table:table-cell table:style-name="ce6"/>
          <table:table-cell office:value-type="float" office:value="7.2262862448030898" table:formula="of:=([.L63]*[.$F$5])*LOG([.L63]*[.$F$5])+[.$F$4]*[.K63]" table:style-name="ce6">
            <text:p>7.23E+00</text:p>
          </table:table-cell>
          <table:table-cell office:value-type="float" office:value="9.1397602018104784" table:formula="of:=([.L63]*[.$F$7])*LOG([.L63]*[.$F$7])" table:style-name="ce6">
            <text:p>9.14E+00</text:p>
          </table:table-cell>
          <table:table-cell office:value-type="float" office:value="1.9134739570073886" table:formula="of:=[.O63]-[.N63]" table:style-name="ce11">
            <text:p>1.9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1" table:style-name="ce2">
            <text:p>51</text:p>
          </table:table-cell>
          <table:table-cell office:value-type="float" office:value="1" table:formula="of:=[.L64]^0" table:style-name="ce42">
            <text:p>1</text:p>
          </table:table-cell>
          <table:table-cell office:value-type="float" office:value="600000" table:formula="of:=[.L63]+10000" table:style-name="ce83">
            <text:p>6.0E+05</text:p>
          </table:table-cell>
          <table:table-cell table:style-name="ce6"/>
          <table:table-cell office:value-type="float" office:value="7.4057055697929899" table:formula="of:=([.L64]*[.$F$5])*LOG([.L64]*[.$F$5])+[.$F$4]*[.K64]" table:style-name="ce6">
            <text:p>7.41E+00</text:p>
          </table:table-cell>
          <table:table-cell office:value-type="float" office:value="9.3644068587602121" table:formula="of:=([.L64]*[.$F$7])*LOG([.L64]*[.$F$7])" table:style-name="ce6">
            <text:p>9.36E+00</text:p>
          </table:table-cell>
          <table:table-cell office:value-type="float" office:value="1.9587012889672222" table:formula="of:=[.O64]-[.N64]" table:style-name="ce11">
            <text:p>1.9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2" table:style-name="ce2">
            <text:p>52</text:p>
          </table:table-cell>
          <table:table-cell office:value-type="float" office:value="1" table:formula="of:=[.L65]^0" table:style-name="ce42">
            <text:p>1</text:p>
          </table:table-cell>
          <table:table-cell office:value-type="float" office:value="610000" table:formula="of:=[.L64]+10000" table:style-name="ce83">
            <text:p>6.1E+05</text:p>
          </table:table-cell>
          <table:table-cell table:style-name="ce6"/>
          <table:table-cell office:value-type="float" office:value="7.586096528907297" table:formula="of:=([.L65]*[.$F$5])*LOG([.L65]*[.$F$5])+[.$F$4]*[.K65]" table:style-name="ce6">
            <text:p>7.59E+00</text:p>
          </table:table-cell>
          <table:table-cell office:value-type="float" office:value="9.5902061142470032" table:formula="of:=([.L65]*[.$F$7])*LOG([.L65]*[.$F$7])" table:style-name="ce6">
            <text:p>9.59E+00</text:p>
          </table:table-cell>
          <table:table-cell office:value-type="float" office:value="2.0041095853397062" table:formula="of:=[.O65]-[.N65]" table:style-name="ce11">
            <text:p>2.0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3" table:style-name="ce2">
            <text:p>53</text:p>
          </table:table-cell>
          <table:table-cell office:value-type="float" office:value="1" table:formula="of:=[.L66]^0" table:style-name="ce42">
            <text:p>1</text:p>
          </table:table-cell>
          <table:table-cell office:value-type="float" office:value="620000" table:formula="of:=[.L65]+10000" table:style-name="ce83">
            <text:p>6.2E+05</text:p>
          </table:table-cell>
          <table:table-cell table:style-name="ce6"/>
          <table:table-cell office:value-type="float" office:value="7.7674431922787113" table:formula="of:=([.L66]*[.$F$5])*LOG([.L66]*[.$F$5])+[.$F$4]*[.K66]" table:style-name="ce6">
            <text:p>7.77E+00</text:p>
          </table:table-cell>
          <table:table-cell office:value-type="float" office:value="9.8171390715058209" table:formula="of:=([.L66]*[.$F$7])*LOG([.L66]*[.$F$7])" table:style-name="ce6">
            <text:p>9.82E+00</text:p>
          </table:table-cell>
          <table:table-cell office:value-type="float" office:value="2.0496958792271096" table:formula="of:=[.O66]-[.N66]" table:style-name="ce11">
            <text:p>2.0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4" table:style-name="ce2">
            <text:p>54</text:p>
          </table:table-cell>
          <table:table-cell office:value-type="float" office:value="1" table:formula="of:=[.L67]^0" table:style-name="ce42">
            <text:p>1</text:p>
          </table:table-cell>
          <table:table-cell office:value-type="float" office:value="630000" table:formula="of:=[.L66]+10000" table:style-name="ce83">
            <text:p>6.3E+05</text:p>
          </table:table-cell>
          <table:table-cell table:style-name="ce6"/>
          <table:table-cell office:value-type="float" office:value="7.9497301439745804" table:formula="of:=([.L67]*[.$F$5])*LOG([.L67]*[.$F$5])+[.$F$4]*[.K67]" table:style-name="ce6">
            <text:p>7.95E+00</text:p>
          </table:table-cell>
          <table:table-cell office:value-type="float" office:value="10.045187443425315" table:formula="of:=([.L67]*[.$F$7])*LOG([.L67]*[.$F$7])" table:style-name="ce6">
            <text:p>1.00E+01</text:p>
          </table:table-cell>
          <table:table-cell office:value-type="float" office:value="2.0954572994507341" table:formula="of:=[.O67]-[.N67]" table:style-name="ce11">
            <text:p>2.1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5" table:style-name="ce2">
            <text:p>55</text:p>
          </table:table-cell>
          <table:table-cell office:value-type="float" office:value="1" table:formula="of:=[.L68]^0" table:style-name="ce42">
            <text:p>1</text:p>
          </table:table-cell>
          <table:table-cell office:value-type="float" office:value="640000" table:formula="of:=[.L67]+10000" table:style-name="ce83">
            <text:p>6.4E+05</text:p>
          </table:table-cell>
          <table:table-cell table:style-name="ce6"/>
          <table:table-cell office:value-type="float" office:value="8.1329424575196043" table:formula="of:=([.L68]*[.$F$5])*LOG([.L68]*[.$F$5])+[.$F$4]*[.K68]" table:style-name="ce6">
            <text:p>8.13E+00</text:p>
          </table:table-cell>
          <table:table-cell office:value-type="float" office:value="10.2743335235117" table:formula="of:=([.L68]*[.$F$7])*LOG([.L68]*[.$F$7])" table:style-name="ce6">
            <text:p>1.03E+01</text:p>
          </table:table-cell>
          <table:table-cell office:value-type="float" office:value="2.1413910659920958" table:formula="of:=[.O68]-[.N68]" table:style-name="ce11">
            <text:p>2.1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6" table:style-name="ce2">
            <text:p>56</text:p>
          </table:table-cell>
          <table:table-cell office:value-type="float" office:value="1" table:formula="of:=[.L69]^0" table:style-name="ce42">
            <text:p>1</text:p>
          </table:table-cell>
          <table:table-cell office:value-type="float" office:value="650000" table:formula="of:=[.L68]+10000" table:style-name="ce83">
            <text:p>6.5E+05</text:p>
          </table:table-cell>
          <table:table-cell table:style-name="ce6"/>
          <table:table-cell office:value-type="float" office:value="8.3170656729487149" table:formula="of:=([.L69]*[.$F$5])*LOG([.L69]*[.$F$5])+[.$F$4]*[.K69]" table:style-name="ce6">
            <text:p>8.32E+00</text:p>
          </table:table-cell>
          <table:table-cell office:value-type="float" office:value="10.504560158667759" table:formula="of:=([.L69]*[.$F$7])*LOG([.L69]*[.$F$7])" table:style-name="ce6">
            <text:p>1.05E+01</text:p>
          </table:table-cell>
          <table:table-cell office:value-type="float" office:value="2.1874944857190446" table:formula="of:=[.O69]-[.N69]" table:style-name="ce11">
            <text:p>2.1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7" table:style-name="ce2">
            <text:p>57</text:p>
          </table:table-cell>
          <table:table-cell office:value-type="float" office:value="1" table:formula="of:=[.L70]^0" table:style-name="ce42">
            <text:p>1</text:p>
          </table:table-cell>
          <table:table-cell office:value-type="float" office:value="660000" table:formula="of:=[.L69]+10000" table:style-name="ce83">
            <text:p>6.6E+05</text:p>
          </table:table-cell>
          <table:table-cell table:style-name="ce6"/>
          <table:table-cell office:value-type="float" office:value="8.5020857752723327" table:formula="of:=([.L70]*[.$F$5])*LOG([.L70]*[.$F$5])+[.$F$4]*[.K70]" table:style-name="ce6">
            <text:p>8.50E+00</text:p>
          </table:table-cell>
          <table:table-cell office:value-type="float" office:value="10.735850723647349" table:formula="of:=([.L70]*[.$F$7])*LOG([.L70]*[.$F$7])" table:style-name="ce6">
            <text:p>1.07E+01</text:p>
          </table:table-cell>
          <table:table-cell office:value-type="float" office:value="2.2337649483750166" table:formula="of:=[.O70]-[.N70]" table:style-name="ce11">
            <text:p>2.2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8" table:style-name="ce2">
            <text:p>58</text:p>
          </table:table-cell>
          <table:table-cell office:value-type="float" office:value="1" table:formula="of:=[.L71]^0" table:style-name="ce42">
            <text:p>1</text:p>
          </table:table-cell>
          <table:table-cell office:value-type="float" office:value="670000" table:formula="of:=[.L70]+10000" table:style-name="ce83">
            <text:p>6.7E+05</text:p>
          </table:table-cell>
          <table:table-cell table:style-name="ce6"/>
          <table:table-cell office:value-type="float" office:value="8.687989174247047" table:formula="of:=([.L71]*[.$F$5])*LOG([.L71]*[.$F$5])+[.$F$4]*[.K71]" table:style-name="ce6">
            <text:p>8.69E+00</text:p>
          </table:table-cell>
          <table:table-cell office:value-type="float" office:value="10.96818909705839" table:formula="of:=([.L71]*[.$F$7])*LOG([.L71]*[.$F$7])" table:style-name="ce6">
            <text:p>1.10E+01</text:p>
          </table:table-cell>
          <table:table-cell office:value-type="float" office:value="2.2801999228113434" table:formula="of:=[.O71]-[.N71]" table:style-name="ce11">
            <text:p>2.28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59" table:style-name="ce2">
            <text:p>59</text:p>
          </table:table-cell>
          <table:table-cell office:value-type="float" office:value="1" table:formula="of:=[.L72]^0" table:style-name="ce42">
            <text:p>1</text:p>
          </table:table-cell>
          <table:table-cell office:value-type="float" office:value="680000" table:formula="of:=[.L71]+10000" table:style-name="ce83">
            <text:p>6.8E+05</text:p>
          </table:table-cell>
          <table:table-cell table:style-name="ce6"/>
          <table:table-cell office:value-type="float" office:value="8.8747626853542414" table:formula="of:=([.L72]*[.$F$5])*LOG([.L72]*[.$F$5])+[.$F$4]*[.K72]" table:style-name="ce6">
            <text:p>8.87E+00</text:p>
          </table:table-cell>
          <table:table-cell office:value-type="float" office:value="11.201559638798837" table:formula="of:=([.L72]*[.$F$7])*LOG([.L72]*[.$F$7])" table:style-name="ce6">
            <text:p>1.12E+01</text:p>
          </table:table-cell>
          <table:table-cell office:value-type="float" office:value="2.326796953444596" table:formula="of:=[.O72]-[.N72]" table:style-name="ce11">
            <text:p>2.33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0" table:style-name="ce2">
            <text:p>60</text:p>
          </table:table-cell>
          <table:table-cell office:value-type="float" office:value="1" table:formula="of:=[.L73]^0" table:style-name="ce42">
            <text:p>1</text:p>
          </table:table-cell>
          <table:table-cell office:value-type="float" office:value="690000" table:formula="of:=[.L72]+10000" table:style-name="ce83">
            <text:p>6.9E+05</text:p>
          </table:table-cell>
          <table:table-cell table:style-name="ce6"/>
          <table:table-cell office:value-type="float" office:value="9.0623935118978416" table:formula="of:=([.L73]*[.$F$5])*LOG([.L73]*[.$F$5])+[.$F$4]*[.K73]" table:style-name="ce6">
            <text:p>9.06E+00</text:p>
          </table:table-cell>
          <table:table-cell office:value-type="float" office:value="11.435947168820128" table:formula="of:=([.L73]*[.$F$7])*LOG([.L73]*[.$F$7])" table:style-name="ce6">
            <text:p>1.14E+01</text:p>
          </table:table-cell>
          <table:table-cell office:value-type="float" office:value="2.3735536569222866" table:formula="of:=[.O73]-[.N73]" table:style-name="ce11">
            <text:p>2.3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1" table:style-name="ce2">
            <text:p>61</text:p>
          </table:table-cell>
          <table:table-cell office:value-type="float" office:value="1" table:formula="of:=[.L74]^0" table:style-name="ce42">
            <text:p>1</text:p>
          </table:table-cell>
          <table:table-cell office:value-type="float" office:value="700000" table:formula="of:=[.L73]+10000" table:style-name="ce83">
            <text:p>7.0E+05</text:p>
          </table:table-cell>
          <table:table-cell table:style-name="ce6"/>
          <table:table-cell office:value-type="float" office:value="9.2508692281400258" table:formula="of:=([.L74]*[.$F$5])*LOG([.L74]*[.$F$5])+[.$F$4]*[.K74]" table:style-name="ce6">
            <text:p>9.25E+00</text:p>
          </table:table-cell>
          <table:table-cell office:value-type="float" office:value="11.671336947122025" table:formula="of:=([.L74]*[.$F$7])*LOG([.L74]*[.$F$7])" table:style-name="ce6">
            <text:p>1.17E+01</text:p>
          </table:table-cell>
          <table:table-cell office:value-type="float" office:value="2.4204677189819996" table:formula="of:=[.O74]-[.N74]" table:style-name="ce11">
            <text:p>2.42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2" table:style-name="ce2">
            <text:p>62</text:p>
          </table:table-cell>
          <table:table-cell office:value-type="float" office:value="1" table:formula="of:=[.L75]^0" table:style-name="ce42">
            <text:p>1</text:p>
          </table:table-cell>
          <table:table-cell office:value-type="float" office:value="710000" table:formula="of:=[.L74]+10000" table:style-name="ce83">
            <text:p>7.1E+05</text:p>
          </table:table-cell>
          <table:table-cell table:style-name="ce6"/>
          <table:table-cell office:value-type="float" office:value="9.4401777634008148" table:formula="of:=([.L75]*[.$F$5])*LOG([.L75]*[.$F$5])+[.$F$4]*[.K75]" table:style-name="ce6">
            <text:p>9.44E+00</text:p>
          </table:table-cell>
          <table:table-cell office:value-type="float" office:value="11.907714654890757" table:formula="of:=([.L75]*[.$F$7])*LOG([.L75]*[.$F$7])" table:style-name="ce6">
            <text:p>1.19E+01</text:p>
          </table:table-cell>
          <table:table-cell office:value-type="float" office:value="2.4675368914899423" table:formula="of:=[.O75]-[.N75]" table:style-name="ce11">
            <text:p>2.47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3" table:style-name="ce2">
            <text:p>63</text:p>
          </table:table-cell>
          <table:table-cell office:value-type="float" office:value="1" table:formula="of:=[.L76]^0" table:style-name="ce42">
            <text:p>1</text:p>
          </table:table-cell>
          <table:table-cell office:value-type="float" office:value="720000" table:formula="of:=[.L75]+10000" table:style-name="ce83">
            <text:p>7.2E+05</text:p>
          </table:table-cell>
          <table:table-cell table:style-name="ce6"/>
          <table:table-cell office:value-type="float" office:value="9.6303073870536195" table:formula="of:=([.L76]*[.$F$5])*LOG([.L76]*[.$F$5])+[.$F$4]*[.K76]" table:style-name="ce6">
            <text:p>9.63E+00</text:p>
          </table:table-cell>
          <table:table-cell office:value-type="float" office:value="12.145066376700012" table:formula="of:=([.L76]*[.$F$7])*LOG([.L76]*[.$F$7])" table:style-name="ce6">
            <text:p>1.21E+01</text:p>
          </table:table-cell>
          <table:table-cell office:value-type="float" office:value="2.514758989646392" table:formula="of:=[.O76]-[.N76]" table:style-name="ce11">
            <text:p>2.5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4" table:style-name="ce2">
            <text:p>64</text:p>
          </table:table-cell>
          <table:table-cell office:value-type="float" office:value="1" table:formula="of:=[.L77]^0" table:style-name="ce42">
            <text:p>1</text:p>
          </table:table-cell>
          <table:table-cell office:value-type="float" office:value="730000" table:formula="of:=[.L76]+10000" table:style-name="ce83">
            <text:p>7.3E+05</text:p>
          </table:table-cell>
          <table:table-cell table:style-name="ce6"/>
          <table:table-cell office:value-type="float" office:value="9.8212466943544481" table:formula="of:=([.L77]*[.$F$5])*LOG([.L77]*[.$F$5])+[.$F$4]*[.K77]" table:style-name="ce6">
            <text:p>9.82E+00</text:p>
          </table:table-cell>
          <table:table-cell office:value-type="float" office:value="12.383378583700917" table:formula="of:=([.L77]*[.$F$7])*LOG([.L77]*[.$F$7])" table:style-name="ce6">
            <text:p>1.24E+01</text:p>
          </table:table-cell>
          <table:table-cell office:value-type="float" office:value="2.5621318893464693" table:formula="of:=[.O77]-[.N77]" table:style-name="ce11">
            <text:p>2.5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5" table:style-name="ce2">
            <text:p>65</text:p>
          </table:table-cell>
          <table:table-cell office:value-type="float" office:value="1" table:formula="of:=[.L78]^0" table:style-name="ce42">
            <text:p>1</text:p>
          </table:table-cell>
          <table:table-cell office:value-type="float" office:value="740000" table:formula="of:=[.L77]+10000" table:style-name="ce83">
            <text:p>7.4E+05</text:p>
          </table:table-cell>
          <table:table-cell table:style-name="ce6"/>
          <table:table-cell office:value-type="float" office:value="10.012984593047795" table:formula="of:=([.L78]*[.$F$5])*LOG([.L78]*[.$F$5])+[.$F$4]*[.K78]" table:style-name="ce6">
            <text:p>1.00E+01</text:p>
          </table:table-cell>
          <table:table-cell office:value-type="float" office:value="12.622638117733267" table:formula="of:=([.L78]*[.$F$7])*LOG([.L78]*[.$F$7])" table:style-name="ce6">
            <text:p>1.26E+01</text:p>
          </table:table-cell>
          <table:table-cell office:value-type="float" office:value="2.6096535246854717" table:formula="of:=[.O78]-[.N78]" table:style-name="ce11">
            <text:p>2.6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6" table:style-name="ce2">
            <text:p>66</text:p>
          </table:table-cell>
          <table:table-cell office:value-type="float" office:value="1" table:formula="of:=[.L79]^0" table:style-name="ce42">
            <text:p>1</text:p>
          </table:table-cell>
          <table:table-cell office:value-type="float" office:value="750000" table:formula="of:=[.L78]+10000" table:style-name="ce83">
            <text:p>7.5E+05</text:p>
          </table:table-cell>
          <table:table-cell table:style-name="ce6"/>
          <table:table-cell office:value-type="float" office:value="10.205510290696591" table:formula="of:=([.L79]*[.$F$5])*LOG([.L79]*[.$F$5])+[.$F$4]*[.K79]" table:style-name="ce6">
            <text:p>1.02E+01</text:p>
          </table:table-cell>
          <table:table-cell office:value-type="float" office:value="12.862832176295726" table:formula="of:=([.L79]*[.$F$7])*LOG([.L79]*[.$F$7])" table:style-name="ce6">
            <text:p>1.29E+01</text:p>
          </table:table-cell>
          <table:table-cell office:value-type="float" office:value="2.657321885599135" table:formula="of:=[.O79]-[.N79]" table:style-name="ce11">
            <text:p>2.66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7" table:style-name="ce2">
            <text:p>67</text:p>
          </table:table-cell>
          <table:table-cell office:value-type="float" office:value="1" table:formula="of:=[.L80]^0" table:style-name="ce42">
            <text:p>1</text:p>
          </table:table-cell>
          <table:table-cell office:value-type="float" office:value="760000" table:formula="of:=[.L79]+10000" table:style-name="ce83">
            <text:p>7.6E+05</text:p>
          </table:table-cell>
          <table:table-cell table:style-name="ce6"/>
          <table:table-cell office:value-type="float" office:value="10.398813282688034" table:formula="of:=([.L80]*[.$F$5])*LOG([.L80]*[.$F$5])+[.$F$4]*[.K80]" table:style-name="ce6">
            <text:p>1.04E+01</text:p>
          </table:table-cell>
          <table:table-cell office:value-type="float" office:value="13.103948298317762" table:formula="of:=([.L80]*[.$F$7])*LOG([.L80]*[.$F$7])" table:style-name="ce6">
            <text:p>1.31E+01</text:p>
          </table:table-cell>
          <table:table-cell office:value-type="float" office:value="2.7051350156297289" table:formula="of:=[.O80]-[.N80]" table:style-name="ce11">
            <text:p>2.71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8" table:style-name="ce2">
            <text:p>68</text:p>
          </table:table-cell>
          <table:table-cell office:value-type="float" office:value="1" table:formula="of:=[.L81]^0" table:style-name="ce42">
            <text:p>1</text:p>
          </table:table-cell>
          <table:table-cell office:value-type="float" office:value="770000" table:formula="of:=[.L80]+10000" table:style-name="ce83">
            <text:p>7.7E+05</text:p>
          </table:table-cell>
          <table:table-cell table:style-name="ce6"/>
          <table:table-cell office:value-type="float" office:value="10.592883340870745" table:formula="of:=([.L81]*[.$F$5])*LOG([.L81]*[.$F$5])+[.$F$4]*[.K81]" table:style-name="ce6">
            <text:p>1.06E+01</text:p>
          </table:table-cell>
          <table:table-cell office:value-type="float" office:value="13.345974350680528" table:formula="of:=([.L81]*[.$F$7])*LOG([.L81]*[.$F$7])" table:style-name="ce6">
            <text:p>1.33E+01</text:p>
          </table:table-cell>
          <table:table-cell office:value-type="float" office:value="2.7530910098097827" table:formula="of:=[.O81]-[.N81]" table:style-name="ce11">
            <text:p>2.7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69" table:style-name="ce2">
            <text:p>69</text:p>
          </table:table-cell>
          <table:table-cell office:value-type="float" office:value="1" table:formula="of:=[.L82]^0" table:style-name="ce42">
            <text:p>1</text:p>
          </table:table-cell>
          <table:table-cell office:value-type="float" office:value="780000" table:formula="of:=[.L81]+10000" table:style-name="ce83">
            <text:p>7.8E+05</text:p>
          </table:table-cell>
          <table:table-cell table:style-name="ce6"/>
          <table:table-cell office:value-type="float" office:value="10.787710502782327" table:formula="of:=([.L82]*[.$F$5])*LOG([.L82]*[.$F$5])+[.$F$4]*[.K82]" table:style-name="ce6">
            <text:p>1.08E+01</text:p>
          </table:table-cell>
          <table:table-cell office:value-type="float" office:value="13.58889851543805" table:formula="of:=([.L82]*[.$F$7])*LOG([.L82]*[.$F$7])" table:style-name="ce6">
            <text:p>1.36E+01</text:p>
          </table:table-cell>
          <table:table-cell office:value-type="float" office:value="2.8011880126557234" table:formula="of:=[.O82]-[.N82]" table:style-name="ce11">
            <text:p>2.8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0" table:style-name="ce2">
            <text:p>70</text:p>
          </table:table-cell>
          <table:table-cell office:value-type="float" office:value="1" table:formula="of:=[.L83]^0" table:style-name="ce42">
            <text:p>1</text:p>
          </table:table-cell>
          <table:table-cell office:value-type="float" office:value="790000" table:formula="of:=[.L82]+10000" table:style-name="ce83">
            <text:p>7.9E+05</text:p>
          </table:table-cell>
          <table:table-cell table:style-name="ce6"/>
          <table:table-cell office:value-type="float" office:value="10.983285061429406" table:formula="of:=([.L83]*[.$F$5])*LOG([.L83]*[.$F$5])+[.$F$4]*[.K83]" table:style-name="ce6">
            <text:p>1.10E+01</text:p>
          </table:table-cell>
          <table:table-cell office:value-type="float" office:value="13.832709277693843" table:formula="of:=([.L83]*[.$F$7])*LOG([.L83]*[.$F$7])" table:style-name="ce6">
            <text:p>1.38E+01</text:p>
          </table:table-cell>
          <table:table-cell office:value-type="float" office:value="2.8494242162644365" table:formula="of:=[.O83]-[.N83]" table:style-name="ce11">
            <text:p>2.8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1" table:style-name="ce2">
            <text:p>71</text:p>
          </table:table-cell>
          <table:table-cell office:value-type="float" office:value="1" table:formula="of:=[.L84]^0" table:style-name="ce42">
            <text:p>1</text:p>
          </table:table-cell>
          <table:table-cell office:value-type="float" office:value="800000" table:formula="of:=[.L83]+10000" table:style-name="ce83">
            <text:p>8.0E+05</text:p>
          </table:table-cell>
          <table:table-cell table:style-name="ce6"/>
          <table:table-cell office:value-type="float" office:value="11.17959755558522" table:formula="of:=([.L84]*[.$F$5])*LOG([.L84]*[.$F$5])+[.$F$4]*[.K84]" table:style-name="ce6">
            <text:p>1.12E+01</text:p>
          </table:table-cell>
          <table:table-cell office:value-type="float" office:value="14.077395414091452" table:formula="of:=([.L84]*[.$F$7])*LOG([.L84]*[.$F$7])" table:style-name="ce6">
            <text:p>1.41E+01</text:p>
          </table:table-cell>
          <table:table-cell office:value-type="float" office:value="2.8977978585062321" table:formula="of:=[.O84]-[.N84]" table:style-name="ce11">
            <text:p>2.90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2" table:style-name="ce2">
            <text:p>72</text:p>
          </table:table-cell>
          <table:table-cell office:value-type="float" office:value="1" table:formula="of:=[.L85]^0" table:style-name="ce42">
            <text:p>1</text:p>
          </table:table-cell>
          <table:table-cell office:value-type="float" office:value="810000" table:formula="of:=[.L84]+10000" table:style-name="ce83">
            <text:p>8.1E+05</text:p>
          </table:table-cell>
          <table:table-cell table:style-name="ce6"/>
          <table:table-cell office:value-type="float" office:value="11.376638760572394" table:formula="of:=([.L85]*[.$F$5])*LOG([.L85]*[.$F$5])+[.$F$4]*[.K85]" table:style-name="ce6">
            <text:p>1.14E+01</text:p>
          </table:table-cell>
          <table:table-cell office:value-type="float" office:value="14.32294598188053" table:formula="of:=([.L85]*[.$F$7])*LOG([.L85]*[.$F$7])" table:style-name="ce6">
            <text:p>1.43E+01</text:p>
          </table:table-cell>
          <table:table-cell office:value-type="float" office:value="2.9463072213081354" table:formula="of:=[.O85]-[.N85]" table:style-name="ce11">
            <text:p>2.95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3" table:style-name="ce2">
            <text:p>73</text:p>
          </table:table-cell>
          <table:table-cell office:value-type="float" office:value="1" table:formula="of:=[.L86]^0" table:style-name="ce42">
            <text:p>1</text:p>
          </table:table-cell>
          <table:table-cell office:value-type="float" office:value="820000" table:formula="of:=[.L85]+10000" table:style-name="ce83">
            <text:p>8.2E+05</text:p>
          </table:table-cell>
          <table:table-cell table:style-name="ce6"/>
          <table:table-cell office:value-type="float" office:value="11.574399679500942" table:formula="of:=([.L86]*[.$F$5])*LOG([.L86]*[.$F$5])+[.$F$4]*[.K86]" table:style-name="ce6">
            <text:p>1.16E+01</text:p>
          </table:table-cell>
          <table:table-cell office:value-type="float" office:value="14.569350308522962" table:formula="of:=([.L86]*[.$F$7])*LOG([.L86]*[.$F$7])" table:style-name="ce6">
            <text:p>1.46E+01</text:p>
          </table:table-cell>
          <table:table-cell office:value-type="float" office:value="2.9949506290220196" table:formula="of:=[.O86]-[.N86]" table:style-name="ce11">
            <text:p>2.9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4" table:style-name="ce2">
            <text:p>74</text:p>
          </table:table-cell>
          <table:table-cell office:value-type="float" office:value="1" table:formula="of:=[.L87]^0" table:style-name="ce42">
            <text:p>1</text:p>
          </table:table-cell>
          <table:table-cell office:value-type="float" office:value="830000" table:formula="of:=[.L86]+10000" table:style-name="ce83">
            <text:p>8.3E+05</text:p>
          </table:table-cell>
          <table:table-cell table:style-name="ce6"/>
          <table:table-cell office:value-type="float" office:value="11.772871534933746" table:formula="of:=([.L87]*[.$F$5])*LOG([.L87]*[.$F$5])+[.$F$4]*[.K87]" table:style-name="ce6">
            <text:p>1.18E+01</text:p>
          </table:table-cell>
          <table:table-cell office:value-type="float" office:value="14.816597981806028" table:formula="of:=([.L87]*[.$F$7])*LOG([.L87]*[.$F$7])" table:style-name="ce6">
            <text:p>1.48E+01</text:p>
          </table:table-cell>
          <table:table-cell office:value-type="float" office:value="3.0437264468722827" table:formula="of:=[.O87]-[.N87]" table:style-name="ce11">
            <text:p>3.0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5" table:style-name="ce2">
            <text:p>75</text:p>
          </table:table-cell>
          <table:table-cell office:value-type="float" office:value="1" table:formula="of:=[.L88]^0" table:style-name="ce42">
            <text:p>1</text:p>
          </table:table-cell>
          <table:table-cell office:value-type="float" office:value="840000" table:formula="of:=[.L87]+10000" table:style-name="ce83">
            <text:p>8.4E+05</text:p>
          </table:table-cell>
          <table:table-cell table:style-name="ce6"/>
          <table:table-cell office:value-type="float" office:value="11.972045760953735" table:formula="of:=([.L88]*[.$F$5])*LOG([.L88]*[.$F$5])+[.$F$4]*[.K88]" table:style-name="ce6">
            <text:p>1.20E+01</text:p>
          </table:table-cell>
          <table:table-cell office:value-type="float" office:value="15.064678840432148" table:formula="of:=([.L88]*[.$F$7])*LOG([.L88]*[.$F$7])" table:style-name="ce6">
            <text:p>1.51E+01</text:p>
          </table:table-cell>
          <table:table-cell office:value-type="float" office:value="3.0926330794784125" table:formula="of:=[.O88]-[.N88]" table:style-name="ce11">
            <text:p>3.0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6" table:style-name="ce2">
            <text:p>76</text:p>
          </table:table-cell>
          <table:table-cell office:value-type="float" office:value="1" table:formula="of:=[.L89]^0" table:style-name="ce42">
            <text:p>1</text:p>
          </table:table-cell>
          <table:table-cell office:value-type="float" office:value="850000" table:formula="of:=[.L88]+10000" table:style-name="ce83">
            <text:p>8.5E+05</text:p>
          </table:table-cell>
          <table:table-cell table:style-name="ce6"/>
          <table:table-cell office:value-type="float" office:value="12.171913995608874" table:formula="of:=([.L89]*[.$F$5])*LOG([.L89]*[.$F$5])+[.$F$4]*[.K89]" table:style-name="ce6">
            <text:p>1.22E+01</text:p>
          </table:table-cell>
          <table:table-cell office:value-type="float" office:value="15.313582965056735" table:formula="of:=([.L89]*[.$F$7])*LOG([.L89]*[.$F$7])" table:style-name="ce6">
            <text:p>1.53E+01</text:p>
          </table:table-cell>
          <table:table-cell office:value-type="float" office:value="3.1416689694478617" table:formula="of:=[.O89]-[.N89]" table:style-name="ce11">
            <text:p>3.1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7" table:style-name="ce2">
            <text:p>77</text:p>
          </table:table-cell>
          <table:table-cell office:value-type="float" office:value="1" table:formula="of:=[.L90]^0" table:style-name="ce42">
            <text:p>1</text:p>
          </table:table-cell>
          <table:table-cell office:value-type="float" office:value="860000" table:formula="of:=[.L89]+10000" table:style-name="ce83">
            <text:p>8.6E+05</text:p>
          </table:table-cell>
          <table:table-cell table:style-name="ce6"/>
          <table:table-cell office:value-type="float" office:value="12.372468073712724" table:formula="of:=([.L90]*[.$F$5])*LOG([.L90]*[.$F$5])+[.$F$4]*[.K90]" table:style-name="ce6">
            <text:p>1.24E+01</text:p>
          </table:table-cell>
          <table:table-cell office:value-type="float" office:value="15.563300669747916" table:formula="of:=([.L90]*[.$F$7])*LOG([.L90]*[.$F$7])" table:style-name="ce6">
            <text:p>1.56E+01</text:p>
          </table:table-cell>
          <table:table-cell office:value-type="float" office:value="3.1908325960351913" table:formula="of:=[.O90]-[.N90]" table:style-name="ce11">
            <text:p>3.1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8" table:style-name="ce2">
            <text:p>78</text:p>
          </table:table-cell>
          <table:table-cell office:value-type="float" office:value="1" table:formula="of:=[.L91]^0" table:style-name="ce42">
            <text:p>1</text:p>
          </table:table-cell>
          <table:table-cell office:value-type="float" office:value="870000" table:formula="of:=[.L90]+10000" table:style-name="ce83">
            <text:p>8.7E+05</text:p>
          </table:table-cell>
          <table:table-cell table:style-name="ce6"/>
          <table:table-cell office:value-type="float" office:value="12.573700019979892" table:formula="of:=([.L91]*[.$F$5])*LOG([.L91]*[.$F$5])+[.$F$4]*[.K91]" table:style-name="ce6">
            <text:p>1.26E+01</text:p>
          </table:table-cell>
          <table:table-cell office:value-type="float" office:value="15.813822493843436" table:formula="of:=([.L91]*[.$F$7])*LOG([.L91]*[.$F$7])" table:style-name="ce6">
            <text:p>1.58E+01</text:p>
          </table:table-cell>
          <table:table-cell office:value-type="float" office:value="3.2401224738635435" table:formula="of:=[.O91]-[.N91]" table:style-name="ce11">
            <text:p>3.2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79" table:style-name="ce2">
            <text:p>79</text:p>
          </table:table-cell>
          <table:table-cell office:value-type="float" office:value="1" table:formula="of:=[.L92]^0" table:style-name="ce42">
            <text:p>1</text:p>
          </table:table-cell>
          <table:table-cell office:value-type="float" office:value="880000" table:formula="of:=[.L91]+10000" table:style-name="ce83">
            <text:p>8.8E+05</text:p>
          </table:table-cell>
          <table:table-cell table:style-name="ce6"/>
          <table:table-cell office:value-type="float" office:value="12.775602042477132" table:formula="of:=([.L92]*[.$F$5])*LOG([.L92]*[.$F$5])+[.$F$4]*[.K92]" table:style-name="ce6">
            <text:p>1.28E+01</text:p>
          </table:table-cell>
          <table:table-cell office:value-type="float" office:value="16.06513919418208" table:formula="of:=([.L92]*[.$F$7])*LOG([.L92]*[.$F$7])" table:style-name="ce6">
            <text:p>1.61E+01</text:p>
          </table:table-cell>
          <table:table-cell office:value-type="float" office:value="3.2895371517049483" table:formula="of:=[.O92]-[.N92]" table:style-name="ce11">
            <text:p>3.2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0" table:style-name="ce2">
            <text:p>80</text:p>
          </table:table-cell>
          <table:table-cell office:value-type="float" office:value="1" table:formula="of:=[.L93]^0" table:style-name="ce42">
            <text:p>1</text:p>
          </table:table-cell>
          <table:table-cell office:value-type="float" office:value="890000" table:formula="of:=[.L92]+10000" table:style-name="ce83">
            <text:p>8.9E+05</text:p>
          </table:table-cell>
          <table:table-cell table:style-name="ce6"/>
          <table:table-cell office:value-type="float" office:value="12.978166526372164" table:formula="of:=([.L93]*[.$F$5])*LOG([.L93]*[.$F$5])+[.$F$4]*[.K93]" table:style-name="ce6">
            <text:p>1.30E+01</text:p>
          </table:table-cell>
          <table:table-cell office:value-type="float" office:value="16.3172417376882" table:formula="of:=([.L93]*[.$F$7])*LOG([.L93]*[.$F$7])" table:style-name="ce6">
            <text:p>1.63E+01</text:p>
          </table:table-cell>
          <table:table-cell office:value-type="float" office:value="3.339075211316036" table:formula="of:=[.O93]-[.N93]" table:style-name="ce11">
            <text:p>3.3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1" table:style-name="ce2">
            <text:p>81</text:p>
          </table:table-cell>
          <table:table-cell office:value-type="float" office:value="1" table:formula="of:=[.L94]^0" table:style-name="ce42">
            <text:p>1</text:p>
          </table:table-cell>
          <table:table-cell office:value-type="float" office:value="900000" table:formula="of:=[.L93]+10000" table:style-name="ce83">
            <text:p>9.0E+05</text:p>
          </table:table-cell>
          <table:table-cell table:style-name="ce6"/>
          <table:table-cell office:value-type="float" office:value="13.18138602796345" table:formula="of:=([.L94]*[.$F$5])*LOG([.L94]*[.$F$5])+[.$F$4]*[.K94]" table:style-name="ce6">
            <text:p>1.32E+01</text:p>
          </table:table-cell>
          <table:table-cell office:value-type="float" office:value="16.570121294289567" table:formula="of:=([.L94]*[.$F$7])*LOG([.L94]*[.$F$7])" table:style-name="ce6">
            <text:p>1.66E+01</text:p>
          </table:table-cell>
          <table:table-cell office:value-type="float" office:value="3.3887352663261172" table:formula="of:=[.O94]-[.N94]" table:style-name="ce11">
            <text:p>3.3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2" table:style-name="ce2">
            <text:p>82</text:p>
          </table:table-cell>
          <table:table-cell office:value-type="float" office:value="1" table:formula="of:=[.L95]^0" table:style-name="ce42">
            <text:p>1</text:p>
          </table:table-cell>
          <table:table-cell office:value-type="float" office:value="910000" table:formula="of:=[.L94]+10000" table:style-name="ce83">
            <text:p>9.1E+05</text:p>
          </table:table-cell>
          <table:table-cell table:style-name="ce6"/>
          <table:table-cell office:value-type="float" office:value="13.385253268975383" table:formula="of:=([.L95]*[.$F$5])*LOG([.L95]*[.$F$5])+[.$F$4]*[.K95]" table:style-name="ce6">
            <text:p>1.34E+01</text:p>
          </table:table-cell>
          <table:table-cell office:value-type="float" office:value="16.823769230150035" table:formula="of:=([.L95]*[.$F$7])*LOG([.L95]*[.$F$7])" table:style-name="ce6">
            <text:p>1.68E+01</text:p>
          </table:table-cell>
          <table:table-cell office:value-type="float" office:value="3.4385159611746516" table:formula="of:=[.O95]-[.N95]" table:style-name="ce11">
            <text:p>3.4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3" table:style-name="ce2">
            <text:p>83</text:p>
          </table:table-cell>
          <table:table-cell office:value-type="float" office:value="1" table:formula="of:=[.L96]^0" table:style-name="ce42">
            <text:p>1</text:p>
          </table:table-cell>
          <table:table-cell office:value-type="float" office:value="920000" table:formula="of:=[.L95]+10000" table:style-name="ce83">
            <text:p>9.2E+05</text:p>
          </table:table-cell>
          <table:table-cell table:style-name="ce6"/>
          <table:table-cell office:value-type="float" office:value="13.589761131104208" table:formula="of:=([.L96]*[.$F$5])*LOG([.L96]*[.$F$5])+[.$F$4]*[.K96]" table:style-name="ce6">
            <text:p>1.36E+01</text:p>
          </table:table-cell>
          <table:table-cell office:value-type="float" office:value="17.078177101199682" table:formula="of:=([.L96]*[.$F$7])*LOG([.L96]*[.$F$7])" table:style-name="ce6">
            <text:p>1.71E+01</text:p>
          </table:table-cell>
          <table:table-cell office:value-type="float" office:value="3.488415970095474" table:formula="of:=[.O96]-[.N96]" table:style-name="ce11">
            <text:p>3.4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4" table:style-name="ce2">
            <text:p>84</text:p>
          </table:table-cell>
          <table:table-cell office:value-type="float" office:value="1" table:formula="of:=[.L97]^0" table:style-name="ce42">
            <text:p>1</text:p>
          </table:table-cell>
          <table:table-cell office:value-type="float" office:value="930000" table:formula="of:=[.L96]+10000" table:style-name="ce83">
            <text:p>9.3E+05</text:p>
          </table:table-cell>
          <table:table-cell table:style-name="ce6"/>
          <table:table-cell office:value-type="float" office:value="13.794902650801166" table:formula="of:=([.L97]*[.$F$5])*LOG([.L97]*[.$F$5])+[.$F$4]*[.K97]" table:style-name="ce6">
            <text:p>1.38E+01</text:p>
          </table:table-cell>
          <table:table-cell office:value-type="float" office:value="17.33333664694629" table:formula="of:=([.L97]*[.$F$7])*LOG([.L97]*[.$F$7])" table:style-name="ce6">
            <text:p>1.73E+01</text:p>
          </table:table-cell>
          <table:table-cell office:value-type="float" office:value="3.5384339961451232" table:formula="of:=[.O97]-[.N97]" table:style-name="ce11">
            <text:p>3.5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5" table:style-name="ce2">
            <text:p>85</text:p>
          </table:table-cell>
          <table:table-cell office:value-type="float" office:value="1" table:formula="of:=[.L98]^0" table:style-name="ce42">
            <text:p>1</text:p>
          </table:table-cell>
          <table:table-cell office:value-type="float" office:value="940000" table:formula="of:=[.L97]+10000" table:style-name="ce83">
            <text:p>9.4E+05</text:p>
          </table:table-cell>
          <table:table-cell table:style-name="ce6"/>
          <table:table-cell office:value-type="float" office:value="14.000671014279975" table:formula="of:=([.L98]*[.$F$5])*LOG([.L98]*[.$F$5])+[.$F$4]*[.K98]" table:style-name="ce6">
            <text:p>1.40E+01</text:p>
          </table:table-cell>
          <table:table-cell office:value-type="float" office:value="17.589239784553023" table:formula="of:=([.L98]*[.$F$7])*LOG([.L98]*[.$F$7])" table:style-name="ce6">
            <text:p>1.76E+01</text:p>
          </table:table-cell>
          <table:table-cell office:value-type="float" office:value="3.5885687702730475" table:formula="of:=[.O98]-[.N98]" table:style-name="ce11">
            <text:p>3.5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6" table:style-name="ce2">
            <text:p>86</text:p>
          </table:table-cell>
          <table:table-cell office:value-type="float" office:value="1" table:formula="of:=[.L99]^0" table:style-name="ce42">
            <text:p>1</text:p>
          </table:table-cell>
          <table:table-cell office:value-type="float" office:value="950000" table:formula="of:=[.L98]+10000" table:style-name="ce83">
            <text:p>9.5E+05</text:p>
          </table:table-cell>
          <table:table-cell table:style-name="ce6"/>
          <table:table-cell office:value-type="float" office:value="14.207059552736824" table:formula="of:=([.L99]*[.$F$5])*LOG([.L99]*[.$F$5])+[.$F$4]*[.K99]" table:style-name="ce6">
            <text:p>1.42E+01</text:p>
          </table:table-cell>
          <table:table-cell office:value-type="float" office:value="17.845878603168121" table:formula="of:=([.L99]*[.$F$7])*LOG([.L99]*[.$F$7])" table:style-name="ce6">
            <text:p>1.78E+01</text:p>
          </table:table-cell>
          <table:table-cell office:value-type="float" office:value="3.6388190504312963" table:formula="of:=[.O99]-[.N99]" table:style-name="ce11">
            <text:p>3.6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7" table:style-name="ce2">
            <text:p>87</text:p>
          </table:table-cell>
          <table:table-cell office:value-type="float" office:value="1" table:formula="of:=[.L100]^0" table:style-name="ce42">
            <text:p>1</text:p>
          </table:table-cell>
          <table:table-cell office:value-type="float" office:value="960000" table:formula="of:=[.L99]+10000" table:style-name="ce83">
            <text:p>9.6E+05</text:p>
          </table:table-cell>
          <table:table-cell table:style-name="ce6"/>
          <table:table-cell office:value-type="float" office:value="14.414061737771641" table:formula="of:=([.L100]*[.$F$5])*LOG([.L100]*[.$F$5])+[.$F$4]*[.K100]" table:style-name="ce6">
            <text:p>1.44E+01</text:p>
          </table:table-cell>
          <table:table-cell office:value-type="float" office:value="18.103245358493417" table:formula="of:=([.L100]*[.$F$7])*LOG([.L100]*[.$F$7])" table:style-name="ce6">
            <text:p>1.81E+01</text:p>
          </table:table-cell>
          <table:table-cell office:value-type="float" office:value="3.6891836207217761" table:formula="of:=[.O100]-[.N100]" table:style-name="ce11">
            <text:p>3.6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8" table:style-name="ce2">
            <text:p>88</text:p>
          </table:table-cell>
          <table:table-cell office:value-type="float" office:value="1" table:formula="of:=[.L101]^0" table:style-name="ce42">
            <text:p>1</text:p>
          </table:table-cell>
          <table:table-cell office:value-type="float" office:value="970000" table:formula="of:=[.L100]+10000" table:style-name="ce83">
            <text:p>9.7E+05</text:p>
          </table:table-cell>
          <table:table-cell table:style-name="ce6"/>
          <table:table-cell office:value-type="float" office:value="14.621671177000136" table:formula="of:=([.L101]*[.$F$5])*LOG([.L101]*[.$F$5])+[.$F$4]*[.K101]" table:style-name="ce6">
            <text:p>1.46E+01</text:p>
          </table:table-cell>
          <table:table-cell office:value-type="float" office:value="18.361332467579121" table:formula="of:=([.L101]*[.$F$7])*LOG([.L101]*[.$F$7])" table:style-name="ce6">
            <text:p>1.84E+01</text:p>
          </table:table-cell>
          <table:table-cell office:value-type="float" office:value="3.7396612905789848" table:formula="of:=[.O101]-[.N101]" table:style-name="ce11">
            <text:p>3.7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89" table:style-name="ce2">
            <text:p>89</text:p>
          </table:table-cell>
          <table:table-cell office:value-type="float" office:value="1" table:formula="of:=[.L102]^0" table:style-name="ce42">
            <text:p>1</text:p>
          </table:table-cell>
          <table:table-cell office:value-type="float" office:value="980000" table:formula="of:=[.L101]+10000" table:style-name="ce83">
            <text:p>9.8E+05</text:p>
          </table:table-cell>
          <table:table-cell table:style-name="ce6"/>
          <table:table-cell office:value-type="float" office:value="14.829881609846845" table:formula="of:=([.L102]*[.$F$5])*LOG([.L102]*[.$F$5])+[.$F$4]*[.K102]" table:style-name="ce6">
            <text:p>1.48E+01</text:p>
          </table:table-cell>
          <table:table-cell office:value-type="float" office:value="18.620132503833325" table:formula="of:=([.L102]*[.$F$7])*LOG([.L102]*[.$F$7])" table:style-name="ce6">
            <text:p>1.86E+01</text:p>
          </table:table-cell>
          <table:table-cell office:value-type="float" office:value="3.7902508939864799" table:formula="of:=[.O102]-[.N102]" table:style-name="ce11">
            <text:p>3.79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90" table:style-name="ce2">
            <text:p>90</text:p>
          </table:table-cell>
          <table:table-cell office:value-type="float" office:value="1" table:formula="of:=[.L103]^0" table:style-name="ce42">
            <text:p>1</text:p>
          </table:table-cell>
          <table:table-cell office:value-type="float" office:value="990000" table:formula="of:=[.L102]+10000" table:style-name="ce83">
            <text:p>9.9E+05</text:p>
          </table:table-cell>
          <table:table-cell table:style-name="ce6"/>
          <table:table-cell office:value-type="float" office:value="15.038686903509863" table:formula="of:=([.L103]*[.$F$5])*LOG([.L103]*[.$F$5])+[.$F$4]*[.K103]" table:style-name="ce6">
            <text:p>1.50E+01</text:p>
          </table:table-cell>
          <table:table-cell office:value-type="float" office:value="18.879638192235195" table:formula="of:=([.L103]*[.$F$7])*LOG([.L103]*[.$F$7])" table:style-name="ce6">
            <text:p>1.89E+01</text:p>
          </table:table-cell>
          <table:table-cell office:value-type="float" office:value="3.8409512887253321" table:formula="of:=[.O103]-[.N103]" table:style-name="ce11">
            <text:p>3.84E+00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91" table:style-name="ce2">
            <text:p>91</text:p>
          </table:table-cell>
          <table:table-cell office:value-type="float" office:value="1" table:formula="of:=[.L104]^0" table:style-name="ce42">
            <text:p>1</text:p>
          </table:table-cell>
          <table:table-cell office:value-type="float" office:value="1000000" table:formula="of:=[.L103]+10000" table:style-name="ce83">
            <text:p>1.0E+06</text:p>
          </table:table-cell>
          <table:table-cell table:style-name="ce6"/>
          <table:table-cell office:value-type="float" office:value="15.248081049088666" table:formula="of:=([.L104]*[.$F$5])*LOG([.L104]*[.$F$5])+[.$F$4]*[.K104]" table:style-name="ce6">
            <text:p>1.52E+01</text:p>
          </table:table-cell>
          <table:table-cell office:value-type="float" office:value="19.139842404741593" table:formula="of:=([.L104]*[.$F$7])*LOG([.L104]*[.$F$7])" table:style-name="ce6">
            <text:p>1.91E+01</text:p>
          </table:table-cell>
          <table:table-cell office:value-type="float" office:value="3.8917613556529265" table:formula="of:=[.O104]-[.N104]" table:style-name="ce11">
            <text:p>3.89E+00</text:p>
          </table:table-cell>
          <table:table-cell table:number-columns-repeated="16368"/>
        </table:table-row>
        <table:table-row table:number-rows-repeated="1048472" table:style-name="ro4">
          <table:table-cell table:number-columns-repeated="16384"/>
        </table:table-row>
      </table:table>
      <table:table table:name="shellSort_Tim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3"/>
        <table:table-column table:style-name="co4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4" table:default-cell-style-name="ce6"/>
        <table:table-column table:style-name="co4" table:default-cell-style-name="ce6"/>
        <table:table-column table:style-name="co5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office:value-type="string" table:style-name="ce103">
            <text:p>Shell Sort</text:p>
          </table:table-cell>
          <table:table-cell table:style-name="ce1"/>
          <table:table-cell table:number-columns-repeated="2" table:style-name="ce2"/>
          <table:table-cell office:value-type="string" table:style-name="ce7">
            <text:p>Step 3a</text:p>
          </table:table-cell>
          <table:table-cell office:value-type="string" table:style-name="ce7">
            <text:p>Graph Step1a and Step 2</text:p>
          </table:table-cell>
          <table:table-cell table:style-name="ce7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2">
          <table:table-cell office:value-type="string" table:style-name="ce102">
            <text:p>Timing Analysis</text:p>
          </table:table-cell>
          <table:table-cell table:style-name="ce1"/>
          <table:table-cell table:number-columns-repeated="2" table:style-name="ce2"/>
          <table:table-cell office:value-type="string" table:style-name="ce7">
            <text:p>Step 3b</text:p>
          </table:table-cell>
          <table:table-cell office:value-type="string" table:style-name="ce8">
            <text:p>Plug Step1b and Step 2 CurveFit prgm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1">
          <table:table-cell office:value-type="string" table:style-name="ce103">
            <text:p>O(n^2)</text:p>
          </table:table-cell>
          <table:table-cell table:style-name="ce1"/>
          <table:table-cell table:number-columns-repeated="2" table:style-name="ce2"/>
          <table:table-cell office:value-type="string" table:style-name="ce7">
            <text:p>Step 3c</text:p>
          </table:table-cell>
          <table:table-cell office:value-type="string" table:style-name="ce9">
            <text:p>Fill coeffs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 office:value-type="string" table:style-name="ce1">
            <text:p>Heap faster at n=2000ish</text:p>
          </table:table-cell>
          <table:table-cell table:style-name="ce1"/>
          <table:table-cell table:style-name="ce2"/>
          <table:table-cell table:style-name="ce1"/>
          <table:table-cell office:value-type="string" table:style-name="ce2">
            <text:p>C0 =</text:p>
          </table:table-cell>
          <table:table-cell office:value-type="float" office:value="0.666238" table:style-name="ce2">
            <text:p>0.666238</text:p>
          </table:table-cell>
          <table:table-cell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 table:number-columns-repeated="2" table:style-name="ce1"/>
          <table:table-cell table:style-name="ce2"/>
          <table:table-cell table:style-name="ce10"/>
          <table:table-cell office:value-type="string" table:style-name="ce2">
            <text:p>C1 =</text:p>
          </table:table-cell>
          <table:table-cell office:value-type="float" office:value="1.53633E-4" table:style-name="ce11">
            <text:p>1.54E-04</text:p>
          </table:table-cell>
          <table:table-cell table:style-name="ce2"/>
          <table:table-cell table:style-name="ce3"/>
          <table:table-cell table:style-name="ce4"/>
          <table:table-cell office:value-type="string" table:number-columns-spanned="3" table:number-rows-spanned="1" table:style-name="ce90">
            <text:p>Curve Fit</text:p>
          </table:table-cell>
          <table:covered-table-cell table:number-columns-repeated="2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 table:number-columns-repeated="2" table:style-name="ce1"/>
          <table:table-cell table:style-name="ce2"/>
          <table:table-cell table:style-name="ce10"/>
          <table:table-cell office:value-type="string" table:style-name="ce2">
            <text:p>C2 =<text:s/></text:p>
          </table:table-cell>
          <table:table-cell office:value-type="float" office:value="7.9506000000000004E-10" table:style-name="ce11">
            <text:p>7.95E-10</text:p>
          </table:table-cell>
          <table:table-cell table:style-name="ce2"/>
          <table:table-cell table:style-name="ce3"/>
          <table:table-cell table:style-name="ce4"/>
          <table:table-cell office:value-type="string" table:style-name="ce134">
            <text:p><text:s text:c="2"/>C2*N^2 + C1*N^1 + C0*N^0</text:p>
          </table:table-cell>
          <table:table-cell table:style-name="ce135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4">
          <table:table-cell table:number-columns-repeated="2" table:style-name="ce1"/>
          <table:table-cell table:style-name="ce2"/>
          <table:table-cell office:value-type="string" table:number-columns-spanned="2" table:number-rows-spanned="1" table:style-name="ce35">
            <text:p><text:s/>C''' for O(N^2) =<text:s/></text:p>
          </table:table-cell>
          <table:covered-table-cell/>
          <table:table-cell office:value-type="float" office:value="6.2950599999999996E-9" table:formula="of:=[.F6]+0.0000000055" table:style-name="ce13">
            <text:p>6.30E-009</text:p>
          </table:table-cell>
          <table:table-cell table:style-name="ce2"/>
          <table:table-cell table:style-name="ce14"/>
          <table:table-cell table:style-name="ce4"/>
          <table:table-cell table:number-columns-spanned="2" table:number-rows-spanned="1" table:style-name="ce100"/>
          <table:covered-table-cell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5">
          <table:table-cell table:number-columns-repeated="2" table:style-name="ce1"/>
          <table:table-cell table:style-name="ce2"/>
          <table:table-cell table:style-name="ce15"/>
          <table:table-cell table:number-columns-repeated="4" table:style-name="ce2"/>
          <table:table-cell table:number-columns-repeated="3" table:style-name="ce4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6">
          <table:table-cell table:number-columns-repeated="2" table:style-name="ce1"/>
          <table:table-cell table:style-name="ce2"/>
          <table:table-cell office:value-type="string" table:style-name="ce16">
            <text:p>Step 2</text:p>
          </table:table-cell>
          <table:table-cell table:style-name="ce17"/>
          <table:table-cell table:number-columns-repeated="2" table:style-name="ce2"/>
          <table:table-cell table:style-name="ce3"/>
          <table:table-cell table:style-name="ce4"/>
          <table:table-cell table:number-columns-repeated="2" table:style-name="ce1"/>
          <table:table-cell table:style-name="ce5"/>
          <table:table-cell table:number-columns-repeated="2" table:style-name="ce6"/>
          <table:table-cell table:number-columns-repeated="16370" table:style-name="ce1"/>
        </table:table-row>
        <table:table-row table:style-name="ro6">
          <table:table-cell table:number-columns-repeated="2" table:style-name="ce1"/>
          <table:table-cell table:style-name="ce2"/>
          <table:table-cell office:value-type="string" table:style-name="ce18">
            <text:p>y`</text:p>
          </table:table-cell>
          <table:table-cell office:value-type="string" table:number-columns-spanned="3" table:number-rows-spanned="1" table:style-name="ce37">
            <text:p>Step 1b</text:p>
          </table:table-cell>
          <table:covered-table-cell table:number-columns-repeated="2"/>
          <table:table-cell table:style-name="ce3"/>
          <table:table-cell table:style-name="ce4"/>
          <table:table-cell office:value-type="string" table:number-columns-spanned="1" table:number-rows-spanned="2" table:style-name="ce38">
            <text:p>Step 4</text:p>
          </table:table-cell>
          <table:table-cell office:value-type="string" table:number-columns-spanned="4" table:number-rows-spanned="1" table:style-name="ce39">
            <text:p>Simulate to find the C''' with N^1</text:p>
          </table:table-cell>
          <table:covered-table-cell table:number-columns-repeated="3"/>
          <table:table-cell office:value-type="string" table:style-name="ce19">
            <text:p>Step 5</text:p>
          </table:table-cell>
          <table:table-cell office:value-type="string" table:style-name="ce20">
            <text:p><text:s/>Step 6</text:p>
          </table:table-cell>
          <table:table-cell table:number-columns-repeated="16368"/>
        </table:table-row>
        <table:table-row table:style-name="ro5">
          <table:table-cell table:number-columns-repeated="2" table:style-name="ce1"/>
          <table:table-cell office:value-type="string" table:style-name="ce7">
            <text:p>Step 1a</text:p>
          </table:table-cell>
          <table:table-cell office:value-type="string" table:style-name="ce21">
            <text:p>f.dat file</text:p>
          </table:table-cell>
          <table:table-cell office:value-type="string" table:number-columns-spanned="3" table:number-rows-spanned="1" table:style-name="ce40">
            <text:p>r.dat file</text:p>
          </table:table-cell>
          <table:covered-table-cell table:number-columns-repeated="2"/>
          <table:table-cell table:style-name="ce86"/>
          <table:table-cell table:style-name="ce4"/>
          <table:covered-table-cell/>
          <table:table-cell office:value-type="string" table:number-columns-spanned="4" table:number-rows-spanned="1" table:style-name="ce41">
            <text:p><text:s/>to show O(N^1)</text:p>
          </table:table-cell>
          <table:covered-table-cell table:number-columns-repeated="3"/>
          <table:table-cell office:value-type="string" table:style-name="ce23">
            <text:p><text:s/>Big O</text:p>
          </table:table-cell>
          <table:table-cell office:value-type="string" table:style-name="ce84">
            <text:p><text:s/>BigO-Simulated</text:p>
          </table:table-cell>
          <table:table-cell table:number-columns-repeated="16368"/>
        </table:table-row>
        <table:table-row table:style-name="ro7">
          <table:table-cell table:number-columns-repeated="2" table:style-name="ce1"/>
          <table:table-cell table:style-name="ce7"/>
          <table:table-cell table:style-name="ce95"/>
          <table:table-cell table:number-columns-repeated="3" table:style-name="ce96"/>
          <table:table-cell table:style-name="ce97"/>
          <table:table-cell table:style-name="ce4"/>
          <table:table-cell table:style-name="ce98"/>
          <table:table-cell table:number-columns-repeated="3" table:style-name="ce99"/>
          <table:table-cell office:value-type="string" table:style-name="ce124">
            <text:p>Simulated Time (sec)</text:p>
          </table:table-cell>
          <table:table-cell table:style-name="ce23"/>
          <table:table-cell table:style-name="ce84"/>
          <table:table-cell table:number-columns-repeated="16368"/>
        </table:table-row>
        <table:table-row table:style-name="ro8">
          <table:table-cell table:style-name="ce1"/>
          <table:table-cell office:value-type="string" table:style-name="ce76">
            <text:p>Count</text:p>
          </table:table-cell>
          <table:table-cell office:value-type="string" table:style-name="ce77">
            <text:p>N</text:p>
          </table:table-cell>
          <table:table-cell office:value-type="string" table:style-name="ce78">
            <text:p>Time(secs)</text:p>
          </table:table-cell>
          <table:table-cell office:value-type="string" table:style-name="ce79">
            <text:p>N^0</text:p>
          </table:table-cell>
          <table:table-cell office:value-type="string" table:style-name="ce80">
            <text:p>N^1</text:p>
          </table:table-cell>
          <table:table-cell office:value-type="string" table:style-name="ce85">
            <text:p>N^2</text:p>
          </table:table-cell>
          <table:table-cell table:style-name="ce87"/>
          <table:table-cell table:style-name="ce4"/>
          <table:table-cell office:value-type="string" table:style-name="ce25">
            <text:p>Count</text:p>
          </table:table-cell>
          <table:table-cell office:value-type="string" table:style-name="ce28">
            <text:p>N^0</text:p>
          </table:table-cell>
          <table:table-cell office:value-type="string" table:style-name="ce28">
            <text:p>N^1</text:p>
          </table:table-cell>
          <table:table-cell office:value-type="string" table:style-name="ce30">
            <text:p>N^2</text:p>
          </table:table-cell>
          <table:table-cell office:value-type="string" table:style-name="ce124">
            <text:p>Curve Fit</text:p>
          </table:table-cell>
          <table:table-cell office:value-type="string" table:style-name="ce31">
            <text:p>C'''*g(N^2)</text:p>
          </table:table-cell>
          <table:table-cell office:value-type="string" table:style-name="ce32">
            <text:p>Deviation</text:p>
          </table:table-cell>
          <table:table-cell table:number-columns-repeated="16368"/>
        </table:table-row>
        <table:table-row table:style-name="ro4">
          <table:table-cell table:style-name="ce1"/>
          <table:table-cell office:value-type="float" office:value="1" table:style-name="ce72">
            <text:p>1</text:p>
          </table:table-cell>
          <table:table-cell office:value-type="float" office:value="1000" table:style-name="ce73">
            <text:p>1.0E+03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000" table:formula="of:=[.C14]" table:style-name="ce73">
            <text:p>1.0E+03</text:p>
          </table:table-cell>
          <table:table-cell office:value-type="float" office:value="1000000" table:formula="of:=[.F14]*[.F14]" table:style-name="ce74">
            <text:p>1.00E+06</text:p>
          </table:table-cell>
          <table:table-cell table:style-name="ce74"/>
          <table:table-cell table:style-name="ce4"/>
          <table:table-cell office:value-type="float" office:value="1" table:style-name="ce2">
            <text:p>1</text:p>
          </table:table-cell>
          <table:table-cell office:value-type="float" office:value="1" table:formula="of:=[.L14]^0" table:style-name="ce42">
            <text:p>1</text:p>
          </table:table-cell>
          <table:table-cell office:value-type="float" office:value="1000" table:formula="of:=[.C14]" table:style-name="ce83">
            <text:p>1.0E+03</text:p>
          </table:table-cell>
          <table:table-cell office:value-type="float" office:value="1000000" table:formula="of:=[.L14]*[.L14]" table:style-name="ce6">
            <text:p>1.00E+06</text:p>
          </table:table-cell>
          <table:table-cell office:value-type="float" office:value="0.82066605999999998" table:formula="of:=[.$F$6]*[.M14]+[.L14]*[.$F$5]+[.$F$4]*[.K14]" table:style-name="ce6">
            <text:p>8.21E-01</text:p>
          </table:table-cell>
          <table:table-cell office:value-type="float" office:value="6.2950599999999999E-3" table:formula="of:=[.$F$7]*[.M14]" table:style-name="ce13">
            <text:p>6.30E-003</text:p>
          </table:table-cell>
          <table:table-cell office:value-type="float" office:value="-0.81437099999999996" table:formula="of:=[.O14]-[.N14]" table:style-name="ce11">
            <text:p>-8.14E-01</text:p>
          </table:table-cell>
          <table:table-cell table:number-columns-repeated="16368"/>
        </table:table-row>
        <table:table-row table:style-name="ro4">
          <table:table-cell table:style-name="ce1"/>
          <table:table-cell office:value-type="float" office:value="2" table:style-name="ce72">
            <text:p>2</text:p>
          </table:table-cell>
          <table:table-cell office:value-type="float" office:value="10000" table:style-name="ce73">
            <text:p>1.0E+04</text:p>
          </table:table-cell>
          <table:table-cell office:value-type="float" office:value="2" table:style-name="ce72">
            <text:p>2</text:p>
          </table:table-cell>
          <table:table-cell office:value-type="float" office:value="1" table:style-name="ce72">
            <text:p>1</text:p>
          </table:table-cell>
          <table:table-cell office:value-type="float" office:value="10000" table:formula="of:=[.C15]" table:style-name="ce73">
            <text:p>1.0E+04</text:p>
          </table:table-cell>
          <table:table-cell office:value-type="float" office:value="100000000" table:formula="of:=[.F15]*[.F15]" table:style-name="ce74">
            <text:p>1.00E+08</text:p>
          </table:table-cell>
          <table:table-cell table:style-name="ce74"/>
          <table:table-cell table:style-name="ce4"/>
          <table:table-cell office:value-type="float" office:value="2" table:style-name="ce2">
            <text:p>2</text:p>
          </table:table-cell>
          <table:table-cell office:value-type="float" office:value="1" table:formula="of:=[.L15]^0" table:style-name="ce42">
            <text:p>1</text:p>
          </table:table-cell>
          <table:table-cell office:value-type="float" office:value="5000" table:formula="of:=[.L14]+4000" table:style-name="ce83">
            <text:p>5.0E+03</text:p>
          </table:table-cell>
          <table:table-cell office:value-type="float" office:value="25000000" table:formula="of:=[.L15]*[.L15]" table:style-name="ce6">
            <text:p>2.50E+07</text:p>
          </table:table-cell>
          <table:table-cell office:value-type="float" office:value="1.4542794999999999" table:formula="of:=[.$F$6]*[.M15]+[.L15]*[.$F$5]+[.$F$4]*[.K15]" table:style-name="ce6">
            <text:p>1.45E+00</text:p>
          </table:table-cell>
          <table:table-cell office:value-type="float" office:value="0.1573765" table:formula="of:=[.$F$7]*[.M15]" table:style-name="ce13">
            <text:p>1.57E-001</text:p>
          </table:table-cell>
          <table:table-cell office:value-type="float" office:value="-1.2969029999999999" table:formula="of:=[.O15]-[.N15]" table:style-name="ce11">
            <text:p>-1.30E+00</text:p>
          </table:table-cell>
          <table:table-cell table:number-columns-repeated="16368"/>
        </table:table-row>
        <table:table-row table:style-name="ro4">
          <table:table-cell table:style-name="ce1"/>
          <table:table-cell office:value-type="float" office:value="3" table:style-name="ce72">
            <text:p>3</text:p>
          </table:table-cell>
          <table:table-cell office:value-type="float" office:value="15000" table:style-name="ce73">
            <text:p>1.5E+04</text:p>
          </table:table-cell>
          <table:table-cell office:value-type="float" office:value="3" table:style-name="ce72">
            <text:p>3</text:p>
          </table:table-cell>
          <table:table-cell office:value-type="float" office:value="1" table:style-name="ce72">
            <text:p>1</text:p>
          </table:table-cell>
          <table:table-cell office:value-type="float" office:value="15000" table:formula="of:=[.C16]" table:style-name="ce73">
            <text:p>1.5E+04</text:p>
          </table:table-cell>
          <table:table-cell office:value-type="float" office:value="225000000" table:formula="of:=[.F16]*[.F16]" table:style-name="ce74">
            <text:p>2.25E+08</text:p>
          </table:table-cell>
          <table:table-cell table:style-name="ce74"/>
          <table:table-cell table:style-name="ce4"/>
          <table:table-cell office:value-type="float" office:value="3" table:style-name="ce2">
            <text:p>3</text:p>
          </table:table-cell>
          <table:table-cell office:value-type="float" office:value="1" table:formula="of:=[.L16]^0" table:style-name="ce42">
            <text:p>1</text:p>
          </table:table-cell>
          <table:table-cell office:value-type="float" office:value="9000" table:formula="of:=[.L15]+4000" table:style-name="ce83">
            <text:p>9.0E+03</text:p>
          </table:table-cell>
          <table:table-cell office:value-type="float" office:value="81000000" table:formula="of:=[.L16]*[.L16]" table:style-name="ce6">
            <text:p>8.10E+07</text:p>
          </table:table-cell>
          <table:table-cell office:value-type="float" office:value="2.1133348600000001" table:formula="of:=[.$F$6]*[.M16]+[.L16]*[.$F$5]+[.$F$4]*[.K16]" table:style-name="ce6">
            <text:p>2.11E+00</text:p>
          </table:table-cell>
          <table:table-cell office:value-type="float" office:value="0.50989985999999998" table:formula="of:=[.$F$7]*[.M16]" table:style-name="ce13">
            <text:p>5.10E-001</text:p>
          </table:table-cell>
          <table:table-cell office:value-type="float" office:value="-1.6034350000000002" table:formula="of:=[.O16]-[.N16]" table:style-name="ce11">
            <text:p>-1.60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4" table:style-name="ce72">
            <text:p>4</text:p>
          </table:table-cell>
          <table:table-cell office:value-type="float" office:value="20000" table:style-name="ce73">
            <text:p>2.0E+04</text:p>
          </table:table-cell>
          <table:table-cell office:value-type="float" office:value="4" table:style-name="ce72">
            <text:p>4</text:p>
          </table:table-cell>
          <table:table-cell office:value-type="float" office:value="1" table:style-name="ce72">
            <text:p>1</text:p>
          </table:table-cell>
          <table:table-cell office:value-type="float" office:value="20000" table:formula="of:=[.C17]" table:style-name="ce73">
            <text:p>2.0E+04</text:p>
          </table:table-cell>
          <table:table-cell office:value-type="float" office:value="400000000" table:formula="of:=[.F17]*[.F17]" table:style-name="ce74">
            <text:p>4.00E+08</text:p>
          </table:table-cell>
          <table:table-cell table:style-name="ce74"/>
          <table:table-cell table:style-name="ce4"/>
          <table:table-cell office:value-type="float" office:value="4" table:style-name="ce2">
            <text:p>4</text:p>
          </table:table-cell>
          <table:table-cell office:value-type="float" office:value="1" table:formula="of:=[.L17]^0" table:style-name="ce42">
            <text:p>1</text:p>
          </table:table-cell>
          <table:table-cell office:value-type="float" office:value="13000" table:formula="of:=[.L16]+4000" table:style-name="ce83">
            <text:p>1.3E+04</text:p>
          </table:table-cell>
          <table:table-cell office:value-type="float" office:value="169000000" table:formula="of:=[.L17]*[.L17]" table:style-name="ce6">
            <text:p>1.69E+08</text:p>
          </table:table-cell>
          <table:table-cell office:value-type="float" office:value="2.7978321399999997" table:formula="of:=[.$F$6]*[.M17]+[.L17]*[.$F$5]+[.$F$4]*[.K17]" table:style-name="ce6">
            <text:p>2.80E+00</text:p>
          </table:table-cell>
          <table:table-cell office:value-type="float" office:value="1.0638651399999999" table:formula="of:=[.$F$7]*[.M17]" table:style-name="ce13">
            <text:p>1.06E+000</text:p>
          </table:table-cell>
          <table:table-cell office:value-type="float" office:value="-1.7339669999999998" table:formula="of:=[.O17]-[.N17]" table:style-name="ce11">
            <text:p>-1.73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5" table:style-name="ce72">
            <text:p>5</text:p>
          </table:table-cell>
          <table:table-cell office:value-type="float" office:value="25000" table:style-name="ce73">
            <text:p>2.5E+04</text:p>
          </table:table-cell>
          <table:table-cell office:value-type="float" office:value="5" table:style-name="ce72">
            <text:p>5</text:p>
          </table:table-cell>
          <table:table-cell office:value-type="float" office:value="1" table:style-name="ce72">
            <text:p>1</text:p>
          </table:table-cell>
          <table:table-cell office:value-type="float" office:value="25000" table:formula="of:=[.C18]" table:style-name="ce73">
            <text:p>2.5E+04</text:p>
          </table:table-cell>
          <table:table-cell office:value-type="float" office:value="625000000" table:formula="of:=[.F18]*[.F18]" table:style-name="ce74">
            <text:p>6.25E+08</text:p>
          </table:table-cell>
          <table:table-cell table:style-name="ce74"/>
          <table:table-cell table:style-name="ce4"/>
          <table:table-cell office:value-type="float" office:value="5" table:style-name="ce2">
            <text:p>5</text:p>
          </table:table-cell>
          <table:table-cell office:value-type="float" office:value="1" table:formula="of:=[.L18]^0" table:style-name="ce42">
            <text:p>1</text:p>
          </table:table-cell>
          <table:table-cell office:value-type="float" office:value="17000" table:formula="of:=[.L17]+4000" table:style-name="ce83">
            <text:p>1.7E+04</text:p>
          </table:table-cell>
          <table:table-cell office:value-type="float" office:value="289000000" table:formula="of:=[.L18]*[.L18]" table:style-name="ce6">
            <text:p>2.89E+08</text:p>
          </table:table-cell>
          <table:table-cell office:value-type="float" office:value="3.5077713399999997" table:formula="of:=[.$F$6]*[.M18]+[.L18]*[.$F$5]+[.$F$4]*[.K18]" table:style-name="ce6">
            <text:p>3.51E+00</text:p>
          </table:table-cell>
          <table:table-cell office:value-type="float" office:value="1.8192723399999999" table:formula="of:=[.$F$7]*[.M18]" table:style-name="ce13">
            <text:p>1.82E+000</text:p>
          </table:table-cell>
          <table:table-cell office:value-type="float" office:value="-1.6884989999999998" table:formula="of:=[.O18]-[.N18]" table:style-name="ce11">
            <text:p>-1.69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6" table:style-name="ce72">
            <text:p>6</text:p>
          </table:table-cell>
          <table:table-cell office:value-type="float" office:value="30000" table:style-name="ce73">
            <text:p>3.0E+04</text:p>
          </table:table-cell>
          <table:table-cell office:value-type="float" office:value="6" table:style-name="ce72">
            <text:p>6</text:p>
          </table:table-cell>
          <table:table-cell office:value-type="float" office:value="1" table:style-name="ce72">
            <text:p>1</text:p>
          </table:table-cell>
          <table:table-cell office:value-type="float" office:value="30000" table:formula="of:=[.C19]" table:style-name="ce73">
            <text:p>3.0E+04</text:p>
          </table:table-cell>
          <table:table-cell office:value-type="float" office:value="900000000" table:formula="of:=[.F19]*[.F19]" table:style-name="ce74">
            <text:p>9.00E+08</text:p>
          </table:table-cell>
          <table:table-cell table:style-name="ce74"/>
          <table:table-cell table:style-name="ce4"/>
          <table:table-cell office:value-type="float" office:value="6" table:style-name="ce2">
            <text:p>6</text:p>
          </table:table-cell>
          <table:table-cell office:value-type="float" office:value="1" table:formula="of:=[.L19]^0" table:style-name="ce42">
            <text:p>1</text:p>
          </table:table-cell>
          <table:table-cell office:value-type="float" office:value="21000" table:formula="of:=[.L18]+4000" table:style-name="ce83">
            <text:p>2.1E+04</text:p>
          </table:table-cell>
          <table:table-cell office:value-type="float" office:value="441000000" table:formula="of:=[.L19]*[.L19]" table:style-name="ce6">
            <text:p>4.41E+08</text:p>
          </table:table-cell>
          <table:table-cell office:value-type="float" office:value="4.2431524600000001" table:formula="of:=[.$F$6]*[.M19]+[.L19]*[.$F$5]+[.$F$4]*[.K19]" table:style-name="ce6">
            <text:p>4.24E+00</text:p>
          </table:table-cell>
          <table:table-cell office:value-type="float" office:value="2.7761214599999997" table:formula="of:=[.$F$7]*[.M19]" table:style-name="ce13">
            <text:p>2.78E+000</text:p>
          </table:table-cell>
          <table:table-cell office:value-type="float" office:value="-1.4670310000000004" table:formula="of:=[.O19]-[.N19]" table:style-name="ce11">
            <text:p>-1.47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7" table:style-name="ce72">
            <text:p>7</text:p>
          </table:table-cell>
          <table:table-cell office:value-type="float" office:value="35000" table:style-name="ce73">
            <text:p>3.5E+04</text:p>
          </table:table-cell>
          <table:table-cell office:value-type="float" office:value="8" table:style-name="ce72">
            <text:p>8</text:p>
          </table:table-cell>
          <table:table-cell office:value-type="float" office:value="1" table:style-name="ce72">
            <text:p>1</text:p>
          </table:table-cell>
          <table:table-cell office:value-type="float" office:value="35000" table:formula="of:=[.C20]" table:style-name="ce73">
            <text:p>3.5E+04</text:p>
          </table:table-cell>
          <table:table-cell office:value-type="float" office:value="1225000000" table:formula="of:=[.F20]*[.F20]" table:style-name="ce74">
            <text:p>1.23E+09</text:p>
          </table:table-cell>
          <table:table-cell table:style-name="ce74"/>
          <table:table-cell table:style-name="ce4"/>
          <table:table-cell office:value-type="float" office:value="7" table:style-name="ce2">
            <text:p>7</text:p>
          </table:table-cell>
          <table:table-cell office:value-type="float" office:value="1" table:formula="of:=[.L20]^0" table:style-name="ce42">
            <text:p>1</text:p>
          </table:table-cell>
          <table:table-cell office:value-type="float" office:value="25000" table:formula="of:=[.L19]+4000" table:style-name="ce83">
            <text:p>2.5E+04</text:p>
          </table:table-cell>
          <table:table-cell office:value-type="float" office:value="625000000" table:formula="of:=[.L20]*[.L20]" table:style-name="ce6">
            <text:p>6.25E+08</text:p>
          </table:table-cell>
          <table:table-cell office:value-type="float" office:value="5.0039755000000001" table:formula="of:=[.$F$6]*[.M20]+[.L20]*[.$F$5]+[.$F$4]*[.K20]" table:style-name="ce6">
            <text:p>5.00E+00</text:p>
          </table:table-cell>
          <table:table-cell office:value-type="float" office:value="3.9344124999999996" table:formula="of:=[.$F$7]*[.M20]" table:style-name="ce13">
            <text:p>3.93E+000</text:p>
          </table:table-cell>
          <table:table-cell office:value-type="float" office:value="-1.0695630000000005" table:formula="of:=[.O20]-[.N20]" table:style-name="ce11">
            <text:p>-1.07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8" table:style-name="ce72">
            <text:p>8</text:p>
          </table:table-cell>
          <table:table-cell office:value-type="float" office:value="40000" table:style-name="ce73">
            <text:p>4.0E+04</text:p>
          </table:table-cell>
          <table:table-cell office:value-type="float" office:value="8" table:style-name="ce72">
            <text:p>8</text:p>
          </table:table-cell>
          <table:table-cell office:value-type="float" office:value="1" table:style-name="ce72">
            <text:p>1</text:p>
          </table:table-cell>
          <table:table-cell office:value-type="float" office:value="40000" table:formula="of:=[.C21]" table:style-name="ce73">
            <text:p>4.0E+04</text:p>
          </table:table-cell>
          <table:table-cell office:value-type="float" office:value="1600000000" table:formula="of:=[.F21]*[.F21]" table:style-name="ce74">
            <text:p>1.60E+09</text:p>
          </table:table-cell>
          <table:table-cell table:style-name="ce74"/>
          <table:table-cell table:style-name="ce4"/>
          <table:table-cell office:value-type="float" office:value="8" table:style-name="ce2">
            <text:p>8</text:p>
          </table:table-cell>
          <table:table-cell office:value-type="float" office:value="1" table:formula="of:=[.L21]^0" table:style-name="ce42">
            <text:p>1</text:p>
          </table:table-cell>
          <table:table-cell office:value-type="float" office:value="29000" table:formula="of:=[.L20]+4000" table:style-name="ce83">
            <text:p>2.9E+04</text:p>
          </table:table-cell>
          <table:table-cell office:value-type="float" office:value="841000000" table:formula="of:=[.L21]*[.L21]" table:style-name="ce6">
            <text:p>8.41E+08</text:p>
          </table:table-cell>
          <table:table-cell office:value-type="float" office:value="5.7902404599999997" table:formula="of:=[.$F$6]*[.M21]+[.L21]*[.$F$5]+[.$F$4]*[.K21]" table:style-name="ce6">
            <text:p>5.79E+00</text:p>
          </table:table-cell>
          <table:table-cell office:value-type="float" office:value="5.2941454599999993" table:formula="of:=[.$F$7]*[.M21]" table:style-name="ce13">
            <text:p>5.29E+000</text:p>
          </table:table-cell>
          <table:table-cell office:value-type="float" office:value="-0.4960950000000004" table:formula="of:=[.O21]-[.N21]" table:style-name="ce11">
            <text:p>-4.96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9" table:style-name="ce72">
            <text:p>9</text:p>
          </table:table-cell>
          <table:table-cell office:value-type="float" office:value="44000" table:style-name="ce73">
            <text:p>4.4E+04</text:p>
          </table:table-cell>
          <table:table-cell office:value-type="float" office:value="9" table:style-name="ce72">
            <text:p>9</text:p>
          </table:table-cell>
          <table:table-cell office:value-type="float" office:value="1" table:style-name="ce72">
            <text:p>1</text:p>
          </table:table-cell>
          <table:table-cell office:value-type="float" office:value="44000" table:formula="of:=[.C22]" table:style-name="ce73">
            <text:p>4.4E+04</text:p>
          </table:table-cell>
          <table:table-cell office:value-type="float" office:value="1936000000" table:formula="of:=[.F22]*[.F22]" table:style-name="ce74">
            <text:p>1.94E+09</text:p>
          </table:table-cell>
          <table:table-cell table:style-name="ce74"/>
          <table:table-cell table:style-name="ce4"/>
          <table:table-cell office:value-type="float" office:value="9" table:style-name="ce2">
            <text:p>9</text:p>
          </table:table-cell>
          <table:table-cell office:value-type="float" office:value="1" table:formula="of:=[.L22]^0" table:style-name="ce42">
            <text:p>1</text:p>
          </table:table-cell>
          <table:table-cell office:value-type="float" office:value="33000" table:formula="of:=[.L21]+4000" table:style-name="ce83">
            <text:p>3.3E+04</text:p>
          </table:table-cell>
          <table:table-cell office:value-type="float" office:value="1089000000" table:formula="of:=[.L22]*[.L22]" table:style-name="ce6">
            <text:p>1.09E+09</text:p>
          </table:table-cell>
          <table:table-cell office:value-type="float" office:value="6.6019473399999997" table:formula="of:=[.$F$6]*[.M22]+[.L22]*[.$F$5]+[.$F$4]*[.K22]" table:style-name="ce6">
            <text:p>6.60E+00</text:p>
          </table:table-cell>
          <table:table-cell office:value-type="float" office:value="6.8553203399999996" table:formula="of:=[.$F$7]*[.M22]" table:style-name="ce13">
            <text:p>6.86E+000</text:p>
          </table:table-cell>
          <table:table-cell office:value-type="float" office:value="0.25337299999999985" table:formula="of:=[.O22]-[.N22]" table:style-name="ce11">
            <text:p>2.53E-01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0" table:style-name="ce72">
            <text:p>10</text:p>
          </table:table-cell>
          <table:table-cell office:value-type="float" office:value="50000" table:style-name="ce73">
            <text:p>5.0E+04</text:p>
          </table:table-cell>
          <table:table-cell office:value-type="float" office:value="9" table:style-name="ce72">
            <text:p>9</text:p>
          </table:table-cell>
          <table:table-cell office:value-type="float" office:value="1" table:style-name="ce72">
            <text:p>1</text:p>
          </table:table-cell>
          <table:table-cell office:value-type="float" office:value="50000" table:formula="of:=[.C23]" table:style-name="ce73">
            <text:p>5.0E+04</text:p>
          </table:table-cell>
          <table:table-cell office:value-type="float" office:value="2500000000" table:formula="of:=[.F23]*[.F23]" table:style-name="ce74">
            <text:p>2.50E+09</text:p>
          </table:table-cell>
          <table:table-cell table:style-name="ce74"/>
          <table:table-cell table:style-name="ce4"/>
          <table:table-cell office:value-type="float" office:value="10" table:style-name="ce2">
            <text:p>10</text:p>
          </table:table-cell>
          <table:table-cell office:value-type="float" office:value="1" table:formula="of:=[.L23]^0" table:style-name="ce42">
            <text:p>1</text:p>
          </table:table-cell>
          <table:table-cell office:value-type="float" office:value="37000" table:formula="of:=[.L22]+4000" table:style-name="ce83">
            <text:p>3.7E+04</text:p>
          </table:table-cell>
          <table:table-cell office:value-type="float" office:value="1369000000" table:formula="of:=[.L23]*[.L23]" table:style-name="ce6">
            <text:p>1.37E+09</text:p>
          </table:table-cell>
          <table:table-cell office:value-type="float" office:value="7.4390961399999993" table:formula="of:=[.$F$6]*[.M23]+[.L23]*[.$F$5]+[.$F$4]*[.K23]" table:style-name="ce6">
            <text:p>7.44E+00</text:p>
          </table:table-cell>
          <table:table-cell office:value-type="float" office:value="8.6179371399999987" table:formula="of:=[.$F$7]*[.M23]" table:style-name="ce13">
            <text:p>8.62E+000</text:p>
          </table:table-cell>
          <table:table-cell office:value-type="float" office:value="1.1788409999999994" table:formula="of:=[.O23]-[.N23]" table:style-name="ce11">
            <text:p>1.18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1" table:style-name="ce72">
            <text:p>11</text:p>
          </table:table-cell>
          <table:table-cell office:value-type="float" office:value="55000" table:style-name="ce73">
            <text:p>5.5E+04</text:p>
          </table:table-cell>
          <table:table-cell office:value-type="float" office:value="12" table:style-name="ce72">
            <text:p>12</text:p>
          </table:table-cell>
          <table:table-cell office:value-type="float" office:value="1" table:style-name="ce72">
            <text:p>1</text:p>
          </table:table-cell>
          <table:table-cell office:value-type="float" office:value="55000" table:formula="of:=[.C24]" table:style-name="ce73">
            <text:p>5.5E+04</text:p>
          </table:table-cell>
          <table:table-cell office:value-type="float" office:value="3025000000" table:formula="of:=[.F24]*[.F24]" table:style-name="ce74">
            <text:p>3.03E+09</text:p>
          </table:table-cell>
          <table:table-cell table:style-name="ce74"/>
          <table:table-cell table:style-name="ce4"/>
          <table:table-cell office:value-type="float" office:value="11" table:style-name="ce2">
            <text:p>11</text:p>
          </table:table-cell>
          <table:table-cell office:value-type="float" office:value="1" table:formula="of:=[.L24]^0" table:style-name="ce42">
            <text:p>1</text:p>
          </table:table-cell>
          <table:table-cell office:value-type="float" office:value="41000" table:formula="of:=[.L23]+4000" table:style-name="ce83">
            <text:p>4.1E+04</text:p>
          </table:table-cell>
          <table:table-cell office:value-type="float" office:value="1681000000" table:formula="of:=[.L24]*[.L24]" table:style-name="ce6">
            <text:p>1.68E+09</text:p>
          </table:table-cell>
          <table:table-cell office:value-type="float" office:value="8.3016868600000002" table:formula="of:=[.$F$6]*[.M24]+[.L24]*[.$F$5]+[.$F$4]*[.K24]" table:style-name="ce6">
            <text:p>8.30E+00</text:p>
          </table:table-cell>
          <table:table-cell office:value-type="float" office:value="10.581995859999999" table:formula="of:=[.$F$7]*[.M24]" table:style-name="ce13">
            <text:p>1.06E+001</text:p>
          </table:table-cell>
          <table:table-cell office:value-type="float" office:value="2.280308999999999" table:formula="of:=[.O24]-[.N24]" table:style-name="ce11">
            <text:p>2.28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2" table:style-name="ce72">
            <text:p>12</text:p>
          </table:table-cell>
          <table:table-cell office:value-type="float" office:value="60000" table:style-name="ce73">
            <text:p>6.0E+04</text:p>
          </table:table-cell>
          <table:table-cell office:value-type="float" office:value="13" table:style-name="ce72">
            <text:p>13</text:p>
          </table:table-cell>
          <table:table-cell office:value-type="float" office:value="1" table:style-name="ce72">
            <text:p>1</text:p>
          </table:table-cell>
          <table:table-cell office:value-type="float" office:value="60000" table:formula="of:=[.C25]" table:style-name="ce73">
            <text:p>6.0E+04</text:p>
          </table:table-cell>
          <table:table-cell office:value-type="float" office:value="3600000000" table:formula="of:=[.F25]*[.F25]" table:style-name="ce74">
            <text:p>3.60E+09</text:p>
          </table:table-cell>
          <table:table-cell table:style-name="ce81"/>
          <table:table-cell table:style-name="ce4"/>
          <table:table-cell office:value-type="float" office:value="12" table:style-name="ce2">
            <text:p>12</text:p>
          </table:table-cell>
          <table:table-cell office:value-type="float" office:value="1" table:formula="of:=[.L25]^0" table:style-name="ce42">
            <text:p>1</text:p>
          </table:table-cell>
          <table:table-cell office:value-type="float" office:value="45000" table:formula="of:=[.L24]+4000" table:style-name="ce83">
            <text:p>4.5E+04</text:p>
          </table:table-cell>
          <table:table-cell office:value-type="float" office:value="2025000000" table:formula="of:=[.L25]*[.L25]" table:style-name="ce6">
            <text:p>2.03E+09</text:p>
          </table:table-cell>
          <table:table-cell office:value-type="float" office:value="9.1897194999999989" table:formula="of:=[.$F$6]*[.M25]+[.L25]*[.$F$5]+[.$F$4]*[.K25]" table:style-name="ce6">
            <text:p>9.19E+00</text:p>
          </table:table-cell>
          <table:table-cell office:value-type="float" office:value="12.747496499999999" table:formula="of:=[.$F$7]*[.M25]" table:style-name="ce13">
            <text:p>1.27E+001</text:p>
          </table:table-cell>
          <table:table-cell office:value-type="float" office:value="3.5577769999999997" table:formula="of:=[.O25]-[.N25]" table:style-name="ce11">
            <text:p>3.56E+00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13" table:style-name="ce72">
            <text:p>13</text:p>
          </table:table-cell>
          <table:table-cell office:value-type="float" office:value="65000" table:style-name="ce73">
            <text:p>6.5E+04</text:p>
          </table:table-cell>
          <table:table-cell office:value-type="float" office:value="14" table:style-name="ce72">
            <text:p>14</text:p>
          </table:table-cell>
          <table:table-cell office:value-type="float" office:value="1" table:style-name="ce72">
            <text:p>1</text:p>
          </table:table-cell>
          <table:table-cell office:value-type="float" office:value="65000" table:formula="of:=[.C26]" table:style-name="ce73">
            <text:p>6.5E+04</text:p>
          </table:table-cell>
          <table:table-cell office:value-type="float" office:value="4225000000" table:formula="of:=[.F26]*[.F26]" table:style-name="ce74">
            <text:p>4.23E+09</text:p>
          </table:table-cell>
          <table:table-cell table:style-name="ce81"/>
          <table:table-cell table:style-name="ce4"/>
          <table:table-cell office:value-type="float" office:value="13" table:style-name="ce2">
            <text:p>13</text:p>
          </table:table-cell>
          <table:table-cell office:value-type="float" office:value="1" table:formula="of:=[.L26]^0" table:style-name="ce42">
            <text:p>1</text:p>
          </table:table-cell>
          <table:table-cell office:value-type="float" office:value="49000" table:formula="of:=[.L25]+4000" table:style-name="ce83">
            <text:p>4.9E+04</text:p>
          </table:table-cell>
          <table:table-cell office:value-type="float" office:value="2401000000" table:formula="of:=[.L26]*[.L26]" table:style-name="ce6">
            <text:p>2.40E+09</text:p>
          </table:table-cell>
          <table:table-cell office:value-type="float" office:value="10.10319406" table:formula="of:=[.$F$6]*[.M26]+[.L26]*[.$F$5]+[.$F$4]*[.K26]" table:style-name="ce6">
            <text:p>1.01E+01</text:p>
          </table:table-cell>
          <table:table-cell office:value-type="float" office:value="15.114439059999999" table:formula="of:=[.$F$7]*[.M26]" table:style-name="ce13">
            <text:p>1.51E+001</text:p>
          </table:table-cell>
          <table:table-cell office:value-type="float" office:value="5.0112449999999988" table:formula="of:=[.O26]-[.N26]" table:style-name="ce11">
            <text:p>5.01E+00</text:p>
          </table:table-cell>
          <table:table-cell table:number-columns-repeated="16368"/>
        </table:table-row>
        <table:table-row table:style-name="ro4">
          <table:table-cell/>
          <table:table-cell table:style-name="ce72"/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81"/>
          <table:table-cell table:style-name="ce4"/>
          <table:table-cell office:value-type="float" office:value="14" table:style-name="ce2">
            <text:p>14</text:p>
          </table:table-cell>
          <table:table-cell office:value-type="float" office:value="1" table:formula="of:=[.L27]^0" table:style-name="ce42">
            <text:p>1</text:p>
          </table:table-cell>
          <table:table-cell office:value-type="float" office:value="53000" table:formula="of:=[.L26]+4000" table:style-name="ce83">
            <text:p>5.3E+04</text:p>
          </table:table-cell>
          <table:table-cell office:value-type="float" office:value="2809000000" table:formula="of:=[.L27]*[.L27]" table:style-name="ce6">
            <text:p>2.81E+09</text:p>
          </table:table-cell>
          <table:table-cell office:value-type="float" office:value="11.042110540000001" table:formula="of:=[.$F$6]*[.M27]+[.L27]*[.$F$5]+[.$F$4]*[.K27]" table:style-name="ce6">
            <text:p>1.10E+01</text:p>
          </table:table-cell>
          <table:table-cell office:value-type="float" office:value="17.682823539999998" table:formula="of:=[.$F$7]*[.M27]" table:style-name="ce13">
            <text:p>1.77E+001</text:p>
          </table:table-cell>
          <table:table-cell office:value-type="float" office:value="6.6407129999999963" table:formula="of:=[.O27]-[.N27]" table:style-name="ce11">
            <text:p>6.64E+00</text:p>
          </table:table-cell>
          <table:table-cell table:number-columns-repeated="16368"/>
        </table:table-row>
        <table:table-row table:style-name="ro4">
          <table:table-cell/>
          <table:table-cell office:value-type="string" table:style-name="ce24">
            <text:p>Step 3a &amp; 7 Graph</text:p>
          </table:table-cell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81"/>
          <table:table-cell table:style-name="ce4"/>
          <table:table-cell office:value-type="float" office:value="15" table:style-name="ce2">
            <text:p>15</text:p>
          </table:table-cell>
          <table:table-cell office:value-type="float" office:value="1" table:formula="of:=[.L28]^0" table:style-name="ce42">
            <text:p>1</text:p>
          </table:table-cell>
          <table:table-cell office:value-type="float" office:value="57000" table:formula="of:=[.L27]+4000" table:style-name="ce83">
            <text:p>5.7E+04</text:p>
          </table:table-cell>
          <table:table-cell office:value-type="float" office:value="3249000000" table:formula="of:=[.L28]*[.L28]" table:style-name="ce6">
            <text:p>3.25E+09</text:p>
          </table:table-cell>
          <table:table-cell office:value-type="float" office:value="12.00646894" table:formula="of:=[.$F$6]*[.M28]+[.L28]*[.$F$5]+[.$F$4]*[.K28]" table:style-name="ce6">
            <text:p>1.20E+01</text:p>
          </table:table-cell>
          <table:table-cell office:value-type="float" office:value="20.452649939999997" table:formula="of:=[.$F$7]*[.M28]" table:style-name="ce13">
            <text:p>2.05E+001</text:p>
          </table:table-cell>
          <table:table-cell office:value-type="float" office:value="8.4461809999999975" table:formula="of:=[.O28]-[.N28]" table:style-name="ce11">
            <text:p>8.45E+00</text:p>
          </table:table-cell>
          <table:table-cell table:number-columns-repeated="16368"/>
        </table:table-row>
        <table:table-row table:style-name="ro4">
          <table:table-cell table:style-name="ce1">
            <draw:frame draw:z-index="1" draw:id="id5" draw:style-name="a5" draw:name="Chart 1" svg:x="0.32292in" svg:y="0.03646in" svg:width="6.77083in" svg:height="5.9361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style-name="ce72"/>
          <table:table-cell table:style-name="ce73"/>
          <table:table-cell table:number-columns-repeated="2" table:style-name="ce72"/>
          <table:table-cell table:style-name="ce73"/>
          <table:table-cell table:style-name="ce74"/>
          <table:table-cell table:style-name="ce82"/>
          <table:table-cell table:style-name="ce4"/>
          <table:table-cell office:value-type="float" office:value="16" table:style-name="ce2">
            <text:p>16</text:p>
          </table:table-cell>
          <table:table-cell office:value-type="float" office:value="1" table:formula="of:=[.L29]^0" table:style-name="ce42">
            <text:p>1</text:p>
          </table:table-cell>
          <table:table-cell office:value-type="float" office:value="61000" table:formula="of:=[.L28]+4000" table:style-name="ce83">
            <text:p>6.1E+04</text:p>
          </table:table-cell>
          <table:table-cell office:value-type="float" office:value="3721000000" table:formula="of:=[.L29]*[.L29]" table:style-name="ce6">
            <text:p>3.72E+09</text:p>
          </table:table-cell>
          <table:table-cell office:value-type="float" office:value="12.99626926" table:formula="of:=[.$F$6]*[.M29]+[.L29]*[.$F$5]+[.$F$4]*[.K29]" table:style-name="ce6">
            <text:p>1.30E+01</text:p>
          </table:table-cell>
          <table:table-cell office:value-type="float" office:value="23.423918259999997" table:formula="of:=[.$F$7]*[.M29]" table:style-name="ce13">
            <text:p>2.34E+001</text:p>
          </table:table-cell>
          <table:table-cell office:value-type="float" office:value="10.427648999999997" table:formula="of:=[.O29]-[.N29]" table:style-name="ce11">
            <text:p>1.04E+01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7" table:style-name="ce2">
            <text:p>17</text:p>
          </table:table-cell>
          <table:table-cell office:value-type="float" office:value="1" table:formula="of:=[.L30]^0" table:style-name="ce42">
            <text:p>1</text:p>
          </table:table-cell>
          <table:table-cell office:value-type="float" office:value="65000" table:formula="of:=[.L29]+4000" table:style-name="ce83">
            <text:p>6.5E+04</text:p>
          </table:table-cell>
          <table:table-cell office:value-type="float" office:value="4225000000" table:formula="of:=[.L30]*[.L30]" table:style-name="ce6">
            <text:p>4.23E+09</text:p>
          </table:table-cell>
          <table:table-cell office:value-type="float" office:value="14.011511500000001" table:formula="of:=[.$F$6]*[.M30]+[.L30]*[.$F$5]+[.$F$4]*[.K30]" table:style-name="ce6">
            <text:p>1.40E+01</text:p>
          </table:table-cell>
          <table:table-cell office:value-type="float" office:value="26.596628499999998" table:formula="of:=[.$F$7]*[.M30]" table:style-name="ce13">
            <text:p>2.66E+001</text:p>
          </table:table-cell>
          <table:table-cell office:value-type="float" office:value="12.585116999999997" table:formula="of:=[.O30]-[.N30]" table:style-name="ce11">
            <text:p>1.26E+01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office:value-type="float" office:value="18" table:style-name="ce2">
            <text:p>18</text:p>
          </table:table-cell>
          <table:table-cell office:value-type="float" office:value="1" table:formula="of:=[.L31]^0" table:style-name="ce42">
            <text:p>1</text:p>
          </table:table-cell>
          <table:table-cell office:value-type="float" office:value="69000" table:formula="of:=[.L30]+4000" table:style-name="ce83">
            <text:p>6.9E+04</text:p>
          </table:table-cell>
          <table:table-cell office:value-type="float" office:value="4761000000" table:formula="of:=[.L31]*[.L31]" table:style-name="ce6">
            <text:p>4.76E+09</text:p>
          </table:table-cell>
          <table:table-cell office:value-type="float" office:value="15.052195659999999" table:formula="of:=[.$F$6]*[.M31]+[.L31]*[.$F$5]+[.$F$4]*[.K31]" table:style-name="ce6">
            <text:p>1.51E+01</text:p>
          </table:table-cell>
          <table:table-cell office:value-type="float" office:value="29.970780659999999" table:formula="of:=[.$F$7]*[.M31]" table:style-name="ce13">
            <text:p>3.00E+001</text:p>
          </table:table-cell>
          <table:table-cell office:value-type="float" office:value="14.918585" table:formula="of:=[.O31]-[.N31]" table:style-name="ce11">
            <text:p>1.49E+01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5" table:style-name="ce2"/>
          <table:table-cell table:style-name="ce3"/>
          <table:table-cell table:style-name="ce4"/>
          <table:table-cell table:style-name="ce2"/>
          <table:table-cell table:style-name="ce42"/>
          <table:table-cell table:style-name="ce83"/>
          <table:table-cell table:number-columns-repeated="2" table:style-name="ce6"/>
          <table:table-cell table:style-name="ce13"/>
          <table:table-cell table:style-name="ce11"/>
          <table:table-cell table:number-columns-repeated="16368"/>
        </table:table-row>
        <table:table-row table:number-rows-repeated="53" table:style-name="ro4">
          <table:table-cell table:number-columns-repeated="9"/>
          <table:table-cell table:style-name="ce2"/>
          <table:table-cell table:style-name="ce42"/>
          <table:table-cell table:style-name="ce83"/>
          <table:table-cell table:number-columns-repeated="2" table:style-name="ce6"/>
          <table:table-cell table:style-name="ce13"/>
          <table:table-cell table:style-name="ce11"/>
          <table:table-cell table:number-columns-repeated="16368"/>
        </table:table-row>
        <table:table-row table:number-rows-repeated="1048491" table:style-name="ro4">
          <table:table-cell table:number-columns-repeated="16384"/>
        </table:table-row>
      </table:table>
      <table:table table:name="dfOperationalAnalysis" table:style-name="ta1">
        <table:table-column table:style-name="co15" table:default-cell-style-name="ce1"/>
        <table:table-column table:style-name="co4" table:number-columns-repeated="2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4" table:default-cell-style-name="ce10"/>
        <table:table-column table:style-name="co4" table:number-columns-repeated="2" table:default-cell-style-name="ce2"/>
        <table:table-column table:style-name="co4" table:default-cell-style-name="ce5"/>
        <table:table-column table:style-name="co4" table:default-cell-style-name="ce2"/>
        <table:table-column table:style-name="co4" table:default-cell-style-name="ce42"/>
        <table:table-column table:style-name="co4" table:default-cell-style-name="ce11"/>
        <table:table-column table:style-name="co17" table:default-cell-style-name="ce2"/>
        <table:table-column table:style-name="co16" table:default-cell-style-name="ce2"/>
        <table:table-column table:style-name="co18" table:default-cell-style-name="ce2"/>
        <table:table-column table:style-name="co4" table:number-columns-repeated="2" table:default-cell-style-name="ce1"/>
        <table:table-column table:style-name="co19" table:default-cell-style-name="ce1"/>
        <table:table-column table:style-name="co4" table:number-columns-repeated="1005" table:default-cell-style-name="ce1"/>
        <table:table-column table:style-name="co12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style-name="ce2"/>
          <table:table-cell table:style-name="ce1"/>
          <table:table-cell office:value-type="string" table:style-name="ce10">
            <text:p>Operational Analysis for the Mark Sort Algorithm</text:p>
          </table:table-cell>
          <table:table-cell table:number-columns-repeated="2" table:style-name="ce2"/>
          <table:table-cell table:style-name="ce5"/>
          <table:table-cell table:style-name="ce2"/>
          <table:table-cell table:style-name="ce42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office:value-type="string" table:style-name="ce7">
            <text:p>Step 3a</text:p>
          </table:table-cell>
          <table:table-cell office:value-type="string" table:style-name="ce8">
            <text:p>Plug Step1b and Step 2 CurveFit prgm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42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4">
          <table:table-cell/>
          <table:table-cell table:number-columns-repeated="3" table:style-name="ce1"/>
          <table:table-cell office:value-type="string" table:style-name="ce7">
            <text:p>Step 3b</text:p>
          </table:table-cell>
          <table:table-cell office:value-type="string" table:style-name="ce9">
            <text:p>Fill coeffs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42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4">
          <table:table-cell/>
          <table:table-cell table:number-columns-repeated="3" table:style-name="ce1"/>
          <table:table-cell office:value-type="string" table:style-name="ce2">
            <text:p>C0 =</text:p>
          </table:table-cell>
          <table:table-cell office:value-type="float" office:value="450980" table:style-name="ce10">
            <text:p>4.51E+05</text:p>
          </table:table-cell>
          <table:table-cell table:style-name="ce10"/>
          <table:table-cell table:number-columns-repeated="2" table:style-name="ce2"/>
          <table:table-cell table:style-name="ce5"/>
          <table:table-cell table:style-name="ce2"/>
          <table:table-cell table:style-name="ce42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4">
          <table:table-cell/>
          <table:table-cell table:number-columns-repeated="3" table:style-name="ce1"/>
          <table:table-cell office:value-type="string" table:style-name="ce2">
            <text:p>C1 =</text:p>
          </table:table-cell>
          <table:table-cell office:value-type="float" office:value="-268.50099999999998" table:style-name="ce1">
            <text:p>-268.501</text:p>
          </table:table-cell>
          <table:table-cell table:style-name="ce10"/>
          <table:table-cell office:value-type="string" table:number-columns-spanned="3" table:number-rows-spanned="1" table:style-name="ce33">
            <text:p>Curve Fit</text:p>
          </table:table-cell>
          <table:covered-table-cell table:number-columns-repeated="2"/>
          <table:table-cell table:style-name="ce2"/>
          <table:table-cell table:style-name="ce42"/>
          <table:table-cell table:style-name="ce11"/>
          <table:table-cell table:number-columns-repeated="3" table:style-name="ce2"/>
          <table:table-cell table:number-columns-repeated="16368" table:style-name="ce1"/>
        </table:table-row>
        <table:table-row table:style-name="ro4">
          <table:table-cell/>
          <table:table-cell table:number-columns-repeated="3" table:style-name="ce1"/>
          <table:table-cell office:value-type="string" table:style-name="ce2">
            <text:p>C2 =</text:p>
          </table:table-cell>
          <table:table-cell office:value-type="float" office:value="3.0148600000000001" table:style-name="ce1">
            <text:p>3.01486</text:p>
          </table:table-cell>
          <table:table-cell table:style-name="ce10"/>
          <table:table-cell office:value-type="string" table:number-columns-spanned="3" table:number-rows-spanned="1" table:style-name="ce34">
            <text:p><text:s text:c="2"/>= C0+C1*N^1+C2*n^2</text:p>
          </table:table-cell>
          <table:covered-table-cell table:number-columns-repeated="2"/>
          <table:table-cell table:style-name="ce2"/>
          <table:table-cell table:style-name="ce42"/>
          <table:table-cell table:style-name="ce11"/>
          <table:table-cell table:number-columns-repeated="3" table:style-name="ce2"/>
          <table:table-cell table:style-name="ce1"/>
          <table:table-cell table:number-columns-repeated="2" table:style-name="ce43"/>
          <table:table-cell table:number-columns-repeated="16365"/>
        </table:table-row>
        <table:table-row table:style-name="ro4">
          <table:table-cell/>
          <table:table-cell table:number-columns-repeated="2" table:style-name="ce1"/>
          <table:table-cell office:value-type="string" table:number-columns-spanned="2" table:number-rows-spanned="1" table:style-name="ce35">
            <text:p><text:s/>C''' for O(N^2) =<text:s/></text:p>
          </table:table-cell>
          <table:covered-table-cell/>
          <table:table-cell office:value-type="float" office:value="3.8148600000000004" table:formula="of:=[.F8]+0.8" table:style-name="ce1">
            <text:p>3.81486</text:p>
          </table:table-cell>
          <table:table-cell table:style-name="ce10"/>
          <table:table-cell office:value-type="string" table:number-columns-spanned="3" table:number-rows-spanned="1" table:style-name="ce36">
            <text:p><text:s text:c="2"/>=$G$5+$G$6*G13+$G$7*H13</text:p>
          </table:table-cell>
          <table:covered-table-cell table:number-columns-repeated="2"/>
          <table:table-cell table:style-name="ce2"/>
          <table:table-cell table:style-name="ce42"/>
          <table:table-cell table:style-name="ce11"/>
          <table:table-cell table:number-columns-repeated="3" table:style-name="ce2"/>
          <table:table-cell table:style-name="ce1"/>
          <table:table-cell table:number-columns-repeated="2" table:style-name="ce43"/>
          <table:table-cell table:number-columns-repeated="16365"/>
        </table:table-row>
        <table:table-row table:style-name="ro4">
          <table:table-cell/>
          <table:table-cell table:number-columns-repeated="2" table:style-name="ce1"/>
          <table:table-cell table:number-columns-repeated="2" table:style-name="ce12"/>
          <table:table-cell table:style-name="ce1"/>
          <table:table-cell table:style-name="ce10"/>
          <table:table-cell table:number-columns-repeated="3" table:style-name="ce44"/>
          <table:table-cell table:style-name="ce2"/>
          <table:table-cell table:style-name="ce42"/>
          <table:table-cell table:style-name="ce11"/>
          <table:table-cell table:number-columns-repeated="3" table:style-name="ce2"/>
          <table:table-cell table:style-name="ce1"/>
          <table:table-cell table:number-columns-repeated="2" table:style-name="ce43"/>
          <table:table-cell table:number-columns-repeated="16365"/>
        </table:table-row>
        <table:table-row table:style-name="ro5">
          <table:table-cell/>
          <table:table-cell table:number-columns-repeated="2" table:style-name="ce1"/>
          <table:table-cell table:number-columns-repeated="2" table:style-name="ce45"/>
          <table:table-cell table:style-name="ce1"/>
          <table:table-cell table:style-name="ce10"/>
          <table:table-cell table:number-columns-repeated="2" table:style-name="ce2"/>
          <table:table-cell office:value-type="string" table:number-columns-spanned="7" table:number-rows-spanned="1" table:style-name="ce68">
            <text:p>Simulate to find the C''' with N^2 <text:s/>to show O(N^2)</text:p>
          </table:table-cell>
          <table:covered-table-cell table:number-columns-repeated="6"/>
          <table:table-cell table:style-name="ce1"/>
          <table:table-cell table:style-name="ce46"/>
          <table:table-cell table:style-name="ce43"/>
          <table:table-cell table:number-columns-repeated="16365"/>
        </table:table-row>
        <table:table-row table:style-name="ro6">
          <table:table-cell/>
          <table:table-cell table:style-name="ce1"/>
          <table:table-cell table:style-name="ce2"/>
          <table:table-cell office:value-type="string" table:style-name="ce16">
            <text:p>Step 2</text:p>
          </table:table-cell>
          <table:table-cell table:style-name="ce17"/>
          <table:table-cell table:style-name="ce2"/>
          <table:table-cell table:style-name="ce11"/>
          <table:table-cell table:style-name="ce3"/>
          <table:table-cell table:style-name="ce2"/>
          <table:table-cell office:value-type="string" table:number-columns-spanned="4" table:number-rows-spanned="3" table:style-name="ce69">
            <text:p>Step 5</text:p>
          </table:table-cell>
          <table:covered-table-cell table:number-columns-repeated="3"/>
          <table:table-cell office:value-type="string" table:style-name="ce47">
            <text:p>Simulated<text:s/></text:p>
          </table:table-cell>
          <table:table-cell office:value-type="string" table:style-name="ce48">
            <text:p>Step 6</text:p>
          </table:table-cell>
          <table:table-cell table:number-columns-repeated="2" table:style-name="ce1"/>
          <table:table-cell table:number-columns-repeated="2" table:style-name="ce49"/>
          <table:table-cell table:number-columns-repeated="16365"/>
        </table:table-row>
        <table:table-row table:style-name="ro6">
          <table:table-cell table:style-name="ce2"/>
          <table:table-cell table:style-name="ce1"/>
          <table:table-cell table:style-name="ce2"/>
          <table:table-cell office:value-type="string" table:style-name="ce18">
            <text:p>y`</text:p>
          </table:table-cell>
          <table:table-cell office:value-type="string" table:number-columns-spanned="3" table:number-rows-spanned="1" table:style-name="ce37">
            <text:p>Step 1b</text:p>
          </table:table-cell>
          <table:covered-table-cell table:number-columns-repeated="2"/>
          <table:table-cell table:style-name="ce3"/>
          <table:table-cell table:style-name="ce2"/>
          <table:covered-table-cell/>
          <table:covered-table-cell table:number-columns-repeated="3"/>
          <table:table-cell office:value-type="string" table:style-name="ce50">
            <text:p>Sum of<text:s/></text:p>
          </table:table-cell>
          <table:table-cell office:value-type="string" table:number-columns-spanned="1" table:number-rows-spanned="2" table:style-name="ce70">
            <text:p><text:s/>BigO</text:p>
          </table:table-cell>
          <table:table-cell office:value-type="string" table:style-name="ce20">
            <text:p><text:s/>Step 7</text:p>
          </table:table-cell>
          <table:table-cell table:number-columns-repeated="16368" table:style-name="ce2"/>
        </table:table-row>
        <table:table-row table:style-name="ro6">
          <table:table-cell/>
          <table:table-cell table:style-name="ce1"/>
          <table:table-cell office:value-type="string" table:style-name="ce7">
            <text:p>Step 1a</text:p>
          </table:table-cell>
          <table:table-cell office:value-type="string" table:style-name="ce21">
            <text:p>f.dat<text:s/></text:p>
          </table:table-cell>
          <table:table-cell office:value-type="string" table:number-columns-spanned="3" table:number-rows-spanned="1" table:style-name="ce40">
            <text:p>r.dat file</text:p>
          </table:table-cell>
          <table:covered-table-cell table:number-columns-repeated="2"/>
          <table:table-cell office:value-type="string" table:style-name="ce22">
            <text:p>Step 4</text:p>
          </table:table-cell>
          <table:table-cell table:style-name="ce2"/>
          <table:covered-table-cell/>
          <table:covered-table-cell table:number-columns-repeated="3"/>
          <table:table-cell office:value-type="string" table:style-name="ce47">
            <text:p>Operators</text:p>
          </table:table-cell>
          <table:covered-table-cell/>
          <table:table-cell office:value-type="string" table:style-name="ce24">
            <text:p><text:s/>= BigO-Simulated</text:p>
          </table:table-cell>
          <table:table-cell table:number-columns-repeated="16368" table:style-name="ce1"/>
        </table:table-row>
        <table:table-row table:style-name="ro7">
          <table:table-cell/>
          <table:table-cell office:value-type="string" table:style-name="ce25">
            <text:p>Count</text:p>
          </table:table-cell>
          <table:table-cell office:value-type="string" table:style-name="ce26">
            <text:p>N</text:p>
          </table:table-cell>
          <table:table-cell office:value-type="string" table:style-name="ce51">
            <text:p>Sum of Operators</text:p>
          </table:table-cell>
          <table:table-cell office:value-type="string" table:style-name="ce27">
            <text:p>N^0</text:p>
          </table:table-cell>
          <table:table-cell office:value-type="string" table:style-name="ce28">
            <text:p>N^1</text:p>
          </table:table-cell>
          <table:table-cell office:value-type="string" table:style-name="ce52">
            <text:p>N^2</text:p>
          </table:table-cell>
          <table:table-cell office:value-type="string" table:style-name="ce29">
            <text:p>Curve Fit</text:p>
          </table:table-cell>
          <table:table-cell table:style-name="ce2"/>
          <table:table-cell office:value-type="string" table:style-name="ce53">
            <text:p>Count</text:p>
          </table:table-cell>
          <table:table-cell office:value-type="string" table:style-name="ce54">
            <text:p>N^0</text:p>
          </table:table-cell>
          <table:table-cell office:value-type="string" table:style-name="ce54">
            <text:p>N = N^1</text:p>
          </table:table-cell>
          <table:table-cell office:value-type="string" table:style-name="ce55">
            <text:p>N^2</text:p>
          </table:table-cell>
          <table:table-cell office:value-type="string" table:style-name="ce56">
            <text:p>Curve Fit</text:p>
          </table:table-cell>
          <table:table-cell office:value-type="string" table:style-name="ce31">
            <text:p>C'''*g(N^2)</text:p>
          </table:table-cell>
          <table:table-cell office:value-type="string" table:style-name="ce32">
            <text:p>Deviation</text:p>
          </table:table-cell>
          <table:table-cell table:number-columns-repeated="16368" table:style-name="ce1"/>
        </table:table-row>
        <table:table-row table:style-name="ro4">
          <table:table-cell/>
          <table:table-cell office:value-type="float" office:value="1" table:style-name="ce2">
            <text:p>1</text:p>
          </table:table-cell>
          <table:table-cell office:value-type="float" office:value="1000" table:style-name="ce2">
            <text:p>1000</text:p>
          </table:table-cell>
          <table:table-cell office:value-type="float" office:value="3000000" table:style-name="ce11">
            <text:p>3.00E+06</text:p>
          </table:table-cell>
          <table:table-cell office:value-type="float" office:value="1" table:style-name="ce2">
            <text:p>1</text:p>
          </table:table-cell>
          <table:table-cell office:value-type="float" office:value="1000" table:formula="of:=[.C16]" table:style-name="ce2">
            <text:p>1000</text:p>
          </table:table-cell>
          <table:table-cell office:value-type="float" office:value="1000000" table:formula="of:=[.F16]*[.F16]" table:style-name="ce11">
            <text:p>1.00E+06</text:p>
          </table:table-cell>
          <table:table-cell office:value-type="float" office:value="3197339" table:formula="of:=[.$F$6]+([.$F$7]*[.F16])+([.$F$8]*[.G16])" table:style-name="ce11">
            <text:p>3.20E+06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00" table:style-name="ce42">
            <text:p>500</text:p>
          </table:table-cell>
          <table:table-cell office:value-type="float" office:value="250000" table:formula="of:=[.L16]*[.L16]" table:style-name="ce11">
            <text:p>2.50E+05</text:p>
          </table:table-cell>
          <table:table-cell office:value-type="float" office:value="1070444.5" table:formula="of:=([.$F$8]*[.M16])+([.$F$7]*[.L16])+[.$F$6]" table:style-name="ce57">
            <text:p>1.07E+006</text:p>
          </table:table-cell>
          <table:table-cell office:value-type="float" office:value="953715.00000000012" table:formula="of:=[.$F$9]*[.M16]" table:style-name="ce57">
            <text:p>9.54E+005</text:p>
          </table:table-cell>
          <table:table-cell office:value-type="float" office:value="-116729.49999999988" table:formula="of:=[.O16]-[.N16]" table:style-name="ce11">
            <text:p>-1.17E+05</text:p>
          </table:table-cell>
          <table:table-cell table:number-columns-repeated="16368" table:style-name="ce1"/>
        </table:table-row>
        <table:table-row table:style-name="ro4">
          <table:table-cell/>
          <table:table-cell office:value-type="float" office:value="2" table:style-name="ce2">
            <text:p>2</text:p>
          </table:table-cell>
          <table:table-cell office:value-type="float" office:value="2000" table:style-name="ce2">
            <text:p>2000</text:p>
          </table:table-cell>
          <table:table-cell office:value-type="float" office:value="12000000" table:style-name="ce11">
            <text:p>1.20E+07</text:p>
          </table:table-cell>
          <table:table-cell office:value-type="float" office:value="1" table:style-name="ce2">
            <text:p>1</text:p>
          </table:table-cell>
          <table:table-cell office:value-type="float" office:value="2000" table:formula="of:=[.C17]" table:style-name="ce2">
            <text:p>2000</text:p>
          </table:table-cell>
          <table:table-cell office:value-type="float" office:value="4000000" table:formula="of:=[.F17]*[.F17]" table:style-name="ce11">
            <text:p>4.00E+06</text:p>
          </table:table-cell>
          <table:table-cell office:value-type="float" office:value="11973418" table:formula="of:=[.$F$6]+([.$F$7]*[.F17])+([.$F$8]*[.G17])" table:style-name="ce11">
            <text:p>1.20E+07</text:p>
          </table:table-cell>
          <table:table-cell table:style-name="ce2"/>
          <table:table-cell office:value-type="float" office:value="2" table:style-name="ce58">
            <text:p>2</text:p>
          </table:table-cell>
          <table:table-cell office:value-type="float" office:value="1" table:style-name="ce59">
            <text:p>1</text:p>
          </table:table-cell>
          <table:table-cell office:value-type="float" office:value="1000" table:style-name="ce60">
            <text:p>1000</text:p>
          </table:table-cell>
          <table:table-cell office:value-type="float" office:value="1000000" table:formula="of:=[.L17]*[.L17]" table:style-name="ce61">
            <text:p>1.00E+06</text:p>
          </table:table-cell>
          <table:table-cell office:value-type="float" office:value="3197339" table:formula="of:=[.$F$8]*[.M17]+([.$F$7]*[.L17])+[.$F$6]" table:style-name="ce62">
            <text:p>3.20E+006</text:p>
          </table:table-cell>
          <table:table-cell office:value-type="float" office:value="3814860.0000000005" table:formula="of:=[.$F$9]*[.M17]" table:style-name="ce57">
            <text:p>3.81E+006</text:p>
          </table:table-cell>
          <table:table-cell office:value-type="float" office:value="617521.00000000047" table:formula="of:=[.O17]-[.N17]" table:style-name="ce11">
            <text:p>6.18E+05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3" table:style-name="ce2">
            <text:p>3</text:p>
          </table:table-cell>
          <table:table-cell office:value-type="float" office:value="4000" table:style-name="ce2">
            <text:p>4000</text:p>
          </table:table-cell>
          <table:table-cell office:value-type="float" office:value="48000000" table:style-name="ce11">
            <text:p>4.80E+07</text:p>
          </table:table-cell>
          <table:table-cell office:value-type="float" office:value="1" table:style-name="ce2">
            <text:p>1</text:p>
          </table:table-cell>
          <table:table-cell office:value-type="float" office:value="4000" table:formula="of:=[.C18]" table:style-name="ce2">
            <text:p>4000</text:p>
          </table:table-cell>
          <table:table-cell office:value-type="float" office:value="16000000" table:formula="of:=[.F18]*[.F18]" table:style-name="ce11">
            <text:p>1.60E+07</text:p>
          </table:table-cell>
          <table:table-cell office:value-type="float" office:value="47614736" table:formula="of:=[.$F$6]+([.$F$7]*[.F18])+([.$F$8]*[.G18])" table:style-name="ce11">
            <text:p>4.76E+07</text:p>
          </table:table-cell>
          <table:table-cell table:style-name="ce2"/>
          <table:table-cell office:value-type="float" office:value="3" table:style-name="ce58">
            <text:p>3</text:p>
          </table:table-cell>
          <table:table-cell office:value-type="float" office:value="1" table:style-name="ce59">
            <text:p>1</text:p>
          </table:table-cell>
          <table:table-cell office:value-type="float" office:value="1500" table:style-name="ce60">
            <text:p>1500</text:p>
          </table:table-cell>
          <table:table-cell office:value-type="float" office:value="2250000" table:formula="of:=[.L18]*[.L18]" table:style-name="ce61">
            <text:p>2.25E+06</text:p>
          </table:table-cell>
          <table:table-cell office:value-type="float" office:value="6831663.5" table:formula="of:=[.$F$8]*[.M18]+([.$F$7]*[.L18])+[.$F$6]" table:style-name="ce62">
            <text:p>6.83E+006</text:p>
          </table:table-cell>
          <table:table-cell office:value-type="float" office:value="8583435" table:formula="of:=[.$F$9]*[.M18]" table:style-name="ce57">
            <text:p>8.58E+006</text:p>
          </table:table-cell>
          <table:table-cell office:value-type="float" office:value="1751771.5" table:formula="of:=[.O18]-[.N18]" table:style-name="ce11">
            <text:p>1.75E+06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4" table:style-name="ce2">
            <text:p>4</text:p>
          </table:table-cell>
          <table:table-cell office:value-type="float" office:value="8000" table:style-name="ce2">
            <text:p>8000</text:p>
          </table:table-cell>
          <table:table-cell office:value-type="float" office:value="191000000" table:style-name="ce11">
            <text:p>1.91E+08</text:p>
          </table:table-cell>
          <table:table-cell office:value-type="float" office:value="1" table:style-name="ce2">
            <text:p>1</text:p>
          </table:table-cell>
          <table:table-cell office:value-type="float" office:value="8000" table:formula="of:=[.C19]" table:style-name="ce2">
            <text:p>8000</text:p>
          </table:table-cell>
          <table:table-cell office:value-type="float" office:value="64000000" table:formula="of:=[.F19]*[.F19]" table:style-name="ce11">
            <text:p>6.40E+07</text:p>
          </table:table-cell>
          <table:table-cell office:value-type="float" office:value="191254012" table:formula="of:=[.$F$6]+([.$F$7]*[.F19])+([.$F$8]*[.G19])" table:style-name="ce11">
            <text:p>1.91E+08</text:p>
          </table:table-cell>
          <table:table-cell table:style-name="ce2"/>
          <table:table-cell office:value-type="float" office:value="4" table:style-name="ce58">
            <text:p>4</text:p>
          </table:table-cell>
          <table:table-cell office:value-type="float" office:value="1" table:style-name="ce59">
            <text:p>1</text:p>
          </table:table-cell>
          <table:table-cell office:value-type="float" office:value="2000" table:style-name="ce60">
            <text:p>2000</text:p>
          </table:table-cell>
          <table:table-cell office:value-type="float" office:value="4000000" table:formula="of:=[.L19]*[.L19]" table:style-name="ce61">
            <text:p>4.00E+06</text:p>
          </table:table-cell>
          <table:table-cell office:value-type="float" office:value="11973418" table:formula="of:=[.$F$8]*[.M19]+([.$F$7]*[.L19])+[.$F$6]" table:style-name="ce62">
            <text:p>1.20E+007</text:p>
          </table:table-cell>
          <table:table-cell office:value-type="float" office:value="15259440.000000002" table:formula="of:=[.$F$9]*[.M19]" table:style-name="ce57">
            <text:p>1.53E+007</text:p>
          </table:table-cell>
          <table:table-cell office:value-type="float" office:value="3286022.0000000019" table:formula="of:=[.O19]-[.N19]" table:style-name="ce11">
            <text:p>3.29E+06</text:p>
          </table:table-cell>
          <table:table-cell table:number-columns-repeated="16368"/>
        </table:table-row>
        <table:table-row table:style-name="ro4">
          <table:table-cell/>
          <table:table-cell office:value-type="float" office:value="5" table:style-name="ce2">
            <text:p>5</text:p>
          </table:table-cell>
          <table:table-cell office:value-type="float" office:value="16000" table:style-name="ce2">
            <text:p>16000</text:p>
          </table:table-cell>
          <table:table-cell office:value-type="float" office:value="768000000" table:style-name="ce11">
            <text:p>7.68E+08</text:p>
          </table:table-cell>
          <table:table-cell office:value-type="float" office:value="1" table:style-name="ce2">
            <text:p>1</text:p>
          </table:table-cell>
          <table:table-cell office:value-type="float" office:value="16000" table:formula="of:=[.C20]" table:style-name="ce2">
            <text:p>16000</text:p>
          </table:table-cell>
          <table:table-cell office:value-type="float" office:value="256000000" table:formula="of:=[.F20]*[.F20]" table:style-name="ce11">
            <text:p>2.56E+08</text:p>
          </table:table-cell>
          <table:table-cell office:value-type="float" office:value="767959124" table:formula="of:=[.$F$6]+([.$F$7]*[.F20])+([.$F$8]*[.G20])" table:style-name="ce11">
            <text:p>7.68E+08</text:p>
          </table:table-cell>
          <table:table-cell table:style-name="ce2"/>
          <table:table-cell office:value-type="float" office:value="5" table:style-name="ce58">
            <text:p>5</text:p>
          </table:table-cell>
          <table:table-cell office:value-type="float" office:value="1" table:style-name="ce59">
            <text:p>1</text:p>
          </table:table-cell>
          <table:table-cell office:value-type="float" office:value="2500" table:style-name="ce60">
            <text:p>2500</text:p>
          </table:table-cell>
          <table:table-cell office:value-type="float" office:value="6250000" table:formula="of:=[.L20]*[.L20]" table:style-name="ce61">
            <text:p>6.25E+06</text:p>
          </table:table-cell>
          <table:table-cell office:value-type="float" office:value="18622602.5" table:formula="of:=[.$F$8]*[.M20]+([.$F$7]*[.L20])+[.$F$6]" table:style-name="ce62">
            <text:p>1.86E+007</text:p>
          </table:table-cell>
          <table:table-cell office:value-type="float" office:value="23842875.000000004" table:formula="of:=[.$F$9]*[.M20]" table:style-name="ce57">
            <text:p>2.38E+007</text:p>
          </table:table-cell>
          <table:table-cell office:value-type="float" office:value="5220272.5000000037" table:formula="of:=[.O20]-[.N20]" table:style-name="ce11">
            <text:p>5.22E+06</text:p>
          </table:table-cell>
          <table:table-cell table:number-columns-repeated="16368"/>
        </table:table-row>
        <table:table-row table:style-name="ro4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6" table:style-name="ce58">
            <text:p>6</text:p>
          </table:table-cell>
          <table:table-cell office:value-type="float" office:value="1" table:style-name="ce59">
            <text:p>1</text:p>
          </table:table-cell>
          <table:table-cell office:value-type="float" office:value="3000" table:style-name="ce60">
            <text:p>3000</text:p>
          </table:table-cell>
          <table:table-cell office:value-type="float" office:value="9000000" table:formula="of:=[.L21]*[.L21]" table:style-name="ce61">
            <text:p>9.00E+06</text:p>
          </table:table-cell>
          <table:table-cell office:value-type="float" office:value="26779217" table:formula="of:=[.$F$8]*[.M21]+([.$F$7]*[.L21])+[.$F$6]" table:style-name="ce62">
            <text:p>2.68E+007</text:p>
          </table:table-cell>
          <table:table-cell office:value-type="float" office:value="34333740" table:formula="of:=[.$F$9]*[.M21]" table:style-name="ce57">
            <text:p>3.43E+007</text:p>
          </table:table-cell>
          <table:table-cell office:value-type="float" office:value="7554523" table:formula="of:=[.O21]-[.N21]" table:style-name="ce11">
            <text:p>7.55E+06</text:p>
          </table:table-cell>
          <table:table-cell table:number-columns-repeated="16368"/>
        </table:table-row>
        <table:table-row table:style-name="ro4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7" table:style-name="ce58">
            <text:p>7</text:p>
          </table:table-cell>
          <table:table-cell office:value-type="float" office:value="1" table:style-name="ce59">
            <text:p>1</text:p>
          </table:table-cell>
          <table:table-cell office:value-type="float" office:value="3500" table:style-name="ce60">
            <text:p>3500</text:p>
          </table:table-cell>
          <table:table-cell office:value-type="float" office:value="12250000" table:formula="of:=[.L22]*[.L22]" table:style-name="ce61">
            <text:p>1.23E+07</text:p>
          </table:table-cell>
          <table:table-cell office:value-type="float" office:value="36443261.5" table:formula="of:=[.$F$8]*[.M22]+([.$F$7]*[.L22])+[.$F$6]" table:style-name="ce62">
            <text:p>3.64E+007</text:p>
          </table:table-cell>
          <table:table-cell office:value-type="float" office:value="46732035.000000007" table:formula="of:=[.$F$9]*[.M22]" table:style-name="ce57">
            <text:p>4.67E+007</text:p>
          </table:table-cell>
          <table:table-cell office:value-type="float" office:value="10288773.500000007" table:formula="of:=[.O22]-[.N22]" table:style-name="ce11">
            <text:p>1.03E+07</text:p>
          </table:table-cell>
          <table:table-cell table:number-columns-repeated="16368"/>
        </table:table-row>
        <table:table-row table:style-name="ro4">
          <table:table-cell/>
          <table:table-cell office:value-type="string" table:number-columns-spanned="2" table:number-rows-spanned="1" table:style-name="ce71">
            <text:p><text:s/>Step 8 Graph</text:p>
          </table:table-cell>
          <table:covered-table-cell/>
          <table:table-cell table:number-columns-repeated="3" table:style-name="ce2"/>
          <table:table-cell table:style-name="ce11"/>
          <table:table-cell table:number-columns-repeated="2" table:style-name="ce2"/>
          <table:table-cell office:value-type="float" office:value="8" table:style-name="ce58">
            <text:p>8</text:p>
          </table:table-cell>
          <table:table-cell office:value-type="float" office:value="1" table:style-name="ce59">
            <text:p>1</text:p>
          </table:table-cell>
          <table:table-cell office:value-type="float" office:value="4000" table:style-name="ce60">
            <text:p>4000</text:p>
          </table:table-cell>
          <table:table-cell office:value-type="float" office:value="16000000" table:formula="of:=[.L23]*[.L23]" table:style-name="ce61">
            <text:p>1.60E+07</text:p>
          </table:table-cell>
          <table:table-cell office:value-type="float" office:value="47614736" table:formula="of:=[.$F$8]*[.M23]+([.$F$7]*[.L23])+[.$F$6]" table:style-name="ce62">
            <text:p>4.76E+007</text:p>
          </table:table-cell>
          <table:table-cell office:value-type="float" office:value="61037760.000000007" table:formula="of:=[.$F$9]*[.M23]" table:style-name="ce57">
            <text:p>6.10E+007</text:p>
          </table:table-cell>
          <table:table-cell office:value-type="float" office:value="13423024.000000007" table:formula="of:=[.O23]-[.N23]" table:style-name="ce11">
            <text:p>1.34E+07</text:p>
          </table:table-cell>
          <table:table-cell table:number-columns-repeated="16368"/>
        </table:table-row>
        <table:table-row table:style-name="ro4">
          <table:table-cell/>
          <table:table-cell table:style-name="ce2">
            <draw:frame draw:z-index="1" draw:id="id6" draw:style-name="a6" draw:name="Chart 1" svg:x="0.02149in" svg:y="0.02579in" svg:width="7.38337in" svg:height="6.977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style-name="ce11"/>
          <table:table-cell table:number-columns-repeated="2" table:style-name="ce2"/>
          <table:table-cell office:value-type="float" office:value="9" table:style-name="ce58">
            <text:p>9</text:p>
          </table:table-cell>
          <table:table-cell office:value-type="float" office:value="1" table:style-name="ce59">
            <text:p>1</text:p>
          </table:table-cell>
          <table:table-cell office:value-type="float" office:value="4500" table:style-name="ce60">
            <text:p>4500</text:p>
          </table:table-cell>
          <table:table-cell office:value-type="float" office:value="20250000" table:formula="of:=[.L24]*[.L24]" table:style-name="ce61">
            <text:p>2.03E+07</text:p>
          </table:table-cell>
          <table:table-cell office:value-type="float" office:value="60293640.5" table:formula="of:=[.$F$8]*[.M24]+([.$F$7]*[.L24])+[.$F$6]" table:style-name="ce62">
            <text:p>6.03E+007</text:p>
          </table:table-cell>
          <table:table-cell office:value-type="float" office:value="77250915" table:formula="of:=[.$F$9]*[.M24]" table:style-name="ce57">
            <text:p>7.73E+007</text:p>
          </table:table-cell>
          <table:table-cell office:value-type="float" office:value="16957274.5" table:formula="of:=[.O24]-[.N24]" table:style-name="ce11">
            <text:p>1.70E+07</text:p>
          </table:table-cell>
          <table:table-cell table:number-columns-repeated="16368"/>
        </table:table-row>
        <table:table-row table:style-name="ro4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0" table:style-name="ce58">
            <text:p>10</text:p>
          </table:table-cell>
          <table:table-cell office:value-type="float" office:value="1" table:style-name="ce59">
            <text:p>1</text:p>
          </table:table-cell>
          <table:table-cell office:value-type="float" office:value="5000" table:style-name="ce60">
            <text:p>5000</text:p>
          </table:table-cell>
          <table:table-cell office:value-type="float" office:value="25000000" table:formula="of:=[.L25]*[.L25]" table:style-name="ce61">
            <text:p>2.50E+07</text:p>
          </table:table-cell>
          <table:table-cell office:value-type="float" office:value="74479975" table:formula="of:=[.$F$8]*[.M25]+([.$F$7]*[.L25])+[.$F$6]" table:style-name="ce62">
            <text:p>7.45E+007</text:p>
          </table:table-cell>
          <table:table-cell office:value-type="float" office:value="95371500.000000015" table:formula="of:=[.$F$9]*[.M25]" table:style-name="ce57">
            <text:p>9.54E+007</text:p>
          </table:table-cell>
          <table:table-cell office:value-type="float" office:value="20891525.000000015" table:formula="of:=[.O25]-[.N25]" table:style-name="ce11">
            <text:p>2.09E+07</text:p>
          </table:table-cell>
          <table:table-cell table:number-columns-repeated="16368"/>
        </table:table-row>
        <table:table-row table:style-name="ro4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1" table:style-name="ce58">
            <text:p>11</text:p>
          </table:table-cell>
          <table:table-cell office:value-type="float" office:value="1" table:style-name="ce59">
            <text:p>1</text:p>
          </table:table-cell>
          <table:table-cell office:value-type="float" office:value="5500" table:style-name="ce60">
            <text:p>5500</text:p>
          </table:table-cell>
          <table:table-cell office:value-type="float" office:value="30250000" table:formula="of:=[.L26]*[.L26]" table:style-name="ce61">
            <text:p>3.03E+07</text:p>
          </table:table-cell>
          <table:table-cell office:value-type="float" office:value="90173739.5" table:formula="of:=[.$F$8]*[.M26]+([.$F$7]*[.L26])+[.$F$6]" table:style-name="ce62">
            <text:p>9.02E+007</text:p>
          </table:table-cell>
          <table:table-cell office:value-type="float" office:value="115399515.00000001" table:formula="of:=[.$F$9]*[.M26]" table:style-name="ce57">
            <text:p>1.15E+008</text:p>
          </table:table-cell>
          <table:table-cell office:value-type="float" office:value="25225775.500000015" table:formula="of:=[.O26]-[.N26]" table:style-name="ce11">
            <text:p>2.52E+07</text:p>
          </table:table-cell>
          <table:table-cell table:number-columns-repeated="16368"/>
        </table:table-row>
        <table:table-row table:style-name="ro4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2" table:style-name="ce58">
            <text:p>12</text:p>
          </table:table-cell>
          <table:table-cell office:value-type="float" office:value="1" table:style-name="ce59">
            <text:p>1</text:p>
          </table:table-cell>
          <table:table-cell office:value-type="float" office:value="6000" table:style-name="ce60">
            <text:p>6000</text:p>
          </table:table-cell>
          <table:table-cell office:value-type="float" office:value="36000000" table:formula="of:=[.L27]*[.L27]" table:style-name="ce61">
            <text:p>3.60E+07</text:p>
          </table:table-cell>
          <table:table-cell office:value-type="float" office:value="107374934" table:formula="of:=[.$F$8]*[.M27]+([.$F$7]*[.L27])+[.$F$6]" table:style-name="ce62">
            <text:p>1.07E+008</text:p>
          </table:table-cell>
          <table:table-cell office:value-type="float" office:value="137334960" table:formula="of:=[.$F$9]*[.M27]" table:style-name="ce57">
            <text:p>1.37E+008</text:p>
          </table:table-cell>
          <table:table-cell office:value-type="float" office:value="29960026" table:formula="of:=[.O27]-[.N27]" table:style-name="ce11">
            <text:p>3.00E+07</text:p>
          </table:table-cell>
          <table:table-cell table:number-columns-repeated="16368"/>
        </table:table-row>
        <table:table-row table:style-name="ro4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3" table:style-name="ce58">
            <text:p>13</text:p>
          </table:table-cell>
          <table:table-cell office:value-type="float" office:value="1" table:style-name="ce59">
            <text:p>1</text:p>
          </table:table-cell>
          <table:table-cell office:value-type="float" office:value="6500" table:style-name="ce60">
            <text:p>6500</text:p>
          </table:table-cell>
          <table:table-cell office:value-type="float" office:value="42250000" table:formula="of:=[.L28]*[.L28]" table:style-name="ce61">
            <text:p>4.23E+07</text:p>
          </table:table-cell>
          <table:table-cell office:value-type="float" office:value="126083558.5" table:formula="of:=[.$F$8]*[.M28]+([.$F$7]*[.L28])+[.$F$6]" table:style-name="ce62">
            <text:p>1.26E+008</text:p>
          </table:table-cell>
          <table:table-cell office:value-type="float" office:value="161177835.00000003" table:formula="of:=[.$F$9]*[.M28]" table:style-name="ce57">
            <text:p>1.61E+008</text:p>
          </table:table-cell>
          <table:table-cell office:value-type="float" office:value="35094276.50000003" table:formula="of:=[.O28]-[.N28]" table:style-name="ce11">
            <text:p>3.51E+07</text:p>
          </table:table-cell>
          <table:table-cell table:number-columns-repeated="16368"/>
        </table:table-row>
        <table:table-row table:style-name="ro4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4" table:style-name="ce58">
            <text:p>14</text:p>
          </table:table-cell>
          <table:table-cell office:value-type="float" office:value="1" table:style-name="ce59">
            <text:p>1</text:p>
          </table:table-cell>
          <table:table-cell office:value-type="float" office:value="7000" table:style-name="ce60">
            <text:p>7000</text:p>
          </table:table-cell>
          <table:table-cell office:value-type="float" office:value="49000000" table:formula="of:=[.L29]*[.L29]" table:style-name="ce61">
            <text:p>4.90E+07</text:p>
          </table:table-cell>
          <table:table-cell office:value-type="float" office:value="146299613" table:formula="of:=[.$F$8]*[.M29]+([.$F$7]*[.L29])+[.$F$6]" table:style-name="ce62">
            <text:p>1.46E+008</text:p>
          </table:table-cell>
          <table:table-cell office:value-type="float" office:value="186928140.00000003" table:formula="of:=[.$F$9]*[.M29]" table:style-name="ce57">
            <text:p>1.87E+008</text:p>
          </table:table-cell>
          <table:table-cell office:value-type="float" office:value="40628527.00000003" table:formula="of:=[.O29]-[.N29]" table:style-name="ce11">
            <text:p>4.06E+07</text:p>
          </table:table-cell>
          <table:table-cell table:number-columns-repeated="16368"/>
        </table:table-row>
        <table:table-row table:style-name="ro4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5" table:style-name="ce58">
            <text:p>15</text:p>
          </table:table-cell>
          <table:table-cell office:value-type="float" office:value="1" table:style-name="ce59">
            <text:p>1</text:p>
          </table:table-cell>
          <table:table-cell office:value-type="float" office:value="7500" table:style-name="ce60">
            <text:p>7500</text:p>
          </table:table-cell>
          <table:table-cell office:value-type="float" office:value="56250000" table:formula="of:=[.L30]*[.L30]" table:style-name="ce61">
            <text:p>5.63E+07</text:p>
          </table:table-cell>
          <table:table-cell office:value-type="float" office:value="168023097.5" table:formula="of:=[.$F$8]*[.M30]+([.$F$7]*[.L30])+[.$F$6]" table:style-name="ce62">
            <text:p>1.68E+008</text:p>
          </table:table-cell>
          <table:table-cell office:value-type="float" office:value="214585875.00000003" table:formula="of:=[.$F$9]*[.M30]" table:style-name="ce57">
            <text:p>2.15E+008</text:p>
          </table:table-cell>
          <table:table-cell office:value-type="float" office:value="46562777.50000003" table:formula="of:=[.O30]-[.N30]" table:style-name="ce11">
            <text:p>4.66E+07</text:p>
          </table:table-cell>
          <table:table-cell table:number-columns-repeated="16368"/>
        </table:table-row>
        <table:table-row table:style-name="ro4">
          <table:table-cell/>
          <table:table-cell table:number-columns-repeated="5" table:style-name="ce2"/>
          <table:table-cell table:style-name="ce11"/>
          <table:table-cell table:number-columns-repeated="2" table:style-name="ce2"/>
          <table:table-cell office:value-type="float" office:value="16" table:style-name="ce58">
            <text:p>16</text:p>
          </table:table-cell>
          <table:table-cell office:value-type="float" office:value="1" table:style-name="ce59">
            <text:p>1</text:p>
          </table:table-cell>
          <table:table-cell office:value-type="float" office:value="8000" table:style-name="ce60">
            <text:p>8000</text:p>
          </table:table-cell>
          <table:table-cell office:value-type="float" office:value="64000000" table:formula="of:=[.L31]*[.L31]" table:style-name="ce61">
            <text:p>6.40E+07</text:p>
          </table:table-cell>
          <table:table-cell office:value-type="float" office:value="191254012" table:formula="of:=[.$F$8]*[.M31]+([.$F$7]*[.L31])+[.$F$6]" table:style-name="ce62">
            <text:p>1.91E+008</text:p>
          </table:table-cell>
          <table:table-cell office:value-type="float" office:value="244151040.00000003" table:formula="of:=[.$F$9]*[.M31]" table:style-name="ce57">
            <text:p>2.44E+008</text:p>
          </table:table-cell>
          <table:table-cell office:value-type="float" office:value="52897028.00000003" table:formula="of:=[.O31]-[.N31]" table:style-name="ce11">
            <text:p>5.29E+07</text:p>
          </table:table-cell>
          <table:table-cell table:number-columns-repeated="16368"/>
        </table:table-row>
        <table:table-row table:style-name="ro4">
          <table:table-cell/>
          <table:table-cell table:number-columns-repeated="3" table:style-name="ce1"/>
          <table:table-cell table:style-name="ce2"/>
          <table:table-cell table:style-name="ce1"/>
          <table:table-cell table:style-name="ce10"/>
          <table:table-cell table:number-columns-repeated="2" table:style-name="ce2"/>
          <table:table-cell office:value-type="float" office:value="17" table:style-name="ce5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8500" table:style-name="ce42">
            <text:p>8500</text:p>
          </table:table-cell>
          <table:table-cell office:value-type="float" office:value="72250000" table:formula="of:=[.L32]*[.L32]" table:style-name="ce11">
            <text:p>7.23E+07</text:p>
          </table:table-cell>
          <table:table-cell office:value-type="float" office:value="215992356.5" table:formula="of:=[.$F$8]*[.M32]+([.$F$7]*[.L32])+[.$F$6]" table:style-name="ce57">
            <text:p>2.16E+008</text:p>
          </table:table-cell>
          <table:table-cell office:value-type="float" office:value="275623635" table:formula="of:=[.$F$9]*[.M32]" table:style-name="ce57">
            <text:p>2.76E+008</text:p>
          </table:table-cell>
          <table:table-cell office:value-type="float" office:value="59631278.5" table:formula="of:=[.O32]-[.N32]" table:style-name="ce11">
            <text:p>5.96E+07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9000" table:style-name="ce42">
            <text:p>9000</text:p>
          </table:table-cell>
          <table:table-cell office:value-type="float" office:value="81000000" table:formula="of:=[.L33]*[.L33]" table:style-name="ce11">
            <text:p>8.10E+07</text:p>
          </table:table-cell>
          <table:table-cell office:value-type="float" office:value="242238131" table:formula="of:=[.$F$8]*[.M33]+([.$F$7]*[.L33])+[.$F$6]" table:style-name="ce57">
            <text:p>2.42E+008</text:p>
          </table:table-cell>
          <table:table-cell office:value-type="float" office:value="309003660" table:formula="of:=[.$F$9]*[.M33]" table:style-name="ce57">
            <text:p>3.09E+008</text:p>
          </table:table-cell>
          <table:table-cell office:value-type="float" office:value="66765529" table:formula="of:=[.O33]-[.N33]" table:style-name="ce11">
            <text:p>6.68E+07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19" table:style-name="ce5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9500" table:style-name="ce42">
            <text:p>9500</text:p>
          </table:table-cell>
          <table:table-cell office:value-type="float" office:value="90250000" table:formula="of:=[.L34]*[.L34]" table:style-name="ce11">
            <text:p>9.03E+07</text:p>
          </table:table-cell>
          <table:table-cell office:value-type="float" office:value="269991335.5" table:formula="of:=[.$F$8]*[.M34]+([.$F$7]*[.L34])+[.$F$6]" table:style-name="ce57">
            <text:p>2.70E+008</text:p>
          </table:table-cell>
          <table:table-cell office:value-type="float" office:value="344291115.00000006" table:formula="of:=[.$F$9]*[.M34]" table:style-name="ce57">
            <text:p>3.44E+008</text:p>
          </table:table-cell>
          <table:table-cell office:value-type="float" office:value="74299779.50000006" table:formula="of:=[.O34]-[.N34]" table:style-name="ce11">
            <text:p>7.43E+07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0000" table:style-name="ce42">
            <text:p>10000</text:p>
          </table:table-cell>
          <table:table-cell office:value-type="float" office:value="100000000" table:formula="of:=[.L35]*[.L35]" table:style-name="ce11">
            <text:p>1.00E+08</text:p>
          </table:table-cell>
          <table:table-cell office:value-type="float" office:value="299251970" table:formula="of:=[.$F$8]*[.M35]+([.$F$7]*[.L35])+[.$F$6]" table:style-name="ce57">
            <text:p>2.99E+008</text:p>
          </table:table-cell>
          <table:table-cell office:value-type="float" office:value="381486000.00000006" table:formula="of:=[.$F$9]*[.M35]" table:style-name="ce57">
            <text:p>3.81E+008</text:p>
          </table:table-cell>
          <table:table-cell office:value-type="float" office:value="82234030.00000006" table:formula="of:=[.O35]-[.N35]" table:style-name="ce11">
            <text:p>8.22E+07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1" table:style-name="ce5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0500" table:style-name="ce42">
            <text:p>10500</text:p>
          </table:table-cell>
          <table:table-cell office:value-type="float" office:value="110250000" table:formula="of:=[.L36]*[.L36]" table:style-name="ce11">
            <text:p>1.10E+08</text:p>
          </table:table-cell>
          <table:table-cell office:value-type="float" office:value="330020034.5" table:formula="of:=[.$F$8]*[.M36]+([.$F$7]*[.L36])+[.$F$6]" table:style-name="ce57">
            <text:p>3.30E+008</text:p>
          </table:table-cell>
          <table:table-cell office:value-type="float" office:value="420588315.00000006" table:formula="of:=[.$F$9]*[.M36]" table:style-name="ce57">
            <text:p>4.21E+008</text:p>
          </table:table-cell>
          <table:table-cell office:value-type="float" office:value="90568280.50000006" table:formula="of:=[.O36]-[.N36]" table:style-name="ce11">
            <text:p>9.06E+07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1000" table:style-name="ce42">
            <text:p>11000</text:p>
          </table:table-cell>
          <table:table-cell office:value-type="float" office:value="121000000" table:formula="of:=[.L37]*[.L37]" table:style-name="ce11">
            <text:p>1.21E+08</text:p>
          </table:table-cell>
          <table:table-cell office:value-type="float" office:value="362295529" table:formula="of:=[.$F$8]*[.M37]+([.$F$7]*[.L37])+[.$F$6]" table:style-name="ce57">
            <text:p>3.62E+008</text:p>
          </table:table-cell>
          <table:table-cell office:value-type="float" office:value="461598060.00000006" table:formula="of:=[.$F$9]*[.M37]" table:style-name="ce57">
            <text:p>4.62E+008</text:p>
          </table:table-cell>
          <table:table-cell office:value-type="float" office:value="99302531.00000006" table:formula="of:=[.O37]-[.N37]" table:style-name="ce11">
            <text:p>9.93E+07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3" table:style-name="ce5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1500" table:style-name="ce42">
            <text:p>11500</text:p>
          </table:table-cell>
          <table:table-cell office:value-type="float" office:value="132250000" table:formula="of:=[.L38]*[.L38]" table:style-name="ce11">
            <text:p>1.32E+08</text:p>
          </table:table-cell>
          <table:table-cell office:value-type="float" office:value="396078453.5" table:formula="of:=[.$F$8]*[.M38]+([.$F$7]*[.L38])+[.$F$6]" table:style-name="ce57">
            <text:p>3.96E+008</text:p>
          </table:table-cell>
          <table:table-cell office:value-type="float" office:value="504515235.00000006" table:formula="of:=[.$F$9]*[.M38]" table:style-name="ce57">
            <text:p>5.05E+008</text:p>
          </table:table-cell>
          <table:table-cell office:value-type="float" office:value="108436781.50000006" table:formula="of:=[.O38]-[.N38]" table:style-name="ce11">
            <text:p>1.08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2000" table:style-name="ce42">
            <text:p>12000</text:p>
          </table:table-cell>
          <table:table-cell office:value-type="float" office:value="144000000" table:formula="of:=[.L39]*[.L39]" table:style-name="ce11">
            <text:p>1.44E+08</text:p>
          </table:table-cell>
          <table:table-cell office:value-type="float" office:value="431368808" table:formula="of:=[.$F$8]*[.M39]+([.$F$7]*[.L39])+[.$F$6]" table:style-name="ce57">
            <text:p>4.31E+008</text:p>
          </table:table-cell>
          <table:table-cell office:value-type="float" office:value="549339840" table:formula="of:=[.$F$9]*[.M39]" table:style-name="ce57">
            <text:p>5.49E+008</text:p>
          </table:table-cell>
          <table:table-cell office:value-type="float" office:value="117971032" table:formula="of:=[.O39]-[.N39]" table:style-name="ce11">
            <text:p>1.18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5" table:style-name="ce5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2500" table:style-name="ce42">
            <text:p>12500</text:p>
          </table:table-cell>
          <table:table-cell office:value-type="float" office:value="156250000" table:formula="of:=[.L40]*[.L40]" table:style-name="ce11">
            <text:p>1.56E+08</text:p>
          </table:table-cell>
          <table:table-cell office:value-type="float" office:value="468166592.5" table:formula="of:=[.$F$8]*[.M40]+([.$F$7]*[.L40])+[.$F$6]" table:style-name="ce57">
            <text:p>4.68E+008</text:p>
          </table:table-cell>
          <table:table-cell office:value-type="float" office:value="596071875" table:formula="of:=[.$F$9]*[.M40]" table:style-name="ce57">
            <text:p>5.96E+008</text:p>
          </table:table-cell>
          <table:table-cell office:value-type="float" office:value="127905282.5" table:formula="of:=[.O40]-[.N40]" table:style-name="ce11">
            <text:p>1.28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3000" table:style-name="ce42">
            <text:p>13000</text:p>
          </table:table-cell>
          <table:table-cell office:value-type="float" office:value="169000000" table:formula="of:=[.L41]*[.L41]" table:style-name="ce11">
            <text:p>1.69E+08</text:p>
          </table:table-cell>
          <table:table-cell office:value-type="float" office:value="506471807" table:formula="of:=[.$F$8]*[.M41]+([.$F$7]*[.L41])+[.$F$6]" table:style-name="ce57">
            <text:p>5.06E+008</text:p>
          </table:table-cell>
          <table:table-cell office:value-type="float" office:value="644711340.00000012" table:formula="of:=[.$F$9]*[.M41]" table:style-name="ce57">
            <text:p>6.45E+008</text:p>
          </table:table-cell>
          <table:table-cell office:value-type="float" office:value="138239533.00000012" table:formula="of:=[.O41]-[.N41]" table:style-name="ce11">
            <text:p>1.38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7" table:style-name="ce5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3500" table:style-name="ce42">
            <text:p>13500</text:p>
          </table:table-cell>
          <table:table-cell office:value-type="float" office:value="182250000" table:formula="of:=[.L42]*[.L42]" table:style-name="ce11">
            <text:p>1.82E+08</text:p>
          </table:table-cell>
          <table:table-cell office:value-type="float" office:value="546284451.5" table:formula="of:=[.$F$8]*[.M42]+([.$F$7]*[.L42])+[.$F$6]" table:style-name="ce57">
            <text:p>5.46E+008</text:p>
          </table:table-cell>
          <table:table-cell office:value-type="float" office:value="695258235.00000012" table:formula="of:=[.$F$9]*[.M42]" table:style-name="ce57">
            <text:p>6.95E+008</text:p>
          </table:table-cell>
          <table:table-cell office:value-type="float" office:value="148973783.50000012" table:formula="of:=[.O42]-[.N42]" table:style-name="ce11">
            <text:p>1.49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4000" table:style-name="ce42">
            <text:p>14000</text:p>
          </table:table-cell>
          <table:table-cell office:value-type="float" office:value="196000000" table:formula="of:=[.L43]*[.L43]" table:style-name="ce11">
            <text:p>1.96E+08</text:p>
          </table:table-cell>
          <table:table-cell office:value-type="float" office:value="587604526" table:formula="of:=[.$F$8]*[.M43]+([.$F$7]*[.L43])+[.$F$6]" table:style-name="ce57">
            <text:p>5.88E+008</text:p>
          </table:table-cell>
          <table:table-cell office:value-type="float" office:value="747712560.00000012" table:formula="of:=[.$F$9]*[.M43]" table:style-name="ce57">
            <text:p>7.48E+008</text:p>
          </table:table-cell>
          <table:table-cell office:value-type="float" office:value="160108034.00000012" table:formula="of:=[.O43]-[.N43]" table:style-name="ce11">
            <text:p>1.60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29" table:style-name="ce5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4500" table:style-name="ce42">
            <text:p>14500</text:p>
          </table:table-cell>
          <table:table-cell office:value-type="float" office:value="210250000" table:formula="of:=[.L44]*[.L44]" table:style-name="ce11">
            <text:p>2.10E+08</text:p>
          </table:table-cell>
          <table:table-cell office:value-type="float" office:value="630432030.5" table:formula="of:=[.$F$8]*[.M44]+([.$F$7]*[.L44])+[.$F$6]" table:style-name="ce57">
            <text:p>6.30E+008</text:p>
          </table:table-cell>
          <table:table-cell office:value-type="float" office:value="802074315.00000012" table:formula="of:=[.$F$9]*[.M44]" table:style-name="ce57">
            <text:p>8.02E+008</text:p>
          </table:table-cell>
          <table:table-cell office:value-type="float" office:value="171642284.50000012" table:formula="of:=[.O44]-[.N44]" table:style-name="ce11">
            <text:p>1.72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5000" table:style-name="ce42">
            <text:p>15000</text:p>
          </table:table-cell>
          <table:table-cell office:value-type="float" office:value="225000000" table:formula="of:=[.L45]*[.L45]" table:style-name="ce11">
            <text:p>2.25E+08</text:p>
          </table:table-cell>
          <table:table-cell office:value-type="float" office:value="674766965" table:formula="of:=[.$F$8]*[.M45]+([.$F$7]*[.L45])+[.$F$6]" table:style-name="ce57">
            <text:p>6.75E+008</text:p>
          </table:table-cell>
          <table:table-cell office:value-type="float" office:value="858343500.00000012" table:formula="of:=[.$F$9]*[.M45]" table:style-name="ce57">
            <text:p>8.58E+008</text:p>
          </table:table-cell>
          <table:table-cell office:value-type="float" office:value="183576535.00000012" table:formula="of:=[.O45]-[.N45]" table:style-name="ce11">
            <text:p>1.84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1" table:style-name="ce5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5500" table:style-name="ce42">
            <text:p>15500</text:p>
          </table:table-cell>
          <table:table-cell office:value-type="float" office:value="240250000" table:formula="of:=[.L46]*[.L46]" table:style-name="ce11">
            <text:p>2.40E+08</text:p>
          </table:table-cell>
          <table:table-cell office:value-type="float" office:value="720609329.5" table:formula="of:=[.$F$8]*[.M46]+([.$F$7]*[.L46])+[.$F$6]" table:style-name="ce57">
            <text:p>7.21E+008</text:p>
          </table:table-cell>
          <table:table-cell office:value-type="float" office:value="916520115.00000012" table:formula="of:=[.$F$9]*[.M46]" table:style-name="ce57">
            <text:p>9.17E+008</text:p>
          </table:table-cell>
          <table:table-cell office:value-type="float" office:value="195910785.50000012" table:formula="of:=[.O46]-[.N46]" table:style-name="ce11">
            <text:p>1.96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2" table:style-name="ce63">
            <text:p>32</text:p>
          </table:table-cell>
          <table:table-cell office:value-type="float" office:value="1" table:style-name="ce64">
            <text:p>1</text:p>
          </table:table-cell>
          <table:table-cell office:value-type="float" office:value="16000" table:style-name="ce65">
            <text:p>16000</text:p>
          </table:table-cell>
          <table:table-cell office:value-type="float" office:value="256000000" table:formula="of:=[.L47]*[.L47]" table:style-name="ce66">
            <text:p>2.56E+08</text:p>
          </table:table-cell>
          <table:table-cell office:value-type="float" office:value="767959124" table:formula="of:=[.$F$8]*[.M47]+([.$F$7]*[.L47])+[.$F$6]" table:style-name="ce67">
            <text:p>7.68E+008</text:p>
          </table:table-cell>
          <table:table-cell office:value-type="float" office:value="976604160.00000012" table:formula="of:=[.$F$9]*[.M47]" table:style-name="ce57">
            <text:p>9.77E+008</text:p>
          </table:table-cell>
          <table:table-cell office:value-type="float" office:value="208645036.00000012" table:formula="of:=[.O47]-[.N47]" table:style-name="ce11">
            <text:p>2.09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3" table:style-name="ce5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6500" table:style-name="ce42">
            <text:p>16500</text:p>
          </table:table-cell>
          <table:table-cell office:value-type="float" office:value="272250000" table:formula="of:=[.L48]*[.L48]" table:style-name="ce11">
            <text:p>2.72E+08</text:p>
          </table:table-cell>
          <table:table-cell office:value-type="float" office:value="816816348.5" table:formula="of:=[.$F$8]*[.M48]+([.$F$7]*[.L48])+[.$F$6]" table:style-name="ce57">
            <text:p>8.17E+008</text:p>
          </table:table-cell>
          <table:table-cell office:value-type="float" office:value="1038595635.0000001" table:formula="of:=[.$F$9]*[.M48]" table:style-name="ce57">
            <text:p>1.04E+009</text:p>
          </table:table-cell>
          <table:table-cell office:value-type="float" office:value="221779286.50000012" table:formula="of:=[.O48]-[.N48]" table:style-name="ce11">
            <text:p>2.22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4" table:style-name="ce5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7000" table:style-name="ce42">
            <text:p>17000</text:p>
          </table:table-cell>
          <table:table-cell office:value-type="float" office:value="289000000" table:formula="of:=[.L49]*[.L49]" table:style-name="ce11">
            <text:p>2.89E+08</text:p>
          </table:table-cell>
          <table:table-cell office:value-type="float" office:value="867181003" table:formula="of:=[.$F$8]*[.M49]+([.$F$7]*[.L49])+[.$F$6]" table:style-name="ce57">
            <text:p>8.67E+008</text:p>
          </table:table-cell>
          <table:table-cell office:value-type="float" office:value="1102494540" table:formula="of:=[.$F$9]*[.M49]" table:style-name="ce57">
            <text:p>1.10E+009</text:p>
          </table:table-cell>
          <table:table-cell office:value-type="float" office:value="235313537" table:formula="of:=[.O49]-[.N49]" table:style-name="ce11">
            <text:p>2.35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5" table:style-name="ce5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17500" table:style-name="ce42">
            <text:p>17500</text:p>
          </table:table-cell>
          <table:table-cell office:value-type="float" office:value="306250000" table:formula="of:=[.L50]*[.L50]" table:style-name="ce11">
            <text:p>3.06E+08</text:p>
          </table:table-cell>
          <table:table-cell office:value-type="float" office:value="919053087.5" table:formula="of:=[.$F$8]*[.M50]+([.$F$7]*[.L50])+[.$F$6]" table:style-name="ce57">
            <text:p>9.19E+008</text:p>
          </table:table-cell>
          <table:table-cell office:value-type="float" office:value="1168300875" table:formula="of:=[.$F$9]*[.M50]" table:style-name="ce57">
            <text:p>1.17E+009</text:p>
          </table:table-cell>
          <table:table-cell office:value-type="float" office:value="249247787.5" table:formula="of:=[.O50]-[.N50]" table:style-name="ce11">
            <text:p>2.49E+08</text:p>
          </table:table-cell>
          <table:table-cell table:number-columns-repeated="16368"/>
        </table:table-row>
        <table:table-row table:style-name="ro4">
          <table:table-cell table:number-columns-repeated="9"/>
          <table:table-cell office:value-type="float" office:value="36" table:style-name="ce5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18000" table:style-name="ce42">
            <text:p>18000</text:p>
          </table:table-cell>
          <table:table-cell office:value-type="float" office:value="324000000" table:formula="of:=[.L51]*[.L51]" table:style-name="ce11">
            <text:p>3.24E+08</text:p>
          </table:table-cell>
          <table:table-cell office:value-type="float" office:value="972432602" table:formula="of:=[.$F$8]*[.M51]+([.$F$7]*[.L51])+[.$F$6]" table:style-name="ce57">
            <text:p>9.72E+008</text:p>
          </table:table-cell>
          <table:table-cell office:value-type="float" office:value="1236014640" table:formula="of:=[.$F$9]*[.M51]" table:style-name="ce57">
            <text:p>1.24E+009</text:p>
          </table:table-cell>
          <table:table-cell office:value-type="float" office:value="263582038" table:formula="of:=[.O51]-[.N51]" table:style-name="ce11">
            <text:p>2.64E+08</text:p>
          </table:table-cell>
          <table:table-cell table:number-columns-repeated="16368"/>
        </table:table-row>
        <table:table-row table:number-rows-repeated="104852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scientific-number number:decimal-places="2" number:min-decimal-places="2" number:min-integer-digits="1" number:min-exponent-digits="3" number:exponent-interval="1" number:forced-exponent-sign="true"/>
    </number:number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scientific-number number:decimal-places="1" number:min-decimal-places="1" number:min-integer-digits="1" number:min-exponent-digits="2" number:exponent-interval="1" number:forced-exponent-sign="true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ark Lehr</meta:initial-creator>
    <dc:creator>Fernandez, Danielle</dc:creator>
    <meta:creation-date>2020-09-23T19:12:23Z</meta:creation-date>
    <dc:date>2023-11-28T11:47:55Z</dc:date>
    <meta:editing-cycles>10</meta:editing-cycles>
    <meta:editing-duration>PT31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1" number:min-decimal-places="1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8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4167in" svg:stroke-color="#eca8dd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Merge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Array Size</text:p>
            </chart:title>
            <chart:grid chart:class="major" chart:style-name="GMa1"/>
          </chart:axis>
          <chart:series chart:label-cell-address="mergeTimingAnalysis.$D$10" chart:values-cell-range-address="mergeTimingAnalysis.$D$14:.$D$29" chart:class="chart:scatter" chart:attached-axis="primary-y" chart:style-name="G0S0">
            <chart:domain table:cell-range-address="mergeTimingAnalysis.$C$14:.$C$29"/>
            <chart:data-point chart:repeated="16"/>
          </chart:series>
          <chart:series chart:label-cell-address="mergeTimingAnalysis.$N$13" chart:values-cell-range-address="mergeTimingAnalysis.$N$14:.$N$85" chart:class="chart:scatter" chart:attached-axis="primary-y" chart:style-name="G0S1">
            <chart:domain table:cell-range-address="mergeTimingAnalysis.$L$16:.$L$85"/>
            <chart:data-point chart:repeated="70"/>
          </chart:series>
          <chart:series chart:label-cell-address="mergeTimingAnalysis.$O$11" chart:values-cell-range-address="mergeTimingAnalysis.$O$14:.$O$85" chart:class="chart:scatter" chart:attached-axis="primary-y" chart:style-name="G0S2">
            <chart:domain table:cell-range-address="mergeTimingAnalysis.$L$14:.$L$85"/>
            <chart:data-point chart:repeated="72"/>
          </chart:series>
          <chart:series chart:label-cell-address="mergeTimingAnalysis.$P$13" chart:values-cell-range-address="mergeTimingAnalysis.$P$14:.$P$85" chart:class="chart:scatter" chart:attached-axis="primary-y" chart:style-name="G0S3">
            <chart:domain table:cell-range-address="mergeTimingAnalysis.$L$14:.$L$85"/>
            <chart:data-point chart:repeated="7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8">
      <number:scientific-number number:decimal-places="1" number:min-decimal-places="1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8">
      <style:chart-properties chart:link-data-style-to-source="true" chart:visible="true" chart:logarithmic="false" chart:minimum="9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eca8dd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10.4244881889764pt" svg:width="477.75pt" chart:style-name="Crt0">
        <chart:title chart:style-name="CT00">
          <text:p text:style-name="a0" text:class-names="" text:cond-style-name="">Quick Sort<text:line-break/>Timing Analysis<text:line-break/>O(n2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Array Size</text:p>
            </chart:title>
            <chart:grid chart:class="major" chart:style-name="GMa1"/>
          </chart:axis>
          <chart:series chart:label-cell-address="heap_Timing.$D$10" chart:values-cell-range-address="heap_Timing.$D$14:.$D$27" chart:class="chart:scatter" chart:attached-axis="primary-y" chart:style-name="G0S0">
            <chart:domain table:cell-range-address="heap_Timing.$C$24:.$C$27"/>
            <chart:data-point chart:repeated="4"/>
          </chart:series>
          <chart:series chart:label-cell-address="heap_Timing.$M$13" chart:values-cell-range-address="heap_Timing.$M$14:.$M$85" chart:class="chart:scatter" chart:attached-axis="primary-y" chart:style-name="G0S1">
            <chart:domain table:cell-range-address="heap_Timing.$K$16:.$K$85"/>
            <chart:data-point chart:repeated="70"/>
          </chart:series>
          <chart:series chart:label-cell-address="heap_Timing.$N$11" chart:values-cell-range-address="heap_Timing.$N$14:.$N$85" chart:class="chart:scatter" chart:attached-axis="primary-y" chart:style-name="G0S2">
            <chart:domain table:cell-range-address="heap_Timing.$K$14:.$K$85"/>
            <chart:data-point chart:repeated="72"/>
          </chart:series>
          <chart:series chart:label-cell-address="heap_Timing.$O$13" chart:values-cell-range-address="heap_Timing.$O$14:.$O$85" chart:class="chart:scatter" chart:attached-axis="primary-y" chart:style-name="G0S3">
            <chart:domain table:cell-range-address="heap_Timing.$K$14:.$K$85"/>
            <chart:data-point chart:repeated="7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number-style style:name="N38">
      <number:scientific-number number:decimal-places="1" number:min-decimal-places="1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8">
      <style:chart-properties chart:link-data-style-to-source="true" chart:visible="true" chart:logarithmic="false" chart:minimum="90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eca8dd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Quick Sort v2<text:line-break/>Timing Analysis<text:line-break/>O(nlogn)<text:line-break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Array Size</text:p>
            </chart:title>
            <chart:grid chart:class="major" chart:style-name="GMa1"/>
          </chart:axis>
          <chart:series chart:label-cell-address="heap_Timing.$D$10" chart:values-cell-range-address="heap_Timing.$D$14:.$D$27" chart:class="chart:scatter" chart:attached-axis="primary-y" chart:style-name="G0S0">
            <chart:domain table:cell-range-address="heap_Timing.$C$24:.$C$27"/>
            <chart:data-point chart:repeated="4"/>
          </chart:series>
          <chart:series chart:label-cell-address="heap_Timing.$M$13" chart:values-cell-range-address="heap_Timing.$M$14:.$M$85" chart:class="chart:scatter" chart:attached-axis="primary-y" chart:style-name="G0S1">
            <chart:domain table:cell-range-address="heap_Timing.$K$16:.$K$85"/>
            <chart:data-point chart:repeated="70"/>
          </chart:series>
          <chart:series chart:label-cell-address="heap_Timing.$N$11" chart:values-cell-range-address="heap_Timing.$N$14:.$N$85" chart:class="chart:scatter" chart:attached-axis="primary-y" chart:style-name="G0S2">
            <chart:domain table:cell-range-address="heap_Timing.$K$14:.$K$85"/>
            <chart:data-point chart:repeated="72"/>
          </chart:series>
          <chart:series chart:label-cell-address="heap_Timing.$O$13" chart:values-cell-range-address="heap_Timing.$O$14:.$O$85" chart:class="chart:scatter" chart:attached-axis="primary-y" chart:style-name="G0S3">
            <chart:domain table:cell-range-address="heap_Timing.$K$14:.$K$85"/>
            <chart:data-point chart:repeated="7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8">
      <number:scientific-number number:decimal-places="1" number:min-decimal-places="1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8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eca8dd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Heap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Array Size</text:p>
            </chart:title>
            <chart:grid chart:class="major" chart:style-name="GMa1"/>
          </chart:axis>
          <chart:series chart:label-cell-address="heap_Timing_(2).$N$13" chart:values-cell-range-address="heap_Timing.$M$14:.$M$23" chart:class="chart:scatter" chart:attached-axis="primary-y" chart:style-name="G0S1">
            <chart:domain table:cell-range-address="heap_Timing.$K$14:.$K$23"/>
            <chart:data-point chart:repeated="10"/>
          </chart:series>
          <chart:series chart:label-cell-address="heap_Timing.$N$13" chart:values-cell-range-address="heap_Timing.$N$14:.$N$23" chart:class="chart:scatter" chart:attached-axis="primary-y" chart:style-name="G0S2">
            <chart:domain table:cell-range-address="heap_Timing.$K$14:.$K$23"/>
            <chart:data-point chart:repeated="10"/>
          </chart:series>
          <chart:series chart:label-cell-address="heap_Timing.$O$13" chart:values-cell-range-address="heap_Timing.$O$14:.$O$23" chart:class="chart:scatter" chart:attached-axis="primary-y" chart:style-name="G0S3">
            <chart:domain table:cell-range-address="heap_Timing.$K$14:.$K$23"/>
            <chart:data-point chart:repeated="10"/>
          </chart:series>
          <chart:series chart:label-cell-address="heap_Timing.$C$13" chart:values-cell-range-address="heap_Timing.$D$14:.$D$23" chart:class="chart:scatter" chart:attached-axis="primary-y" chart:style-name="G0S4">
            <chart:domain table:cell-range-address="heap_Timing.$C$14:.$C$23"/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1" number:min-decimal-places="1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8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eca8dd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52.3255905511811pt" svg:width="541.5695275590551pt" chart:style-name="Crt0">
        <chart:title chart:style-name="CT00">
          <text:p text:style-name="a0" text:class-names="" text:cond-style-name="">Heap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Array Size</text:p>
            </chart:title>
            <chart:grid chart:class="major" chart:style-name="GMa1"/>
          </chart:axis>
          <chart:series chart:label-cell-address="heap_Timing_(2).$D$10" chart:values-cell-range-address="heap_Timing_(2).$D$14:.$D$27" chart:class="chart:scatter" chart:attached-axis="primary-y" chart:style-name="G0S0">
            <chart:domain table:cell-range-address="heap_Timing_(2).$C$14:.$C$27"/>
            <chart:data-point chart:repeated="14"/>
          </chart:series>
          <chart:series chart:label-cell-address="heap_Timing_(2).$N$13" chart:values-cell-range-address="heap_Timing_(2).$N$14:.$N$85" chart:class="chart:scatter" chart:attached-axis="primary-y" chart:style-name="G0S1">
            <chart:domain table:cell-range-address="heap_Timing_(2).$L$16:.$L$85"/>
            <chart:data-point chart:repeated="70"/>
          </chart:series>
          <chart:series chart:label-cell-address="heap_Timing_(2).$O$11" chart:values-cell-range-address="heap_Timing_(2).$O$14:.$O$85" chart:class="chart:scatter" chart:attached-axis="primary-y" chart:style-name="G0S2">
            <chart:domain table:cell-range-address="heap_Timing_(2).$L$14:.$L$85"/>
            <chart:data-point chart:repeated="72"/>
          </chart:series>
          <chart:series chart:label-cell-address="heap_Timing_(2).$P$13" chart:values-cell-range-address="heap_Timing_(2).$P$14:.$P$85" chart:class="chart:scatter" chart:attached-axis="primary-y" chart:style-name="G0S3">
            <chart:domain table:cell-range-address="heap_Timing_(2).$L$14:.$L$85"/>
            <chart:data-point chart:repeated="72"/>
          </chart:series>
          <chart:series chart:label-cell-address="heap_Timing_(2).$I$13" chart:values-cell-range-address="heap_Timing_(2).$I$14:.$I$23" chart:class="chart:scatter" chart:attached-axis="primary-y" chart:style-name="G0S4">
            <chart:domain table:cell-range-address="heap_Timing_(2).$H$14:.$H$23"/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scientific-number number:decimal-places="1" number:min-decimal-places="1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8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eca8dd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427.4011023622047pt" svg:width="487.5pt" chart:style-name="Crt0">
        <chart:title chart:style-name="CT00">
          <text:p text:style-name="a0" text:class-names="" text:cond-style-name="">Shell Sort<text:line-break/>Timing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ec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Array Size</text:p>
            </chart:title>
            <chart:grid chart:class="major" chart:style-name="GMa1"/>
          </chart:axis>
          <chart:series chart:label-cell-address="shellSort_Timing.$D$10" chart:values-cell-range-address="shellSort_Timing.$D$14:.$D$29" chart:class="chart:scatter" chart:attached-axis="primary-y" chart:style-name="G0S0">
            <chart:domain table:cell-range-address="shellSort_Timing.$C$14:.$C$29"/>
            <chart:data-point chart:repeated="16"/>
          </chart:series>
          <chart:series chart:label-cell-address="shellSort_Timing.$N$13" chart:values-cell-range-address="shellSort_Timing.$N$14:.$N$31" chart:class="chart:scatter" chart:attached-axis="primary-y" chart:style-name="G0S1">
            <chart:domain table:cell-range-address="shellSort_Timing.$L$16:.$L$31"/>
            <chart:data-point chart:repeated="16"/>
          </chart:series>
          <chart:series chart:label-cell-address="shellSort_Timing.$O$11" chart:values-cell-range-address="shellSort_Timing.$O$14:.$O$31" chart:class="chart:scatter" chart:attached-axis="primary-y" chart:style-name="G0S2">
            <chart:domain table:cell-range-address="shellSort_Timing.$L$14:.$L$31"/>
            <chart:data-point chart:repeated="18"/>
          </chart:series>
          <chart:series chart:label-cell-address="shellSort_Timing.$P$13" chart:values-cell-range-address="shellSort_Timing.$P$14:.$P$31" chart:class="chart:scatter" chart:attached-axis="primary-y" chart:style-name="G0S3">
            <chart:domain table:cell-range-address="shellSort_Timing.$L$14:.$L$31"/>
            <chart:data-point chart:repeated="1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5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315in" svg:stroke-color="#4472c4" svg:stroke-opacity="100%" draw:stroke-linejoin="round" svg:stroke-linecap="round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70ad47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ed7d31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502.4037007874016pt" svg:width="531.602598425197pt" chart:style-name="Crt0">
        <chart:title chart:style-name="CT00">
          <text:p text:style-name="a0" text:class-names="" text:cond-style-name="">Operational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umber of Operatio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rray Size</text:p>
            </chart:title>
          </chart:axis>
          <chart:series chart:label-cell-address="dfOperationalAnalysis.$D$13" chart:values-cell-range-address="dfOperationalAnalysis.$D$16:.$D$20" chart:class="chart:scatter" chart:attached-axis="primary-y" chart:style-name="G0S0">
            <chart:domain table:cell-range-address="dfOperationalAnalysis.$C$16:.$C$20"/>
            <chart:data-point chart:repeated="4"/>
            <chart:data-point chart:style-name="G0S0P4"/>
          </chart:series>
          <chart:series chart:label-cell-address="dfOperationalAnalysis.$N$15" chart:values-cell-range-address="dfOperationalAnalysis.$N$16:.$N$51" chart:class="chart:scatter" chart:attached-axis="primary-y" chart:style-name="G0S1">
            <chart:domain table:cell-range-address="dfOperationalAnalysis.$L$16:.$L$51"/>
            <chart:data-point chart:repeated="36"/>
          </chart:series>
          <chart:series chart:label-cell-address="dfOperationalAnalysis.$O$14" chart:values-cell-range-address="dfOperationalAnalysis.$O$16:.$O$51" chart:class="chart:scatter" chart:attached-axis="primary-y" chart:style-name="G0S2">
            <chart:domain table:cell-range-address="dfOperationalAnalysis.$L$16:.$L$51"/>
            <chart:data-point chart:repeated="36"/>
          </chart:series>
          <chart:series chart:label-cell-address="dfOperationalAnalysis.$P$15" chart:values-cell-range-address="dfOperationalAnalysis.$P$16:.$P$51" chart:class="chart:scatter" chart:attached-axis="primary-y" chart:style-name="G0S3">
            <chart:domain table:cell-range-address="dfOperationalAnalysis.$L$16:.$L$51"/>
            <chart:data-point chart:repeated="36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